
<file path=META-INF/manifest.xml><?xml version="1.0" encoding="utf-8"?>
<manifest:manifest xmlns:manifest="urn:oasis:names:tc:opendocument:xmlns:manifest:1.0"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script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office:font-face-decl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style style:name="P1" style:family="paragraph" style:parent-style-name="Footer">
      <style:paragraph-properties fo:text-align="left" style:justify-single-word="false"/>
    </style:style>
  </office:automatic-styles>
  <office:body>
    <office:text>
      <text:h text:outline-level="2">Guide d'encodage de l'édition des <text:span text:style-name="Emphasis">Seint Confessor</text:span> de Wauchier de Denain d'après le manuscrit 412 de la BNF</text:h>
      <text:p text:style-name="Text_20_body">Ce petit guide a pour but d'expliquer de quelle manière a été encodée en XML-TEI l'édition. Des principes stricts d’encodage ont été déterminés pour produire des données pérennes, interopérables et pour faciliter leur transformation. L’intégralité de l’encodage proposé est donc <text:span text:style-name="Emphasis">TEI conformant</text:span>. L'édition des <text:span text:style-name="Emphasis">Seint Confessor</text:span> réunit les textes suivants :</text:p>
      <text:list text:style-name="L1">
        <text:list-item>
          <text:p text:style-name="P1"><text:span text:style-name="Emphasis">La Vie de saint Martin</text:span></text:p>
        </text:list-item>
        <text:list-item>
          <text:p text:style-name="P1"><text:span text:style-name="Emphasis">Les Dialogues sur les Vertus de saint Martin</text:span></text:p>
        </text:list-item>
        <text:list-item>
          <text:p text:style-name="P1"><text:span text:style-name="Emphasis">La Vie de saint Brice</text:span></text:p>
        </text:list-item>
        <text:list-item>
          <text:p text:style-name="P1"><text:span text:style-name="Emphasis">La Vie de saint Gilles</text:span></text:p>
        </text:list-item>
        <text:list-item>
          <text:p text:style-name="P1"><text:span text:style-name="Emphasis">La Vie de saint Marcel de Limoges</text:span></text:p>
        </text:list-item>
        <text:list-item>
          <text:p text:style-name="P1"><text:span text:style-name="Emphasis">La Vie de saint Nicolas</text:span></text:p>
        </text:list-item>
        <text:list-item>
          <text:p text:style-name="P1"><text:span text:style-name="Emphasis">La Vie de saint Jérôme</text:span></text:p>
        </text:list-item>
        <text:list-item>
          <text:p text:style-name="P1"><text:span text:style-name="Emphasis">La Vie de saint Benoit</text:span></text:p>
        </text:list-item>
        <text:list-item>
          <text:p text:style-name="P1"><text:span text:style-name="Emphasis">La Vie de saint Alexis</text:span></text:p>
        </text:list-item>
      </text:list>
      <text:p text:style-name="Text_20_body">Le corpus numérique est constitué de neuf fichiers XML TEI distincts correspondant chacun à un texte du recueil. Ces derniers sont réunis dans un teiCorpus nommé <text:span text:style-name="Emphasis">CorpusLiSeintConfessor.xml</text:span></text:p>
      <text:h text:outline-level="3">Structurer le fichier XML</text:h>
      <text:p text:style-name="Text_20_body">La structuration des textes contenus dans les fichiers XML suit les recommandations du service CTS, <text:span text:style-name="Emphasis">Canonical Text System</text:span> (développé pour le <text:a xlink:type="simple" xlink:href="http://www.homermultitext.org/hmt-doc/cite/texts/cts.html.">Homer Multitext Project</text:a> grâce à Christopher Blackwell et Neel Smith). Ce système permet de mettre en place un ensemble de services basés sur l’identification des textes ou de leurs fragments grâce à une référence canonique qui prend la forme d’une URN CTS<text:span text:style-name="tei_inlineNote"> [Note: Uniform Resource Name, nom d’un standard informatique qui permet d’identifier une ressource indépendamment de sa localisation et de son accessibilité par internet, ce qui permet à cet identifiant d’être pérenne] </text:span>. Ainsi, cette édition est aisément citable et archivable grâce au respect de normes internationales.</text:p>
      <text:p text:style-name="Text_20_body">Dans le recueil de Wauchier de Denain, chacune des Vies est encodée dans un fichier XML différent évitant ainsi de faire des fichiers trop longs et de bien séparer chacun des travaux tout en respectant la norme CTS. Les fichiers de l’édition sont nommés et identifiés de la manière suivante : « urn:cts:froLit:jns915.jns1856.ciham-fro1 ». La première partie de l’URN : « urn:cts » indique à quel système de référence appartient l’URN ; ici, la norme CTS. « froLit » signifie que le texte appartient à un corpus des textes en ancien français. Les éléments précédés de « jns » indiquent les identifiants de l’œuvre dans <text:a xlink:type="simple" xlink:href="http://jonas.irht.cnrs.fr/intervenant/915">le portail Jonas</text:a> développé par l’IRHT qui rassemble des répertoires de textes et manuscrits médiévaux en langue d’oc et d’oïl, « 915 » est l’identifiant de l’auteur Wauchier de Denain sur le portail, tandis que 1856 désigne l’œuvre, dans ce cas, la <text:span text:style-name="Emphasis">Vie de saint Martin de Tours</text:span>. Enfin la dernière partie de l’URN désigne l’instance éditrice : « ciham-fro1 », dans ce cas nous avons mis le nom de notre laboratoire de rattachement : <text:a xlink:type="simple" xlink:href="http://ciham.ish-lyon.cnrs.fr.">CIHAM</text:a>, « fro1 » faisant référence à un répertoire de textes en ancien français n°1, dans le cas où le laboratoire du CIHAM adopterait cette norme pour d’autres projets.</text:p>
      <text:h text:outline-level="4">Structurer le <text:span text:style-name="Emphasis">teiheader</text:span></text:h>
      <text:p text:style-name="Text_20_body">Le &lt;teiHeader&gt; comporte trois grandes sections :</text:p>
      <text:list text:style-name="L1">
        <text:list-item>
          <text:p text:style-name="P1"><text:span text:style-name="Emphasis">fileDesc</text:span> (<text:span>Description du fichier</text:span>) <text:span>permet de donner les informations générales sur le fichier : son créateur, son sujet, le document source.</text:span></text:p>
        </text:list-item>
        <text:list-item>
          <text:p text:style-name="P1"><text:span text:style-name="Emphasis">encodingDesc</text:span> (<text:span>Description de l'encodage</text:span>) <text:span>donne des informations sur les méthodes de structuration du fichier XML.</text:span></text:p>
        </text:list-item>
        <text:list-item>
          <text:p text:style-name="P1"><text:span text:style-name="Emphasis">profileDesc</text:span> (<text:span>Description du texte</text:span>) <text:span>permet d'ajouter des informations metatextuelles vers lesquelles on pourra pointer au fil du texte.</text:span></text:p>
        </text:list-item>
      </text:list>
      <text:h text:outline-level="5">Le fileDesc</text:h>
      <text:p text:style-name="Text_20_body">Le &lt;fileDesc&gt; comporte lui-même :</text:p>
      <text:list text:style-name="L1">
        <text:list-item>
          <text:p text:style-name="P1"><text:span text:style-name="Emphasis">titleStmt</text:span> (<text:span>Eléments généraux sur le fichier courant</text:span>) <text:span>permet de renseigner par exemple le nom de l'encodeur et le titre du texte encodé.</text:span></text:p>
        </text:list-item>
        <text:list-item>
          <text:p text:style-name="P1"><text:span text:style-name="Emphasis">publicationStmt</text:span> (<text:span>Information sur l'édition</text:span>) <text:span>donne les principales informations sur l'édition : nom de l'éditeur, date, conditions de diffusion.</text:span></text:p>
        </text:list-item>
        <text:list-item>
          <text:p text:style-name="P1"><text:span text:style-name="Emphasis">sourceDesc</text:span> (<text:span>Description des Sources</text:span>) <text:span>donne des informations sur les manuscrits collationnés.</text:span></text:p>
        </text:list-item>
      </text:list>
      <text:p text:style-name="Text_20_body">Le &lt;sourceDesc&gt; contient toutes les informations nécessaires sur le manuscrit de base, C<text:span text:style-name="Emphasis">1</text:span><text:span text:style-name="tei_inlineNote"> [Note: Le sigle correspond au manuscrit 412 de la Bibliothèque Nationale de France] </text:span>.</text:p>
      <text:p text:style-name="Preformatted_20_Text">&lt;msIdentifier&gt;</text:p>
      <text:p text:style-name="Preformatted_20_Text"> &lt;country&gt;Paris&lt;/country&gt;</text:p>
      <text:p text:style-name="Preformatted_20_Text"> &lt;settlement&gt;Bibliothèque nationale de France&lt;/settlement&gt;</text:p>
      <text:p text:style-name="Preformatted_20_Text"> &lt;idno&gt;fr. 00412&lt;/idno&gt;</text:p>
      <text:p text:style-name="Preformatted_20_Text">&lt;/msIdentifier&gt; [...] </text:p>
      <text:p text:style-name="Preformatted_20_Text">&lt;msItemStruct&gt;</text:p>
      <text:p text:style-name="Preformatted_20_Text"> &lt;locus&gt;fol.103-fol.170&lt;/locus&gt;</text:p>
      <text:p text:style-name="Preformatted_20_Text"> &lt;author&gt;Wauchier de Denain&lt;/author&gt;</text:p>
      <text:p text:style-name="Preformatted_20_Text"> &lt;title&gt;Oeuvres hagiographiques 'Li Seint Confessor' de Wauchier</text:p>
      <text:p text:style-name="Preformatted_20_Text">   de Denain&lt;/title&gt;</text:p>
      <text:p text:style-name="Preformatted_20_Text"> &lt;incipit&gt;De saint Martin mout doit on doucement et volentiers le</text:p>
      <text:p text:style-name="Preformatted_20_Text">   bien oïr etentendre&lt;/incipit&gt;</text:p>
      <text:p text:style-name="Preformatted_20_Text"> &lt;explicit/&gt;</text:p>
      <text:p text:style-name="Preformatted_20_Text">&lt;/msItemStruct&gt;</text:p>
      <text:p text:style-name="Text_20_body">Il permet également de déclarer l'ensemble des temoins de la tradition et de leur attribuer un identifiant auquel l'apparat pourra se référer pour identifier les differentes leçons. Cet identfiant est attribué grâce à l'attribut <text:span text:style-name="Emphasis">xml:id</text:span> de l'élément &lt;msDesc&gt;.</text:p>
      <text:p text:style-name="Preformatted_20_Text">&lt;msDesc xml:id="C1"&gt;</text:p>
      <text:p text:style-name="Preformatted_20_Text"> &lt;msIdentifier&gt;</text:p>
      <text:p text:style-name="Preformatted_20_Text">  &lt;country&gt;Paris&lt;/country&gt;</text:p>
      <text:p text:style-name="Preformatted_20_Text">  &lt;settlement&gt;Bibliothèque nationale de</text:p>
      <text:p text:style-name="Preformatted_20_Text">     France&lt;/settlement&gt;</text:p>
      <text:p text:style-name="Preformatted_20_Text">  &lt;idno&gt;fr. 00412&lt;/idno&gt;</text:p>
      <text:p text:style-name="Preformatted_20_Text"> &lt;/msIdentifier&gt; [...] </text:p>
      <text:p text:style-name="Preformatted_20_Text">&lt;/msDesc&gt;</text:p>
      <text:h text:outline-level="5">L'encodingDesc</text:h>
      <text:p text:style-name="Text_20_body">L'&lt;encodingDesc&gt; permet de donner des informations sur l'encodage du fichier XML. Dans notre cas, il a permis de déclarer la méthode choisie pour constituer l'apparat critique.</text:p>
      <text:p text:style-name="Preformatted_20_Text">&lt;variantEncoding method="parallel-segmentation"</text:p>
      <text:p text:style-name="Preformatted_20_Text"> location="internal"/&gt;</text:p>
      <text:p text:style-name="Text_20_body">L'utilisation de la norme CTS pour structurer le corpus y est également déclarée afin que les fichiers XML puissent être visualisés grâce à l’utilisation d’outils de visualisation ou de gestion de corpus comme les outils <text:a xlink:type="simple" xlink:href="https://github.com/Capitains/Capitains.github.io/tree/1.0.0">Capitains</text:a> du projet <text:span text:style-name="Emphasis">Perseus</text:span><text:span text:style-name="tei_inlineNote"> [Note: Thibault Clérice, Bridget Almas et Stella Dee, « Capitains A tool suite for the CTS Norm »] </text:span>, notamment <text:span text:style-name="Emphasis">Capitains Ahab</text:span> pour générer la base des données des textes et <text:span text:style-name="Emphasis">Capitains Nemo</text:span><text:span text:style-name="tei_inlineNote"> [Note: Thibault Clérice, « <text:a xlink:type="simple" xlink:href="http://capitains.github.io/conferences/2015/09/18/capitains-poster-at-grenobles-conference–humanites-numeriques--lexemple-de-lantiquite/">Capitains Poster at Grenoble’s conference Humanites Numeriques : L’exemple de l’antiquité</text:a> »] </text:span> qui permet de générer une interface utilisateur à partir d’un fichier XML utilisant les normes CTS.</text:p>
      <text:p text:style-name="Preformatted_20_Text">&lt;refsDecl n="CTS"&gt;</text:p>
      <text:p text:style-name="Preformatted_20_Text"> &lt;cRefPattern n="section"</text:p>
      <text:p text:style-name="Preformatted_20_Text">  matchPattern="(.+).(.+)"</text:p>
      <text:p text:style-name="Preformatted_20_Text">  replacementPattern="#xpath(/tei:TEI/tei:text/tei:body/tei:div[@n='$1']/tei:div[@n='$2'])"&gt;</text:p>
      <text:p text:style-name="Preformatted_20_Text">  &lt;p&gt;This pointer pattern extracts chapter and section&lt;/p&gt;</text:p>
      <text:p text:style-name="Preformatted_20_Text"> &lt;/cRefPattern&gt;</text:p>
      <text:p text:style-name="Preformatted_20_Text"> &lt;cRefPattern n="chapter"</text:p>
      <text:p text:style-name="Preformatted_20_Text">  matchPattern="(.+)"</text:p>
      <text:p text:style-name="Preformatted_20_Text">  replacementPattern="#xpath(/tei:TEI/tei:text/tei:body/tei:div[@n='$1'])"&gt;</text:p>
      <text:p text:style-name="Preformatted_20_Text">  &lt;p&gt;This pointer pattern extracts chapter.&lt;/p&gt;</text:p>
      <text:p text:style-name="Preformatted_20_Text"> &lt;/cRefPattern&gt;</text:p>
      <text:p text:style-name="Preformatted_20_Text">&lt;/refsDecl&gt;</text:p>
      <text:h text:outline-level="5">Le profileDesc</text:h>
      <text:p text:style-name="Text_20_body">Le &lt;profileDesc&gt; contient les notices de tous les noms de personnage et de lieux apparaissant dans le fichier. Chacune des notices possède un identifiant vers lequel vient pointer chacune des apparitions du lieu ou du personnage dans la Vie. Cette méthode permet de générer automatiquement à partir des fichiers XML les index des noms de lieux et des noms propres.</text:p>
      <text:p text:style-name="Text_20_body">Les notices de nom de personnage contiennent un renvoi vers la notice BnF du personnage concerné quand elle existe, le nom du personnage et une courte notice explicative. Si le personnage est un personnage historique, ses dates de naissance et de mort sont spécifiées quand cela est possible. </text:p>
      <text:p text:style-name="Preformatted_20_Text">&lt;person corresp="http://catalogue.bnf.fr/ark:/12148/cb119423647/PUBLIC"</text:p>
      <text:p text:style-name="Preformatted_20_Text"> xml:id="martin"&gt;</text:p>
      <text:p text:style-name="Preformatted_20_Text"> &lt;persName&gt;Martin (saint)&lt;/persName&gt;</text:p>
      <text:p text:style-name="Preformatted_20_Text"> &lt;birth when="0316"&gt;316&lt;/birth&gt;</text:p>
      <text:p text:style-name="Preformatted_20_Text"> &lt;death when="0397-11-08"&gt;397&lt;/death&gt;</text:p>
      <text:p text:style-name="Preformatted_20_Text"> &lt;note type="biographical"</text:p>
      <text:p text:style-name="Preformatted_20_Text">  source="http://dbpedia.org/page/Martin_of_Tours"&gt;</text:p>
      <text:p text:style-name="Preformatted_20_Text">  &lt;surname type="complex"&gt;Saint Martin de Tours&lt;/surname&gt; est né</text:p>
      <text:p text:style-name="Preformatted_20_Text">   dans en Hongrie dans la colonie romaine de &lt;placeName ref="#sabarie"&gt;Sabaria&lt;/placeName&gt; en 316. Il est mort à</text:p>
      <text:p text:style-name="Preformatted_20_Text"> &lt;placeName ref="#conde"&gt;Candes&lt;/placeName&gt; en France le</text:p>
      <text:p text:style-name="Preformatted_20_Text">   8 novembre 397.&lt;/note&gt;</text:p>
      <text:p text:style-name="Preformatted_20_Text">&lt;/person&gt; [...] </text:p>
      <text:p text:style-name="Preformatted_20_Text">&lt;text&gt; [...] &lt;persName ref="#martin"&gt;seinz</text:p>
      <text:p text:style-name="Preformatted_20_Text">   Martins&lt;/persName&gt; [...] &lt;/text&gt;</text:p>
      <text:p text:style-name="Text_20_body">Les notices de noms de lieux contiennent un renvoi vers une notice pleiades quand le lieu est identifié et répertorié dans la base, le nom du lieu, une courte notice explicative si nécessaire et, quand le lieu est une ville identifiée, ses coordonnées afin de pouvoir à terme faire une carte des lieux cités dans le corpus.</text:p>
      <text:p text:style-name="Preformatted_20_Text">&lt;place corresp="http://pleiades.stoa.org/places/423025"</text:p>
      <text:p text:style-name="Preformatted_20_Text"> xml:id="rome"&gt;</text:p>
      <text:p text:style-name="Preformatted_20_Text"> &lt;placeName&gt;Rome&lt;/placeName&gt;</text:p>
      <text:p text:style-name="Preformatted_20_Text"> &lt;location&gt;</text:p>
      <text:p text:style-name="Preformatted_20_Text">  &lt;geo&gt;41.8919300 12.5113300&lt;/geo&gt;</text:p>
      <text:p text:style-name="Preformatted_20_Text"> &lt;/location&gt;</text:p>
      <text:p text:style-name="Preformatted_20_Text">&lt;/place&gt; [...] </text:p>
      <text:p text:style-name="Preformatted_20_Text">&lt;text&gt; [...] &lt;placeName ref="#rome"&gt;Roume&lt;/placeName&gt;</text:p>
      <text:p text:style-name="Preformatted_20_Text"> [...] &lt;/text&gt;</text:p>
      <text:h text:outline-level="4">Structurer les différentes parties du texte</text:h>
      <text:p text:style-name="Text_20_body">Le corpus est structuré à l'aide des balises suivantes : </text:p>
      <text:list text:style-name="L1">
        <text:list-item>
          <text:p text:style-name="P1"><text:span text:style-name="Emphasis">div</text:span> (<text:span>Divisions principales</text:span>) <text:span>permet de structurer les différents éléments du texte.</text:span></text:p>
        </text:list-item>
        <text:list-item>
          <text:p text:style-name="P1"><text:span text:style-name="Emphasis">p</text:span> (<text:span>Paragraphe</text:span>) <text:span>permet d'individualiser les paragraphes.</text:span></text:p>
        </text:list-item>
        <text:list-item>
          <text:p text:style-name="P1"><text:span text:style-name="Emphasis">lg</text:span> (<text:span>Ensemble de vers</text:span>) <text:span>permet de regrouper entre eux des vers.</text:span></text:p>
        </text:list-item>
        <text:list-item>
          <text:p text:style-name="P1"><text:span text:style-name="Emphasis">l</text:span> (<text:span>Vers</text:span>) <text:span>permet de signaler les vers.</text:span></text:p>
        </text:list-item>
        <text:list-item>
          <text:p text:style-name="P1"><text:span text:style-name="Emphasis">said</text:span> (<text:span>Dialogue</text:span>) <text:span>permet de signaler les dialogues dans le texte.</text:span></text:p>
        </text:list-item>
        <text:list-item>
          <text:p text:style-name="P1"><text:span text:style-name="Emphasis">seg</text:span> (<text:span>Segment</text:span>) <text:span>permet d'individualiser des segments de texte.</text:span></text:p>
        </text:list-item>
      </text:list>
      <text:p text:style-name="Text_20_body">Le texte est structuré à l’intérieur d’une balise &lt;text&gt; avec un attribut <text:span text:style-name="Emphasis">n</text:span> de valeur <text:span text:style-name="Emphasis"><text:span text:style-name="Emphasis">edition</text:span></text:span> pour signaler que le texte encodé est le texte de l'édition et afin de le différencier, le cas échéant, du fichier contenant la traduction. &lt;text&gt; englobe l'élément &lt;body&gt; qui possède deux attributs. Le premier, <text:span text:style-name="Emphasis">n</text:span>, permet de spécifier l'URN CTS, tandis que le second, <text:span text:style-name="Emphasis">xml:lang</text:span>, indique la langue majoritaire du corpus, ici, l'ancien français signifié par la valeur <text:span text:style-name="Emphasis"><text:span text:style-name="Emphasis">fro</text:span></text:span>. Le &lt;body&gt; présente des &lt;div&gt; de deux niveaux. La &lt;div&gt; parent possède un attribut <text:span text:style-name="Emphasis">type</text:span> de valeur <text:span text:style-name="Emphasis"><text:span text:style-name="Emphasis">chapter</text:span></text:span> qui correspond à un paragraphe de notre édition. Si le texte présente un titre rubriqué, alors on le fera apparaître dans l'édition dans un élément &lt;head&gt;, enfant de la &lt;div&gt; de premier niveau. La &lt;div&gt; de niveau 2 possède un attribut <text:span text:style-name="Emphasis">type</text:span> de valeur <text:span text:style-name="Emphasis"><text:span text:style-name="Emphasis">section</text:span></text:span> qui correspond à un sous-paragraphe dans l'édition. Chacune de ces divisions est numérotée, constituant ainsi un texte divisé en paragraphes et sous-paragraphes identifiés par des numéros afin de permettre une navigation plus aisée et un système de citation de l’édition efficace. À l’intérieur de la &lt;div&gt; de niveau 2, le texte est englobé dans une balise &lt;p&gt;. Cette méthode permet d’établir un lien pérenne, une référence de stable pour citer les textes du corpus grâce au respect des normes de citations CTS et à l’encodage TEI.</text:p>
      <text:p text:style-name="Preformatted_20_Text">&lt;div type="chapter" n="1"&gt;</text:p>
      <text:p text:style-name="Preformatted_20_Text"> &lt;head&gt;De seint Martin&lt;/head&gt;</text:p>
      <text:p text:style-name="Preformatted_20_Text"> &lt;div type="section" n="1"&gt;</text:p>
      <text:p text:style-name="Preformatted_20_Text">  &lt;p&gt;[...]&lt;/p&gt;</text:p>
      <text:p text:style-name="Preformatted_20_Text"> &lt;/div&gt;</text:p>
      <text:p text:style-name="Preformatted_20_Text">&lt;/div&gt;</text:p>
      <text:p text:style-name="Text_20_body">Au sein même du corpus, en raison de la particularité stylistique de l’auteur qui consiste à ajouter des vers à l’intérieur de son texte en prose, les groupes de vers ont été réunis dans une balise &lt;lg&gt; ayant un attribut <text:span text:style-name="Emphasis">n</text:span>. Chacun des vers a été englobé dans une balise &lt;l&gt; avec un attribut <text:span text:style-name="Emphasis">n</text:span>.</text:p>
      <text:p text:style-name="Preformatted_20_Text">&lt;div type="section" n="2"&gt;</text:p>
      <text:p text:style-name="Preformatted_20_Text"> &lt;p&gt;</text:p>
      <text:p text:style-name="Preformatted_20_Text">  &lt;lg n="1"&gt;</text:p>
      <text:p text:style-name="Preformatted_20_Text">   &lt;l n="1"&gt;Que demande qi a assez ?&lt;/l&gt;</text:p>
      <text:p text:style-name="Preformatted_20_Text">   &lt;l n="2"&gt;Ja riches hom n'iert assazez,&lt;/l&gt; [...] &lt;l n="14"&gt;Qui q'il soit bel ne qui soit lait,&lt;/l&gt;</text:p>
      <text:p text:style-name="Preformatted_20_Text">   &lt;l n="15"&gt;Por ce s'i devroient tenir.&lt;/l&gt;</text:p>
      <text:p text:style-name="Preformatted_20_Text">  &lt;/lg&gt;</text:p>
      <text:p text:style-name="Preformatted_20_Text"> &lt;/p&gt;</text:p>
      <text:p text:style-name="Preformatted_20_Text">&lt;/div&gt;</text:p>
      <text:p text:style-name="Text_20_body">Enfin, l’intégralité des parties dialoguées est englobée dans une balise &lt;said&gt; avec un attribut <text:span text:style-name="Emphasis">who</text:span> quand l’interlocuteur est un personnage nommé dans le récit. La valeur de l’attribut est alors un pointeur qui renvoie vers la notice du personnage dans le &lt;teiHeader&gt;.</text:p>
      <text:p text:style-name="Preformatted_20_Text">Seinz Beneoiz lor dist :</text:p>
      <text:p text:style-name="Preformatted_20_Text">&lt;said who="#benoit"&gt;Proions nostre Signor qe vos puissiez ve&lt;lb/&gt;oir</text:p>
      <text:p text:style-name="Preformatted_20_Text"> celui qi cest moine en meine.&lt;/said&gt;</text:p>
      <text:p text:style-name="Text_20_body">Les élements du texte dans une langue étrangère, latin ou grec dans notre cas, sont signalés à l'aide de l'élément &lt;seg&gt; et de son attribut <text:span text:style-name="Emphasis">xml:lang</text:span></text:p>
      <text:p text:style-name="Preformatted_20_Text"> Si fist &lt;seg xml:lang="lat"&gt;signum crucis&lt;/seg&gt; seur lui.</text:p>
      <text:h text:outline-level="3">De l'édition facsimilaire à l'édition normalisée</text:h>
      <text:p text:style-name="Text_20_body">La réalisation nativement numérique de cette édition nous a permis de créer une édition multifacette qui peut proposer différentes visualisations du texte, une édition facsimilaire et une normalisée.</text:p>
      <text:h text:outline-level="4">Encodage de la mise en page du manuscrit</text:h>
      <text:p text:style-name="Text_20_body">Afin de pouvoir produire à terme une vue facsimilaire de l'édition, des informations sur la disposition du texte dans C1 ont été encodées en utilisant les balises suivantes : </text:p>
      <text:list text:style-name="L1">
        <text:list-item>
          <text:p text:style-name="P1"><text:span text:style-name="Emphasis">pb/</text:span> (<text:span>Saut de page</text:span>) <text:span/></text:p>
        </text:list-item>
        <text:list-item>
          <text:p text:style-name="P1"><text:span text:style-name="Emphasis">cb/</text:span> (<text:span>Saut de colonne</text:span>) <text:span/></text:p>
        </text:list-item>
        <text:list-item>
          <text:p text:style-name="P1"><text:span text:style-name="Emphasis">lb/</text:span> (<text:span>Saut de ligne</text:span>) <text:span/></text:p>
        </text:list-item>
      </text:list>
      <text:p text:style-name="Text_20_body">Chaque saut de page est indiqué avec élément &lt;pb/&gt; qui contient, grâce à l'attribut <text:span text:style-name="Emphasis">n</text:span>, le numéro du folio et, grâce à l'attribut <text:span text:style-name="Emphasis">facs</text:span>, un lien vers le folio concerné du manuscrit C1, numérisé sur le site Gallica. L'indication recto ou verso n'est pas ajoutée, car elle sera donnée par la lettre de la colonne.</text:p>
      <text:p text:style-name="Preformatted_20_Text">&lt;pb n="104"</text:p>
      <text:p text:style-name="Preformatted_20_Text"> facs="http://gallica.bnf.fr/ark:/12148/btv1b84259980/f218.highres"/&gt;</text:p>
      <text:p text:style-name="Text_20_body">Chaque saut de colonne est indiqué avec l'élément &lt;cb/&gt; et contient, grâce à l'attribut <text:span text:style-name="Emphasis">n</text:span>, la lettre de la colonne à suivre, a et b désignant la première et la deuxième colonne du recto, tandis que c et d désigne la première et la deuxième colonne du verso.</text:p>
      <text:p text:style-name="Preformatted_20_Text">&lt;cb n="a"/&gt;</text:p>
      <text:p text:style-name="Text_20_body">Les lettrines, ainsi que les mots rubriqués ont été indiqués grâce à la balise &lt;hi&gt;.</text:p>
      <text:p text:style-name="Preformatted_20_Text">&lt;hi rend="decorated-initial"&gt;A&lt;/hi&gt;donc</text:p>
      <text:p text:style-name="Text_20_body">Ce sont les valeurs de l'attribut <text:span text:style-name="Emphasis">rend</text:span> qui indiquent le type de décoration présent dans le manuscrit. Voici la liste des valeurs utilisées dans le corpus :</text:p>
      <text:p text:style-name="List_20_Heading">rubricated</text:p>
      <text:p text:style-name="List_20_Contents">désigne les lettres écrites à l'encre rouge.</text:p>
      <text:p text:style-name="List_20_Heading">decorated-initial</text:p>
      <text:p text:style-name="List_20_Contents">désigne les lettrines décorées qui ouvrent les chapitres.</text:p>
      <text:p text:style-name="List_20_Heading">initialblue</text:p>
      <text:p text:style-name="List_20_Contents">désigne les majuscules bleues qui viennent parfois ouvrir une série de vers dans le corpus.</text:p>
      <text:p text:style-name="Text_20_body">On trouve également dans le corpus des majuscules à l'encre rouge, mais elles semblent décoratives et ne donnent pas d'indications de structuration du texte, c'est pourquoi nous ne les avons pas signalées dans l'encodage.</text:p>
      <text:p text:style-name="Text_20_body">Le cas des titres rubriqués est traité de manière un peu différente pour des problèmes de transformation et afin de structurer plus aisément l'édition normalisée. Nous indiquons dans le texte, à l'aide de la balise <text:span text:style-name="Emphasis">hi</text:span> et de la valeur <text:span text:style-name="Emphasis">rubricated</text:span> de l'attribut <text:span text:style-name="Emphasis">rend</text:span>, le fait que le titre est en rouge, mais nous ajoutons également la valeur d'attritbut <text:span text:style-name="Emphasis">orig</text:span> pour indiquer que c'est une graphie du manuscrit afin que le texte rubriqué n'apparaisse pas dans l'édition normalisée. Toutefois, la rubrique du manuscrit est copiée comme titre du chapitre dans la balise &lt;head&gt; qui précède la &lt;div&gt; concernée.</text:p>
      <text:p text:style-name="Preformatted_20_Text">&lt;head&gt;Miracles de seint Martin&lt;/head&gt;</text:p>
      <text:p text:style-name="Preformatted_20_Text">&lt;div type="section" n="1"&gt;</text:p>
      <text:p text:style-name="Preformatted_20_Text"> &lt;p&gt;</text:p>
      <text:p text:style-name="Preformatted_20_Text">  &lt;hi rend="rubricated orig"&gt;Miracles de saint &lt;lb/&gt;Mar&lt;pc type="orig"&gt;.&lt;/pc&gt;</text:p>
      <text:p text:style-name="Preformatted_20_Text">   &lt;lb/&gt;tin&lt;/hi&gt; [...] &lt;/p&gt;</text:p>
      <text:p text:style-name="Preformatted_20_Text">&lt;/div&gt;</text:p>
      <text:p text:style-name="Text_20_body">C'est donc le texte de la balise <text:span text:style-name="Emphasis">head</text:span> qui apparaîtra dans l'édition normalisée. Nous avons dû opter pour ce système, car il s'est avéré être le plus simple et juste d'un point de vue sémantique face à des rubriques qui pouvaient être discontinues sur plusieurs lignes. Si l'oeil humain parvient très aisément grâce aux couleurs d'encre différentes à regrouper les mots du titre ensemble, l'opération devenait beaucoup plus difficile à opérer à l'aide de balise XML.</text:p>
      <text:h text:outline-level="4">Encodage des graphies d'origine et des normalisations</text:h>
      <text:p text:style-name="Text_20_body">L'un des buts de cette édition est de pouvoir proposer une vue facsimilaire et une vue normalisée du texte et donc de pouvoir aisément passer de l'une à l'autre. Cette plasticité est rendue possible par l’utilisation des balises : </text:p>
      <text:list text:style-name="L1">
        <text:list-item>
          <text:p text:style-name="P1"><text:span text:style-name="Emphasis">choice</text:span> (<text:span>Choix</text:span>) <text:span>permet d'encoder des alternatives.</text:span></text:p>
        </text:list-item>
        <text:list-item>
          <text:p text:style-name="P1"><text:span text:style-name="Emphasis">orig</text:span> (<text:span>Original</text:span>) <text:span>permet d'encoder la forme originale du manuscrit.</text:span></text:p>
        </text:list-item>
        <text:list-item>
          <text:p text:style-name="P1"><text:span text:style-name="Emphasis">reg</text:span> (<text:span>Régularisation</text:span>) <text:span>permet d'encoder la forme régularisée.</text:span></text:p>
        </text:list-item>
        <text:list-item>
          <text:p text:style-name="P1"><text:span text:style-name="Emphasis">abbr</text:span> (<text:span>Abréviation</text:span>) <text:span>contient la forme originale de l'abréviation dans le manuscrit.</text:span></text:p>
        </text:list-item>
        <text:list-item>
          <text:p text:style-name="P1"><text:span text:style-name="Emphasis">expan</text:span> (<text:span>Développement</text:span>) <text:span>contient la forme développée de l'abréviation.</text:span></text:p>
        </text:list-item>
        <text:list-item>
          <text:p text:style-name="P1"><text:span text:style-name="Emphasis">ex</text:span> (<text:span>Développement</text:span>) <text:span>contient les éléments ajoutés de la forme développée d'une abréviation.</text:span></text:p>
        </text:list-item>
      </text:list>
      <text:p text:style-name="Text_20_body">Ce balisage permet de conserver dans le code des graphies originales et de les restituer si besoin.</text:p>
      <text:p text:style-name="Text_20_body">Les régularisations concernent les espaces entre les mots, la graphie des u/v et des i/j, l'ajout de signes diacritiques (accents et trémas) et enfin l'utilisation des majuscules dont l'usage dans le manuscrit ne correspond pas à nos usages modernes. Nous avons donc régularisé leurs emplois selon les usages en rigueur pour l'édition des textes médiévaux afin de faciliter la lecture. </text:p>
      <text:p text:style-name="Preformatted_20_Text">&lt;placeName ref="#france"&gt;</text:p>
      <text:p text:style-name="Preformatted_20_Text"> &lt;choice&gt;</text:p>
      <text:p text:style-name="Preformatted_20_Text">  &lt;orig&gt;f&lt;/orig&gt;</text:p>
      <text:p text:style-name="Preformatted_20_Text">  &lt;reg&gt;F&lt;/reg&gt;</text:p>
      <text:p text:style-name="Preformatted_20_Text"> &lt;/choice&gt;rance</text:p>
      <text:p text:style-name="Preformatted_20_Text">&lt;/placeName&gt;</text:p>
      <text:p text:style-name="Text_20_body">Le signalement et le développement des abrévations fonctionnent sur le même principe. Les caractères spéciaux des abréviations sont signalés par le <text:span text:style-name="Emphasis">Numerical Character Reference Decimal</text:span> du signe concerné.</text:p>
      <text:p text:style-name="Preformatted_20_Text">&lt;choice&gt;</text:p>
      <text:p text:style-name="Preformatted_20_Text"> &lt;abbr&gt;ꝯ&lt;/abbr&gt;</text:p>
      <text:p text:style-name="Preformatted_20_Text"> &lt;expan&gt;com&lt;/expan&gt;</text:p>
      <text:p text:style-name="Preformatted_20_Text">&lt;/choice&gt;</text:p>
      <text:p text:style-name="Text_20_body">Afin d’alléger le code, mais aussi de procéder de manière homogène pour le développement des abréviations, les balises &lt;choice&gt; et leur contenu sont dans la plupart des cas appelés par une entité dans les fichiers XML. La liste des entités est contenue dans le fichier dtd <text:span text:style-name="Emphasis"><text:a xlink:type="simple" xlink:href="../entity-Wauchier.dtd">entity-Wauchier.dtd</text:a></text:span> du projet.</text:p>
      <text:h text:outline-level="4">Ponctuation originale et ponctuation normalisée</text:h>
      <text:p text:style-name="Text_20_body">Le texte du manuscrit C1 présente des marques de ponctuation, points simples ou doubles, toutefois l’usage qu’en fait le scribe ne correspond en rien à l’usage moderne. Ainsi, il peut utiliser ces signes pour séparer des propositions relatives de leurs antécédents ou pour séparer des syntagmes au sein même d’une proposition, sans que sa pratique n’ait rien de systématique dans notre corpus. La ponctuation a donc dû être normalisée pour faciliter la lecture du texte. Sur toutes les marques de ponctuations qui ont dû être modifiées, la balise &lt;pc&gt; a été ajoutée.</text:p>
      <text:p text:style-name="Text_20_body">Le corpus présente trois cas de figure. Dans le premier cas, la ponctuation originale est supprimée dans l'édition normalisée. L'ajout de l'attribut <text:span text:style-name="Emphasis">type</text:span> de valeur <text:span text:style-name="Emphasis"><text:span text:style-name="Emphasis">orig</text:span></text:span> sur l'élément &lt;pc&gt; signale que le signe est issu de la ponctuation du manuscrit et qu'il ne doit pas apparaître dans la version normalisée.</text:p>
      <text:p text:style-name="Preformatted_20_Text">car &lt;lb/&gt;adonc estoit</text:p>
      <text:p text:style-name="Preformatted_20_Text"> costume en </text:p>
      <text:p text:style-name="Preformatted_20_Text">&lt;placeName ref="#france"&gt;</text:p>
      <text:p text:style-name="Preformatted_20_Text"> &lt;choice&gt;</text:p>
      <text:p text:style-name="Preformatted_20_Text">  &lt;orig&gt;f&lt;/orig&gt;</text:p>
      <text:p text:style-name="Preformatted_20_Text">  &lt;reg&gt;F&lt;/reg&gt;</text:p>
      <text:p text:style-name="Preformatted_20_Text"> &lt;/choice&gt;rance</text:p>
      <text:p text:style-name="Preformatted_20_Text">&lt;/placeName&gt;</text:p>
      <text:p text:style-name="Preformatted_20_Text">&lt;pc type="orig" ana="completive"&gt;.&lt;/pc&gt; qe li vilein&lt;lb/&gt; de la contree prenoient les ymages de</text:p>
      <text:p text:style-name="Preformatted_20_Text"> lor &lt;lb/&gt;deables </text:p>
      <text:p text:style-name="Text_20_body">Dans le deuxième cas, le manuscrit ne présente aucun signe de ponctuation, mais il est nécessaire d'ajouter un signe pour faciliter la lecture et la compréhension du texte. L'ajout de l'attribut <text:span text:style-name="Emphasis">type</text:span> de valeur <text:span text:style-name="Emphasis"><text:span text:style-name="Emphasis">reg</text:span></text:span> sur l'élément &lt;pc&gt; signale que le signe est une régularisation de l'éditeur et qu'il ne doit pas apparaître dans la vue facsimilaire de l'édition. Cette méthode est également beaucoup utilisée dans le corpus pour ajouter les apostrophes nécessaires afin de signaler les élisions.</text:p>
      <text:p text:style-name="Preformatted_20_Text">l&lt;pc type="reg"&gt;'&lt;/pc&gt;oneur </text:p>
      <text:p text:style-name="Text_20_body">Dans le troisième cas, le manuscrit présente bien un signe de ponctuation, mais celui-ci ne correspond pas à nos usages modernes. Ainsi, afin faciliter la lecture et la compréhension du texte, le signe de ponctuation doit être modifié. Dans ce cas-là, nous avons opté pour la même méthode que pour les régularisations en utilisant la balise &lt;choice&gt;.</text:p>
      <text:p text:style-name="Preformatted_20_Text">&lt;choice ana="interrogation"&gt;</text:p>
      <text:p text:style-name="Preformatted_20_Text"> &lt;orig&gt;.&lt;/orig&gt;</text:p>
      <text:p text:style-name="Preformatted_20_Text"> &lt;reg&gt; ?</text:p>
      <text:p text:style-name="Preformatted_20_Text"> &lt;/reg&gt;</text:p>
      <text:p text:style-name="Preformatted_20_Text">&lt;/choice&gt;</text:p>
      <text:p text:style-name="Text_20_body">De même afin d'alléger la syntaxe du fichier XML, ces balises sont appelées dans le fichier grâce à une entité contenue dans le fichier dtd <text:span text:style-name="Emphasis"><text:a xlink:type="simple" xlink:href="../entity-Wauchier.dtd">entity-Wauchier.dtd</text:a></text:span> du projet.</text:p>
      <text:p text:style-name="Text_20_body">Dans les trois cas, l'ajout de l'attribut <text:span text:style-name="Emphasis">ana</text:span> est utilisé pour signaler la cause du changement de ponctuation.</text:p>
      <text:h text:outline-level="3">L'apparat critique</text:h>
      <text:p text:style-name="Text_20_body">Cette édition est un texte constitué à partir d’un texte de base qui est le manuscrit C1. Cette démarche induit de notre part un grand respect du modèle, sans prétendre à la reconstitution du texte d’un original perdu. Cette édition propose un apparat critique afin de montrer les lieux de variance entre les différents témoins de la tradition et rendre compte de la modularité du texte au Moyen Âge. L’intégralité du corpus est accompagnée du relevé des variantes qui apparaissent dans les manuscrits de la famille C. En raison des grandes différences qui peuvent apparaître entre les leçons des différentes familles de manuscrits, mais aussi par manque de temps, seule l’édition de la Vie de saint Martin présente une vision complète de la tradition dont nous avons collationné les variantes de la famille C, ainsi que les variantes d’un représentant de chacune des sept autres familles de manuscrits qui comportent une version de la Vie.</text:p>
      <text:h text:outline-level="4">Les corrections</text:h>
      <text:p text:style-name="Text_20_body">Le texte du manuscrit C1 est extrêmement peu fautif. Nous ne sommes intervenus que dans les cas où la leçon proposée rendait le texte difficilement compréhensible. Les corrections opérées sont dans la majorité des cas issues d’une leçon présente dans les manuscrits de la même famille, la plupart du temps C2 sur lequel nous sommes appuyés en priorité. Elles ont été encodées grâce aux balises suivantes : </text:p>
      <text:list text:style-name="L1">
        <text:list-item>
          <text:p text:style-name="P1"><text:span text:style-name="Emphasis">choice</text:span> (<text:span>Choix</text:span>) <text:span>permet d'encoder des alternatives.</text:span></text:p>
        </text:list-item>
        <text:list-item>
          <text:p text:style-name="P1"><text:span text:style-name="Emphasis">sic</text:span> (<text:span>Graphie originale mais fautive</text:span>) <text:span>permet d'encoder la forme originale du manuscrit tout en signalant que cette dernière est fautive</text:span></text:p>
        </text:list-item>
        <text:list-item>
          <text:p text:style-name="P1"><text:span text:style-name="Emphasis">corr</text:span> (<text:span>Correction</text:span>) <text:span>permet d'encoder les corrections apportées au texte</text:span></text:p>
        </text:list-item>
      </text:list>
      <text:p text:style-name="Text_20_body">Trois types de corrections ont été opérés dans le corpus. Quand le texte du manuscrit est difficilement compréhensible en raison d'un manque dans le texte, nous avons ajouté les lettres manquantes dans une balise &lt;corr&gt; avec un attribut <text:span text:style-name="Emphasis">type</text:span> de valeur <text:span text:style-name="Emphasis">add</text:span>.</text:p>
      <text:p text:style-name="Preformatted_20_Text">a cel coup en cha&lt;corr type="add"&gt;ça&lt;/corr&gt; il le deable </text:p>
      <text:p text:style-name="Text_20_body">Quand le texte du manuscrit est difficilement compréhensible en raison d'un ajout de texte, la plupart du temps lié à une faute par dittograpihe dans le texte, les lettres en trop sont englobées dans une balise &lt;corr&gt; avec un attribut <text:span text:style-name="Emphasis">type</text:span> de valeur <text:span text:style-name="Emphasis">del</text:span>.</text:p>
      <text:p text:style-name="Preformatted_20_Text">Li preudom &lt;corr type="del"&gt;qi&lt;/corr&gt;</text:p>
      <text:p text:style-name="Preformatted_20_Text">&lt;lb/&gt;qi vit le beau liu </text:p>
      <text:p text:style-name="Text_20_body">Enfin, quand le texte présente une erreur ponctuelle dans le texte qui demande le recours à un autre témoin pour remplacer la graphie "fautive" de C1, nous avons utilisé le doublet &lt;sic&gt; et &lt;corr&gt; englobé dans une balise &lt;choice&gt;. Ainsi la vue facsimilaire présentera la graphie originale du manuscrit, tandis que la vue normalisée donnera la version corrigé du texte avec entre crochets les endroits substitués par une leçon alternative issue de C2 ou C3.</text:p>
      <text:p text:style-name="Preformatted_20_Text">&lt;app&gt;</text:p>
      <text:p text:style-name="Preformatted_20_Text"> &lt;lem wit="#C2 #C3"&gt;adjuto</text:p>
      <text:p text:style-name="Preformatted_20_Text"> &lt;choice&gt;</text:p>
      <text:p text:style-name="Preformatted_20_Text">   &lt;sic&gt;z&lt;/sic&gt;</text:p>
      <text:p text:style-name="Preformatted_20_Text">   &lt;corr type="add"&gt;r&lt;/corr&gt;</text:p>
      <text:p text:style-name="Preformatted_20_Text">  &lt;/choice&gt;</text:p>
      <text:p text:style-name="Preformatted_20_Text"> &lt;/lem&gt;</text:p>
      <text:p text:style-name="Preformatted_20_Text"> &lt;rdg wit="#C1"&gt;adjutoz&lt;/rdg&gt;</text:p>
      <text:p text:style-name="Preformatted_20_Text">&lt;/app&gt;</text:p>
      <text:p text:style-name="Text_20_body">L'intégralité des corrections opérées est également signalée dans l'apparat critique pour renseigner la graphie fautive présente dans le manuscrit de base.</text:p>
      <text:p text:style-name="Preformatted_20_Text">&lt;app&gt;</text:p>
      <text:p text:style-name="Preformatted_20_Text"> &lt;lem wit="#C2 #C3"&gt;</text:p>
      <text:p text:style-name="Preformatted_20_Text">  &lt;corr type="add"&gt;es&lt;/corr&gt; escriptures&lt;/lem&gt;</text:p>
      <text:p text:style-name="Preformatted_20_Text"> &lt;rdg wit="#C1"&gt;escriptures&lt;/rdg&gt;</text:p>
      <text:p text:style-name="Preformatted_20_Text">&lt;/app&gt;</text:p>
      <text:h text:outline-level="4">Collations des variantes et mise en place de l'apparat critique</text:h>
      <text:p text:style-name="Text_20_body">L’apparat critique a été conçu nativement en XML. La méthode de la <text:a xlink:type="simple" xlink:href="http://www.tei-c.org/release/doc/tei-p5-doc/fr/html/TC.html#TCAPPS">parallel segmentation</text:a> a été choisie pour encoder l'apparat, méthode qui présente l’avantage d’être simple et lisible directement dans le code, car l’apparat est signalé dans la linéarité du texte. Elle permet également d’aisément comparer les leçons entre elles, comme on peut le voir dans l’exemple suivant.</text:p>
      <text:p text:style-name="Text_20_body">Cette édition fait apparaître dans l’apparat une hiérarchie entre deux types de variantes textuelles de la tradition : le lemme et les leçons. Le lemme correspond au texte édité, la plupart du temps équivalent au texte de C1, lui donnant dans l’édition la primauté sur les autres leçons. Ainsi cette édition ne propose pas de parcourir le texte de tous les témoins, mais donne à lire les différentes leçons présentes dans la tradition, à titre indicatif comme d’autres réalisations textuelles existantes du légendier de Wauchier de Denain. Les particularités de mise en page ou graphiques des manuscrits originaux, comme la présence de lettrines ou d’abréviations, n’ont donc pas été signalées contrairement au texte du lemme.</text:p>
      <text:p text:style-name="Text_20_body">L'apparat de l'édition suit les prescriptions d'un apparat négatif. L'apparat ne présente que les leçons avec un texte sémantiquement différent du lemme. Chaque leçon est rattachée au manuscrit dont elle est issue par un identifiant qui renvoie dans le document XML à sa notice. Cette méthode permet toutefois de rétablir, à tout moment, les indications nécessaires à l’établissement d’un apparat positif par comparaison entre les sigles de manuscrits cités pour les leçons divergentes et la liste des manuscrits collationnés présente dans le teiHeader du document XML.</text:p>
      <text:p text:style-name="Text_20_body">Afin d'encoder l'apparat nous utilisons les balises suivantes : </text:p>
      <text:list text:style-name="L1">
        <text:list-item>
          <text:p text:style-name="P1"><text:span text:style-name="Emphasis">app</text:span> (<text:span>Apparat</text:span>) <text:span>permet d'englober les différentes leçons de la tradition.</text:span></text:p>
        </text:list-item>
        <text:list-item>
          <text:p text:style-name="P1"><text:span text:style-name="Emphasis">lem</text:span> (<text:span>Lemme</text:span>) <text:span>permet de signaler la leçon choisie dans le texte édité.</text:span></text:p>
        </text:list-item>
        <text:list-item>
          <text:p text:style-name="P1"><text:span text:style-name="Emphasis">rdg</text:span> (<text:span>Leçon</text:span>) <text:span>permet de signaler une leçon différente de celle du texte édité.</text:span></text:p>
        </text:list-item>
      </text:list>
      <text:p text:style-name="Text_20_body">.</text:p>
      <text:p text:style-name="Text_20_body">La balise &lt;lem&gt; permet de délimiter le texte soumis à des variations et contient toujours le texte édité. Chaque apparat ne peut contenir qu'un élément <text:span text:style-name="Emphasis">lem</text:span>.</text:p>
      <text:p text:style-name="Preformatted_20_Text">&lt;app&gt;</text:p>
      <text:p text:style-name="Preformatted_20_Text"> &lt;lem wit="#C2 #C3"&gt;</text:p>
      <text:p text:style-name="Preformatted_20_Text">  &lt;corr type="add"&gt;es&lt;/corr&gt; escriptures&lt;/lem&gt;</text:p>
      <text:p text:style-name="Preformatted_20_Text"> &lt;rdg wit="#C1"&gt;escriptures&lt;/rdg&gt;</text:p>
      <text:p text:style-name="Preformatted_20_Text">&lt;/app&gt;</text:p>
      <text:p text:style-name="Text_20_body">Les balises &lt;rdg&gt; permettent de signaler les variantes. Leur attribut <text:span text:style-name="Emphasis">wit</text:span> permet de déclarer le ou les manuscrits proposant le même texte que celui de la variante concernée.Quand un manuscrit présente une omission à l’emplacement où devrait se trouve le lemme, le manque est signalé par un <text:span text:style-name="Emphasis">cause</text:span> de valeur <text:span text:style-name="Emphasis">om.</text:span> pour omission.</text:p>
      <text:p text:style-name="Preformatted_20_Text">&lt;app&gt;</text:p>
      <text:p text:style-name="Preformatted_20_Text"> &lt;lem wit="#C1"&gt; De seint Martin &lt;/lem&gt;</text:p>
      <text:p text:style-name="Preformatted_20_Text"> &lt;rdg wit="#C2"&gt;Ci commence la vie de monseigneur seint</text:p>
      <text:p text:style-name="Preformatted_20_Text">   Martin&lt;/rdg&gt;</text:p>
      <text:p text:style-name="Preformatted_20_Text"> &lt;rdg wit="#C3"&gt;Ci comence la vie seint Martin&lt;/rdg&gt;</text:p>
      <text:p text:style-name="Preformatted_20_Text"> &lt;rdg wit="#G1" cause="om."/&gt;</text:p>
      <text:p text:style-name="Preformatted_20_Text">&lt;/app&gt;</text:p>
      <text:p text:style-name="Text_20_body">Les leçons rejetées, très peu nombreuses, sont toujours signalées dans le texte comme des corrections ou des suppressions. La graphie fautive présente dans C1 est alors présenté dans l'apparat comme une leçon qui apparaît toujours en tête des variantes</text:p>
      <text:p text:style-name="Preformatted_20_Text">&lt;app&gt;</text:p>
      <text:p text:style-name="Preformatted_20_Text"> &lt;lem&gt;</text:p>
      <text:p text:style-name="Preformatted_20_Text">  &lt;corr type="add"&gt;es&lt;/corr&gt; escriptures&lt;/lem&gt;</text:p>
      <text:p text:style-name="Preformatted_20_Text"> &lt;rdg wit="#C1"&gt;escriptures&lt;/rdg&gt;</text:p>
      <text:p text:style-name="Preformatted_20_Text">&lt;/app&gt;</text:p>
      <text:h text:outline-level="2">Tableau des éléments</text:h>
      <text:h text:outline-level="1">Elements</text:h>
      <text:h text:outline-level="2"><text:bookmark text:name="TEI.TEI"/>&lt;TEI&gt;</text:h>
      <table:table table:name="table1" table:style-name="Table1">
        <table:table-column table:style-name="Table1.col1"/>
        <table:table-column table:style-name="Table2.col2"/>
        <table:table-row>
          <table:table-cell table:number-columns-spanned="2">
            <text:p><text:span text:style-name="Highlight">&lt;TEI&gt; </text:span>(<text:span>TEI document</text:span>) <text:span>contains a single TEI-conformant document, containing a single TEI header, a single text, one or more members of the model.resourceLike class, or a combination of these. A series of &lt;TEI&gt; elements may be combined together to form a &lt;teiCorpus&gt; element.</text:span> [<text:a xlink:type="simple" xlink:href="http://www.tei-c.org/release/doc/tei-p5-doc/en/html/DS.html#DS">4. Default Text Structure</text:a> <text:a xlink:type="simple" xlink:href="http://www.tei-c.org/release/doc/tei-p5-doc/en/html/CC.html#CCDEF">15.1. Varieties of Composite Text</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core: </text:span><text:span>teiCorpus</text:span></text:p>
          </table:table-cell>
        </table:table-row>
        <table:table-row>
          <table:table-cell>
            <text:p><text:span text:style-name="Highlight">May contain</text:span></text:p>
          </table:table-cell>
          <table:table-cell>
            <text:p><text:span>header: </text:span><text:span>teiHeader</text:span></text:p>
            <text:p><text:span>textstructure: </text:span><text:span>text</text:span></text:p>
          </table:table-cell>
        </table:table-row>
        <table:table-row>
          <table:table-cell>
            <text:p><text:span text:style-name="Highlight">Declaration</text:span></text:p>
          </table:table-cell>
          <table:table-cell>
            <text:p text:style-name="Preformatted_20_Text"/>
            <text:p text:style-name="Preformatted_20_Text">element TEI</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teiHeader, ( ( model.resourceLike+, text? ) | text ) )</text:p>
            <text:p text:style-name="Preformatted_20_Text">}</text:p>
          </table:table-cell>
        </table:table-row>
        <table:table-row>
          <table:table-cell>
            <text:p><text:span text:style-name="Highlight">Schematron</text:span></text:p>
          </table:table-cell>
          <table:table-cell>
            <text:p>
&lt;s:ns prefix="tei"
 uri="http://www.tei-c.org/ns/1.0"/&gt;
&lt;s:ns prefix="xs"
 uri="http://www.w3.org/2001/XMLSchema"/&gt;</text:p>
          </table:table-cell>
        </table:table-row>
        <table:table-row>
          <table:table-cell>
            <text:p><text:span text:style-name="Highlight">Schematron</text:span></text:p>
          </table:table-cell>
          <table:table-cell>
            <text:p>
&lt;s:ns prefix="rng"
 uri="http://relaxng.org/ns/structure/1.0"/&gt;</text:p>
          </table:table-cell>
        </table:table-row>
        <table:table-row>
          <table:table-cell>
            <text:p><text:span text:style-name="Highlight">Example</text:span></text:p>
          </table:table-cell>
          <table:table-cell>
            <text:p text:style-name="Preformatted_20_Text">&lt;TEI version="5.0" xmlns="http://www.tei-c.org/ns/1.0"&gt;</text:p>
            <text:p text:style-name="Preformatted_20_Text"> &lt;teiHeader&gt;</text:p>
            <text:p text:style-name="Preformatted_20_Text">  &lt;fileDesc&gt;</text:p>
            <text:p text:style-name="Preformatted_20_Text">   &lt;titleStmt&gt;</text:p>
            <text:p text:style-name="Preformatted_20_Text">    &lt;title&gt;The shortest TEI Document Imaginable&lt;/title&gt;</text:p>
            <text:p text:style-name="Preformatted_20_Text">   &lt;/titleStmt&gt;</text:p>
            <text:p text:style-name="Preformatted_20_Text">   &lt;publicationStmt&gt;</text:p>
            <text:p text:style-name="Preformatted_20_Text">    &lt;p&gt;First published as part of TEI P2, this is the P5</text:p>
            <text:p text:style-name="Preformatted_20_Text">         version using a name space.&lt;/p&gt;</text:p>
            <text:p text:style-name="Preformatted_20_Text">   &lt;/publicationStmt&gt;</text:p>
            <text:p text:style-name="Preformatted_20_Text">   &lt;sourceDesc&gt;</text:p>
            <text:p text:style-name="Preformatted_20_Text">    &lt;p&gt;No source: this is an original work.&lt;/p&gt;</text:p>
            <text:p text:style-name="Preformatted_20_Text">   &lt;/sourceDesc&gt;</text:p>
            <text:p text:style-name="Preformatted_20_Text">  &lt;/fileDesc&gt;</text:p>
            <text:p text:style-name="Preformatted_20_Text"> &lt;/teiHeader&gt;</text:p>
            <text:p text:style-name="Preformatted_20_Text"> &lt;text&gt;</text:p>
            <text:p text:style-name="Preformatted_20_Text">  &lt;body&gt;</text:p>
            <text:p text:style-name="Preformatted_20_Text">   &lt;p&gt;This is about the shortest TEI document imaginable.&lt;/p&gt;</text:p>
            <text:p text:style-name="Preformatted_20_Text">  &lt;/body&gt;</text:p>
            <text:p text:style-name="Preformatted_20_Text"> &lt;/text&gt;</text:p>
            <text:p text:style-name="Preformatted_20_Text">&lt;/TEI&gt;</text:p>
          </table:table-cell>
        </table:table-row>
        <table:table-row>
          <table:table-cell>
            <text:p><text:span text:style-name="Highlight">Example</text:span></text:p>
          </table:table-cell>
          <table:table-cell>
            <text:p text:style-name="Preformatted_20_Text">&lt;TEI version="5.0" xmlns="http://www.tei-c.org/ns/1.0"&gt;</text:p>
            <text:p text:style-name="Preformatted_20_Text"> &lt;teiHeader&gt;</text:p>
            <text:p text:style-name="Preformatted_20_Text">  &lt;fileDesc&gt;</text:p>
            <text:p text:style-name="Preformatted_20_Text">   &lt;titleStmt&gt;</text:p>
            <text:p text:style-name="Preformatted_20_Text">    &lt;title&gt;A TEI Document containing four page images &lt;/title&gt;</text:p>
            <text:p text:style-name="Preformatted_20_Text">   &lt;/titleStmt&gt;</text:p>
            <text:p text:style-name="Preformatted_20_Text">   &lt;publicationStmt&gt;</text:p>
            <text:p text:style-name="Preformatted_20_Text">    &lt;p&gt;Unpublished demonstration file.&lt;/p&gt;</text:p>
            <text:p text:style-name="Preformatted_20_Text">   &lt;/publicationStmt&gt;</text:p>
            <text:p text:style-name="Preformatted_20_Text">   &lt;sourceDesc&gt;</text:p>
            <text:p text:style-name="Preformatted_20_Text">    &lt;p&gt;No source: this is an original work.&lt;/p&gt;</text:p>
            <text:p text:style-name="Preformatted_20_Text">   &lt;/sourceDesc&gt;</text:p>
            <text:p text:style-name="Preformatted_20_Text">  &lt;/fileDesc&gt;</text:p>
            <text:p text:style-name="Preformatted_20_Text"> &lt;/teiHeader&gt;</text:p>
            <text:p text:style-name="Preformatted_20_Text"> &lt;facsimile&gt;</text:p>
            <text:p text:style-name="Preformatted_20_Text">  &lt;graphic url="page1.png"/&gt;</text:p>
            <text:p text:style-name="Preformatted_20_Text">  &lt;graphic url="page2.png"/&gt;</text:p>
            <text:p text:style-name="Preformatted_20_Text">  &lt;graphic url="page3.png"/&gt;</text:p>
            <text:p text:style-name="Preformatted_20_Text">  &lt;graphic url="page4.png"/&gt;</text:p>
            <text:p text:style-name="Preformatted_20_Text"> &lt;/facsimile&gt;</text:p>
            <text:p text:style-name="Preformatted_20_Text">&lt;/TEI&gt;</text:p>
          </table:table-cell>
        </table:table-row>
        <table:table-row>
          <table:table-cell>
            <text:p><text:span text:style-name="Highlight">Note</text:span></text:p>
          </table:table-cell>
          <table:table-cell>
            <text:p>This element is required. It is customary to specify the TEI namespace <text:span text:style-name="User_20_Entry">http://www.tei-c.org/ns/1.0</text:span> on it, using the <text:span text:style-name="Emphasis">xmlns</text:span> attribute.</text:p>
          </table:table-cell>
        </table:table-row>
      </table:table>
      <text:h text:outline-level="2"><text:bookmark text:name="TEI.abbr"/>&lt;abbr&gt;</text:h>
      <table:table table:name="table2" table:style-name="Table1">
        <table:table-column table:style-name="Table1.col1"/>
        <table:table-column table:style-name="Table2.col2"/>
        <table:table-row>
          <table:table-cell table:number-columns-spanned="2">
            <text:p><text:span text:style-name="Highlight">&lt;abbr&gt; </text:span>(<text:span>Abréviation</text:span>) <text:span>contient la forme originale de l'abréviation dans le manuscrit.</text:span> [<text:a xlink:type="simple" xlink:href="http://www.tei-c.org/release/doc/tei-p5-doc/en/html/CO.html#CONAAB">3.5.5. Abbreviations and Their Expansion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source (<text:span text:style-name="Emphasis">@source</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choicePart model.pPart.editori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expan head hi l note orig p pubPlace publisher ref reg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abb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ource.attributes,</text:p>
            <text:p text:style-name="Preformatted_20_Text">   att.typed.attribute.subtype,</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choice&gt;</text:p>
            <text:p text:style-name="Preformatted_20_Text"> &lt;expan&gt;North Atlantic Treaty Organization&lt;/expan&gt;</text:p>
            <text:p text:style-name="Preformatted_20_Text"> &lt;abbr cert="low"&gt;NorATO&lt;/abbr&gt;</text:p>
            <text:p text:style-name="Preformatted_20_Text"> &lt;abbr cert="high"&gt;NATO&lt;/abbr&gt;</text:p>
            <text:p text:style-name="Preformatted_20_Text"> &lt;abbr cert="high" xml:lang="fr"&gt;OTAN&lt;/abbr&gt;</text:p>
            <text:p text:style-name="Preformatted_20_Text">&lt;/choice&gt;</text:p>
          </table:table-cell>
        </table:table-row>
        <table:table-row>
          <table:table-cell>
            <text:p><text:span text:style-name="Highlight">Example</text:span></text:p>
          </table:table-cell>
          <table:table-cell>
            <text:p text:style-name="Preformatted_20_Text">&lt;choice&gt;</text:p>
            <text:p text:style-name="Preformatted_20_Text"> &lt;abbr&gt;SPQR&lt;/abbr&gt;</text:p>
            <text:p text:style-name="Preformatted_20_Text"> &lt;expan&gt;senatus populusque romanorum&lt;/expan&gt;</text:p>
            <text:p text:style-name="Preformatted_20_Text">&lt;/choice&gt;</text:p>
          </table:table-cell>
        </table:table-row>
        <table:table-row>
          <table:table-cell>
            <text:p><text:span text:style-name="Highlight">Note</text:span></text:p>
          </table:table-cell>
          <table:table-cell>
            <text:p>The &lt;abbr&gt; tag is not required; if appropriate, the encoder may transcribe abbreviations in the source text silently, without tagging them. If abbreviations are not transcribed directly but <text:span text:style-name="Emphasis">expanded</text:span> silently, then the TEI header should so indicate.</text:p>
          </table:table-cell>
        </table:table-row>
      </table:table>
      <text:h text:outline-level="2"><text:bookmark text:name="TEI.app"/>&lt;app&gt;</text:h>
      <table:table table:name="table3" table:style-name="Table1">
        <table:table-column table:style-name="Table1.col1"/>
        <table:table-column table:style-name="Table2.col2"/>
        <table:table-row>
          <table:table-cell table:number-columns-spanned="2">
            <text:p><text:span text:style-name="Highlight">&lt;app&gt; </text:span>(<text:span>Apparat</text:span>) <text:span>permet d'englober les différentes leçons de la tradition.</text:span> [<text:a xlink:type="simple" xlink:href="http://www.tei-c.org/release/doc/tei-p5-doc/en/html/TC.html#TCAPEN">12.1.1. The Apparatus Entry</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text:p>
            <table:table table:name="table4" table:style-name="Table1">
              <table:table-column table:style-name="Table1.col1"/>
              <table:table-column table:style-name="Table2.col2"/>
              <table:table-row>
                <table:table-cell>
                  <text:p>type</text:p>
                </table:table-cell>
                <table:table-cell>
                  <text:p><text:span>classifies the variation contained in this element according to some convenient typology.</text:span></text:p>
                  <table:table table:name="table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
                </table:table-cell>
              </table:table-row>
              <table:table-row>
                <table:table-cell>
                  <text:p>from</text:p>
                </table:table-cell>
                <table:table-cell>
                  <text:p><text:span>identifies the beginning of the lemma in the base text.</text:span></text:p>
                  <table:table table:name="table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ext:p><text:span text:style-name="Highlight">Note</text:span></text:p>
                      </table:table-cell>
                      <table:table-cell>
                        <text:p>This attribute should be used when either the double-end point method of apparatus markup, or the location-referenced method with a URL rather than canonical reference, are used.</text:p>
                      </table:table-cell>
                    </table:table-row>
                  </table:table>
                </table:table-cell>
              </table:table-row>
              <table:table-row>
                <table:table-cell>
                  <text:p>to</text:p>
                </table:table-cell>
                <table:table-cell>
                  <text:p><text:span>identifies the endpoint of the lemma in the base text.</text:span></text:p>
                  <table:table table:name="table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ext:p><text:span text:style-name="Highlight">Note</text:span></text:p>
                      </table:table-cell>
                      <table:table-cell>
                        <text:p>This attribute is only used when the double-end point method of apparatus markup is used, when the encoded apparatus is not embedded <text:span text:style-name="Emphasis">in-line</text:span> in the base-text.</text:p>
                      </table:table-cell>
                    </table:table-row>
                  </table:table>
                </table:table-cell>
              </table:table-row>
              <table:table-row>
                <table:table-cell>
                  <text:p>loc</text:p>
                </table:table-cell>
                <table:table-cell>
                  <text:p>(<text:span>location</text:span>) <text:span>indicates the location of the variation, when the location-referenced method of apparatus markup is used.</text:span></text:p>
                  <table:table table:name="table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row>
                      <table:table-cell>
                        <text:p><text:span text:style-name="Highlight">Note</text:span></text:p>
                      </table:table-cell>
                      <table:table-cell>
                        <text:p>This attribute is used only when the location-referenced encoding method is used. It supplies a string containing a canonical reference for the passage to which the variation applies.</text:p>
                      </table:table-cell>
                    </table:table-row>
                  </table:table>
                </table:table-cell>
              </table:table-row>
            </table:table>
          </table:table-cell>
        </table:table-row>
        <table:table-row>
          <table:table-cell>
            <text:p><text:span text:style-name="Highlight">Member of</text:span></text:p>
          </table:table-cell>
          <table:table-cell>
            <text:p>model.pPart.transcriptional</text:p>
          </table:table-cell>
        </table:table-row>
        <table:table-row>
          <table:table-cell>
            <text:p><text:span text:style-name="Highlight">Contained by</text:span></text:p>
          </table:table-cell>
          <table:table-cell>
            <text:p><text:span>analysis: </text:span><text:span>pc</text:span></text:p>
            <text:p><text:span>core: </text:span><text:span>abbr author bibl corr date expan head hi l note orig p pubPlace publisher ref reg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core: </text:span><text:span>cb lb note pb</text:span></text:p>
            <text:p><text:span>textcrit: </text:span><text:span>lem rdg</text:span></text:p>
          </table:table-cell>
        </table:table-row>
        <table:table-row>
          <table:table-cell>
            <text:p><text:span text:style-name="Highlight">Declaration</text:span></text:p>
          </table:table-cell>
          <table:table-cell>
            <text:p text:style-name="Preformatted_20_Text"/>
            <text:p text:style-name="Preformatted_20_Text">element app</text:p>
            <text:p text:style-name="Preformatted_20_Text">{</text:p>
            <text:p text:style-name="Preformatted_20_Text">   att.global.attributes,</text:p>
            <text:p text:style-name="Preformatted_20_Text">   attribute type { data.enumerated }?,</text:p>
            <text:p text:style-name="Preformatted_20_Text">   attribute from { data.pointer }?,</text:p>
            <text:p text:style-name="Preformatted_20_Text">   attribute to { data.pointer }?,</text:p>
            <text:p text:style-name="Preformatted_20_Text">   attribute loc { list { data.word+ } }?,</text:p>
            <text:p text:style-name="Preformatted_20_Text">   (</text:p>
            <text:p text:style-name="Preformatted_20_Text">      model.global*,</text:p>
            <text:p text:style-name="Preformatted_20_Text">      ( lem, model.global*, ( wit, model.global* )? )?,</text:p>
            <text:p text:style-name="Preformatted_20_Text">      (</text:p>
            <text:p text:style-name="Preformatted_20_Text">         ( model.rdgLike, model.global*, ( wit, model.global* )? )</text:p>
            <text:p text:style-name="Preformatted_20_Text">       | ( rdgGrp, model.global*, ( wit, model.global* )? )</text:p>
            <text:p text:style-name="Preformatted_20_Text">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app&gt;</text:p>
            <text:p text:style-name="Preformatted_20_Text"> &lt;lem wit="#El #Hg"&gt;Experience&lt;/lem&gt;</text:p>
            <text:p text:style-name="Preformatted_20_Text"> &lt;rdg wit="#La" type="substantive"&gt;Experiment&lt;/rdg&gt;</text:p>
            <text:p text:style-name="Preformatted_20_Text"> &lt;rdg wit="#Ra2" type="substantive"&gt;Eryment&lt;/rdg&gt;</text:p>
            <text:p text:style-name="Preformatted_20_Text">&lt;/app&gt;</text:p>
          </table:table-cell>
        </table:table-row>
        <table:table-row>
          <table:table-cell>
            <text:p><text:span text:style-name="Highlight">Example</text:span></text:p>
          </table:table-cell>
          <table:table-cell>
            <text:p text:style-name="Preformatted_20_Text">&lt;app type="substantive"&gt;</text:p>
            <text:p text:style-name="Preformatted_20_Text"> &lt;rdgGrp type="subvariants"&gt;</text:p>
            <text:p text:style-name="Preformatted_20_Text">  &lt;lem wit="#El #Hg"&gt;Experience&lt;/lem&gt;</text:p>
            <text:p text:style-name="Preformatted_20_Text">  &lt;rdg wit="#Ha4"&gt;Experiens&lt;/rdg&gt;</text:p>
            <text:p text:style-name="Preformatted_20_Text"> &lt;/rdgGrp&gt;</text:p>
            <text:p text:style-name="Preformatted_20_Text"> &lt;rdgGrp type="subvariants"&gt;</text:p>
            <text:p text:style-name="Preformatted_20_Text">  &lt;lem wit="#Cp #Ld1"&gt;Experiment&lt;/lem&gt;</text:p>
            <text:p text:style-name="Preformatted_20_Text">  &lt;rdg wit="#La"&gt;Ex&lt;g ref="#per"/&gt;iment&lt;/rdg&gt;</text:p>
            <text:p text:style-name="Preformatted_20_Text"> &lt;/rdgGrp&gt;</text:p>
            <text:p text:style-name="Preformatted_20_Text"> &lt;rdgGrp type="subvariants"&gt;</text:p>
            <text:p text:style-name="Preformatted_20_Text">  &lt;lem resp="#ed2013"&gt;Eriment&lt;/lem&gt;</text:p>
            <text:p text:style-name="Preformatted_20_Text">  &lt;rdg wit="#Ra2"&gt;Eryment&lt;/rdg&gt;</text:p>
            <text:p text:style-name="Preformatted_20_Text"> &lt;/rdgGrp&gt;</text:p>
            <text:p text:style-name="Preformatted_20_Text">&lt;/app&gt;</text:p>
          </table:table-cell>
        </table:table-row>
        <table:table-row>
          <table:table-cell>
            <text:p><text:span text:style-name="Highlight">Example</text:span></text:p>
          </table:table-cell>
          <table:table-cell>
            <text:p text:style-name="Preformatted_20_Text">&lt;app loc="1"&gt;</text:p>
            <text:p text:style-name="Preformatted_20_Text"> &lt;rdg resp="#SEG"&gt;TIMΩΔA&lt;/rdg&gt;</text:p>
            <text:p text:style-name="Preformatted_20_Text">&lt;/app&gt;</text:p>
          </table:table-cell>
        </table:table-row>
        <table:table-row>
          <table:table-cell>
            <text:p><text:span text:style-name="Highlight">Example</text:span></text:p>
          </table:table-cell>
          <table:table-cell>
            <text:p text:style-name="Preformatted_20_Text">&lt;app loc="1-6"&gt;</text:p>
            <text:p text:style-name="Preformatted_20_Text"> &lt;note&gt;Too badly worn to yield a text&lt;/note&gt;</text:p>
            <text:p text:style-name="Preformatted_20_Text">&lt;/app&gt;</text:p>
          </table:table-cell>
        </table:table-row>
        <table:table-row>
          <table:table-cell>
            <text:p><text:span text:style-name="Highlight">Example</text:span></text:p>
          </table:table-cell>
          <table:table-cell>
            <text:p text:style-name="Preformatted_20_Text">&lt;choice xml:id="choice3"&gt;</text:p>
            <text:p text:style-name="Preformatted_20_Text"> &lt;reg&gt;σύμπαντα&lt;/reg&gt;</text:p>
            <text:p text:style-name="Preformatted_20_Text"> &lt;orig&gt;ΣΙΝΠΑΤΑΝ&lt;/orig&gt;</text:p>
            <text:p text:style-name="Preformatted_20_Text">&lt;/choice&gt;</text:p>
            <text:p text:style-name="Preformatted_20_Text">&lt;!-- ... --&gt;</text:p>
            <text:p text:style-name="Preformatted_20_Text">&lt;app from="#choice3"&gt;</text:p>
            <text:p text:style-name="Preformatted_20_Text"> &lt;note&gt;Mommsen's fanciful normalization, reproduced here, has not been accepted by all recent editions&lt;/note&gt;</text:p>
            <text:p text:style-name="Preformatted_20_Text">&lt;/app&gt;</text:p>
          </table:table-cell>
        </table:table-row>
      </table:table>
      <text:h text:outline-level="2"><text:bookmark text:name="TEI.author"/>&lt;author&gt;</text:h>
      <table:table table:name="table9" table:style-name="Table1">
        <table:table-column table:style-name="Table1.col1"/>
        <table:table-column table:style-name="Table2.col2"/>
        <table:table-row>
          <table:table-cell table:number-columns-spanned="2">
            <text:p><text:span text:style-name="Highlight">&lt;author&gt; </text:span><text:span>in a bibliographic reference, contains the name(s) of an author, personal or corporate, of a work; for example in the same form as that provided by a recognized bibliographic name authority.</text:span> [<text:a xlink:type="simple" xlink:href="http://www.tei-c.org/release/doc/tei-p5-doc/en/html/CO.html#COBICOR">3.11.2.2. Titles, Authors, and Editors</text:a> <text:a xlink:type="simple" xlink:href="http://www.tei-c.org/release/doc/tei-p5-doc/en/html/HD.html#HD21">2.2.1. The Title Statemen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naming (@role, @nymRef) att.canonical (<text:span>ref</text:span>, @key)</text:p>
          </table:table-cell>
        </table:table-row>
        <table:table-row>
          <table:table-cell>
            <text:p><text:span text:style-name="Highlight">Member of</text:span></text:p>
          </table:table-cell>
          <table:table-cell>
            <text:p>model.respLike </text:p>
          </table:table-cell>
        </table:table-row>
        <table:table-row>
          <table:table-cell>
            <text:p><text:span text:style-name="Highlight">Contained by</text:span></text:p>
          </table:table-cell>
          <table:table-cell>
            <text:p><text:span>core: </text:span><text:span>bibl</text:span></text:p>
            <text:p><text:span>header: </text:span><text:span>titleStmt</text:span></text:p>
            <text:p><text:span>msdescription: </text:span><text:span>msItemStruct</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autho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naming.attribute.role,</text:p>
            <text:p text:style-name="Preformatted_20_Text">   att.naming.attribute.nymRef,</text:p>
            <text:p text:style-name="Preformatted_20_Text">   att.canonical.attribute.key,</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author&gt;British Broadcasting Corporation&lt;/author&gt;</text:p>
            <text:p text:style-name="Preformatted_20_Text">&lt;author&gt;La Fayette, Marie Madeleine Pioche de la Vergne, comtesse de (1634–1693)&lt;/author&gt;</text:p>
            <text:p text:style-name="Preformatted_20_Text">&lt;author&gt;Anonymous&lt;/author&gt;</text:p>
            <text:p text:style-name="Preformatted_20_Text">&lt;author&gt;Bill and Melinda Gates Foundation&lt;/author&gt;</text:p>
            <text:p text:style-name="Preformatted_20_Text">&lt;author&gt;</text:p>
            <text:p text:style-name="Preformatted_20_Text"> &lt;persName&gt;Beaumont, Francis&lt;/persName&gt; and</text:p>
            <text:p text:style-name="Preformatted_20_Text">&lt;persName&gt;John Fletcher&lt;/persName&gt;</text:p>
            <text:p text:style-name="Preformatted_20_Text">&lt;/author&gt;</text:p>
            <text:p text:style-name="Preformatted_20_Text">&lt;author&gt;</text:p>
            <text:p text:style-name="Preformatted_20_Text"> &lt;orgName key="BBC"&gt;British Broadcasting</text:p>
            <text:p text:style-name="Preformatted_20_Text">   Corporation&lt;/orgName&gt;: Radio 3 Network</text:p>
            <text:p text:style-name="Preformatted_20_Text">&lt;/author&gt;</text:p>
          </table:table-cell>
        </table:table-row>
        <table:table-row>
          <table:table-cell>
            <text:p><text:span text:style-name="Highlight">Note</text:span></text:p>
          </table:table-cell>
          <table:table-cell>
            <text:p>Particularly where cataloguing is likely to be based on the content of the header, it is advisable to use a generally recognized name authority file to supply the content for this element. The attributes <text:span text:style-name="Emphasis">key</text:span> or <text:span text:style-name="Emphasis">ref</text:span> may also be used to reference canonical information about the author(s) intended from any appropriate authority, such as a library catalogue or online resource.In the case of a broadcast, use this element for the name of the company or network responsible for making the broadcast.</text:p>
            <text:line-break/>
            <text:p>Where an author is unknown or unspecified, this element may contain text such as <text:span text:style-name="Emphasis">Unknown</text:span> or <text:span text:style-name="Emphasis">Anonymous</text:span>. When the appropriate TEI modules are in use, it may also contain detailed tagging of the names used for people, organizations or places, in particular where multiple names are given.</text:p>
          </table:table-cell>
        </table:table-row>
      </table:table>
      <text:h text:outline-level="2"><text:bookmark text:name="TEI.availability"/>&lt;availability&gt;</text:h>
      <table:table table:name="table10" table:style-name="Table1">
        <table:table-column table:style-name="Table1.col1"/>
        <table:table-column table:style-name="Table2.col2"/>
        <table:table-row>
          <table:table-cell table:number-columns-spanned="2">
            <text:p><text:span text:style-name="Highlight">&lt;availability&gt; </text:span><text:span>supplies information about the availability of a text, for example any restrictions on its use or distribution, its copyright status, any licence applying to it, etc.</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declarable (<text:span text:style-name="Emphasis">@default</text:span>) </text:p>
            <table:table table:name="table11" table:style-name="Table1">
              <table:table-column table:style-name="Table1.col1"/>
              <table:table-column table:style-name="Table2.col2"/>
              <table:table-row>
                <table:table-cell>
                  <text:p>status</text:p>
                </table:table-cell>
                <table:table-cell>
                  <text:p><text:span>supplies a code identifying the current availability of the text.</text:span></text:p>
                  <table:table table:name="table1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free</text:p>
                        <text:p text:style-name="List_20_Contents"><text:span>the text is freely available.</text:span></text:p>
                        <text:p text:style-name="List_20_Heading">unknown</text:p>
                        <text:p text:style-name="List_20_Contents"><text:span>the status of the text is unknown.</text:span><text:span text:style-name="Emphasis">[Default]</text:span></text:p>
                        <text:p text:style-name="List_20_Heading">restricted</text:p>
                        <text:p text:style-name="List_20_Contents"><text:span>the text is not freely available.</text:span></text:p>
                      </table:table-cell>
                    </table:table-row>
                  </table:table>
                </table:table-cell>
              </table:table-row>
            </table:table>
          </table:table-cell>
        </table:table-row>
        <table:table-row>
          <table:table-cell>
            <text:p><text:span text:style-name="Highlight">Member of</text:span></text:p>
          </table:table-cell>
          <table:table-cell>
            <text:p>model.biblPart model.publicationStmtPart.detail</text:p>
          </table:table-cell>
        </table:table-row>
        <table:table-row>
          <table:table-cell>
            <text:p><text:span text:style-name="Highlight">Contained by</text:span></text:p>
          </table:table-cell>
          <table:table-cell>
            <text:p><text:span>core: </text:span><text:span>bibl</text:span></text:p>
            <text:p><text:span>header: </text:span><text:span>publicationStmt</text:span></text:p>
          </table:table-cell>
        </table:table-row>
        <table:table-row>
          <table:table-cell>
            <text:p><text:span text:style-name="Highlight">May contain</text:span></text:p>
          </table:table-cell>
          <table:table-cell>
            <text:p><text:span>core: </text:span><text:span>p</text:span></text:p>
            <text:p><text:span>header: </text:span><text:span>licence</text:span></text:p>
          </table:table-cell>
        </table:table-row>
        <table:table-row>
          <table:table-cell>
            <text:p><text:span text:style-name="Highlight">Declaration</text:span></text:p>
          </table:table-cell>
          <table:table-cell>
            <text:p text:style-name="Preformatted_20_Text"/>
            <text:p text:style-name="Preformatted_20_Text">element availability</text:p>
            <text:p text:style-name="Preformatted_20_Text">{</text:p>
            <text:p text:style-name="Preformatted_20_Text">   att.global.attributes,</text:p>
            <text:p text:style-name="Preformatted_20_Text">   att.declarable.attributes,</text:p>
            <text:p text:style-name="Preformatted_20_Text">   attribute status { "free" | "unknown" | "restricted" }?,</text:p>
            <text:p text:style-name="Preformatted_20_Text">   ( model.availabilityPart | model.pLike )+</text:p>
            <text:p text:style-name="Preformatted_20_Text">}</text:p>
          </table:table-cell>
        </table:table-row>
        <table:table-row>
          <table:table-cell>
            <text:p><text:span text:style-name="Highlight">Example</text:span></text:p>
          </table:table-cell>
          <table:table-cell>
            <text:p text:style-name="Preformatted_20_Text">&lt;availability status="restricted"&gt;</text:p>
            <text:p text:style-name="Preformatted_20_Text"> &lt;p&gt;Available for academic research purposes only.&lt;/p&gt;</text:p>
            <text:p text:style-name="Preformatted_20_Text">&lt;/availability&gt;</text:p>
            <text:p text:style-name="Preformatted_20_Text">&lt;availability status="free"&gt;</text:p>
            <text:p text:style-name="Preformatted_20_Text"> &lt;p&gt;In the public domain&lt;/p&gt;</text:p>
            <text:p text:style-name="Preformatted_20_Text">&lt;/availability&gt;</text:p>
            <text:p text:style-name="Preformatted_20_Text">&lt;availability status="restricted"&gt;</text:p>
            <text:p text:style-name="Preformatted_20_Text"> &lt;p&gt;Available under licence from the publishers.&lt;/p&gt;</text:p>
            <text:p text:style-name="Preformatted_20_Text">&lt;/availability&gt;</text:p>
          </table:table-cell>
        </table:table-row>
        <table:table-row>
          <table:table-cell>
            <text:p><text:span text:style-name="Highlight">Example</text:span></text:p>
          </table:table-cell>
          <table:table-cell>
            <text:p text:style-name="Preformatted_20_Text">&lt;availability&gt;</text:p>
            <text:p text:style-name="Preformatted_20_Text"> &lt;licence target="http://opensource.org/licenses/MIT"&gt;</text:p>
            <text:p text:style-name="Preformatted_20_Text">  &lt;p&gt;The MIT License</text:p>
            <text:p text:style-name="Preformatted_20_Text">     applies to this document.&lt;/p&gt;</text:p>
            <text:p text:style-name="Preformatted_20_Text">  &lt;p&gt;Copyright (C) 2011 by The University of Victoria&lt;/p&gt;</text:p>
            <text:p text:style-name="Preformatted_20_Text">  &lt;p&gt;Permission is hereby granted, free of charge, to any person obtaining a copy</text:p>
            <text:p text:style-name="Preformatted_20_Text">     of this software and associated documentation files (the "Software"), to deal</text:p>
            <text:p text:style-name="Preformatted_20_Text">     in the Software without restriction, including without limitation the rights</text:p>
            <text:p text:style-name="Preformatted_20_Text">     to use, copy, modify, merge, publish, distribute, sublicense, and/or sell</text:p>
            <text:p text:style-name="Preformatted_20_Text">     copies of the Software, and to permit persons to whom the Software is</text:p>
            <text:p text:style-name="Preformatted_20_Text">     furnished to do so, subject to the following conditions:&lt;/p&gt;</text:p>
            <text:p text:style-name="Preformatted_20_Text">  &lt;p&gt;The above copyright notice and this permission notice shall be included in</text:p>
            <text:p text:style-name="Preformatted_20_Text">     all copies or substantial portions of the Software.&lt;/p&gt;</text:p>
            <text:p text:style-name="Preformatted_20_Text">  &lt;p&gt;THE SOFTWARE IS PROVIDED "AS IS", WITHOUT WARRANTY OF ANY KIND, EXPRESS OR</text:p>
            <text:p text:style-name="Preformatted_20_Text">     IMPLIED, INCLUDING BUT NOT LIMITED TO THE WARRANTIES OF MERCHANTABILITY,</text:p>
            <text:p text:style-name="Preformatted_20_Text">     FITNESS FOR A PARTICULAR PURPOSE AND NONINFRINGEMENT. IN NO EVENT SHALL THE</text:p>
            <text:p text:style-name="Preformatted_20_Text">     AUTHORS OR COPYRIGHT HOLDERS BE LIABLE FOR ANY CLAIM, DAMAGES OR OTHER</text:p>
            <text:p text:style-name="Preformatted_20_Text">     LIABILITY, WHETHER IN AN ACTION OF CONTRACT, TORT OR OTHERWISE, ARISING FROM,</text:p>
            <text:p text:style-name="Preformatted_20_Text">     OUT OF OR IN CONNECTION WITH THE SOFTWARE OR THE USE OR OTHER DEALINGS IN</text:p>
            <text:p text:style-name="Preformatted_20_Text">     THE SOFTWARE.&lt;/p&gt;</text:p>
            <text:p text:style-name="Preformatted_20_Text"> &lt;/licence&gt;</text:p>
            <text:p text:style-name="Preformatted_20_Text">&lt;/availability&gt;</text:p>
          </table:table-cell>
        </table:table-row>
        <table:table-row>
          <table:table-cell>
            <text:p><text:span text:style-name="Highlight">Note</text:span></text:p>
          </table:table-cell>
          <table:table-cell>
            <text:p>A consistent format should be adopted</text:p>
          </table:table-cell>
        </table:table-row>
      </table:table>
      <text:h text:outline-level="2"><text:bookmark text:name="TEI.bibl"/>&lt;bibl&gt;</text:h>
      <table:table table:name="table13" table:style-name="Table1">
        <table:table-column table:style-name="Table1.col1"/>
        <table:table-column table:style-name="Table2.col2"/>
        <table:table-row>
          <table:table-cell table:number-columns-spanned="2">
            <text:p><text:span text:style-name="Highlight">&lt;bibl&gt; </text:span>(<text:span>bibliographic citation</text:span>) <text:span>contains a loosely-structured bibliographic citation of which the sub-components may or may not be explicitly tagged.</text:span> [<text:a xlink:type="simple" xlink:href="http://www.tei-c.org/release/doc/tei-p5-doc/en/html/CO.html#COBITY">3.11.1. Methods of Encoding Bibliographic References and Lists of References</text:a> <text:a xlink:type="simple" xlink:href="http://www.tei-c.org/release/doc/tei-p5-doc/en/html/HD.html#HD3">2.2.7. The Source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declarable (<text:span text:style-name="Emphasis">@default</text:span>) att.typed (<text:span text:style-name="Emphasis">@type</text:span>, <text:span text:style-name="Emphasis">@subtype</text:span>) att.sortable (<text:span text:style-name="Emphasis">@sortKey</text:span>) att.docStatus (<text:span text:style-name="Emphasis">@status</text:span>) </text:p>
          </table:table-cell>
        </table:table-row>
        <table:table-row>
          <table:table-cell>
            <text:p><text:span text:style-name="Highlight">Member of</text:span></text:p>
          </table:table-cell>
          <table:table-cell>
            <text:p>model.biblLike model.biblPart </text:p>
          </table:table-cell>
        </table:table-row>
        <table:table-row>
          <table:table-cell>
            <text:p><text:span text:style-name="Highlight">Contained by</text:span></text:p>
          </table:table-cell>
          <table:table-cell>
            <text:p><text:span>core: </text:span><text:span>bibl corr head hi l listBibl note orig p ref reg said sic title</text:span></text:p>
            <text:p><text:span>header: </text:span><text:span>licence scriptNote sourceDesc</text:span></text:p>
            <text:p><text:span>linking: </text:span><text:span>seg</text:span></text:p>
            <text:p><text:span>msdescription: </text:span><text:span>foliation layout msItemStruct origin provenance support</text:span></text:p>
            <text:p><text:span>namesdates: </text:span><text:span>location person place</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author bibl cb choice corr date expan hi lb note orig pb pubPlace publisher ref reg sic title</text:span></text:p>
            <text:p><text:span>header: </text:span><text:span>availability extent idno</text:span></text:p>
            <text:p><text:span>linking: </text:span><text:span>seg</text:span></text:p>
            <text:p><text:span>msdescription: </text:span><text:span>height msIdentifier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bibl</text:p>
            <text:p text:style-name="Preformatted_20_Text">{</text:p>
            <text:p text:style-name="Preformatted_20_Text">   att.global.attributes,</text:p>
            <text:p text:style-name="Preformatted_20_Text">   att.declarable.attributes,</text:p>
            <text:p text:style-name="Preformatted_20_Text">   att.typed.attributes,</text:p>
            <text:p text:style-name="Preformatted_20_Text">   att.sortable.attributes,</text:p>
            <text:p text:style-name="Preformatted_20_Text">   att.docStatus.attributes,</text:p>
            <text:p text:style-name="Preformatted_20_Text">   (</text:p>
            <text:p text:style-name="Preformatted_20_Text">      text</text:p>
            <text:p text:style-name="Preformatted_20_Text">    | model.gLike</text:p>
            <text:p text:style-name="Preformatted_20_Text">    | model.highlighted</text:p>
            <text:p text:style-name="Preformatted_20_Text">    | model.pPart.data</text:p>
            <text:p text:style-name="Preformatted_20_Text">    | model.pPart.edit</text:p>
            <text:p text:style-name="Preformatted_20_Text">    | model.segLike</text:p>
            <text:p text:style-name="Preformatted_20_Text">    | model.ptrLike</text:p>
            <text:p text:style-name="Preformatted_20_Text">    | model.biblPart</text:p>
            <text:p text:style-name="Preformatted_20_Text">    | model.global</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bibl&gt;Blain, Clements and Grundy: Feminist Companion to Literature in English (Yale,</text:p>
            <text:p text:style-name="Preformatted_20_Text"> 1990)&lt;/bibl&gt;</text:p>
          </table:table-cell>
        </table:table-row>
        <table:table-row>
          <table:table-cell>
            <text:p><text:span text:style-name="Highlight">Example</text:span></text:p>
          </table:table-cell>
          <table:table-cell>
            <text:p text:style-name="Preformatted_20_Text">&lt;bibl&gt;</text:p>
            <text:p text:style-name="Preformatted_20_Text"> &lt;title level="a"&gt;The Interesting story of the Children in the Wood&lt;/title&gt;. In</text:p>
            <text:p text:style-name="Preformatted_20_Text">&lt;author&gt;Victor E Neuberg&lt;/author&gt;, &lt;title&gt;The Penny Histories&lt;/title&gt;.</text:p>
            <text:p text:style-name="Preformatted_20_Text">&lt;publisher&gt;OUP&lt;/publisher&gt;</text:p>
            <text:p text:style-name="Preformatted_20_Text"> &lt;date&gt;1968&lt;/date&gt;. </text:p>
            <text:p text:style-name="Preformatted_20_Text">&lt;/bibl&gt;</text:p>
          </table:table-cell>
        </table:table-row>
        <table:table-row>
          <table:table-cell>
            <text:p><text:span text:style-name="Highlight">Example</text:span></text:p>
          </table:table-cell>
          <table:table-cell>
            <text:p text:style-name="Preformatted_20_Text">&lt;bibl type="article" subtype="book_chapter"</text:p>
            <text:p text:style-name="Preformatted_20_Text"> xml:id="carlin_2003"&gt;</text:p>
            <text:p text:style-name="Preformatted_20_Text"> &lt;author&gt;</text:p>
            <text:p text:style-name="Preformatted_20_Text">  &lt;name&gt;</text:p>
            <text:p text:style-name="Preformatted_20_Text">   &lt;surname&gt;Carlin&lt;/surname&gt;</text:p>
            <text:p text:style-name="Preformatted_20_Text">     (&lt;forename&gt;Claire&lt;/forename&gt;)&lt;/name&gt;</text:p>
            <text:p text:style-name="Preformatted_20_Text"> &lt;/author&gt;,</text:p>
            <text:p text:style-name="Preformatted_20_Text">&lt;title level="a"&gt;The Staging of Impotence : France’s last</text:p>
            <text:p text:style-name="Preformatted_20_Text">   congrès&lt;/title&gt; dans</text:p>
            <text:p text:style-name="Preformatted_20_Text">&lt;bibl type="monogr"&gt;</text:p>
            <text:p text:style-name="Preformatted_20_Text">  &lt;title level="m"&gt;Theatrum mundi : studies in honor of Ronald W.</text:p>
            <text:p text:style-name="Preformatted_20_Text">     Tobin&lt;/title&gt;, éd.</text:p>
            <text:p text:style-name="Preformatted_20_Text"> &lt;editor&gt;</text:p>
            <text:p text:style-name="Preformatted_20_Text">   &lt;name&gt;</text:p>
            <text:p text:style-name="Preformatted_20_Text">    &lt;forename&gt;Claire&lt;/forename&gt;</text:p>
            <text:p text:style-name="Preformatted_20_Text">    &lt;surname&gt;Carlin&lt;/surname&gt;</text:p>
            <text:p text:style-name="Preformatted_20_Text">   &lt;/name&gt;</text:p>
            <text:p text:style-name="Preformatted_20_Text">  &lt;/editor&gt; et</text:p>
            <text:p text:style-name="Preformatted_20_Text"> &lt;editor&gt;</text:p>
            <text:p text:style-name="Preformatted_20_Text">   &lt;name&gt;</text:p>
            <text:p text:style-name="Preformatted_20_Text">    &lt;forename&gt;Kathleen&lt;/forename&gt;</text:p>
            <text:p text:style-name="Preformatted_20_Text">    &lt;surname&gt;Wine&lt;/surname&gt;</text:p>
            <text:p text:style-name="Preformatted_20_Text">   &lt;/name&gt;</text:p>
            <text:p text:style-name="Preformatted_20_Text">  &lt;/editor&gt;,</text:p>
            <text:p text:style-name="Preformatted_20_Text"> &lt;pubPlace&gt;Charlottesville, Va.&lt;/pubPlace&gt;,</text:p>
            <text:p text:style-name="Preformatted_20_Text"> &lt;publisher&gt;Rookwood Press&lt;/publisher&gt;,</text:p>
            <text:p text:style-name="Preformatted_20_Text"> &lt;date when="2003"&gt;2003&lt;/date&gt;.</text:p>
            <text:p text:style-name="Preformatted_20_Text"> &lt;/bibl&gt;</text:p>
            <text:p text:style-name="Preformatted_20_Text">&lt;/bibl&gt;</text:p>
          </table:table-cell>
        </table:table-row>
        <table:table-row>
          <table:table-cell>
            <text:p><text:span text:style-name="Highlight">Note</text:span></text:p>
          </table:table-cell>
          <table:table-cell>
            <text:p>Contains phrase-level elements, together with any combination of elements from the <text:span text:style-name="Emphasis">biblPart</text:span> class</text:p>
          </table:table-cell>
        </table:table-row>
      </table:table>
      <text:h text:outline-level="2"><text:bookmark text:name="TEI.birth"/>&lt;birth&gt;</text:h>
      <table:table table:name="table14" table:style-name="Table1">
        <table:table-column table:style-name="Table1.col1"/>
        <table:table-column table:style-name="Table2.col2"/>
        <table:table-row>
          <table:table-cell table:number-columns-spanned="2">
            <text:p><text:span text:style-name="Highlight">&lt;birth&gt; </text:span><text:span>contains information about a person's birth, such as its date and place.</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editLike (<text:span text:style-name="Emphasis">@evidence</text:span>, <text:span text:style-name="Emphasis">@instant</text:span>)  (att.dimensions (<text:span text:style-name="Emphasis">@unit</text:span>, <text:span text:style-name="Emphasis">@quantity</text:span>, <text:span text:style-name="Emphasis">@extent</text:span>, <text:span text:style-name="Emphasis">@precision</text:span>, <text:span text:style-name="Emphasis">@scope</text:span>) (att.ranging (<text:span text:style-name="Emphasis">@atLeast</text:span>, <text:span text:style-name="Emphasis">@atMost</text:span>, <text:span text:style-name="Emphasis">@min</text:span>, <text:span text:style-name="Emphasis">@max</text:span>, <text:span text:style-name="Emphasis">@confidence</text:span>)) ) (att.source (<text:span text:style-name="Emphasis">@source</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naming (<text:span text:style-name="Emphasis">@role</text:span>, <text:span text:style-name="Emphasis">@nymRef</text:span>)  (att.canonical (<text:span text:style-name="Emphasis">@key</text:span>, <text:span text:style-name="Emphasis">@ref</text:span>))</text:p>
          </table:table-cell>
        </table:table-row>
        <table:table-row>
          <table:table-cell>
            <text:p><text:span text:style-name="Highlight">Member of</text:span></text:p>
          </table:table-cell>
          <table:table-cell>
            <text:p>model.persEventLike</text:p>
          </table:table-cell>
        </table:table-row>
        <table:table-row>
          <table:table-cell>
            <text:p><text:span text:style-name="Highlight">Contained by</text:span></text:p>
          </table:table-cell>
          <table:table-cell>
            <text:p><text:span>namesdates: </text:span><text:span>person</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birth</text:p>
            <text:p text:style-name="Preformatted_20_Text">{</text:p>
            <text:p text:style-name="Preformatted_20_Text">   att.global.attributes,</text:p>
            <text:p text:style-name="Preformatted_20_Text">   att.editLike.attributes,</text:p>
            <text:p text:style-name="Preformatted_20_Text">   att.datable.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birth&gt;Before 1920, Midlands region.&lt;/birth&gt;</text:p>
          </table:table-cell>
        </table:table-row>
        <table:table-row>
          <table:table-cell>
            <text:p><text:span text:style-name="Highlight">Example</text:span></text:p>
          </table:table-cell>
          <table:table-cell>
            <text:p text:style-name="Preformatted_20_Text">&lt;birth when="1960-12-10"&gt;In a small cottage near &lt;name type="place"&gt;Aix-la-Chapelle&lt;/name&gt;,</text:p>
            <text:p text:style-name="Preformatted_20_Text"> early in the morning of &lt;date&gt;10 Dec 1960&lt;/date&gt;</text:p>
            <text:p text:style-name="Preformatted_20_Text">&lt;/birth&gt;</text:p>
          </table:table-cell>
        </table:table-row>
      </table:table>
      <text:h text:outline-level="2"><text:bookmark text:name="TEI.body"/>&lt;body&gt;</text:h>
      <table:table table:name="table15" table:style-name="Table1">
        <table:table-column table:style-name="Table1.col1"/>
        <table:table-column table:style-name="Table2.col2"/>
        <table:table-row>
          <table:table-cell table:number-columns-spanned="2">
            <text:p><text:span text:style-name="Highlight">&lt;body&gt; </text:span>(<text:span>text body</text:span>) <text:span>contains the whole body of a single unitary text, excluding any front or back matter.</text:span> [<text:a xlink:type="simple" xlink:href="http://www.tei-c.org/release/doc/tei-p5-doc/en/html/DS.html#DS">4. Default Text Structure</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declaring (<text:span text:style-name="Emphasis">@decls</text:span>) 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textstructure: </text:span><text:span>text</text:span></text:p>
          </table:table-cell>
        </table:table-row>
        <table:table-row>
          <table:table-cell>
            <text:p><text:span text:style-name="Highlight">May contain</text:span></text:p>
          </table:table-cell>
          <table:table-cell>
            <text:p><text:span>core: </text:span><text:span>bibl cb head l lb lg listBibl note p pb said</text:span></text:p>
            <text:p><text:span>msdescription: </text:span><text:span>msDesc</text:span></text:p>
            <text:p><text:span>namesdates: </text:span><text:span>listPerson listPlace</text:span></text:p>
            <text:p><text:span>textstructure: </text:span><text:span>div</text:span></text:p>
          </table:table-cell>
        </table:table-row>
        <table:table-row>
          <table:table-cell>
            <text:p><text:span text:style-name="Highlight">Declaration</text:span></text:p>
          </table:table-cell>
          <table:table-cell>
            <text:p text:style-name="Preformatted_20_Text"/>
            <text:p text:style-name="Preformatted_20_Text">element body</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eclaring.attributes,</text:p>
            <text:p text:style-name="Preformatted_20_Text">   (</text:p>
            <text:p text:style-name="Preformatted_20_Text">      model.global*,</text:p>
            <text:p text:style-name="Preformatted_20_Text">      ( ( model.divTop ), ( model.global | model.divTop )* )?,</text:p>
            <text:p text:style-name="Preformatted_20_Text">      ( ( model.divGenLike ), ( model.global | model.divGenLike )* )?,</text:p>
            <text:p text:style-name="Preformatted_20_Text">      (</text:p>
            <text:p text:style-name="Preformatted_20_Text">         ( ( model.divLike ), ( model.global | model.divGenLike )* )+</text:p>
            <text:p text:style-name="Preformatted_20_Text">       | ( ( model.div1Like ), ( model.global | model.divGenLike )* )+</text:p>
            <text:p text:style-name="Preformatted_20_Text">       | (</text:p>
            <text:p text:style-name="Preformatted_20_Text">            ( ( model.common ), model.global* )+,</text:p>
            <text:p text:style-name="Preformatted_20_Text">            (</text:p>
            <text:p text:style-name="Preformatted_20_Text">               ( ( model.divLike ), ( model.global | model.divGenLike )* )+</text:p>
            <text:p text:style-name="Preformatted_20_Text">             | ( ( model.div1Like ), ( model.global | model.divGenLike )* )+</text:p>
            <text:p text:style-name="Preformatted_20_Text">            )?</text:p>
            <text:p text:style-name="Preformatted_20_Text">         )</text:p>
            <text:p text:style-name="Preformatted_20_Text">      ),</text:p>
            <text:p text:style-name="Preformatted_20_Text">      ( ( model.divBottom ), model.global* )*</text:p>
            <text:p text:style-name="Preformatted_20_Text">   )</text:p>
            <text:p text:style-name="Preformatted_20_Text">}</text:p>
          </table:table-cell>
        </table:table-row>
      </table:table>
      <text:h text:outline-level="2"><text:bookmark text:name="TEI.cRefPattern"/>&lt;cRefPattern&gt;</text:h>
      <table:table table:name="table16" table:style-name="Table1">
        <table:table-column table:style-name="Table1.col1"/>
        <table:table-column table:style-name="Table2.col2"/>
        <table:table-row>
          <table:table-cell table:number-columns-spanned="2">
            <text:p><text:span text:style-name="Highlight">&lt;cRefPattern&gt; </text:span>(<text:span>canonical reference pattern</text:span>) <text:span>specifies an expression and replacement pattern for transforming a canonical reference into a URI.</text:span> [<text:a xlink:type="simple" xlink:href="http://www.tei-c.org/release/doc/tei-p5-doc/en/html/HD.html#HD54M">2.3.6.3. Milestone Method</text:a> <text:a xlink:type="simple" xlink:href="http://www.tei-c.org/release/doc/tei-p5-doc/en/html/HD.html#HD54">2.3.6. The Reference System Declaration</text:a> <text:a xlink:type="simple" xlink:href="http://www.tei-c.org/release/doc/tei-p5-doc/en/html/HD.html#HD54S">2.3.6.2. Search-and-Replace Method</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patternReplacement (<text:span text:style-name="Emphasis">@matchPattern</text:span>, <text:span text:style-name="Emphasis">@replacementPattern</text:span>) 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header: </text:span><text:span>refsDecl</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Declaration</text:span></text:p>
          </table:table-cell>
          <table:table-cell>
            <text:p text:style-name="Preformatted_20_Text"/>
            <text:p text:style-name="Preformatted_20_Text">element cRefPatter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patternReplacement.attributes,</text:p>
            <text:p text:style-name="Preformatted_20_Text">   model.pLike*</text:p>
            <text:p text:style-name="Preformatted_20_Text">}</text:p>
          </table:table-cell>
        </table:table-row>
        <table:table-row>
          <table:table-cell>
            <text:p><text:span text:style-name="Highlight">Example</text:span></text:p>
          </table:table-cell>
          <table:table-cell>
            <text:p text:style-name="Preformatted_20_Text">&lt;cRefPattern matchPattern="([1-9A-Za-z]+)\s+([0-9]+):([0-9]+)"</text:p>
            <text:p text:style-name="Preformatted_20_Text"> replacementPattern="#xpath(//div[@type='book'][@n='$1']/div[@type='chap'][@n='$2']/div[@type='verse'][@n='$3'])"/&gt;</text:p>
          </table:table-cell>
        </table:table-row>
        <table:table-row>
          <table:table-cell>
            <text:p><text:span text:style-name="Highlight">Note</text:span></text:p>
          </table:table-cell>
          <table:table-cell>
            <text:p>The result of the substitution may be either an absolute or a relative URI reference. In the latter case it is combined with the value of <text:span text:style-name="Emphasis">xml:base</text:span> in force at the place where the <text:span text:style-name="Emphasis">cRef</text:span> attribute occurs to form an absolute URI in the usual manner as prescribed by <text:a xlink:type="simple" xlink:href="http://www.w3.org/TR/xmlbase/">XML Base</text:a>.</text:p>
          </table:table-cell>
        </table:table-row>
      </table:table>
      <text:h text:outline-level="2"><text:bookmark text:name="TEI.cb"/>&lt;cb/&gt;</text:h>
      <table:table table:name="table17" table:style-name="Table1">
        <table:table-column table:style-name="Table1.col1"/>
        <table:table-column table:style-name="Table2.col2"/>
        <table:table-row>
          <table:table-cell table:number-columns-spanned="2">
            <text:p><text:span text:style-name="Highlight">&lt;cb/&gt; </text:span>(<text:span>Saut de colonne</text:span>) <text:span/> [<text:a xlink:type="simple" xlink:href="http://www.tei-c.org/release/doc/tei-p5-doc/en/html/CO.html#CORS5">3.10.3. Mileston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edition (<text:span text:style-name="Emphasis">@ed</text:span>, <text:span text:style-name="Emphasis">@edRef</text:span>) att.spanning (<text:span text:style-name="Emphasis">@spanTo</text:span>) att.breaking (<text:span text:style-name="Emphasis">@break</text:span>) att.global (<text:span>n</text:span>, @xml:id, @xml:lang, @xml:base, @xml:space) att.global.rendition (@rend, @style, @rendition) att.global.change (@change) att.global.responsibility (@cert, @resp) att.typed (<text:span>type</text:span>, @subtype) </text:p>
            <table:table table:name="table18"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19"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
                </table:table-cell>
              </table:table-row>
            </table:table>
          </table:table-cell>
        </table:table-row>
        <table:table-row>
          <table:table-cell>
            <text:p><text:span text:style-name="Highlight">Member of</text:span></text:p>
          </table:table-cell>
          <table:table-cell>
            <text:p>model.milestoneLike</text:p>
          </table:table-cell>
        </table:table-row>
        <table:table-row>
          <table:table-cell>
            <text:p><text:span text:style-name="Highlight">Contained by</text:span></text:p>
          </table:table-cell>
          <table:table-cell>
            <text:p><text:span>core: </text:span><text:span>abbr author bibl corr date expan head hi l lg listBibl note orig p pubPlace publisher ref reg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erson placeName settlement surname</text:span></text:p>
            <text:p><text:span>textcrit: </text:span><text:span>app lem rdg</text:span></text:p>
            <text:p><text:span>textstructure: </text:span><text:span>body div text</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Declaration</text:span></text:p>
          </table:table-cell>
          <table:table-cell>
            <text:p text:style-name="Preformatted_20_Text"/>
            <text:p text:style-name="Preformatted_20_Text">element cb</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edition.attributes,</text:p>
            <text:p text:style-name="Preformatted_20_Text">   att.spanning.attributes,</text:p>
            <text:p text:style-name="Preformatted_20_Text">   att.breaking.attributes,</text:p>
            <text:p text:style-name="Preformatted_20_Text">   attribute n { data.text },</text:p>
            <text:p text:style-name="Preformatted_20_Text">   empty</text:p>
            <text:p text:style-name="Preformatted_20_Text">}</text:p>
          </table:table-cell>
        </table:table-row>
        <table:table-row>
          <table:table-cell>
            <text:p><text:span text:style-name="Highlight">Example</text:span></text:p>
          </table:table-cell>
          <table:table-cell>
            <text:p>Markup of an early English dictionary printed in two columns:</text:p>
            <text:p text:style-name="Preformatted_20_Text">&lt;pb/&gt;</text:p>
            <text:p text:style-name="Preformatted_20_Text">&lt;cb n="1"/&gt;</text:p>
            <text:p text:style-name="Preformatted_20_Text">&lt;entryFree&gt;</text:p>
            <text:p text:style-name="Preformatted_20_Text"> &lt;form&gt;Well&lt;/form&gt;, &lt;sense&gt;a Pit to hold Spring-Water&lt;/sense&gt;:</text:p>
            <text:p text:style-name="Preformatted_20_Text">&lt;sense&gt;In the Art of &lt;hi rend="italic"&gt;War&lt;/hi&gt;, a Depth the Miner</text:p>
            <text:p text:style-name="Preformatted_20_Text">   sinks into the Ground, to find out and disappoint the Enemies Mines,</text:p>
            <text:p text:style-name="Preformatted_20_Text">   or to prepare one&lt;/sense&gt;.</text:p>
            <text:p text:style-name="Preformatted_20_Text">&lt;/entryFree&gt;</text:p>
            <text:p text:style-name="Preformatted_20_Text">&lt;entryFree&gt;To &lt;form&gt;Welter&lt;/form&gt;, &lt;sense&gt;to wallow&lt;/sense&gt;, or</text:p>
            <text:p text:style-name="Preformatted_20_Text">&lt;sense&gt;lie groveling&lt;/sense&gt;.&lt;/entryFree&gt;</text:p>
            <text:p text:style-name="Preformatted_20_Text">&lt;!-- remainder of column --&gt;</text:p>
            <text:p text:style-name="Preformatted_20_Text">&lt;cb n="2"/&gt;</text:p>
            <text:p text:style-name="Preformatted_20_Text">&lt;entryFree&gt;</text:p>
            <text:p text:style-name="Preformatted_20_Text"> &lt;form&gt;Wey&lt;/form&gt;, &lt;sense&gt;the greatest Measure for dry Things,</text:p>
            <text:p text:style-name="Preformatted_20_Text">   containing five Chaldron&lt;/sense&gt;.</text:p>
            <text:p text:style-name="Preformatted_20_Text">&lt;/entryFree&gt;</text:p>
            <text:p text:style-name="Preformatted_20_Text">&lt;entryFree&gt;</text:p>
            <text:p text:style-name="Preformatted_20_Text"> &lt;form&gt;Whale&lt;/form&gt;, &lt;sense&gt;the greatest of</text:p>
            <text:p text:style-name="Preformatted_20_Text">   Sea-Fishes&lt;/sense&gt;.</text:p>
            <text:p text:style-name="Preformatted_20_Text">&lt;/entryFree&gt;</text:p>
          </table:table-cell>
        </table:table-row>
        <table:table-row>
          <table:table-cell>
            <text:p><text:span text:style-name="Highlight">Note</text:span></text:p>
          </table:table-cell>
          <table:table-cell>
            <text:p>On this element, the global <text:span text:style-name="Emphasis">n</text:span> attribute indicates the number or other value associated with the column which follows the point of insertion of this &lt;cb/&gt; element. Encoders should adopt a clear and consistent policy as to whether the numbers associated with column breaks relate to the physical sequence number of the column in the whole text, or whether columns are numbered within the page. The &lt;cb/&gt; element is placed at the head of the column to which it refers.</text:p>
          </table:table-cell>
        </table:table-row>
      </table:table>
      <text:h text:outline-level="2"><text:bookmark text:name="TEI.choice"/>&lt;choice&gt;</text:h>
      <table:table table:name="table20" table:style-name="Table1">
        <table:table-column table:style-name="Table1.col1"/>
        <table:table-column table:style-name="Table2.col2"/>
        <table:table-row>
          <table:table-cell table:number-columns-spanned="2">
            <text:p><text:span text:style-name="Highlight">&lt;choice&gt; </text:span>(<text:span>Choix</text:span>) <text:span>permet d'encoder des alternatives.</text:span> [<text:a xlink:type="simple" xlink:href="http://www.tei-c.org/release/doc/tei-p5-doc/en/html/CO.html#COED">3.4. Simple Editorial Chang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analytic (@ana) att.global.change (@change) att.global.responsibility (@cert, @resp)</text:p>
          </table:table-cell>
        </table:table-row>
        <table:table-row>
          <table:table-cell>
            <text:p><text:span text:style-name="Highlight">Member of</text:span></text:p>
          </table:table-cell>
          <table:table-cell>
            <text:p>model.pPart.editori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expan head hi l note orig p pubPlace publisher ref reg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core: </text:span><text:span>abbr choice corr expan orig reg sic</text:span></text:p>
            <text:p><text:span>linking: </text:span><text:span>seg</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choic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analytic.attribute.ana,</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choicePart | choice )*</text:p>
            <text:p text:style-name="Preformatted_20_Text">}</text:p>
          </table:table-cell>
        </table:table-row>
        <table:table-row>
          <table:table-cell>
            <text:p><text:span text:style-name="Highlight">Example</text:span></text:p>
          </table:table-cell>
          <table:table-cell>
            <text:p>An American encoding of <text:span text:style-name="Emphasis">Gulliver's Travels</text:span> which retains the British spelling but also provides a version regularized to American spelling might be encoded as follows.</text:p>
            <text:p text:style-name="Preformatted_20_Text">&lt;p&gt;Lastly, That, upon his solemn oath to observe all the above</text:p>
            <text:p text:style-name="Preformatted_20_Text"> articles, the said man-mountain shall have a daily allowance of</text:p>
            <text:p text:style-name="Preformatted_20_Text"> meat and drink sufficient for the support of &lt;choice&gt;</text:p>
            <text:p text:style-name="Preformatted_20_Text">  &lt;sic&gt;1724&lt;/sic&gt;</text:p>
            <text:p text:style-name="Preformatted_20_Text">  &lt;corr&gt;1728&lt;/corr&gt;</text:p>
            <text:p text:style-name="Preformatted_20_Text"> &lt;/choice&gt; of our subjects,</text:p>
            <text:p text:style-name="Preformatted_20_Text"> with free access to our royal person, and other marks of our</text:p>
            <text:p text:style-name="Preformatted_20_Text">&lt;choice&gt;</text:p>
            <text:p text:style-name="Preformatted_20_Text">  &lt;orig&gt;favour&lt;/orig&gt;</text:p>
            <text:p text:style-name="Preformatted_20_Text">  &lt;reg&gt;favor&lt;/reg&gt;</text:p>
            <text:p text:style-name="Preformatted_20_Text"> &lt;/choice&gt;.&lt;/p&gt;</text:p>
          </table:table-cell>
        </table:table-row>
        <table:table-row>
          <table:table-cell>
            <text:p><text:span text:style-name="Highlight">Note</text:span></text:p>
          </table:table-cell>
          <table:table-cell>
            <text:p>Because the children of a &lt;choice&gt; element all represent alternative ways of encoding the same sequence, it is natural to think of them as mutually exclusive. However, there may be cases where a full representation of a text requires the alternative encodings to be considered as parallel.Note also that &lt;choice&gt; elements may self-nest.</text:p>
            <text:line-break/>
            <text:p>Where the purpose of an encoding is to record multiple witnesses of a single work, rather than to identify multiple possible encoding decisions at a given point, the &lt;app&gt; element and associated elements discussed in section <text:a xlink:type="simple" xlink:href="http://www.tei-c.org/release/doc/tei-p5-doc/en/html/TC.html#TCAPLL">12.1. The Apparatus Entry, Readings, and Witnesses</text:a> should be preferred.</text:p>
          </table:table-cell>
        </table:table-row>
      </table:table>
      <text:h text:outline-level="2"><text:bookmark text:name="TEI.corr"/>&lt;corr&gt;</text:h>
      <table:table table:name="table21" table:style-name="Table1">
        <table:table-column table:style-name="Table1.col1"/>
        <table:table-column table:style-name="Table2.col2"/>
        <table:table-row>
          <table:table-cell table:number-columns-spanned="2">
            <text:p><text:span text:style-name="Highlight">&lt;corr&gt; </text:span>(<text:span>Correction</text:span>) <text:span>permet d'encoder les corrections apportées au texte</text:span> [<text:a xlink:type="simple" xlink:href="http://www.tei-c.org/release/doc/tei-p5-doc/en/html/CO.html#COEDCOR">3.4.1. Apparent Error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text:span>rend</text:span>, @style, @rendition) att.global.change (@change) att.global.responsibility (@cert, @resp) att.editLike (@evidence, @instant) att.dimensions (<text:span>unit</text:span>, @quantity, @extent, @precision, @scope) att.ranging (@atLeast, @atMost, @min, @max, @confidence) att.source (@source) att.typed (<text:span>type</text:span>, @subtype) </text:p>
            <table:table table:name="table22" table:style-name="Table1">
              <table:table-column table:style-name="Table1.col1"/>
              <table:table-column table:style-name="Table2.col2"/>
              <table:table-row>
                <table:table-cell>
                  <text:p>type</text:p>
                </table:table-cell>
                <table:table-cell>
                  <text:p><text:span>characterizes the element in some sense, using any convenient classification scheme or typology.</text:span></text:p>
                  <table:table table:name="table23"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add</text:p>
                        <text:p text:style-name="List_20_Contents"/>
                        <text:p text:style-name="List_20_Heading">del</text:p>
                        <text:p text:style-name="List_20_Contents"/>
                      </table:table-cell>
                    </table:table-row>
                  </table:table>
                </table:table-cell>
              </table:table-row>
            </table:table>
          </table:table-cell>
        </table:table-row>
        <table:table-row>
          <table:table-cell>
            <text:p><text:span text:style-name="Highlight">Member of</text:span></text:p>
          </table:table-cell>
          <table:table-cell>
            <text:p>model.choicePart model.pPart.transcription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expan head hi l note orig p pubPlace publisher ref reg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cor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editLike.attribute.evidence,</text:p>
            <text:p text:style-name="Preformatted_20_Text">   att.editLike.attribute.instant,</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typed.attribute.subtype,</text:p>
            <text:p text:style-name="Preformatted_20_Text">   attribute type { "add" | "del" }?,</text:p>
            <text:p text:style-name="Preformatted_20_Text">   macro.paraContent</text:p>
            <text:p text:style-name="Preformatted_20_Text">}</text:p>
          </table:table-cell>
        </table:table-row>
        <table:table-row>
          <table:table-cell>
            <text:p><text:span text:style-name="Highlight">Example</text:span></text:p>
          </table:table-cell>
          <table:table-cell>
            <text:p>If all that is desired is to call attention to the fact that the copy text has been corrected, &lt;corr&gt; may be used alone:</text:p>
            <text:p text:style-name="Preformatted_20_Text">I don't know,</text:p>
            <text:p text:style-name="Preformatted_20_Text"> Juan. It's so far in the past now — how &lt;corr&gt;can we&lt;/corr&gt; prove</text:p>
            <text:p text:style-name="Preformatted_20_Text"> or disprove anyone's theories?</text:p>
          </table:table-cell>
        </table:table-row>
        <table:table-row>
          <table:table-cell>
            <text:p><text:span text:style-name="Highlight">Example</text:span></text:p>
          </table:table-cell>
          <table:table-cell>
            <text:p>It is also possible, using the &lt;choice&gt; and &lt;sic&gt; elements, to provide an uncorrected reading:</text:p>
            <text:p text:style-name="Preformatted_20_Text">I don't know, Juan. It's so far in the past now —</text:p>
            <text:p text:style-name="Preformatted_20_Text"> how &lt;choice&gt;</text:p>
            <text:p text:style-name="Preformatted_20_Text"> &lt;sic&gt;we can&lt;/sic&gt;</text:p>
            <text:p text:style-name="Preformatted_20_Text"> &lt;corr&gt;can we&lt;/corr&gt;</text:p>
            <text:p text:style-name="Preformatted_20_Text">&lt;/choice&gt; prove or</text:p>
            <text:p text:style-name="Preformatted_20_Text"> disprove anyone's theories?</text:p>
          </table:table-cell>
        </table:table-row>
      </table:table>
      <text:h text:outline-level="2"><text:bookmark text:name="TEI.country"/>&lt;country&gt;</text:h>
      <table:table table:name="table24" table:style-name="Table1">
        <table:table-column table:style-name="Table1.col1"/>
        <table:table-column table:style-name="Table2.col2"/>
        <table:table-row>
          <table:table-cell table:number-columns-spanned="2">
            <text:p><text:span text:style-name="Highlight">&lt;country&gt; </text:span><text:span>contains the name of a geo-political unit, such as a nation, country, colony, or commonwealth, larger than or administratively superior to a region and smaller than a bloc.</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naming (@role, @nymRef) att.canonical (<text:span>ref</text:span>, @key) att.typed (<text:span>type</text:span>, @subtype)</text:p>
          </table:table-cell>
        </table:table-row>
        <table:table-row>
          <table:table-cell>
            <text:p><text:span text:style-name="Highlight">Member of</text:span></text:p>
          </table:table-cell>
          <table:table-cell>
            <text:p>model.placeNamePart</text:p>
          </table:table-cell>
        </table:table-row>
        <table:table-row>
          <table:table-cell>
            <text:p><text:span text:style-name="Highlight">Contained by</text:span></text:p>
          </table:table-cell>
          <table:table-cell>
            <text:p><text:span>core: </text:span><text:span>abbr author bibl corr date expan head hi l note orig p pubPlace publisher ref reg said sic title</text:span></text:p>
            <text:p><text:span>header: </text:span><text:span>extent licence scriptNote</text:span></text:p>
            <text:p><text:span>linking: </text:span><text:span>seg</text:span></text:p>
            <text:p><text:span>msdescription: </text:span><text:span>explicit foliation incipit layout msIdentifier origDate origin provenance support</text:span></text:p>
            <text:p><text:span>namesdates: </text:span><text:span>birth country death location persName plac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country</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naming.attribute.role,</text:p>
            <text:p text:style-name="Preformatted_20_Text">   att.naming.attribute.nymRef,</text:p>
            <text:p text:style-name="Preformatted_20_Text">   att.canonical.attribute.key,</text:p>
            <text:p text:style-name="Preformatted_20_Text">   att.typed.attribute.subtype,</text:p>
            <text:p text:style-name="Preformatted_20_Text">   att.datable.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country key="DK"&gt;Denmark&lt;/country&gt;</text:p>
          </table:table-cell>
        </table:table-row>
        <table:table-row>
          <table:table-cell>
            <text:p><text:span text:style-name="Highlight">Note</text:span></text:p>
          </table:table-cell>
          <table:table-cell>
            <text:p>The recommended source for codes to represent coded country names is ISO 3166.</text:p>
          </table:table-cell>
        </table:table-row>
      </table:table>
      <text:h text:outline-level="2"><text:bookmark text:name="TEI.date"/>&lt;date&gt;</text:h>
      <table:table table:name="table25" table:style-name="Table1">
        <table:table-column table:style-name="Table1.col1"/>
        <table:table-column table:style-name="Table2.col2"/>
        <table:table-row>
          <table:table-cell table:number-columns-spanned="2">
            <text:p><text:span text:style-name="Highlight">&lt;date&gt; </text:span><text:span>contains a date in any format.</text:span> [<text:a xlink:type="simple" xlink:href="http://www.tei-c.org/release/doc/tei-p5-doc/en/html/CO.html#CONADA">3.5.4. Dates and Times</text:a> <text:a xlink:type="simple" xlink:href="http://www.tei-c.org/release/doc/tei-p5-doc/en/html/HD.html#HD24">2.2.4. Publication, Distribution, Licensing, etc.</text:a> <text:a xlink:type="simple" xlink:href="http://www.tei-c.org/release/doc/tei-p5-doc/en/html/HD.html#HD6">2.5. The Revision Description</text:a> <text:a xlink:type="simple" xlink:href="http://www.tei-c.org/release/doc/tei-p5-doc/en/html/CO.html#COBICOI">3.11.2.4. Imprint, Size of a Document, and Reprint Information</text:a> <text:a xlink:type="simple" xlink:href="http://www.tei-c.org/release/doc/tei-p5-doc/en/html/CC.html#CCAHSE">15.2.3. The Setting Description</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editLike (<text:span>instant</text:span>, @evidence) att.dimensions (<text:span>unit</text:span>, @quantity, @extent, @precision, @scope) att.ranging (@atLeast, @atMost, @min, @max, @confidence) att.source (@source) att.typed (<text:span>type</text:span>, @subtype)</text:p>
          </table:table-cell>
        </table:table-row>
        <table:table-row>
          <table:table-cell>
            <text:p><text:span text:style-name="Highlight">Member of</text:span></text:p>
          </table:table-cell>
          <table:table-cell>
            <text:p>model.dateLike model.publicationStmtPart.detail</text:p>
          </table:table-cell>
        </table:table-row>
        <table:table-row>
          <table:table-cell>
            <text:p><text:span text:style-name="Highlight">Contained by</text:span></text:p>
          </table:table-cell>
          <table:table-cell>
            <text:p><text:span>core: </text:span><text:span>abbr author bibl corr date expan head hi l note orig p pubPlace publisher ref reg said sic title</text:span></text:p>
            <text:p><text:span>header: </text:span><text:span>extent licence publicationStmt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dat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atable.attributes,</text:p>
            <text:p text:style-name="Preformatted_20_Text">   att.editLike.attribute.evidence,</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typed.attribute.subtype,</text:p>
            <text:p text:style-name="Preformatted_20_Text">   ( text | model.gLike | model.phrase | model.global )*</text:p>
            <text:p text:style-name="Preformatted_20_Text">}</text:p>
          </table:table-cell>
        </table:table-row>
        <table:table-row>
          <table:table-cell>
            <text:p><text:span text:style-name="Highlight">Example</text:span></text:p>
          </table:table-cell>
          <table:table-cell>
            <text:p text:style-name="Preformatted_20_Text">&lt;date when="1980-02"&gt;early February 1980&lt;/date&gt;</text:p>
          </table:table-cell>
        </table:table-row>
        <table:table-row>
          <table:table-cell>
            <text:p><text:span text:style-name="Highlight">Example</text:span></text:p>
          </table:table-cell>
          <table:table-cell>
            <text:p text:style-name="Preformatted_20_Text">Given on the &lt;date when="1977-06-12"&gt;Twelfth Day</text:p>
            <text:p text:style-name="Preformatted_20_Text"> of June in the Year of Our Lord One Thousand Nine Hundred and Seventy-seven of the Republic</text:p>
            <text:p text:style-name="Preformatted_20_Text"> the Two Hundredth and first and of the University the Eighty-Sixth.&lt;/date&gt;</text:p>
          </table:table-cell>
        </table:table-row>
        <table:table-row>
          <table:table-cell>
            <text:p><text:span text:style-name="Highlight">Example</text:span></text:p>
          </table:table-cell>
          <table:table-cell>
            <text:p text:style-name="Preformatted_20_Text">&lt;date when="1990-09"&gt;September 1990&lt;/date&gt;</text:p>
          </table:table-cell>
        </table:table-row>
      </table:table>
      <text:h text:outline-level="2"><text:bookmark text:name="TEI.death"/>&lt;death&gt;</text:h>
      <table:table table:name="table26" table:style-name="Table1">
        <table:table-column table:style-name="Table1.col1"/>
        <table:table-column table:style-name="Table2.col2"/>
        <table:table-row>
          <table:table-cell table:number-columns-spanned="2">
            <text:p><text:span text:style-name="Highlight">&lt;death&gt; </text:span><text:span>contains information about a person's death, such as its date and place.</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editLike (<text:span text:style-name="Emphasis">@evidence</text:span>, <text:span text:style-name="Emphasis">@instant</text:span>)  (att.dimensions (<text:span text:style-name="Emphasis">@unit</text:span>, <text:span text:style-name="Emphasis">@quantity</text:span>, <text:span text:style-name="Emphasis">@extent</text:span>, <text:span text:style-name="Emphasis">@precision</text:span>, <text:span text:style-name="Emphasis">@scope</text:span>) (att.ranging (<text:span text:style-name="Emphasis">@atLeast</text:span>, <text:span text:style-name="Emphasis">@atMost</text:span>, <text:span text:style-name="Emphasis">@min</text:span>, <text:span text:style-name="Emphasis">@max</text:span>, <text:span text:style-name="Emphasis">@confidence</text:span>)) ) (att.source (<text:span text:style-name="Emphasis">@source</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naming (<text:span text:style-name="Emphasis">@role</text:span>, <text:span text:style-name="Emphasis">@nymRef</text:span>)  (att.canonical (<text:span text:style-name="Emphasis">@key</text:span>, <text:span text:style-name="Emphasis">@ref</text:span>))</text:p>
          </table:table-cell>
        </table:table-row>
        <table:table-row>
          <table:table-cell>
            <text:p><text:span text:style-name="Highlight">Member of</text:span></text:p>
          </table:table-cell>
          <table:table-cell>
            <text:p>model.persEventLike</text:p>
          </table:table-cell>
        </table:table-row>
        <table:table-row>
          <table:table-cell>
            <text:p><text:span text:style-name="Highlight">Contained by</text:span></text:p>
          </table:table-cell>
          <table:table-cell>
            <text:p><text:span>namesdates: </text:span><text:span>person</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death</text:p>
            <text:p text:style-name="Preformatted_20_Text">{</text:p>
            <text:p text:style-name="Preformatted_20_Text">   att.global.attributes,</text:p>
            <text:p text:style-name="Preformatted_20_Text">   att.editLike.attributes,</text:p>
            <text:p text:style-name="Preformatted_20_Text">   att.datable.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death when="1902-10-01"/&gt;</text:p>
          </table:table-cell>
        </table:table-row>
        <table:table-row>
          <table:table-cell>
            <text:p><text:span text:style-name="Highlight">Example</text:span></text:p>
          </table:table-cell>
          <table:table-cell>
            <text:p text:style-name="Preformatted_20_Text">&lt;death when="1960-12-10"&gt;Passed away near &lt;name type="place"&gt;Aix-la-Chapelle&lt;/name&gt;, after suffering from cerebral palsy. &lt;/death&gt;</text:p>
          </table:table-cell>
        </table:table-row>
      </table:table>
      <text:h text:outline-level="2"><text:bookmark text:name="TEI.div"/>&lt;div&gt;</text:h>
      <table:table table:name="table27" table:style-name="Table1">
        <table:table-column table:style-name="Table1.col1"/>
        <table:table-column table:style-name="Table2.col2"/>
        <table:table-row>
          <table:table-cell table:number-columns-spanned="2">
            <text:p><text:span text:style-name="Highlight">&lt;div&gt; </text:span>(<text:span>Divisions principales</text:span>) <text:span>permet de structurer les différents éléments du texte.</text:span> [<text:a xlink:type="simple" xlink:href="http://www.tei-c.org/release/doc/tei-p5-doc/en/html/DS.html#DSDIV">4.1. Divisions of the Body</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declaring (<text:span text:style-name="Emphasis">@decls</text:span>) att.global (<text:span>n</text:span>, @xml:id, @xml:lang, @xml:base, @xml:space) att.global.rendition (@rend, @style, @rendition) att.global.linking (@corresp) att.global.facs (@facs) att.global.change (@change) att.global.responsibility (@cert, @resp) att.typed (<text:span>type</text:span>, @subtype) </text:p>
            <table:table table:name="table28"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29"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
                </table:table-cell>
              </table:table-row>
              <table:table-row>
                <table:table-cell>
                  <text:p>type</text:p>
                </table:table-cell>
                <table:table-cell>
                  <text:p><text:span>characterizes the element in some sense, using any convenient classification scheme or typology.</text:span></text:p>
                  <table:table table:name="table30"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chapter</text:p>
                        <text:p text:style-name="List_20_Contents">(<text:span>Chapitre</text:span>) <text:span>signale les divisions de premier niveau.</text:span></text:p>
                        <text:p text:style-name="List_20_Heading">section</text:p>
                        <text:p text:style-name="List_20_Contents">(<text:span>Section</text:span>) <text:span>signale les divisions de deuxième niveau.</text:span></text:p>
                      </table:table-cell>
                    </table:table-row>
                  </table:table>
                </table:table-cell>
              </table:table-row>
            </table:table>
          </table:table-cell>
        </table:table-row>
        <table:table-row>
          <table:table-cell>
            <text:p><text:span text:style-name="Highlight">Member of</text:span></text:p>
          </table:table-cell>
          <table:table-cell>
            <text:p>model.divLike</text:p>
          </table:table-cell>
        </table:table-row>
        <table:table-row>
          <table:table-cell>
            <text:p><text:span text:style-name="Highlight">Contained by</text:span></text:p>
          </table:table-cell>
          <table:table-cell>
            <text:p><text:span>textstructure: </text:span><text:span>body div</text:span></text:p>
          </table:table-cell>
        </table:table-row>
        <table:table-row>
          <table:table-cell>
            <text:p><text:span text:style-name="Highlight">May contain</text:span></text:p>
          </table:table-cell>
          <table:table-cell>
            <text:p><text:span>core: </text:span><text:span>bibl cb head l lb lg listBibl note p pb said</text:span></text:p>
            <text:p><text:span>msdescription: </text:span><text:span>msDesc</text:span></text:p>
            <text:p><text:span>namesdates: </text:span><text:span>listPerson listPlace</text:span></text:p>
            <text:p><text:span>textstructure: </text:span><text:span>div</text:span></text:p>
          </table:table-cell>
        </table:table-row>
        <table:table-row>
          <table:table-cell>
            <text:p><text:span text:style-name="Highlight">Declaration</text:span></text:p>
          </table:table-cell>
          <table:table-cell>
            <text:p text:style-name="Preformatted_20_Text"/>
            <text:p text:style-name="Preformatted_20_Text">element div</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linking.attribute.corresp,</text:p>
            <text:p text:style-name="Preformatted_20_Text">   att.global.facs.attribute.facs,</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declaring.attributes,</text:p>
            <text:p text:style-name="Preformatted_20_Text">   attribute n { data.text },</text:p>
            <text:p text:style-name="Preformatted_20_Text">   attribute type { "chapter" | "section" },</text:p>
            <text:p text:style-name="Preformatted_20_Text">   (</text:p>
            <text:p text:style-name="Preformatted_20_Text">      ( model.divTop | model.global )*,</text:p>
            <text:p text:style-name="Preformatted_20_Text">      (</text:p>
            <text:p text:style-name="Preformatted_20_Text">         (</text:p>
            <text:p text:style-name="Preformatted_20_Text">            ( ( ( model.divLike | model.divGenLike ), model.global* )+ )</text:p>
            <text:p text:style-name="Preformatted_20_Text">          | (</text:p>
            <text:p text:style-name="Preformatted_20_Text">               ( ( model.common ), model.global* )+,</text:p>
            <text:p text:style-name="Preformatted_20_Text">               ( ( model.divLike | model.divGenLike ), model.global* )*</text:p>
            <text:p text:style-name="Preformatted_20_Text">            )</text:p>
            <text:p text:style-name="Preformatted_20_Text">         ),</text:p>
            <text:p text:style-name="Preformatted_20_Text">         ( ( model.divBottom ), model.global* )*</text:p>
            <text:p text:style-name="Preformatted_20_Text">      )?</text:p>
            <text:p text:style-name="Preformatted_20_Text">   )</text:p>
            <text:p text:style-name="Preformatted_20_Text">}</text:p>
          </table:table-cell>
        </table:table-row>
        <table:table-row>
          <table:table-cell>
            <text:p><text:span text:style-name="Highlight">Schematron</text:span></text:p>
          </table:table-cell>
          <table:table-cell>
            <text:p>
&lt;s:rule context="tei:div[@n]"&gt;
&lt;s:assert test="number(@n) = number(preceding-sibling::tei:div[1]/@n) + 1 or count(preceding-sibling::tei:div[1]/@n) 
 = 0"&gt; value of @n is wrong &lt;/s:assert&gt;&lt;/s:rule&gt;</text:p>
          </table:table-cell>
        </table:table-row>
        <table:table-row>
          <table:table-cell>
            <text:p><text:span text:style-name="Highlight">Schematron</text:span></text:p>
          </table:table-cell>
          <table:table-cell>
            <text:p>
&lt;s:rule context="tei:div[@type='chapter']"&gt;
&lt;s:assert test="tei:div[@type='section']"&gt; div[@type='chapter']
 includes only div[@type='section'] &lt;/s:assert&gt;&lt;/s:rule&gt;</text:p>
          </table:table-cell>
        </table:table-row>
        <table:table-row>
          <table:table-cell>
            <text:p><text:span text:style-name="Highlight">Schematron</text:span></text:p>
          </table:table-cell>
          <table:table-cell>
            <text:p>
&lt;s:rule context="tei:div[@type='section']"&gt;
&lt;s:assert test="tei:p and not(tei:div)"&gt; div[@type='section']
 only includes p &lt;/s:assert&gt;&lt;/s:rule&gt;</text:p>
          </table:table-cell>
        </table:table-row>
        <table:table-row>
          <table:table-cell>
            <text:p><text:span text:style-name="Highlight">Example</text:span></text:p>
          </table:table-cell>
          <table:table-cell>
            <text:p text:style-name="Preformatted_20_Text">&lt;body&gt;</text:p>
            <text:p text:style-name="Preformatted_20_Text"> &lt;div type="part"&gt;</text:p>
            <text:p text:style-name="Preformatted_20_Text">  &lt;head&gt;Fallacies of Authority&lt;/head&gt;</text:p>
            <text:p text:style-name="Preformatted_20_Text">  &lt;p&gt;The subject of which is Authority in various shapes, and the object, to repress all</text:p>
            <text:p text:style-name="Preformatted_20_Text">     exercise of the reasoning faculty.&lt;/p&gt;</text:p>
            <text:p text:style-name="Preformatted_20_Text">  &lt;div n="1" type="chapter"&gt;</text:p>
            <text:p text:style-name="Preformatted_20_Text">   &lt;head&gt;The Nature of Authority&lt;/head&gt;</text:p>
            <text:p text:style-name="Preformatted_20_Text">   &lt;p&gt;With reference to any proposed measures having for their object the greatest</text:p>
            <text:p text:style-name="Preformatted_20_Text">       happiness of the greatest number....&lt;/p&gt;</text:p>
            <text:p text:style-name="Preformatted_20_Text">   &lt;div n="1.1" type="section"&gt;</text:p>
            <text:p text:style-name="Preformatted_20_Text">    &lt;head&gt;Analysis of Authority&lt;/head&gt;</text:p>
            <text:p text:style-name="Preformatted_20_Text">    &lt;p&gt;What on any given occasion is the legitimate weight or influence to be attached to</text:p>
            <text:p text:style-name="Preformatted_20_Text">         authority ... &lt;/p&gt;</text:p>
            <text:p text:style-name="Preformatted_20_Text">   &lt;/div&gt;</text:p>
            <text:p text:style-name="Preformatted_20_Text">   &lt;div n="1.2" type="section"&gt;</text:p>
            <text:p text:style-name="Preformatted_20_Text">    &lt;head&gt;Appeal to Authority, in What Cases Fallacious.&lt;/head&gt;</text:p>
            <text:p text:style-name="Preformatted_20_Text">    &lt;p&gt;Reference to authority is open to the charge of fallacy when... &lt;/p&gt;</text:p>
            <text:p text:style-name="Preformatted_20_Text">   &lt;/div&gt;</text:p>
            <text:p text:style-name="Preformatted_20_Text">  &lt;/div&gt;</text:p>
            <text:p text:style-name="Preformatted_20_Text"> &lt;/div&gt;</text:p>
            <text:p text:style-name="Preformatted_20_Text">&lt;/body&gt;</text:p>
          </table:table-cell>
        </table:table-row>
      </table:table>
      <text:h text:outline-level="2"><text:bookmark text:name="TEI.encodingDesc"/>&lt;encodingDesc&gt;</text:h>
      <table:table table:name="table31" table:style-name="Table1">
        <table:table-column table:style-name="Table1.col1"/>
        <table:table-column table:style-name="Table2.col2"/>
        <table:table-row>
          <table:table-cell table:number-columns-spanned="2">
            <text:p><text:span text:style-name="Highlight">&lt;encodingDesc&gt; </text:span>(<text:span>Description de l'encodage</text:span>) <text:span>donne des informations sur les méthodes de structuration du fichier XML.</text:span> [<text:a xlink:type="simple" xlink:href="http://www.tei-c.org/release/doc/tei-p5-doc/en/html/HD.html#HD5">2.3. The Encoding Description</text:a> <text:a xlink:type="simple" xlink:href="http://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teiHeaderPart</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core: </text:span><text:span>p</text:span></text:p>
            <text:p><text:span>header: </text:span><text:span>projectDesc refsDecl</text:span></text:p>
            <text:p><text:span>textcrit: </text:span><text:span>variantEncoding</text:span></text:p>
          </table:table-cell>
        </table:table-row>
        <table:table-row>
          <table:table-cell>
            <text:p><text:span text:style-name="Highlight">Declaration</text:span></text:p>
          </table:table-cell>
          <table:table-cell>
            <text:p text:style-name="Preformatted_20_Text"/>
            <text:p text:style-name="Preformatted_20_Text">element encoding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 model.encodingDescPart | model.pLike )+ )</text:p>
            <text:p text:style-name="Preformatted_20_Text">}</text:p>
          </table:table-cell>
        </table:table-row>
        <table:table-row>
          <table:table-cell>
            <text:p><text:span text:style-name="Highlight">Example</text:span></text:p>
          </table:table-cell>
          <table:table-cell>
            <text:p text:style-name="Preformatted_20_Text">&lt;encodingDesc&gt;</text:p>
            <text:p text:style-name="Preformatted_20_Text"> &lt;p&gt;Basic encoding, capturing lexical information only. All</text:p>
            <text:p text:style-name="Preformatted_20_Text">   hyphenation, punctuation, and variant spellings normalized. No</text:p>
            <text:p text:style-name="Preformatted_20_Text">   formatting or layout information preserved.&lt;/p&gt;</text:p>
            <text:p text:style-name="Preformatted_20_Text">&lt;/encodingDesc&gt;</text:p>
          </table:table-cell>
        </table:table-row>
      </table:table>
      <text:h text:outline-level="2"><text:bookmark text:name="TEI.ex"/>&lt;ex&gt;</text:h>
      <table:table table:name="table32" table:style-name="Table1">
        <table:table-column table:style-name="Table1.col1"/>
        <table:table-column table:style-name="Table2.col2"/>
        <table:table-row>
          <table:table-cell table:number-columns-spanned="2">
            <text:p><text:span text:style-name="Highlight">&lt;ex&gt; </text:span>(<text:span>Développement</text:span>) <text:span>contient les éléments ajoutés de la forme développée d'une abréviation.</text:span> [<text:a xlink:type="simple" xlink:href="http://www.tei-c.org/release/doc/tei-p5-doc/en/html/PH.html#PHAB">11.3.1.2. Abbreviation and Expansion</text:a>]</text:p>
          </table:table-cell>
          <table:covered-table-cell/>
        </table:table-row>
        <table:table-row>
          <table:table-cell>
            <text:p><text:span text:style-name="Highlight">Module</text:span></text:p>
          </table:table-cell>
          <table:table-cell>
            <text:p>transc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editLike (@evidence, @instant) att.dimensions (<text:span>unit</text:span>, @quantity, @extent, @precision, @scope) att.ranging (@atLeast, @atMost, @min, @max, @confidence) att.source (@source)</text:p>
          </table:table-cell>
        </table:table-row>
        <table:table-row>
          <table:table-cell>
            <text:p><text:span text:style-name="Highlight">Member of</text:span></text:p>
          </table:table-cell>
          <table:table-cell>
            <text:p>model.choicePart model.pPart.editori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expan head hi l note orig p pubPlace publisher ref reg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ex</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editLike.attribute.evidence,</text:p>
            <text:p text:style-name="Preformatted_20_Text">   att.editLike.attribute.instant,</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macro.xtext</text:p>
            <text:p text:style-name="Preformatted_20_Text">}</text:p>
          </table:table-cell>
        </table:table-row>
        <table:table-row>
          <table:table-cell>
            <text:p><text:span text:style-name="Highlight">Example</text:span></text:p>
          </table:table-cell>
          <table:table-cell>
            <text:p text:style-name="Preformatted_20_Text">The address is Southmoor &lt;choice&gt;</text:p>
            <text:p text:style-name="Preformatted_20_Text"> &lt;expan&gt;R&lt;ex&gt;oa&lt;/ex&gt;d&lt;/expan&gt;</text:p>
            <text:p text:style-name="Preformatted_20_Text"> &lt;abbr&gt;Rd&lt;/abbr&gt;</text:p>
            <text:p text:style-name="Preformatted_20_Text">&lt;/choice&gt;</text:p>
          </table:table-cell>
        </table:table-row>
      </table:table>
      <text:h text:outline-level="2"><text:bookmark text:name="TEI.expan"/>&lt;expan&gt;</text:h>
      <table:table table:name="table33" table:style-name="Table1">
        <table:table-column table:style-name="Table1.col1"/>
        <table:table-column table:style-name="Table2.col2"/>
        <table:table-row>
          <table:table-cell table:number-columns-spanned="2">
            <text:p><text:span text:style-name="Highlight">&lt;expan&gt; </text:span>(<text:span>Développement</text:span>) <text:span>contient la forme développée de l'abréviation.</text:span> [<text:a xlink:type="simple" xlink:href="http://www.tei-c.org/release/doc/tei-p5-doc/en/html/CO.html#CONAAB">3.5.5. Abbreviations and Their Expansion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editLike (@evidence, @instant) att.dimensions (<text:span>unit</text:span>, @quantity, @extent, @precision, @scope) att.ranging (@atLeast, @atMost, @min, @max, @confidence) att.source (@source)</text:p>
          </table:table-cell>
        </table:table-row>
        <table:table-row>
          <table:table-cell>
            <text:p><text:span text:style-name="Highlight">Member of</text:span></text:p>
          </table:table-cell>
          <table:table-cell>
            <text:p>model.choicePart model.pPart.editori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expan head hi l note orig p pubPlace publisher ref reg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expa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editLike.attribute.evidence,</text:p>
            <text:p text:style-name="Preformatted_20_Text">   att.editLike.attribute.instant,</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The address is Southmoor &lt;choice&gt;</text:p>
            <text:p text:style-name="Preformatted_20_Text"> &lt;expan&gt;Road&lt;/expan&gt;</text:p>
            <text:p text:style-name="Preformatted_20_Text"> &lt;abbr&gt;Rd&lt;/abbr&gt;</text:p>
            <text:p text:style-name="Preformatted_20_Text">&lt;/choice&gt;</text:p>
          </table:table-cell>
        </table:table-row>
        <table:table-row>
          <table:table-cell>
            <text:p><text:span text:style-name="Highlight">Example</text:span></text:p>
          </table:table-cell>
          <table:table-cell>
            <text:p text:style-name="Preformatted_20_Text">&lt;expan xml:lang="la"&gt;</text:p>
            <text:p text:style-name="Preformatted_20_Text"> &lt;abbr&gt;Imp&lt;/abbr&gt;</text:p>
            <text:p text:style-name="Preformatted_20_Text"> &lt;ex&gt;erator&lt;/ex&gt;</text:p>
            <text:p text:style-name="Preformatted_20_Text">&lt;/expan&gt;</text:p>
          </table:table-cell>
        </table:table-row>
        <table:table-row>
          <table:table-cell>
            <text:p><text:span text:style-name="Highlight">Note</text:span></text:p>
          </table:table-cell>
          <table:table-cell>
            <text:p>The content of this element should usually be a complete word or phrase. The &lt;ex&gt; element provided by the <text:span>transcr</text:span> module may be used to mark up sequences of letters supplied within such an expansion.</text:p>
          </table:table-cell>
        </table:table-row>
      </table:table>
      <text:h text:outline-level="2"><text:bookmark text:name="TEI.explicit"/>&lt;explicit&gt;</text:h>
      <table:table table:name="table34" table:style-name="Table1">
        <table:table-column table:style-name="Table1.col1"/>
        <table:table-column table:style-name="Table2.col2"/>
        <table:table-row>
          <table:table-cell table:number-columns-spanned="2">
            <text:p><text:span text:style-name="Highlight">&lt;explicit&gt; </text:span><text:span>contains the <text:span text:style-name="Emphasis">explicit</text:span> of a manuscript item, that is, the closing words of the text proper, exclusive of any rubric or colophon which might follow it.</text:span> [<text:a xlink:type="simple" xlink:href="http://www.tei-c.org/release/doc/tei-p5-doc/en/html/ms.html#mscoit">10.6.1. The msItem and msItemStruct Element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msExcerpt (<text:span text:style-name="Emphasis">@defective</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Contained by</text:span></text:p>
          </table:table-cell>
          <table:table-cell>
            <text:p><text:span>msdescription: </text:span><text:span>msItemStruct</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explici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msExcerpt.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explicit&gt;sed libera nos a malo.&lt;/explicit&gt;</text:p>
            <text:p text:style-name="Preformatted_20_Text">&lt;rubric&gt;Hic explicit oratio qui dicitur dominica.&lt;/rubric&gt;</text:p>
            <text:p text:style-name="Preformatted_20_Text">&lt;explicit type="defective"&gt;ex materia quasi et forma sibi</text:p>
            <text:p text:style-name="Preformatted_20_Text"> proporti&lt;gap/&gt;</text:p>
            <text:p text:style-name="Preformatted_20_Text">&lt;/explicit&gt;</text:p>
            <text:p text:style-name="Preformatted_20_Text">&lt;explicit type="reverse"&gt;saued be shulle that doome of day the at</text:p>
            <text:p text:style-name="Preformatted_20_Text">&lt;/explicit&gt;</text:p>
          </table:table-cell>
        </table:table-row>
      </table:table>
      <text:h text:outline-level="2"><text:bookmark text:name="TEI.extent"/>&lt;extent&gt;</text:h>
      <table:table table:name="table35" table:style-name="Table1">
        <table:table-column table:style-name="Table1.col1"/>
        <table:table-column table:style-name="Table2.col2"/>
        <table:table-row>
          <table:table-cell table:number-columns-spanned="2">
            <text:p><text:span text:style-name="Highlight">&lt;extent&gt; </text:span><text:span>describes the approximate size of a text stored on some carrier medium or of some other object, digital or non-digital, specified in any convenient units.</text:span> [<text:a xlink:type="simple" xlink:href="http://www.tei-c.org/release/doc/tei-p5-doc/en/html/HD.html#HD23">2.2.3. Type and Extent of File</text:a> <text:a xlink:type="simple" xlink:href="http://www.tei-c.org/release/doc/tei-p5-doc/en/html/HD.html#HD2">2.2. The File Description</text:a> <text:a xlink:type="simple" xlink:href="http://www.tei-c.org/release/doc/tei-p5-doc/en/html/CO.html#COBICOI">3.11.2.4. Imprint, Size of a Document, and Reprint Information</text:a> <text:a xlink:type="simple" xlink:href="http://www.tei-c.org/release/doc/tei-p5-doc/en/html/ms.html#msph1">10.7.1. Object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biblPart </text:p>
          </table:table-cell>
        </table:table-row>
        <table:table-row>
          <table:table-cell>
            <text:p><text:span text:style-name="Highlight">Contained by</text:span></text:p>
          </table:table-cell>
          <table:table-cell>
            <text:p><text:span>core: </text:span><text:span>bibl</text:span></text:p>
            <text:p><text:span>header: </text:span><text:span>fileDesc</text:span></text:p>
            <text:p><text:span>msdescription: </text:span><text:span>supportDesc</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exten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extent&gt;3200 sentences&lt;/extent&gt;</text:p>
            <text:p text:style-name="Preformatted_20_Text">&lt;extent&gt;between 10 and 20 Mb&lt;/extent&gt;</text:p>
            <text:p text:style-name="Preformatted_20_Text">&lt;extent&gt;ten 3.5 inch high density diskettes&lt;/extent&gt;</text:p>
          </table:table-cell>
        </table:table-row>
        <table:table-row>
          <table:table-cell>
            <text:p><text:span text:style-name="Highlight">Example</text:span></text:p>
          </table:table-cell>
          <table:table-cell>
            <text:p>The &lt;measure&gt; element may be used to supplied normalised or machine tractable versions of the size or sizes concerned.</text:p>
            <text:p text:style-name="Preformatted_20_Text">&lt;extent&gt;</text:p>
            <text:p text:style-name="Preformatted_20_Text"> &lt;measure unit="MiB" quantity="4.2"&gt;About four megabytes&lt;/measure&gt;</text:p>
            <text:p text:style-name="Preformatted_20_Text"> &lt;measure unit="pages" quantity="245"&gt;245 pages of source</text:p>
            <text:p text:style-name="Preformatted_20_Text">   material&lt;/measure&gt;</text:p>
            <text:p text:style-name="Preformatted_20_Text">&lt;/extent&gt;</text:p>
          </table:table-cell>
        </table:table-row>
      </table:table>
      <text:h text:outline-level="2"><text:bookmark text:name="TEI.fileDesc"/>&lt;fileDesc&gt;</text:h>
      <table:table table:name="table36" table:style-name="Table1">
        <table:table-column table:style-name="Table1.col1"/>
        <table:table-column table:style-name="Table2.col2"/>
        <table:table-row>
          <table:table-cell table:number-columns-spanned="2">
            <text:p><text:span text:style-name="Highlight">&lt;fileDesc&gt; </text:span>(<text:span>Description du fichier</text:span>) <text:span>permet de donner les informations générales sur le fichier : son créateur, son sujet, le document source.</text:span> [<text:a xlink:type="simple" xlink:href="http://www.tei-c.org/release/doc/tei-p5-doc/en/html/HD.html#HD2">2.2. The File Description</text:a> <text:a xlink:type="simple" xlink:href="http://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header: </text:span><text:span>extent publicationStmt sourceDesc titleStmt</text:span></text:p>
          </table:table-cell>
        </table:table-row>
        <table:table-row>
          <table:table-cell>
            <text:p><text:span text:style-name="Highlight">Declaration</text:span></text:p>
          </table:table-cell>
          <table:table-cell>
            <text:p text:style-name="Preformatted_20_Text"/>
            <text:p text:style-name="Preformatted_20_Text">element file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text:p>
            <text:p text:style-name="Preformatted_20_Text">      (</text:p>
            <text:p text:style-name="Preformatted_20_Text">         titleStmt,</text:p>
            <text:p text:style-name="Preformatted_20_Text">         editionStmt?,</text:p>
            <text:p text:style-name="Preformatted_20_Text">         extent?,</text:p>
            <text:p text:style-name="Preformatted_20_Text">         publicationStmt,</text:p>
            <text:p text:style-name="Preformatted_20_Text">         seriesStmt?,</text:p>
            <text:p text:style-name="Preformatted_20_Text">         notesStmt?</text:p>
            <text:p text:style-name="Preformatted_20_Text">      ),</text:p>
            <text:p text:style-name="Preformatted_20_Text">      sourceDesc+</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fileDesc&gt;</text:p>
            <text:p text:style-name="Preformatted_20_Text"> &lt;titleStmt&gt;</text:p>
            <text:p text:style-name="Preformatted_20_Text">  &lt;title&gt;The shortest possible TEI document&lt;/title&gt;</text:p>
            <text:p text:style-name="Preformatted_20_Text"> &lt;/titleStmt&gt;</text:p>
            <text:p text:style-name="Preformatted_20_Text"> &lt;publicationStmt&gt;</text:p>
            <text:p text:style-name="Preformatted_20_Text">  &lt;p&gt;Distributed as part of TEI P5&lt;/p&gt;</text:p>
            <text:p text:style-name="Preformatted_20_Text"> &lt;/publicationStmt&gt;</text:p>
            <text:p text:style-name="Preformatted_20_Text"> &lt;sourceDesc&gt;</text:p>
            <text:p text:style-name="Preformatted_20_Text">  &lt;p&gt;No print source exists: this is an original digital text&lt;/p&gt;</text:p>
            <text:p text:style-name="Preformatted_20_Text"> &lt;/sourceDesc&gt;</text:p>
            <text:p text:style-name="Preformatted_20_Text">&lt;/fileDesc&gt;</text:p>
          </table:table-cell>
        </table:table-row>
        <table:table-row>
          <table:table-cell>
            <text:p><text:span text:style-name="Highlight">Note</text:span></text:p>
          </table:table-cell>
          <table:table-cell>
            <text:p>The major source of information for those seeking to create a catalogue entry or bibliographic citation for an electronic file. As such, it provides a title and statements of responsibility together with details of the publication or distribution of the file, of any series to which it belongs, and detailed bibliographic notes for matters not addressed elsewhere in the header. It also contains a full bibliographic description for the source or sources from which the electronic text was derived.</text:p>
          </table:table-cell>
        </table:table-row>
      </table:table>
      <text:h text:outline-level="2"><text:bookmark text:name="TEI.foliation"/>&lt;foliation&gt;</text:h>
      <table:table table:name="table37" table:style-name="Table1">
        <table:table-column table:style-name="Table1.col1"/>
        <table:table-column table:style-name="Table2.col2"/>
        <table:table-row>
          <table:table-cell table:number-columns-spanned="2">
            <text:p><text:span text:style-name="Highlight">&lt;foliation&gt; </text:span><text:span>describes the numbering system or systems used to count the leaves or pages in a codex.</text:span> [<text:a xlink:type="simple" xlink:href="http://www.tei-c.org/release/doc/tei-p5-doc/en/html/ms.html#msphfo">10.7.1.4. Folia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supportDesc</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foliatio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foliation&gt;Contemporary foliation in red</text:p>
            <text:p text:style-name="Preformatted_20_Text"> roman numerals in the centre</text:p>
            <text:p text:style-name="Preformatted_20_Text"> of the outer margin.&lt;/foliation&gt;</text:p>
          </table:table-cell>
        </table:table-row>
      </table:table>
      <text:h text:outline-level="2"><text:bookmark text:name="TEI.geo"/>&lt;geo&gt;</text:h>
      <table:table table:name="table38" table:style-name="Table1">
        <table:table-column table:style-name="Table1.col1"/>
        <table:table-column table:style-name="Table2.col2"/>
        <table:table-row>
          <table:table-cell table:number-columns-spanned="2">
            <text:p><text:span text:style-name="Highlight">&lt;geo&gt; </text:span>(<text:span>geographical coordinates</text:span>) <text:span>contains any expression of a set of geographic coordinates, representing a point, line, or area on the surface of the earth in some notation.</text:span> [<text:a xlink:type="simple" xlink:href="http://www.tei-c.org/release/doc/tei-p5-doc/en/html/ND.html#NDGEOGva">13.3.4.1. Varieties of Loca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declaring (<text:span text:style-name="Emphasis">@decls</text:span>) </text:p>
          </table:table-cell>
        </table:table-row>
        <table:table-row>
          <table:table-cell>
            <text:p><text:span text:style-name="Highlight">Member of</text:span></text:p>
          </table:table-cell>
          <table:table-cell>
            <text:p>model.measureLike</text:p>
          </table:table-cell>
        </table:table-row>
        <table:table-row>
          <table:table-cell>
            <text:p><text:span text:style-name="Highlight">Contained by</text:span></text:p>
          </table:table-cell>
          <table:table-cell>
            <text:p><text:span>core: </text:span><text:span>abbr author bibl corr date expan head hi l note orig p pubPlace publisher ref reg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location persName placeName settlement surname</text:span></text:p>
            <text:p><text:span>textcrit: </text:span><text:span>lem rdg</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geo { att.global.attributes, att.declaring.attributes, text }</text:p>
          </table:table-cell>
        </table:table-row>
        <table:table-row>
          <table:table-cell>
            <text:p><text:span text:style-name="Highlight">Example</text:span></text:p>
          </table:table-cell>
          <table:table-cell>
            <text:p text:style-name="Preformatted_20_Text">&lt;geoDecl xml:id="WGS" datum="WGS84"&gt;World Geodetic System&lt;/geoDecl&gt;</text:p>
            <text:p text:style-name="Preformatted_20_Text">&lt;geoDecl xml:id="OS" datum="OSGB36"&gt;Ordnance Survey&lt;/geoDecl&gt;</text:p>
            <text:p text:style-name="Preformatted_20_Text">&lt;!-- .... --&gt;</text:p>
            <text:p text:style-name="Preformatted_20_Text">&lt;location&gt;</text:p>
            <text:p text:style-name="Preformatted_20_Text"> &lt;desc&gt;A tombstone plus six lines of</text:p>
            <text:p text:style-name="Preformatted_20_Text">   Anglo-Saxon text, built into the west tower (on the south side</text:p>
            <text:p text:style-name="Preformatted_20_Text">   of the archway, at 8 ft. above the ground) of the</text:p>
            <text:p text:style-name="Preformatted_20_Text">   Church of St. Mary-le-Wigford in Lincoln.&lt;/desc&gt;</text:p>
            <text:p text:style-name="Preformatted_20_Text"> &lt;geo decls="#WGS"&gt;53.226658 -0.541254&lt;/geo&gt;</text:p>
            <text:p text:style-name="Preformatted_20_Text"> &lt;geo decls="#OS"&gt;SK 97481 70947&lt;/geo&gt;</text:p>
            <text:p text:style-name="Preformatted_20_Text">&lt;/location&gt;</text:p>
          </table:table-cell>
        </table:table-row>
        <table:table-row>
          <table:table-cell>
            <text:p><text:span text:style-name="Highlight">Example</text:span></text:p>
          </table:table-cell>
          <table:table-cell>
            <text:p text:style-name="Preformatted_20_Text">&lt;geo&gt;41.687142 -74.870109&lt;/geo&gt;</text:p>
          </table:table-cell>
        </table:table-row>
        <table:table-row>
          <table:table-cell>
            <text:p><text:span text:style-name="Highlight">Note</text:span></text:p>
          </table:table-cell>
          <table:table-cell>
            <text:p>Uses of &lt;geo&gt; can be associated with a coordinate system, defined by a &lt;geoDecl&gt; element supplied in the TEI header, using the <text:span text:style-name="Emphasis">decls</text:span> attribute. If no such link is made, the assumption is that the content of each &lt;geo&gt; element will be a pair of numbers separated by whitespace, to be interpreted as latitude followed by longitude according to the World Geodetic System.</text:p>
          </table:table-cell>
        </table:table-row>
      </table:table>
      <text:h text:outline-level="2"><text:bookmark text:name="TEI.head"/>&lt;head&gt;</text:h>
      <table:table table:name="table39" table:style-name="Table1">
        <table:table-column table:style-name="Table1.col1"/>
        <table:table-column table:style-name="Table2.col2"/>
        <table:table-row>
          <table:table-cell table:number-columns-spanned="2">
            <text:p><text:span text:style-name="Highlight">&lt;head&gt; </text:span>(<text:span>heading</text:span>) <text:span>contains any type of heading, for example the title of a section, or the heading of a list, glossary, manuscript description, etc.</text:span> [<text:a xlink:type="simple" xlink:href="http://www.tei-c.org/release/doc/tei-p5-doc/en/html/DS.html#DSHD">4.2.1. Headings and Trailer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headLike</text:p>
          </table:table-cell>
        </table:table-row>
        <table:table-row>
          <table:table-cell>
            <text:p><text:span text:style-name="Highlight">Contained by</text:span></text:p>
          </table:table-cell>
          <table:table-cell>
            <text:p><text:span>core: </text:span><text:span>lg listBibl</text:span></text:p>
            <text:p><text:span>msdescription: </text:span><text:span>msDesc</text:span></text:p>
            <text:p><text:span>namesdates: </text:span><text:span>listPerson listPlace place</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head</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text:p>
            <text:p text:style-name="Preformatted_20_Text">      text</text:p>
            <text:p text:style-name="Preformatted_20_Text">    | lg</text:p>
            <text:p text:style-name="Preformatted_20_Text">    | model.gLike</text:p>
            <text:p text:style-name="Preformatted_20_Text">    | model.phrase</text:p>
            <text:p text:style-name="Preformatted_20_Text">    | model.inter</text:p>
            <text:p text:style-name="Preformatted_20_Text">    | model.lLike</text:p>
            <text:p text:style-name="Preformatted_20_Text">    | model.global</text:p>
            <text:p text:style-name="Preformatted_20_Text">   )*</text:p>
            <text:p text:style-name="Preformatted_20_Text">}</text:p>
          </table:table-cell>
        </table:table-row>
        <table:table-row>
          <table:table-cell>
            <text:p><text:span text:style-name="Highlight">Example</text:span></text:p>
          </table:table-cell>
          <table:table-cell>
            <text:p>The most common use for the &lt;head&gt; element is to mark the headings of sections. In older writings, the headings or <text:span text:style-name="Emphasis">incipits</text:span> may be rather longer than usual in modern works. If a section has an explicit ending as well as a heading, it should be marked as a &lt;trailer&gt;, as in this example:</text:p>
            <text:p text:style-name="Preformatted_20_Text">&lt;div1 n="I" type="book"&gt;</text:p>
            <text:p text:style-name="Preformatted_20_Text"> &lt;head&gt;In the name of Christ here begins the first book of the ecclesiastical history of</text:p>
            <text:p text:style-name="Preformatted_20_Text">   Georgius Florentinus, known as Gregory, Bishop of Tours.&lt;/head&gt;</text:p>
            <text:p text:style-name="Preformatted_20_Text"> &lt;div2 type="section"&gt;</text:p>
            <text:p text:style-name="Preformatted_20_Text">  &lt;head&gt;In the name of Christ here begins Book I of the history.&lt;/head&gt;</text:p>
            <text:p text:style-name="Preformatted_20_Text">  &lt;p&gt;Proposing as I do ...&lt;/p&gt;</text:p>
            <text:p text:style-name="Preformatted_20_Text">  &lt;p&gt;From the Passion of our Lord until the death of Saint Martin four hundred and twelve</text:p>
            <text:p text:style-name="Preformatted_20_Text">     years passed.&lt;/p&gt;</text:p>
            <text:p text:style-name="Preformatted_20_Text">  &lt;trailer&gt;Here ends the first Book, which covers five thousand, five hundred and ninety-six</text:p>
            <text:p text:style-name="Preformatted_20_Text">     years from the beginning of the world down to the death of Saint Martin.&lt;/trailer&gt;</text:p>
            <text:p text:style-name="Preformatted_20_Text"> &lt;/div2&gt;</text:p>
            <text:p text:style-name="Preformatted_20_Text">&lt;/div1&gt;</text:p>
          </table:table-cell>
        </table:table-row>
        <table:table-row>
          <table:table-cell>
            <text:p><text:span text:style-name="Highlight">Example</text:span></text:p>
          </table:table-cell>
          <table:table-cell>
            <text:p>The &lt;head&gt; element is also used to mark headings of other units, such as lists:</text:p>
            <text:p text:style-name="Preformatted_20_Text">With a few exceptions, connectives are equally</text:p>
            <text:p text:style-name="Preformatted_20_Text"> useful in all kinds of discourse: description, narration, exposition, argument. &lt;list rend="bulleted"&gt;</text:p>
            <text:p text:style-name="Preformatted_20_Text"> &lt;head&gt;Connectives&lt;/head&gt;</text:p>
            <text:p text:style-name="Preformatted_20_Text"> &lt;item&gt;above&lt;/item&gt;</text:p>
            <text:p text:style-name="Preformatted_20_Text"> &lt;item&gt;accordingly&lt;/item&gt;</text:p>
            <text:p text:style-name="Preformatted_20_Text"> &lt;item&gt;across from&lt;/item&gt;</text:p>
            <text:p text:style-name="Preformatted_20_Text"> &lt;item&gt;adjacent to&lt;/item&gt;</text:p>
            <text:p text:style-name="Preformatted_20_Text"> &lt;item&gt;again&lt;/item&gt;</text:p>
            <text:p text:style-name="Preformatted_20_Text"> &lt;item&gt;</text:p>
            <text:p text:style-name="Preformatted_20_Text">&lt;!-- ... --&gt;</text:p>
            <text:p text:style-name="Preformatted_20_Text"> &lt;/item&gt;</text:p>
            <text:p text:style-name="Preformatted_20_Text">&lt;/list&gt;</text:p>
          </table:table-cell>
        </table:table-row>
        <table:table-row>
          <table:table-cell>
            <text:p><text:span text:style-name="Highlight">Note</text:span></text:p>
          </table:table-cell>
          <table:table-cell>
            <text:p>The &lt;head&gt; element is used for headings at all levels; software which treats (e.g.) chapter headings, section headings, and list titles differently must determine the proper processing of a &lt;head&gt; element based on its structural position. A &lt;head&gt; occurring as the first element of a list is the title of that list; one occurring as the first element of a &lt;div1&gt; is the title of that chapter or section.</text:p>
          </table:table-cell>
        </table:table-row>
      </table:table>
      <text:h text:outline-level="2"><text:bookmark text:name="TEI.height"/>&lt;height&gt;</text:h>
      <table:table table:name="table40" table:style-name="Table1">
        <table:table-column table:style-name="Table1.col1"/>
        <table:table-column table:style-name="Table2.col2"/>
        <table:table-row>
          <table:table-cell table:number-columns-spanned="2">
            <text:p><text:span text:style-name="Highlight">&lt;height&gt; </text:span><text:span>contains a measurement measured along the axis at right angles to the bottom of the written surface, i.e. parallel to the spine for a codex or book.</text:span> [<text:a xlink:type="simple" xlink:href="http://www.tei-c.org/release/doc/tei-p5-doc/en/html/ms.html#msdim">10.3.4. Dimens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dimensions (<text:span>unit</text:span>, @quantity, @extent, @precision, @scope) att.ranging (@atLeast, @atMost, @min, @max, @confidence) </text:p>
            <table:table table:name="table41" table:style-name="Table1">
              <table:table-column table:style-name="Table1.col1"/>
              <table:table-column table:style-name="Table2.col2"/>
              <table:table-row>
                <table:table-cell>
                  <text:p>unit</text:p>
                </table:table-cell>
                <table:table-cell>
                  <text:p><text:span>names the unit used for the measurement</text:span></text:p>
                  <table:table table:name="table42" table:style-name="Table1">
                    <table:table-column table:style-name="Table1.col1"/>
                    <table:table-column table:style-name="Table2.col2"/>
                    <table:table-row>
                      <table:table-cell>
                        <text:p><text:span text:style-name="Highlight">Derived from</text:span></text:p>
                      </table:table-cell>
                      <table:table-cell>
                        <text:p>att.dimensions</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mm</text:p>
                        <text:p text:style-name="List_20_Contents"/>
                      </table:table-cell>
                    </table:table-row>
                  </table:table>
                </table:table-cell>
              </table:table-row>
            </table:table>
          </table:table-cell>
        </table:table-row>
        <table:table-row>
          <table:table-cell>
            <text:p><text:span text:style-name="Highlight">Member of</text:span></text:p>
          </table:table-cell>
          <table:table-cell>
            <text:p>model.measureLike</text:p>
          </table:table-cell>
        </table:table-row>
        <table:table-row>
          <table:table-cell>
            <text:p><text:span text:style-name="Highlight">Contained by</text:span></text:p>
          </table:table-cell>
          <table:table-cell>
            <text:p><text:span>core: </text:span><text:span>abbr author bibl corr date expan head hi l note orig p pubPlace publisher ref reg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location persName placeName settlement surname</text:span></text:p>
            <text:p><text:span>textcrit: </text:span><text:span>lem rdg</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heigh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ribute unit { "mm" }?,</text:p>
            <text:p text:style-name="Preformatted_20_Text">   macro.xtext</text:p>
            <text:p text:style-name="Preformatted_20_Text">}</text:p>
          </table:table-cell>
        </table:table-row>
        <table:table-row>
          <table:table-cell>
            <text:p><text:span text:style-name="Highlight">Example</text:span></text:p>
          </table:table-cell>
          <table:table-cell>
            <text:p text:style-name="Preformatted_20_Text">&lt;height unit="in" quantity="7"/&gt;</text:p>
          </table:table-cell>
        </table:table-row>
        <table:table-row>
          <table:table-cell>
            <text:p><text:span text:style-name="Highlight">Note</text:span></text:p>
          </table:table-cell>
          <table:table-cell>
            <text:p>If used to specify the height of a non text-bearing portion of some object, for example a monument, this element conventionally refers to the axis perpendicular to the surface of the earth.</text:p>
          </table:table-cell>
        </table:table-row>
      </table:table>
      <text:h text:outline-level="2"><text:bookmark text:name="TEI.hi"/>&lt;hi&gt;</text:h>
      <table:table table:name="table43" table:style-name="Table1">
        <table:table-column table:style-name="Table1.col1"/>
        <table:table-column table:style-name="Table2.col2"/>
        <table:table-row>
          <table:table-cell table:number-columns-spanned="2">
            <text:p><text:span text:style-name="Highlight">&lt;hi&gt; </text:span>(<text:span>Mise en valeur</text:span>) <text:span/> [<text:a xlink:type="simple" xlink:href="http://www.tei-c.org/release/doc/tei-p5-doc/en/html/CO.html#COHQHE">3.3.2.2. Emphatic Words and Phrases</text:a> <text:a xlink:type="simple" xlink:href="http://www.tei-c.org/release/doc/tei-p5-doc/en/html/CO.html#COHQH">3.3.2. Emphasis, Foreign Words, and Unusual Language</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text:span>rend</text:span>, @style, @rendition) att.global.change (@change) att.global.responsibility (@cert, @resp) </text:p>
            <table:table table:name="table44" table:style-name="Table1">
              <table:table-column table:style-name="Table1.col1"/>
              <table:table-column table:style-name="Table2.col2"/>
              <table:table-row>
                <table:table-cell>
                  <text:p>rend</text:p>
                </table:table-cell>
                <table:table-cell>
                  <text:p>(<text:span>rendition</text:span>) <text:span>indicates how the element in question was rendered or presented in the source text.</text:span></text:p>
                  <table:table table:name="table45" table:style-name="Table1">
                    <table:table-column table:style-name="Table1.col1"/>
                    <table:table-column table:style-name="Table2.col2"/>
                    <table:table-row>
                      <table:table-cell>
                        <text:p><text:span text:style-name="Highlight">Derived from</text:span></text:p>
                      </table:table-cell>
                      <table:table-cell>
                        <text:p>att.global.rendition</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row>
                      <table:table-cell>
                        <text:p><text:span text:style-name="Highlight">Legal values are:</text:span></text:p>
                      </table:table-cell>
                      <table:table-cell>
                        <text:p text:style-name="List_20_Heading">rubricated</text:p>
                        <text:p text:style-name="List_20_Contents"/>
                        <text:p text:style-name="List_20_Heading">decorated-initial</text:p>
                        <text:p text:style-name="List_20_Contents"/>
                        <text:p text:style-name="List_20_Heading">decorated-initialblue</text:p>
                        <text:p text:style-name="List_20_Contents"/>
                        <text:p text:style-name="List_20_Heading">orig</text:p>
                        <text:p text:style-name="List_20_Contents"/>
                        <text:p text:style-name="List_20_Heading">reg</text:p>
                        <text:p text:style-name="List_20_Contents"/>
                        <text:p text:style-name="List_20_Heading">italic</text:p>
                        <text:p text:style-name="List_20_Contents"/>
                        <text:p text:style-name="List_20_Heading">green</text:p>
                        <text:p text:style-name="List_20_Contents"/>
                        <text:p text:style-name="List_20_Heading">title</text:p>
                        <text:p text:style-name="List_20_Contents"/>
                        <text:p text:style-name="List_20_Heading">exp</text:p>
                        <text:p text:style-name="List_20_Contents"/>
                      </table:table-cell>
                    </table:table-row>
                  </table:table>
                </table:table-cell>
              </table:table-row>
            </table:table>
          </table:table-cell>
        </table:table-row>
        <table:table-row>
          <table:table-cell>
            <text:p><text:span text:style-name="Highlight">Member of</text:span></text:p>
          </table:table-cell>
          <table:table-cell>
            <text:p>model.hiLike</text:p>
          </table:table-cell>
        </table:table-row>
        <table:table-row>
          <table:table-cell>
            <text:p><text:span text:style-name="Highlight">Contained by</text:span></text:p>
          </table:table-cell>
          <table:table-cell>
            <text:p><text:span>core: </text:span><text:span>abbr author bibl corr date expan head hi l note orig p pubPlace publisher ref reg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hi</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ribute rend</text:p>
            <text:p text:style-name="Preformatted_20_Text">   {</text:p>
            <text:p text:style-name="Preformatted_20_Text">      list</text:p>
            <text:p text:style-name="Preformatted_20_Text">      {</text:p>
            <text:p text:style-name="Preformatted_20_Text">         (</text:p>
            <text:p text:style-name="Preformatted_20_Text">            "rubricated"</text:p>
            <text:p text:style-name="Preformatted_20_Text">          | "decorated-initial"</text:p>
            <text:p text:style-name="Preformatted_20_Text">          | "decorated-initialblue"</text:p>
            <text:p text:style-name="Preformatted_20_Text">          | "orig"</text:p>
            <text:p text:style-name="Preformatted_20_Text">          | "reg"</text:p>
            <text:p text:style-name="Preformatted_20_Text">          | "italic"</text:p>
            <text:p text:style-name="Preformatted_20_Text">          | "green"</text:p>
            <text:p text:style-name="Preformatted_20_Text">          | "title"</text:p>
            <text:p text:style-name="Preformatted_20_Text">          | "exp"</text:p>
            <text:p text:style-name="Preformatted_20_Text">         )+</text:p>
            <text:p text:style-name="Preformatted_20_Text">      }</text:p>
            <text:p text:style-name="Preformatted_20_Text">   },</text:p>
            <text:p text:style-name="Preformatted_20_Text">   macro.paraContent</text:p>
            <text:p text:style-name="Preformatted_20_Text">}</text:p>
          </table:table-cell>
        </table:table-row>
        <table:table-row>
          <table:table-cell>
            <text:p><text:span text:style-name="Highlight">Example</text:span></text:p>
          </table:table-cell>
          <table:table-cell>
            <text:p text:style-name="Preformatted_20_Text">&lt;hi rend="gothic"&gt;And this Indenture further witnesseth&lt;/hi&gt;</text:p>
            <text:p text:style-name="Preformatted_20_Text"> that the said &lt;hi rend="italic"&gt;Walter Shandy&lt;/hi&gt;, merchant,</text:p>
            <text:p text:style-name="Preformatted_20_Text"> in consideration of the said intended marriage ...</text:p>
          </table:table-cell>
        </table:table-row>
      </table:table>
      <text:h text:outline-level="2"><text:bookmark text:name="TEI.history"/>&lt;history&gt;</text:h>
      <table:table table:name="table46" table:style-name="Table1">
        <table:table-column table:style-name="Table1.col1"/>
        <table:table-column table:style-name="Table2.col2"/>
        <table:table-row>
          <table:table-cell table:number-columns-spanned="2">
            <text:p><text:span text:style-name="Highlight">&lt;history&gt; </text:span><text:span>groups elements describing the full history of a manuscript or manuscript part.</text:span> [<text:a xlink:type="simple" xlink:href="http://www.tei-c.org/release/doc/tei-p5-doc/en/html/ms.html#mshy">10.8. History</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msDesc</text:span></text:p>
          </table:table-cell>
        </table:table-row>
        <table:table-row>
          <table:table-cell>
            <text:p><text:span text:style-name="Highlight">May contain</text:span></text:p>
          </table:table-cell>
          <table:table-cell>
            <text:p><text:span>core: </text:span><text:span>p</text:span></text:p>
            <text:p><text:span>msdescription: </text:span><text:span>origin provenance</text:span></text:p>
          </table:table-cell>
        </table:table-row>
        <table:table-row>
          <table:table-cell>
            <text:p><text:span text:style-name="Highlight">Declaration</text:span></text:p>
          </table:table-cell>
          <table:table-cell>
            <text:p text:style-name="Preformatted_20_Text"/>
            <text:p text:style-name="Preformatted_20_Text">element history</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summary?, origin?, provenance*, acquisition? ) )</text:p>
            <text:p text:style-name="Preformatted_20_Text">}</text:p>
          </table:table-cell>
        </table:table-row>
        <table:table-row>
          <table:table-cell>
            <text:p><text:span text:style-name="Highlight">Example</text:span></text:p>
          </table:table-cell>
          <table:table-cell>
            <text:p text:style-name="Preformatted_20_Text">&lt;history&gt;</text:p>
            <text:p text:style-name="Preformatted_20_Text"> &lt;origin&gt;</text:p>
            <text:p text:style-name="Preformatted_20_Text">  &lt;p&gt;Written in Durham during the mid twelfth</text:p>
            <text:p text:style-name="Preformatted_20_Text">     century.&lt;/p&gt;</text:p>
            <text:p text:style-name="Preformatted_20_Text"> &lt;/origin&gt;</text:p>
            <text:p text:style-name="Preformatted_20_Text"> &lt;provenance&gt;</text:p>
            <text:p text:style-name="Preformatted_20_Text">  &lt;p&gt;Recorded in two medieval</text:p>
            <text:p text:style-name="Preformatted_20_Text">     catalogues of the books belonging to Durham Priory, made in 1391 and</text:p>
            <text:p text:style-name="Preformatted_20_Text">     1405.&lt;/p&gt;</text:p>
            <text:p text:style-name="Preformatted_20_Text"> &lt;/provenance&gt;</text:p>
            <text:p text:style-name="Preformatted_20_Text"> &lt;provenance&gt;</text:p>
            <text:p text:style-name="Preformatted_20_Text">  &lt;p&gt;Given to W. Olleyf by William Ebchester, Prior (1446-56)</text:p>
            <text:p text:style-name="Preformatted_20_Text">     and later belonged to Henry Dalton, Prior of Holy Island (Lindisfarne)</text:p>
            <text:p text:style-name="Preformatted_20_Text">     according to inscriptions on ff. 4v and 5.&lt;/p&gt;</text:p>
            <text:p text:style-name="Preformatted_20_Text"> &lt;/provenance&gt;</text:p>
            <text:p text:style-name="Preformatted_20_Text"> &lt;acquisition&gt;</text:p>
            <text:p text:style-name="Preformatted_20_Text">  &lt;p&gt;Presented to Trinity College in 1738 by</text:p>
            <text:p text:style-name="Preformatted_20_Text">     Thomas Gale and his son Roger.&lt;/p&gt;</text:p>
            <text:p text:style-name="Preformatted_20_Text"> &lt;/acquisition&gt;</text:p>
            <text:p text:style-name="Preformatted_20_Text">&lt;/history&gt;</text:p>
          </table:table-cell>
        </table:table-row>
      </table:table>
      <text:h text:outline-level="2"><text:bookmark text:name="TEI.idno"/>&lt;idno&gt;</text:h>
      <table:table table:name="table47" table:style-name="Table1">
        <table:table-column table:style-name="Table1.col1"/>
        <table:table-column table:style-name="Table2.col2"/>
        <table:table-row>
          <table:table-cell table:number-columns-spanned="2">
            <text:p><text:span text:style-name="Highlight">&lt;idno&gt; </text:span>(<text:span>identifier</text:span>) <text:span>supplies any form of identifier used to identify some object, such as a bibliographic item, a person, a title, an organization, etc. in a standardized way.</text:span> [<text:a xlink:type="simple" xlink:href="http://www.tei-c.org/release/doc/tei-p5-doc/en/html/HD.html#HD24">2.2.4. Publication, Distribution, Licensing, etc.</text:a> <text:a xlink:type="simple" xlink:href="http://www.tei-c.org/release/doc/tei-p5-doc/en/html/HD.html#HD26">2.2.5. The Series Statement</text:a> <text:a xlink:type="simple" xlink:href="http://www.tei-c.org/release/doc/tei-p5-doc/en/html/CO.html#COBICOI">3.11.2.4. Imprint, Size of a Document, and Reprint Inform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sortable (<text:span text:style-name="Emphasis">@sortKey</text:span>) 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nameLike model.personPart model.publicationStmtPart.detail </text:p>
          </table:table-cell>
        </table:table-row>
        <table:table-row>
          <table:table-cell>
            <text:p><text:span text:style-name="Highlight">Contained by</text:span></text:p>
          </table:table-cell>
          <table:table-cell>
            <text:p><text:span>core: </text:span><text:span>abbr author bibl corr date expan head hi l note orig p pubPlace publisher ref reg said sic title</text:span></text:p>
            <text:p><text:span>header: </text:span><text:span>extent idno licence publicationStmt scriptNote</text:span></text:p>
            <text:p><text:span>linking: </text:span><text:span>seg</text:span></text:p>
            <text:p><text:span>msdescription: </text:span><text:span>explicit foliation incipit layout msIdentifier origDate origin provenance support</text:span></text:p>
            <text:p><text:span>namesdates: </text:span><text:span>birth country death persName person place placeName settlement surname</text:span></text:p>
            <text:p><text:span>textcrit: </text:span><text:span>lem rdg</text:span></text:p>
          </table:table-cell>
        </table:table-row>
        <table:table-row>
          <table:table-cell>
            <text:p><text:span text:style-name="Highlight">May contain</text:span></text:p>
          </table:table-cell>
          <table:table-cell>
            <text:p><text:span>header: </text:span><text:span>idno</text:span></text:p>
          </table:table-cell>
        </table:table-row>
        <table:table-row>
          <table:table-cell>
            <text:p><text:span text:style-name="Highlight">Declaration</text:span></text:p>
          </table:table-cell>
          <table:table-cell>
            <text:p text:style-name="Preformatted_20_Text"/>
            <text:p text:style-name="Preformatted_20_Text">element idno</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ortable.attributes,</text:p>
            <text:p text:style-name="Preformatted_20_Text">   ( text | model.gLike | idno )*</text:p>
            <text:p text:style-name="Preformatted_20_Text">}</text:p>
          </table:table-cell>
        </table:table-row>
        <table:table-row>
          <table:table-cell>
            <text:p><text:span text:style-name="Highlight">Example</text:span></text:p>
          </table:table-cell>
          <table:table-cell>
            <text:p text:style-name="Preformatted_20_Text">&lt;idno type="ISBN"&gt;978-1-906964-22-1&lt;/idno&gt;</text:p>
            <text:p text:style-name="Preformatted_20_Text">&lt;idno type="ISSN"&gt;0143-3385&lt;/idno&gt;</text:p>
            <text:p text:style-name="Preformatted_20_Text">&lt;idno type="DOI"&gt;10.1000/123&lt;/idno&gt;</text:p>
            <text:p text:style-name="Preformatted_20_Text">&lt;idno type="URI"&gt;http://www.worldcat.org/oclc/185922478&lt;/idno&gt;</text:p>
            <text:p text:style-name="Preformatted_20_Text">&lt;idno type="URI"&gt;http://authority.nzetc.org/463/&lt;/idno&gt;</text:p>
            <text:p text:style-name="Preformatted_20_Text">&lt;idno type="LT"&gt;Thomason Tract E.537(17)&lt;/idno&gt;</text:p>
            <text:p text:style-name="Preformatted_20_Text">&lt;idno type="Wing"&gt;C695&lt;/idno&gt;</text:p>
            <text:p text:style-name="Preformatted_20_Text">&lt;idno type="oldCat"&gt;</text:p>
            <text:p text:style-name="Preformatted_20_Text"> &lt;g ref="#sym"/&gt;345</text:p>
            <text:p text:style-name="Preformatted_20_Text">&lt;/idno&gt;</text:p>
            <text:p>In the last case, the identifier includes a non-Unicode character which is defined elsewhere by means of a &lt;glyph&gt; or &lt;char&gt; element referenced here as <text:span text:style-name="User_20_Entry">#sym</text:span>.</text:p>
          </table:table-cell>
        </table:table-row>
        <table:table-row>
          <table:table-cell>
            <text:p><text:span text:style-name="Highlight">Note</text:span></text:p>
          </table:table-cell>
          <table:table-cell>
            <text:p>&lt;idno&gt; should be used for labels which identify an object or concept in a formal cataloguing system such as a database or an RDF store, or in a distributed system such as the World Wide Web. Some suggested values for <text:span text:style-name="Emphasis">type</text:span> on &lt;idno&gt; are <text:span text:style-name="User_20_Entry">ISBN</text:span>, <text:span text:style-name="User_20_Entry">ISSN</text:span>, <text:span text:style-name="User_20_Entry">DOI</text:span>, and <text:span text:style-name="User_20_Entry">URI</text:span>.</text:p>
          </table:table-cell>
        </table:table-row>
      </table:table>
      <text:h text:outline-level="2"><text:bookmark text:name="TEI.incipit"/>&lt;incipit&gt;</text:h>
      <table:table table:name="table48" table:style-name="Table1">
        <table:table-column table:style-name="Table1.col1"/>
        <table:table-column table:style-name="Table2.col2"/>
        <table:table-row>
          <table:table-cell table:number-columns-spanned="2">
            <text:p><text:span text:style-name="Highlight">&lt;incipit&gt; </text:span><text:span>contains the <text:span text:style-name="Emphasis">incipit</text:span> of a manuscript item, that is the opening words of the text proper, exclusive of any <text:span text:style-name="Emphasis">rubric</text:span> which might precede it, of sufficient length to identify the work uniquely; such incipits were, in former times, frequently used a means of reference to a work, in place of a title.</text:span> [<text:a xlink:type="simple" xlink:href="http://www.tei-c.org/release/doc/tei-p5-doc/en/html/ms.html#mscoit">10.6.1. The msItem and msItemStruct Element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msExcerpt (<text:span text:style-name="Emphasis">@defective</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Contained by</text:span></text:p>
          </table:table-cell>
          <table:table-cell>
            <text:p><text:span>msdescription: </text:span><text:span>msItemStruct</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incipi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msExcerpt.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incipit&gt;Pater noster qui es in celis&lt;/incipit&gt;</text:p>
            <text:p text:style-name="Preformatted_20_Text">&lt;incipit defective="true"&gt;tatem dedit hominibus alleluia.&lt;/incipit&gt;</text:p>
            <text:p text:style-name="Preformatted_20_Text">&lt;incipit type="biblical"&gt;Ghif ons huden onse dagelix broet&lt;/incipit&gt;</text:p>
            <text:p text:style-name="Preformatted_20_Text">&lt;incipit&gt;O ongehoerde gewerdighe christi&lt;/incipit&gt;</text:p>
            <text:p text:style-name="Preformatted_20_Text">&lt;incipit type="lemma"&gt;Firmiter&lt;/incipit&gt;</text:p>
            <text:p text:style-name="Preformatted_20_Text">&lt;incipit&gt;Ideo dicit firmiter quia ordo fidei nostre probari non potest&lt;/incipit&gt;</text:p>
          </table:table-cell>
        </table:table-row>
      </table:table>
      <text:h text:outline-level="2"><text:bookmark text:name="TEI.l"/>&lt;l&gt;</text:h>
      <table:table table:name="table49" table:style-name="Table1">
        <table:table-column table:style-name="Table1.col1"/>
        <table:table-column table:style-name="Table2.col2"/>
        <table:table-row>
          <table:table-cell table:number-columns-spanned="2">
            <text:p><text:span text:style-name="Highlight">&lt;l&gt; </text:span>(<text:span>Vers</text:span>) <text:span>permet de signaler les vers.</text:span> [<text:a xlink:type="simple" xlink:href="http://www.tei-c.org/release/doc/tei-p5-doc/en/html/CO.html#COVE">3.12.1. Core Tags for Verse</text:a> <text:a xlink:type="simple" xlink:href="http://www.tei-c.org/release/doc/tei-p5-doc/en/html/CO.html#CODV">3.12. Passages of Verse or Drama</text:a> <text:a xlink:type="simple" xlink:href="http://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text:span>n</text:span>, @xml:id, @xml:lang, @xml:base, @xml:space) att.global.rendition (@rend, @style, @rendition) att.global.change (@change) att.global.responsibility (@cert, @resp) </text:p>
            <table:table table:name="table50"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51"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
                </table:table-cell>
              </table:table-row>
            </table:table>
          </table:table-cell>
        </table:table-row>
        <table:table-row>
          <table:table-cell>
            <text:p><text:span text:style-name="Highlight">Member of</text:span></text:p>
          </table:table-cell>
          <table:table-cell>
            <text:p>macro.paraContent model.lLike</text:p>
          </table:table-cell>
        </table:table-row>
        <table:table-row>
          <table:table-cell>
            <text:p><text:span text:style-name="Highlight">Contained by</text:span></text:p>
          </table:table-cell>
          <table:table-cell>
            <text:p><text:span>core: </text:span><text:span>corr head hi l lg note orig p ref reg said sic title</text:span></text:p>
            <text:p><text:span>header: </text:span><text:span>licence scriptNote</text:span></text:p>
            <text:p><text:span>linking: </text:span><text:span>seg</text:span></text:p>
            <text:p><text:span>msdescription: </text:span><text:span>foliation layout origin provenance support</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l</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ribute n { data.text },</text:p>
            <text:p text:style-name="Preformatted_20_Text">   macro.paraContent</text:p>
            <text:p text:style-name="Preformatted_20_Text">}</text:p>
          </table:table-cell>
        </table:table-row>
        <table:table-row>
          <table:table-cell>
            <text:p><text:span text:style-name="Highlight">Schematron</text:span></text:p>
          </table:table-cell>
          <table:table-cell>
            <text:p>
&lt;s:rule context="tei:l[@n]"&gt;
&lt;s:assert test="number(@n) = number(preceding-sibling::tei:l[1]/@n) + 1 or count(preceding-sibling::tei:l[1]/@n) 
 = 0"&gt; value of @n is wrong &lt;/s:assert&gt;
&lt;/s:rule&gt;</text:p>
          </table:table-cell>
        </table:table-row>
        <table:table-row>
          <table:table-cell>
            <text:p><text:span text:style-name="Highlight">Example</text:span></text:p>
          </table:table-cell>
          <table:table-cell>
            <text:p text:style-name="Preformatted_20_Text">&lt;l met="x/x/x/x/x/" real="/xx/x/x/x/"&gt;Shall I compare thee to a summer's day?&lt;/l&gt;</text:p>
          </table:table-cell>
        </table:table-row>
      </table:table>
      <text:h text:outline-level="2"><text:bookmark text:name="TEI.layout"/>&lt;layout&gt;</text:h>
      <table:table table:name="table52" table:style-name="Table1">
        <table:table-column table:style-name="Table1.col1"/>
        <table:table-column table:style-name="Table2.col2"/>
        <table:table-row>
          <table:table-cell table:number-columns-spanned="2">
            <text:p><text:span text:style-name="Highlight">&lt;layout&gt; </text:span><text:span>describes how text is laid out on the page, including information about any ruling, pricking, or other evidence of page-preparation techniques.</text:span> [<text:a xlink:type="simple" xlink:href="http://www.tei-c.org/release/doc/tei-p5-doc/en/html/ms.html#msph2">10.7.2. Writing, Decoration, and Other Notat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text:p>
            <table:table table:name="table53" table:style-name="Table1">
              <table:table-column table:style-name="Table1.col1"/>
              <table:table-column table:style-name="Table2.col2"/>
              <table:table-row>
                <table:table-cell>
                  <text:p>columns</text:p>
                </table:table-cell>
                <table:table-cell>
                  <text:p><text:span>specifies the number of columns per page</text:span></text:p>
                  <table:table table:name="table5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2 <text:span>occurrences of</text:span> </text:p>
                        <text:p text:style-name="Preformatted_20_Text"/>
                        <text:p text:style-name="Preformatted_20_Text">data.count</text:p>
                        <text:p><text:span>separated by whitespace</text:span></text:p>
                      </table:table-cell>
                    </table:table-row>
                    <table:table-row>
                      <table:table-cell>
                        <text:p><text:span text:style-name="Highlight">Note</text:span></text:p>
                      </table:table-cell>
                      <table:table-cell>
                        <text:p>If a single number is given, all pages have this number of columns. If two numbers are given, the number of columns per page varies between the values supplied.</text:p>
                      </table:table-cell>
                    </table:table-row>
                  </table:table>
                </table:table-cell>
              </table:table-row>
              <table:table-row>
                <table:table-cell>
                  <text:p>writtenLines</text:p>
                </table:table-cell>
                <table:table-cell>
                  <text:p><text:span>specifies the number of written lines per column</text:span></text:p>
                  <table:table table:name="table5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2 <text:span>occurrences of</text:span> </text:p>
                        <text:p text:style-name="Preformatted_20_Text"/>
                        <text:p text:style-name="Preformatted_20_Text">data.count</text:p>
                        <text:p><text:span>separated by whitespace</text:span></text:p>
                      </table:table-cell>
                    </table:table-row>
                    <table:table-row>
                      <table:table-cell>
                        <text:p><text:span text:style-name="Highlight">Note</text:span></text:p>
                      </table:table-cell>
                      <table:table-cell>
                        <text:p>If a single number is given, all columns have this number of written lines. If two numbers are given, the number of written lines per column varies between the values supplied.</text:p>
                      </table:table-cell>
                    </table:table-row>
                  </table:table>
                </table:table-cell>
              </table:table-row>
            </table:table>
          </table:table-cell>
        </table:table-row>
        <table:table-row>
          <table:table-cell>
            <text:p><text:span text:style-name="Highlight">Contained by</text:span></text:p>
          </table:table-cell>
          <table:table-cell>
            <text:p><text:span>msdescription: </text:span><text:span>layoutDesc</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layou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ribute columns { list { data.count, data.count? } }?,</text:p>
            <text:p text:style-name="Preformatted_20_Text">   attribute writtenLines { list { data.count, data.count? } }?,</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layout columns="1" ruledLines="25 32"&gt;Most pages have between 25 and 32 long lines ruled in lead.&lt;/layout&gt;</text:p>
          </table:table-cell>
        </table:table-row>
        <table:table-row>
          <table:table-cell>
            <text:p><text:span text:style-name="Highlight">Example</text:span></text:p>
          </table:table-cell>
          <table:table-cell>
            <text:p text:style-name="Preformatted_20_Text">&lt;layout columns="2" ruledLines="42"&gt;</text:p>
            <text:p text:style-name="Preformatted_20_Text"> &lt;p&gt;2 columns of 42 lines ruled in ink, with central rule</text:p>
            <text:p text:style-name="Preformatted_20_Text">   between the columns.&lt;/p&gt;</text:p>
            <text:p text:style-name="Preformatted_20_Text">&lt;/layout&gt;</text:p>
          </table:table-cell>
        </table:table-row>
        <table:table-row>
          <table:table-cell>
            <text:p><text:span text:style-name="Highlight">Example</text:span></text:p>
          </table:table-cell>
          <table:table-cell>
            <text:p text:style-name="Preformatted_20_Text">&lt;layout columns="1 2" writtenLines="40 50"&gt;</text:p>
            <text:p text:style-name="Preformatted_20_Text"> &lt;p&gt;Some pages have 2 columns, with central rule</text:p>
            <text:p text:style-name="Preformatted_20_Text">   between the columns; each column with between 40 and 50 lines of writing.&lt;/p&gt;</text:p>
            <text:p text:style-name="Preformatted_20_Text">&lt;/layout&gt;</text:p>
          </table:table-cell>
        </table:table-row>
      </table:table>
      <text:h text:outline-level="2"><text:bookmark text:name="TEI.layoutDesc"/>&lt;layoutDesc&gt;</text:h>
      <table:table table:name="table56" table:style-name="Table1">
        <table:table-column table:style-name="Table1.col1"/>
        <table:table-column table:style-name="Table2.col2"/>
        <table:table-row>
          <table:table-cell table:number-columns-spanned="2">
            <text:p><text:span text:style-name="Highlight">&lt;layoutDesc&gt; </text:span>(<text:span>layout description</text:span>) <text:span>collects the set of layout descriptions applicable to a manuscript.</text:span> [<text:a xlink:type="simple" xlink:href="http://www.tei-c.org/release/doc/tei-p5-doc/en/html/ms.html#msph2">10.7.2. Writing, Decoration, and Other Notat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objectDesc</text:span></text:p>
          </table:table-cell>
        </table:table-row>
        <table:table-row>
          <table:table-cell>
            <text:p><text:span text:style-name="Highlight">May contain</text:span></text:p>
          </table:table-cell>
          <table:table-cell>
            <text:p><text:span>core: </text:span><text:span>p</text:span></text:p>
            <text:p><text:span>msdescription: </text:span><text:span>layout</text:span></text:p>
          </table:table-cell>
        </table:table-row>
        <table:table-row>
          <table:table-cell>
            <text:p><text:span text:style-name="Highlight">Declaration</text:span></text:p>
          </table:table-cell>
          <table:table-cell>
            <text:p text:style-name="Preformatted_20_Text"/>
            <text:p text:style-name="Preformatted_20_Text">element layou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summary?, layout+ ) )</text:p>
            <text:p text:style-name="Preformatted_20_Text">}</text:p>
          </table:table-cell>
        </table:table-row>
        <table:table-row>
          <table:table-cell>
            <text:p><text:span text:style-name="Highlight">Example</text:span></text:p>
          </table:table-cell>
          <table:table-cell>
            <text:p text:style-name="Preformatted_20_Text">&lt;layoutDesc&gt;</text:p>
            <text:p text:style-name="Preformatted_20_Text"> &lt;p&gt;Most pages have between 25 and 32 long lines ruled in lead.&lt;/p&gt;</text:p>
            <text:p text:style-name="Preformatted_20_Text">&lt;/layoutDesc&gt;</text:p>
          </table:table-cell>
        </table:table-row>
        <table:table-row>
          <table:table-cell>
            <text:p><text:span text:style-name="Highlight">Example</text:span></text:p>
          </table:table-cell>
          <table:table-cell>
            <text:p text:style-name="Preformatted_20_Text">&lt;layoutDesc&gt;</text:p>
            <text:p text:style-name="Preformatted_20_Text"> &lt;layout columns="2" ruledLines="42"&gt;</text:p>
            <text:p text:style-name="Preformatted_20_Text">  &lt;p&gt;</text:p>
            <text:p text:style-name="Preformatted_20_Text">   &lt;locus from="f12r" to="f15v"/&gt;</text:p>
            <text:p text:style-name="Preformatted_20_Text">     2 columns of 42 lines pricked and ruled in ink, with</text:p>
            <text:p text:style-name="Preformatted_20_Text">     central rule between the columns.&lt;/p&gt;</text:p>
            <text:p text:style-name="Preformatted_20_Text"> &lt;/layout&gt;</text:p>
            <text:p text:style-name="Preformatted_20_Text"> &lt;layout columns="3"&gt;</text:p>
            <text:p text:style-name="Preformatted_20_Text">  &lt;p xml:lang="zh-TW"&gt;</text:p>
            <text:p text:style-name="Preformatted_20_Text">   &lt;locus from="f16"/&gt;小孔的三欄可見.&lt;/p&gt;</text:p>
            <text:p text:style-name="Preformatted_20_Text"> &lt;/layout&gt;</text:p>
            <text:p text:style-name="Preformatted_20_Text">&lt;/layoutDesc&gt;</text:p>
          </table:table-cell>
        </table:table-row>
      </table:table>
      <text:h text:outline-level="2"><text:bookmark text:name="TEI.lb"/>&lt;lb/&gt;</text:h>
      <table:table table:name="table57" table:style-name="Table1">
        <table:table-column table:style-name="Table1.col1"/>
        <table:table-column table:style-name="Table2.col2"/>
        <table:table-row>
          <table:table-cell table:number-columns-spanned="2">
            <text:p><text:span text:style-name="Highlight">&lt;lb/&gt; </text:span>(<text:span>Saut de ligne</text:span>) <text:span/> [<text:a xlink:type="simple" xlink:href="http://www.tei-c.org/release/doc/tei-p5-doc/en/html/CO.html#CORS5">3.10.3. Milestone Elements</text:a> <text:a xlink:type="simple" xlink:href="http://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edition (<text:span text:style-name="Emphasis">@ed</text:span>, <text:span text:style-name="Emphasis">@edRef</text:span>) att.spanning (<text:span text:style-name="Emphasis">@spanTo</text:span>) att.breaking (<text:span text:style-name="Emphasis">@break</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milestoneLike</text:p>
          </table:table-cell>
        </table:table-row>
        <table:table-row>
          <table:table-cell>
            <text:p><text:span text:style-name="Highlight">Contained by</text:span></text:p>
          </table:table-cell>
          <table:table-cell>
            <text:p><text:span>core: </text:span><text:span>abbr author bibl corr date expan head hi l lg listBibl note orig p pubPlace publisher ref reg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erson placeName settlement surname</text:span></text:p>
            <text:p><text:span>textcrit: </text:span><text:span>app lem rdg</text:span></text:p>
            <text:p><text:span>textstructure: </text:span><text:span>body div text</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Declaration</text:span></text:p>
          </table:table-cell>
          <table:table-cell>
            <text:p text:style-name="Preformatted_20_Text"/>
            <text:p text:style-name="Preformatted_20_Text">element lb</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edition.attributes,</text:p>
            <text:p text:style-name="Preformatted_20_Text">   att.spanning.attributes,</text:p>
            <text:p text:style-name="Preformatted_20_Text">   att.breaking.attributes,</text:p>
            <text:p text:style-name="Preformatted_20_Text">   empty</text:p>
            <text:p text:style-name="Preformatted_20_Text">}</text:p>
          </table:table-cell>
        </table:table-row>
        <table:table-row>
          <table:table-cell>
            <text:p><text:span text:style-name="Highlight">Example</text:span></text:p>
          </table:table-cell>
          <table:table-cell>
            <text:p>This example shows typographical line breaks within metrical lines, where they occur at different places in different editions:</text:p>
            <text:p text:style-name="Preformatted_20_Text">&lt;l&gt;Of Mans First Disobedience,&lt;lb ed="1674"/&gt; and&lt;lb ed="1667"/&gt; the Fruit&lt;/l&gt;</text:p>
            <text:p text:style-name="Preformatted_20_Text">&lt;l&gt;Of that Forbidden Tree, whose&lt;lb ed="1667 1674"/&gt; mortal tast&lt;/l&gt;</text:p>
            <text:p text:style-name="Preformatted_20_Text">&lt;l&gt;Brought Death into the World,&lt;lb ed="1667"/&gt; and all&lt;lb ed="1674"/&gt; our woe,&lt;/l&gt;</text:p>
          </table:table-cell>
        </table:table-row>
        <table:table-row>
          <table:table-cell>
            <text:p><text:span text:style-name="Highlight">Example</text:span></text:p>
          </table:table-cell>
          <table:table-cell>
            <text:p>This example encodes typographical line breaks as a means of preserving the visual appearance of a title page. The <text:span text:style-name="Emphasis">break</text:span> attribute is used to show that the line break does not (as elsewhere) mark the start of a new word.</text:p>
            <text:p text:style-name="Preformatted_20_Text">&lt;titlePart&gt;</text:p>
            <text:p text:style-name="Preformatted_20_Text"> &lt;lb/&gt;With Additions, ne-&lt;lb break="no"/&gt;ver before Printed.</text:p>
            <text:p text:style-name="Preformatted_20_Text">&lt;/titlePart&gt;</text:p>
          </table:table-cell>
        </table:table-row>
        <table:table-row>
          <table:table-cell>
            <text:p><text:span text:style-name="Highlight">Note</text:span></text:p>
          </table:table-cell>
          <table:table-cell>
            <text:p>By convention, &lt;lb/&gt; elements should appear at the point in the text where a new line starts. The <text:span text:style-name="Emphasis">n</text:span> attribute, if used, indicates the number or other value associated with the text between this point and the next &lt;lb/&gt; element, typically the sequence number of the line within the page, or other appropriate unit. This element is intended to be used for marking actual line breaks on a manuscript or printed page, at the point where they occur; it should not be used to tag structural units such as lines of verse (for which the &lt;l&gt; element is available) except in circumstances where structural units cannot otherwise be marked.The <text:span text:style-name="Emphasis">type</text:span> attribute may be used to characterize the line break in any respect. The more specialized attributes <text:span text:style-name="Emphasis">break</text:span>, <text:span text:style-name="Emphasis">ed</text:span>, or <text:span text:style-name="Emphasis">edRef</text:span> should be preferred when the intent is to indicate whether or not the line break is word-breaking, or to note the source from which it derives.</text:p>
          </table:table-cell>
        </table:table-row>
      </table:table>
      <text:h text:outline-level="2"><text:bookmark text:name="TEI.lem"/>&lt;lem&gt;</text:h>
      <table:table table:name="table58" table:style-name="Table1">
        <table:table-column table:style-name="Table1.col1"/>
        <table:table-column table:style-name="Table2.col2"/>
        <table:table-row>
          <table:table-cell table:number-columns-spanned="2">
            <text:p><text:span text:style-name="Highlight">&lt;lem&gt; </text:span>(<text:span>Lemme</text:span>) <text:span>permet de signaler la leçon choisie dans le texte édité.</text:span> [<text:a xlink:type="simple" xlink:href="http://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textCritical (<text:span text:style-name="Emphasis">@cause</text:span>)  (att.source (<text:span text:style-name="Emphasis">@source</text:span>)) att.witnessed (<text:span text:style-name="Emphasis">@wit</text:span>) </text:p>
          </table:table-cell>
        </table:table-row>
        <table:table-row>
          <table:table-cell>
            <text:p><text:span text:style-name="Highlight">Contained by</text:span></text:p>
          </table:table-cell>
          <table:table-cell>
            <text:p><text:span>textcrit: </text:span><text:span>app</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b listBibl note orig pb ref reg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lem</text:p>
            <text:p text:style-name="Preformatted_20_Text">{</text:p>
            <text:p text:style-name="Preformatted_20_Text">   att.global.attributes,</text:p>
            <text:p text:style-name="Preformatted_20_Text">   att.textCritical.attributes,</text:p>
            <text:p text:style-name="Preformatted_20_Text">   att.witnessed.attributes,</text:p>
            <text:p text:style-name="Preformatted_20_Text">   (</text:p>
            <text:p text:style-name="Preformatted_20_Text">      text</text:p>
            <text:p text:style-name="Preformatted_20_Text">    | model.gLike</text:p>
            <text:p text:style-name="Preformatted_20_Text">    | model.phrase</text:p>
            <text:p text:style-name="Preformatted_20_Text">    | model.inter</text:p>
            <text:p text:style-name="Preformatted_20_Text">    | model.global</text:p>
            <text:p text:style-name="Preformatted_20_Text">    | model.rdgPart</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app&gt;</text:p>
            <text:p text:style-name="Preformatted_20_Text"> &lt;lem wit="#El #Hg"&gt;Experience&lt;/lem&gt;</text:p>
            <text:p text:style-name="Preformatted_20_Text"> &lt;rdg wit="#La" type="substantive"&gt;Experiment&lt;/rdg&gt;</text:p>
            <text:p text:style-name="Preformatted_20_Text"> &lt;rdg wit="#Ra2" type="substantive"&gt;Eryment&lt;/rdg&gt;</text:p>
            <text:p text:style-name="Preformatted_20_Text">&lt;/app&gt;</text:p>
          </table:table-cell>
        </table:table-row>
        <table:table-row>
          <table:table-cell>
            <text:p><text:span text:style-name="Highlight">Note</text:span></text:p>
          </table:table-cell>
          <table:table-cell>
            <text:p>The term <text:span text:style-name="Emphasis">lemma</text:span> is used in text criticism to describe the reading in the text itself (as opposed to those in the apparatus); this usage is distinct from that of mathematics (where a lemma is a major step in a proof) and natural-language processing (where a lemma is the dictionary form associated with an inflected form in the running text).</text:p>
          </table:table-cell>
        </table:table-row>
      </table:table>
      <text:h text:outline-level="2"><text:bookmark text:name="TEI.lg"/>&lt;lg&gt;</text:h>
      <table:table table:name="table59" table:style-name="Table1">
        <table:table-column table:style-name="Table1.col1"/>
        <table:table-column table:style-name="Table2.col2"/>
        <table:table-row>
          <table:table-cell table:number-columns-spanned="2">
            <text:p><text:span text:style-name="Highlight">&lt;lg&gt; </text:span>(<text:span>Ensemble de vers</text:span>) <text:span>permet de regrouper entre eux des vers.</text:span> [<text:a xlink:type="simple" xlink:href="http://www.tei-c.org/release/doc/tei-p5-doc/en/html/CO.html#COVE">3.12.1. Core Tags for Verse</text:a> <text:a xlink:type="simple" xlink:href="http://www.tei-c.org/release/doc/tei-p5-doc/en/html/CO.html#CODV">3.12. Passages of Verse or Drama</text:a> <text:a xlink:type="simple" xlink:href="http://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declaring (<text:span text:style-name="Emphasis">@decls</text:span>) att.global (<text:span>n</text:span>, @xml:id, @xml:lang, @xml:base, @xml:space) att.global.rendition (@rend, @style, @rendition) att.global.change (@change) att.global.responsibility (@cert, @resp) att.typed (<text:span>type</text:span>, @subtype) </text:p>
            <table:table table:name="table60"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61"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
                </table:table-cell>
              </table:table-row>
            </table:table>
          </table:table-cell>
        </table:table-row>
        <table:table-row>
          <table:table-cell>
            <text:p><text:span text:style-name="Highlight">Member of</text:span></text:p>
          </table:table-cell>
          <table:table-cell>
            <text:p>macro.paraContent model.divPart</text:p>
          </table:table-cell>
        </table:table-row>
        <table:table-row>
          <table:table-cell>
            <text:p><text:span text:style-name="Highlight">Contained by</text:span></text:p>
          </table:table-cell>
          <table:table-cell>
            <text:p><text:span>core: </text:span><text:span>corr head hi l lg note orig p ref reg said sic title</text:span></text:p>
            <text:p><text:span>header: </text:span><text:span>licence scriptNote</text:span></text:p>
            <text:p><text:span>linking: </text:span><text:span>seg</text:span></text:p>
            <text:p><text:span>msdescription: </text:span><text:span>foliation layout origin provenance support</text:span></text:p>
            <text:p><text:span>textstructure: </text:span><text:span>body div</text:span></text:p>
          </table:table-cell>
        </table:table-row>
        <table:table-row>
          <table:table-cell>
            <text:p><text:span text:style-name="Highlight">May contain</text:span></text:p>
          </table:table-cell>
          <table:table-cell>
            <text:p><text:span>core: </text:span><text:span>cb head l lb lg note pb</text:span></text:p>
          </table:table-cell>
        </table:table-row>
        <table:table-row>
          <table:table-cell>
            <text:p><text:span text:style-name="Highlight">Declaration</text:span></text:p>
          </table:table-cell>
          <table:table-cell>
            <text:p text:style-name="Preformatted_20_Text"/>
            <text:p text:style-name="Preformatted_20_Text">element lg</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declaring.attributes,</text:p>
            <text:p text:style-name="Preformatted_20_Text">   attribute n { data.text },</text:p>
            <text:p text:style-name="Preformatted_20_Text">   (</text:p>
            <text:p text:style-name="Preformatted_20_Text">      ( model.divTop | model.global )*,</text:p>
            <text:p text:style-name="Preformatted_20_Text">      ( model.lLike | model.stageLike | model.labelLike | lg ),</text:p>
            <text:p text:style-name="Preformatted_20_Text">      ( model.lLike | model.stageLike | model.labelLike | model.global | lg )*,</text:p>
            <text:p text:style-name="Preformatted_20_Text">      ( ( model.divBottom ), model.global* )*</text:p>
            <text:p text:style-name="Preformatted_20_Text">   )</text:p>
            <text:p text:style-name="Preformatted_20_Text">}</text:p>
          </table:table-cell>
        </table:table-row>
        <table:table-row>
          <table:table-cell>
            <text:p><text:span text:style-name="Highlight">Schematron</text:span></text:p>
          </table:table-cell>
          <table:table-cell>
            <text:p>
&lt;s:rule context="tei:lg[@n]"&gt;
&lt;s:assert test="number(@n) = number(preceding::tei:lg[1]/@n) + 1 or count(preceding::tei:lg[1]/@n) 
 = 0"&gt; value of @n is wrong &lt;/s:assert&gt;&lt;/s:rule&gt;</text:p>
          </table:table-cell>
        </table:table-row>
        <table:table-row>
          <table:table-cell>
            <text:p><text:span text:style-name="Highlight">Schematron</text:span></text:p>
          </table:table-cell>
          <table:table-cell>
            <text:p>
&lt;sch:assert test="count(descendant::tei:lg|descendant::tei:l|descendant::tei:gap) &gt; 
 0"&gt;An lg element
 must contain at least one child l, lg or gap element.&lt;/sch:assert&gt;</text:p>
          </table:table-cell>
        </table:table-row>
        <table:table-row>
          <table:table-cell>
            <text:p><text:span text:style-name="Highlight">Example</text:span></text:p>
          </table:table-cell>
          <table:table-cell>
            <text:p text:style-name="Preformatted_20_Text">&lt;lg type="free"&gt;</text:p>
            <text:p text:style-name="Preformatted_20_Text"> &lt;l&gt;Let me be my own fool&lt;/l&gt;</text:p>
            <text:p text:style-name="Preformatted_20_Text"> &lt;l&gt;of my own making, the sum of it&lt;/l&gt;</text:p>
            <text:p text:style-name="Preformatted_20_Text">&lt;/lg&gt;</text:p>
            <text:p text:style-name="Preformatted_20_Text">&lt;lg type="free"&gt;</text:p>
            <text:p text:style-name="Preformatted_20_Text"> &lt;l&gt;is equivocal.&lt;/l&gt;</text:p>
            <text:p text:style-name="Preformatted_20_Text"> &lt;l&gt;One says of the drunken farmer:&lt;/l&gt;</text:p>
            <text:p text:style-name="Preformatted_20_Text">&lt;/lg&gt;</text:p>
            <text:p text:style-name="Preformatted_20_Text">&lt;lg type="free"&gt;</text:p>
            <text:p text:style-name="Preformatted_20_Text"> &lt;l&gt;leave him lay off it. And this is&lt;/l&gt;</text:p>
            <text:p text:style-name="Preformatted_20_Text"> &lt;l&gt;the explanation.&lt;/l&gt;</text:p>
            <text:p text:style-name="Preformatted_20_Text">&lt;/lg&gt;</text:p>
          </table:table-cell>
        </table:table-row>
        <table:table-row>
          <table:table-cell>
            <text:p><text:span text:style-name="Highlight">Note</text:span></text:p>
          </table:table-cell>
          <table:table-cell>
            <text:p>contains verse lines or nested line groups only, possibly prefixed by a heading.</text:p>
          </table:table-cell>
        </table:table-row>
      </table:table>
      <text:h text:outline-level="2"><text:bookmark text:name="TEI.licence"/>&lt;licence&gt;</text:h>
      <table:table table:name="table62" table:style-name="Table1">
        <table:table-column table:style-name="Table1.col1"/>
        <table:table-column table:style-name="Table2.col2"/>
        <table:table-row>
          <table:table-cell table:number-columns-spanned="2">
            <text:p><text:span text:style-name="Highlight">&lt;licence&gt; </text:span><text:span>contains information about a licence or other legal agreement applicable to the text.</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pointing (<text:span text:style-name="Emphasis">@targetLang</text:span>, <text:span text:style-name="Emphasis">@target</text:span>, <text:span text:style-name="Emphasis">@evaluate</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text:p>
          </table:table-cell>
        </table:table-row>
        <table:table-row>
          <table:table-cell>
            <text:p><text:span text:style-name="Highlight">Member of</text:span></text:p>
          </table:table-cell>
          <table:table-cell>
            <text:p>model.availabilityPart</text:p>
          </table:table-cell>
        </table:table-row>
        <table:table-row>
          <table:table-cell>
            <text:p><text:span text:style-name="Highlight">Contained by</text:span></text:p>
          </table:table-cell>
          <table:table-cell>
            <text:p><text:span>header: </text:span><text:span>availability</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licence</text:p>
            <text:p text:style-name="Preformatted_20_Text">{</text:p>
            <text:p text:style-name="Preformatted_20_Text">   att.global.attributes,</text:p>
            <text:p text:style-name="Preformatted_20_Text">   att.pointing.attributes,</text:p>
            <text:p text:style-name="Preformatted_20_Text">   att.datable.attributes,</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licence target="http://www.nzetc.org/tm/scholarly/tei-NZETC-Help.html#licensing"&gt; Licence: Creative Commons Attribution-Share Alike 3.0 New Zealand Licence</text:p>
            <text:p text:style-name="Preformatted_20_Text">&lt;/licence&gt;</text:p>
          </table:table-cell>
        </table:table-row>
        <table:table-row>
          <table:table-cell>
            <text:p><text:span text:style-name="Highlight">Example</text:span></text:p>
          </table:table-cell>
          <table:table-cell>
            <text:p text:style-name="Preformatted_20_Text">&lt;availability&gt;</text:p>
            <text:p text:style-name="Preformatted_20_Text"> &lt;licence target="http://creativecommons.org/licenses/by/3.0/"</text:p>
            <text:p text:style-name="Preformatted_20_Text">  notBefore="2013-01-01"&gt;</text:p>
            <text:p text:style-name="Preformatted_20_Text">  &lt;p&gt;The Creative Commons Attribution 3.0 Unported (CC BY 3.0) Licence</text:p>
            <text:p text:style-name="Preformatted_20_Text">     applies to this document.&lt;/p&gt;</text:p>
            <text:p text:style-name="Preformatted_20_Text">  &lt;p&gt;The licence was added on January 1, 2013.&lt;/p&gt;</text:p>
            <text:p text:style-name="Preformatted_20_Text"> &lt;/licence&gt;</text:p>
            <text:p text:style-name="Preformatted_20_Text">&lt;/availability&gt;</text:p>
          </table:table-cell>
        </table:table-row>
        <table:table-row>
          <table:table-cell>
            <text:p><text:span text:style-name="Highlight">Note</text:span></text:p>
          </table:table-cell>
          <table:table-cell>
            <text:p>A &lt;licence&gt; element should be supplied for each licence agreement applicable to the text in question. The <text:span text:style-name="Emphasis">target</text:span> attribute may be used to reference a full version of the licence. The <text:span text:style-name="Emphasis">when</text:span>, <text:span text:style-name="Emphasis">notBefore</text:span>, <text:span text:style-name="Emphasis">notAfter</text:span>, <text:span text:style-name="Emphasis">from</text:span> or <text:span text:style-name="Emphasis">to</text:span> attributes may be used in combination to indicate the date or dates of applicability of the licence.</text:p>
          </table:table-cell>
        </table:table-row>
      </table:table>
      <text:h text:outline-level="2"><text:bookmark text:name="TEI.listBibl"/>&lt;listBibl&gt;</text:h>
      <table:table table:name="table63" table:style-name="Table1">
        <table:table-column table:style-name="Table1.col1"/>
        <table:table-column table:style-name="Table2.col2"/>
        <table:table-row>
          <table:table-cell table:number-columns-spanned="2">
            <text:p><text:span text:style-name="Highlight">&lt;listBibl&gt; </text:span>(<text:span>citation list</text:span>) <text:span>contains a list of bibliographic citations of any kind.</text:span> [<text:a xlink:type="simple" xlink:href="http://www.tei-c.org/release/doc/tei-p5-doc/en/html/CO.html#COBITY">3.11.1. Methods of Encoding Bibliographic References and Lists of References</text:a> <text:a xlink:type="simple" xlink:href="http://www.tei-c.org/release/doc/tei-p5-doc/en/html/HD.html#HD3">2.2.7. The Source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sortable (<text:span text:style-name="Emphasis">@sortKey</text:span>) att.declarable (<text:span text:style-name="Emphasis">@default</text:span>) att.typed (<text:span text:style-name="Emphasis">@type</text:span>, <text:span text:style-name="Emphasis">@subtype</text:span>) </text:p>
          </table:table-cell>
        </table:table-row>
        <table:table-row>
          <table:table-cell>
            <text:p><text:span text:style-name="Highlight">Member of</text:span></text:p>
          </table:table-cell>
          <table:table-cell>
            <text:p>model.biblLike </text:p>
          </table:table-cell>
        </table:table-row>
        <table:table-row>
          <table:table-cell>
            <text:p><text:span text:style-name="Highlight">Contained by</text:span></text:p>
          </table:table-cell>
          <table:table-cell>
            <text:p><text:span>core: </text:span><text:span>corr head hi l listBibl note orig p ref reg said sic title</text:span></text:p>
            <text:p><text:span>header: </text:span><text:span>licence scriptNote sourceDesc</text:span></text:p>
            <text:p><text:span>linking: </text:span><text:span>seg</text:span></text:p>
            <text:p><text:span>msdescription: </text:span><text:span>foliation layout msItemStruct origin provenance support</text:span></text:p>
            <text:p><text:span>namesdates: </text:span><text:span>location person place</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core: </text:span><text:span>bibl cb head lb listBibl pb</text:span></text:p>
            <text:p><text:span>msdescription: </text:span><text:span>msDesc</text:span></text:p>
          </table:table-cell>
        </table:table-row>
        <table:table-row>
          <table:table-cell>
            <text:p><text:span text:style-name="Highlight">Declaration</text:span></text:p>
          </table:table-cell>
          <table:table-cell>
            <text:p text:style-name="Preformatted_20_Text"/>
            <text:p text:style-name="Preformatted_20_Text">element listBibl</text:p>
            <text:p text:style-name="Preformatted_20_Text">{</text:p>
            <text:p text:style-name="Preformatted_20_Text">   att.global.attributes,</text:p>
            <text:p text:style-name="Preformatted_20_Text">   att.sortable.attributes,</text:p>
            <text:p text:style-name="Preformatted_20_Text">   att.declarable.attributes,</text:p>
            <text:p text:style-name="Preformatted_20_Text">   att.typed.attributes,</text:p>
            <text:p text:style-name="Preformatted_20_Text">   (</text:p>
            <text:p text:style-name="Preformatted_20_Text">      model.headLike*,</text:p>
            <text:p text:style-name="Preformatted_20_Text">      ( model.biblLike | model.milestoneLike )+,</text:p>
            <text:p text:style-name="Preformatted_20_Text">      ( relation | listRelation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listBibl&gt;</text:p>
            <text:p text:style-name="Preformatted_20_Text"> &lt;head&gt;Works consulted&lt;/head&gt;</text:p>
            <text:p text:style-name="Preformatted_20_Text"> &lt;bibl&gt;Blain, Clements and Grundy: Feminist Companion to</text:p>
            <text:p text:style-name="Preformatted_20_Text">   Literature in English (Yale, 1990)</text:p>
            <text:p text:style-name="Preformatted_20_Text"> &lt;/bibl&gt;</text:p>
            <text:p text:style-name="Preformatted_20_Text"> &lt;biblStruct&gt;</text:p>
            <text:p text:style-name="Preformatted_20_Text">  &lt;analytic&gt;</text:p>
            <text:p text:style-name="Preformatted_20_Text">   &lt;title&gt;The Interesting story of the Children in the Wood&lt;/title&gt;</text:p>
            <text:p text:style-name="Preformatted_20_Text">  &lt;/analytic&gt;</text:p>
            <text:p text:style-name="Preformatted_20_Text">  &lt;monogr&gt;</text:p>
            <text:p text:style-name="Preformatted_20_Text">   &lt;title&gt;The Penny Histories&lt;/title&gt;</text:p>
            <text:p text:style-name="Preformatted_20_Text">   &lt;author&gt;Victor E Neuberg&lt;/author&gt;</text:p>
            <text:p text:style-name="Preformatted_20_Text">   &lt;imprint&gt;</text:p>
            <text:p text:style-name="Preformatted_20_Text">    &lt;publisher&gt;OUP&lt;/publisher&gt;</text:p>
            <text:p text:style-name="Preformatted_20_Text">    &lt;date&gt;1968&lt;/date&gt;</text:p>
            <text:p text:style-name="Preformatted_20_Text">   &lt;/imprint&gt;</text:p>
            <text:p text:style-name="Preformatted_20_Text">  &lt;/monogr&gt;</text:p>
            <text:p text:style-name="Preformatted_20_Text"> &lt;/biblStruct&gt;</text:p>
            <text:p text:style-name="Preformatted_20_Text">&lt;/listBibl&gt;</text:p>
          </table:table-cell>
        </table:table-row>
      </table:table>
      <text:h text:outline-level="2"><text:bookmark text:name="TEI.listPerson"/>&lt;listPerson&gt;</text:h>
      <table:table table:name="table64" table:style-name="Table1">
        <table:table-column table:style-name="Table1.col1"/>
        <table:table-column table:style-name="Table2.col2"/>
        <table:table-row>
          <table:table-cell table:number-columns-spanned="2">
            <text:p><text:span text:style-name="Highlight">&lt;listPerson&gt; </text:span>(<text:span>list of persons</text:span>) <text:span>contains a list of descriptions, each of which provides information about an identifiable person or a group of people, for example the participants in a language interaction, or the people referred to in a historical source.</text:span> [<text:a xlink:type="simple" xlink:href="http://www.tei-c.org/release/doc/tei-p5-doc/en/html/ND.html#NDPERSE">13.3.2. The Person Element</text:a> <text:a xlink:type="simple" xlink:href="http://www.tei-c.org/release/doc/tei-p5-doc/en/html/CC.html#CCAH">15.2. Contextual Information</text:a> <text:a xlink:type="simple" xlink:href="http://www.tei-c.org/release/doc/tei-p5-doc/en/html/HD.html#HD4">2.4. The Profile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sortable (<text:span text:style-name="Emphasis">@sortKey</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listLike </text:p>
          </table:table-cell>
        </table:table-row>
        <table:table-row>
          <table:table-cell>
            <text:p><text:span text:style-name="Highlight">Contained by</text:span></text:p>
          </table:table-cell>
          <table:table-cell>
            <text:p><text:span>core: </text:span><text:span>corr head hi l note orig p ref reg said sic title</text:span></text:p>
            <text:p><text:span>corpus: </text:span><text:span>particDesc</text:span></text:p>
            <text:p><text:span>header: </text:span><text:span>licence scriptNote sourceDesc</text:span></text:p>
            <text:p><text:span>linking: </text:span><text:span>seg</text:span></text:p>
            <text:p><text:span>msdescription: </text:span><text:span>foliation layout origin provenance support</text:span></text:p>
            <text:p><text:span>namesdates: </text:span><text:span>listPerson</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core: </text:span><text:span>head</text:span></text:p>
            <text:p><text:span>namesdates: </text:span><text:span>listPerson person</text:span></text:p>
          </table:table-cell>
        </table:table-row>
        <table:table-row>
          <table:table-cell>
            <text:p><text:span text:style-name="Highlight">Declaration</text:span></text:p>
          </table:table-cell>
          <table:table-cell>
            <text:p text:style-name="Preformatted_20_Text"/>
            <text:p text:style-name="Preformatted_20_Text">element listPerso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sortable.attributes,</text:p>
            <text:p text:style-name="Preformatted_20_Text">   (</text:p>
            <text:p text:style-name="Preformatted_20_Text">      model.headLike*,</text:p>
            <text:p text:style-name="Preformatted_20_Text">      ( model.personLike | listPerson )+,</text:p>
            <text:p text:style-name="Preformatted_20_Text">      ( relation | listRelation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listPerson type="respondents"&gt;</text:p>
            <text:p text:style-name="Preformatted_20_Text"> &lt;personGrp xml:id="PXXX"/&gt;</text:p>
            <text:p text:style-name="Preformatted_20_Text"> &lt;person xml:id="P1234" sex="2" age="mid"/&gt;</text:p>
            <text:p text:style-name="Preformatted_20_Text"> &lt;person xml:id="P4332" sex="1" age="mid"/&gt;</text:p>
            <text:p text:style-name="Preformatted_20_Text"> &lt;listRelation&gt;</text:p>
            <text:p text:style-name="Preformatted_20_Text">  &lt;relation type="personal" name="spouse"</text:p>
            <text:p text:style-name="Preformatted_20_Text">   mutual="#P1234 #P4332"/&gt;</text:p>
            <text:p text:style-name="Preformatted_20_Text"> &lt;/listRelation&gt;</text:p>
            <text:p text:style-name="Preformatted_20_Text">&lt;/listPerson&gt;</text:p>
          </table:table-cell>
        </table:table-row>
        <table:table-row>
          <table:table-cell>
            <text:p><text:span text:style-name="Highlight">Note</text:span></text:p>
          </table:table-cell>
          <table:table-cell>
            <text:p>The type attribute may be used to distinguish lists of people of a particular type if convenient.</text:p>
          </table:table-cell>
        </table:table-row>
      </table:table>
      <text:h text:outline-level="2"><text:bookmark text:name="TEI.listPlace"/>&lt;listPlace&gt;</text:h>
      <table:table table:name="table65" table:style-name="Table1">
        <table:table-column table:style-name="Table1.col1"/>
        <table:table-column table:style-name="Table2.col2"/>
        <table:table-row>
          <table:table-cell table:number-columns-spanned="2">
            <text:p><text:span text:style-name="Highlight">&lt;listPlace&gt; </text:span>(<text:span>list of places</text:span>) <text:span>contains a list of places, optionally followed by a list of relationships (other than containment) defined amongst them.</text:span> [<text:a xlink:type="simple" xlink:href="http://www.tei-c.org/release/doc/tei-p5-doc/en/html/HD.html#HD3">2.2.7. The Source Description</text:a> <text:a xlink:type="simple" xlink:href="http://www.tei-c.org/release/doc/tei-p5-doc/en/html/ND.html#NDGEOG">13.3.4. Plac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sortable (<text:span text:style-name="Emphasis">@sortKey</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listLike </text:p>
          </table:table-cell>
        </table:table-row>
        <table:table-row>
          <table:table-cell>
            <text:p><text:span text:style-name="Highlight">Contained by</text:span></text:p>
          </table:table-cell>
          <table:table-cell>
            <text:p><text:span>core: </text:span><text:span>corr head hi l note orig p ref reg said sic title</text:span></text:p>
            <text:p><text:span>corpus: </text:span><text:span>settingDesc</text:span></text:p>
            <text:p><text:span>header: </text:span><text:span>licence scriptNote sourceDesc</text:span></text:p>
            <text:p><text:span>linking: </text:span><text:span>seg</text:span></text:p>
            <text:p><text:span>msdescription: </text:span><text:span>foliation layout origin provenance support</text:span></text:p>
            <text:p><text:span>namesdates: </text:span><text:span>listPlace place</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core: </text:span><text:span>head</text:span></text:p>
            <text:p><text:span>namesdates: </text:span><text:span>listPlace place</text:span></text:p>
          </table:table-cell>
        </table:table-row>
        <table:table-row>
          <table:table-cell>
            <text:p><text:span text:style-name="Highlight">Declaration</text:span></text:p>
          </table:table-cell>
          <table:table-cell>
            <text:p text:style-name="Preformatted_20_Text"/>
            <text:p text:style-name="Preformatted_20_Text">element listPlac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sortable.attributes,</text:p>
            <text:p text:style-name="Preformatted_20_Text">   (</text:p>
            <text:p text:style-name="Preformatted_20_Text">      model.headLike*,</text:p>
            <text:p text:style-name="Preformatted_20_Text">      ( model.placeLike | listPlace )+,</text:p>
            <text:p text:style-name="Preformatted_20_Text">      ( relation | listRelation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listPlace type="offshoreIslands"&gt;</text:p>
            <text:p text:style-name="Preformatted_20_Text"> &lt;place&gt;</text:p>
            <text:p text:style-name="Preformatted_20_Text">  &lt;placeName&gt;La roche qui pleure&lt;/placeName&gt;</text:p>
            <text:p text:style-name="Preformatted_20_Text"> &lt;/place&gt;</text:p>
            <text:p text:style-name="Preformatted_20_Text"> &lt;place&gt;</text:p>
            <text:p text:style-name="Preformatted_20_Text">  &lt;placeName&gt;Ile aux cerfs&lt;/placeName&gt;</text:p>
            <text:p text:style-name="Preformatted_20_Text"> &lt;/place&gt;</text:p>
            <text:p text:style-name="Preformatted_20_Text">&lt;/listPlace&gt;</text:p>
          </table:table-cell>
        </table:table-row>
      </table:table>
      <text:h text:outline-level="2"><text:bookmark text:name="TEI.location"/>&lt;location&gt;</text:h>
      <table:table table:name="table66" table:style-name="Table1">
        <table:table-column table:style-name="Table1.col1"/>
        <table:table-column table:style-name="Table2.col2"/>
        <table:table-row>
          <table:table-cell table:number-columns-spanned="2">
            <text:p><text:span text:style-name="Highlight">&lt;location&gt; </text:span><text:span>defines the location of a place as a set of geographical coordinates, in terms of other named geo-political entities, or as an address.</text:span> [<text:a xlink:type="simple" xlink:href="http://www.tei-c.org/release/doc/tei-p5-doc/en/html/ND.html#NDGEOG">13.3.4. Plac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typed (<text:span text:style-name="Emphasis">@type</text:span>, <text:span text:style-name="Emphasis">@subtype</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editLike (<text:span text:style-name="Emphasis">@evidence</text:span>, <text:span text:style-name="Emphasis">@instant</text:span>)  (att.dimensions (<text:span text:style-name="Emphasis">@unit</text:span>, <text:span text:style-name="Emphasis">@quantity</text:span>, <text:span text:style-name="Emphasis">@extent</text:span>, <text:span text:style-name="Emphasis">@precision</text:span>, <text:span text:style-name="Emphasis">@scope</text:span>) (att.ranging (<text:span text:style-name="Emphasis">@atLeast</text:span>, <text:span text:style-name="Emphasis">@atMost</text:span>, <text:span text:style-name="Emphasis">@min</text:span>, <text:span text:style-name="Emphasis">@max</text:span>, <text:span text:style-name="Emphasis">@confidence</text:span>)) ) (att.source (<text:span text:style-name="Emphasis">@source</text:span>))</text:p>
          </table:table-cell>
        </table:table-row>
        <table:table-row>
          <table:table-cell>
            <text:p><text:span text:style-name="Highlight">Member of</text:span></text:p>
          </table:table-cell>
          <table:table-cell>
            <text:p>model.placeStateLike</text:p>
          </table:table-cell>
        </table:table-row>
        <table:table-row>
          <table:table-cell>
            <text:p><text:span text:style-name="Highlight">Contained by</text:span></text:p>
          </table:table-cell>
          <table:table-cell>
            <text:p><text:span>core: </text:span><text:span>abbr author bibl corr date expan head hi l note orig p pubPlace publisher ref reg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 placeName settlement surname</text:span></text:p>
            <text:p><text:span>textcrit: </text:span><text:span>lem rdg</text:span></text:p>
          </table:table-cell>
        </table:table-row>
        <table:table-row>
          <table:table-cell>
            <text:p><text:span text:style-name="Highlight">May contain</text:span></text:p>
          </table:table-cell>
          <table:table-cell>
            <text:p><text:span>core: </text:span><text:span>bibl listBibl note</text:span></text:p>
            <text:p><text:span>msdescription: </text:span><text:span>height msDesc width</text:span></text:p>
            <text:p><text:span>namesdates: </text:span><text:span>country geo placeName settlement</text:span></text:p>
          </table:table-cell>
        </table:table-row>
        <table:table-row>
          <table:table-cell>
            <text:p><text:span text:style-name="Highlight">Declaration</text:span></text:p>
          </table:table-cell>
          <table:table-cell>
            <text:p text:style-name="Preformatted_20_Text"/>
            <text:p text:style-name="Preformatted_20_Text">element location</text:p>
            <text:p text:style-name="Preformatted_20_Text">{</text:p>
            <text:p text:style-name="Preformatted_20_Text">   att.global.attributes,</text:p>
            <text:p text:style-name="Preformatted_20_Text">   att.typed.attributes,</text:p>
            <text:p text:style-name="Preformatted_20_Text">   att.datable.attributes,</text:p>
            <text:p text:style-name="Preformatted_20_Text">   att.editLike.attributes,</text:p>
            <text:p text:style-name="Preformatted_20_Text">   (</text:p>
            <text:p text:style-name="Preformatted_20_Text">      model.labelLike</text:p>
            <text:p text:style-name="Preformatted_20_Text">    | model.placeNamePart</text:p>
            <text:p text:style-name="Preformatted_20_Text">    | model.offsetLike</text:p>
            <text:p text:style-name="Preformatted_20_Text">    | model.measureLike</text:p>
            <text:p text:style-name="Preformatted_20_Text">    | model.addressLike</text:p>
            <text:p text:style-name="Preformatted_20_Text">    | model.noteLike</text:p>
            <text:p text:style-name="Preformatted_20_Text">    | model.biblLike</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place&gt;</text:p>
            <text:p text:style-name="Preformatted_20_Text"> &lt;placeName&gt;Abbey Dore&lt;/placeName&gt;</text:p>
            <text:p text:style-name="Preformatted_20_Text"> &lt;location&gt;</text:p>
            <text:p text:style-name="Preformatted_20_Text">  &lt;geo&gt;51.969604 -2.893146&lt;/geo&gt;</text:p>
            <text:p text:style-name="Preformatted_20_Text"> &lt;/location&gt;</text:p>
            <text:p text:style-name="Preformatted_20_Text">&lt;/place&gt;</text:p>
          </table:table-cell>
        </table:table-row>
        <table:table-row>
          <table:table-cell>
            <text:p><text:span text:style-name="Highlight">Example</text:span></text:p>
          </table:table-cell>
          <table:table-cell>
            <text:p text:style-name="Preformatted_20_Text">&lt;place type="building"&gt;</text:p>
            <text:p text:style-name="Preformatted_20_Text"> &lt;placeName&gt;Brasserie Georges&lt;/placeName&gt;</text:p>
            <text:p text:style-name="Preformatted_20_Text"> &lt;location&gt;</text:p>
            <text:p text:style-name="Preformatted_20_Text">  &lt;country key="FR"/&gt;</text:p>
            <text:p text:style-name="Preformatted_20_Text">  &lt;settlement type="city"&gt;Lyon&lt;/settlement&gt;</text:p>
            <text:p text:style-name="Preformatted_20_Text">  &lt;district type="arrondissement"&gt;Perrache&lt;/district&gt;</text:p>
            <text:p text:style-name="Preformatted_20_Text">  &lt;placeName type="street"&gt;Rue de la Charité&lt;/placeName&gt;</text:p>
            <text:p text:style-name="Preformatted_20_Text"> &lt;/location&gt;</text:p>
            <text:p text:style-name="Preformatted_20_Text">&lt;/place&gt;</text:p>
          </table:table-cell>
        </table:table-row>
        <table:table-row>
          <table:table-cell>
            <text:p><text:span text:style-name="Highlight">Example</text:span></text:p>
          </table:table-cell>
          <table:table-cell>
            <text:p text:style-name="Preformatted_20_Text">&lt;place type="imaginary"&gt;</text:p>
            <text:p text:style-name="Preformatted_20_Text"> &lt;placeName&gt;Atlantis&lt;/placeName&gt;</text:p>
            <text:p text:style-name="Preformatted_20_Text"> &lt;location&gt;</text:p>
            <text:p text:style-name="Preformatted_20_Text">  &lt;offset&gt;beyond&lt;/offset&gt;</text:p>
            <text:p text:style-name="Preformatted_20_Text">  &lt;placeName&gt;The Pillars of &lt;persName&gt;Hercules&lt;/persName&gt;</text:p>
            <text:p text:style-name="Preformatted_20_Text">  &lt;/placeName&gt;</text:p>
            <text:p text:style-name="Preformatted_20_Text"> &lt;/location&gt;</text:p>
            <text:p text:style-name="Preformatted_20_Text">&lt;/place&gt;</text:p>
          </table:table-cell>
        </table:table-row>
      </table:table>
      <text:h text:outline-level="2"><text:bookmark text:name="TEI.locus"/>&lt;locus&gt;</text:h>
      <table:table table:name="table67" table:style-name="Table1">
        <table:table-column table:style-name="Table1.col1"/>
        <table:table-column table:style-name="Table2.col2"/>
        <table:table-row>
          <table:table-cell table:number-columns-spanned="2">
            <text:p><text:span text:style-name="Highlight">&lt;locus&gt; </text:span><text:span>defines a location within a manuscript or manuscript part, usually as a (possibly discontinuous) sequence of folio references.</text:span> [<text:a xlink:type="simple" xlink:href="http://www.tei-c.org/release/doc/tei-p5-doc/en/html/ms.html#msloc">10.3.5. References to Locations within a Manuscript</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pointing (<text:span>target</text:span>, @targetLang, @evaluate)</text:p>
          </table:table-cell>
        </table:table-row>
        <table:table-row>
          <table:table-cell>
            <text:p><text:span text:style-name="Highlight">Member of</text:span></text:p>
          </table:table-cell>
          <table:table-cell>
            <text:p>model.pPart.msdesc </text:p>
          </table:table-cell>
        </table:table-row>
        <table:table-row>
          <table:table-cell>
            <text:p><text:span text:style-name="Highlight">Contained by</text:span></text:p>
          </table:table-cell>
          <table:table-cell>
            <text:p><text:span>core: </text:span><text:span>abbr author corr date expan head hi l note orig p pubPlace publisher ref reg said sic title</text:span></text:p>
            <text:p><text:span>header: </text:span><text:span>extent licence scriptNote</text:span></text:p>
            <text:p><text:span>linking: </text:span><text:span>seg</text:span></text:p>
            <text:p><text:span>msdescription: </text:span><text:span>explicit foliation incipit layout msItemStruc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locus</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pointing.attribute.targetLang,</text:p>
            <text:p text:style-name="Preformatted_20_Text">   att.pointing.attribute.evaluate,</text:p>
            <text:p text:style-name="Preformatted_20_Text">   macro.xtext</text:p>
            <text:p text:style-name="Preformatted_20_Text">}</text:p>
          </table:table-cell>
        </table:table-row>
        <table:table-row>
          <table:table-cell>
            <text:p><text:span text:style-name="Highlight">Example</text:span></text:p>
          </table:table-cell>
          <table:table-cell>
            <text:p text:style-name="Preformatted_20_Text"/>
            <text:p text:style-name="Preformatted_20_Text">&lt;!-- within ms description --&gt;&lt;msItem n="1"&gt;</text:p>
            <text:p text:style-name="Preformatted_20_Text"> &lt;locus target="#F1r #F1v #F2r" from="1r"</text:p>
            <text:p text:style-name="Preformatted_20_Text">  to="2r"&gt;ff. 1r-2r&lt;/locus&gt;</text:p>
            <text:p text:style-name="Preformatted_20_Text"> &lt;author&gt;Ben Jonson&lt;/author&gt;</text:p>
            <text:p text:style-name="Preformatted_20_Text"> &lt;title&gt;Ode to himself&lt;/title&gt;</text:p>
            <text:p text:style-name="Preformatted_20_Text"> &lt;rubric rend="italics"&gt; An Ode&lt;lb/&gt; to him selfe.&lt;/rubric&gt;</text:p>
            <text:p text:style-name="Preformatted_20_Text"> &lt;incipit&gt;Com leaue the loathed stage&lt;/incipit&gt;</text:p>
            <text:p text:style-name="Preformatted_20_Text"> &lt;explicit&gt;And see his chariot triumph ore his wayne.&lt;/explicit&gt;</text:p>
            <text:p text:style-name="Preformatted_20_Text"> &lt;bibl&gt;</text:p>
            <text:p text:style-name="Preformatted_20_Text">  &lt;name&gt;Beal&lt;/name&gt;, &lt;title&gt;Index 1450-1625&lt;/title&gt;, JnB 380&lt;/bibl&gt;</text:p>
            <text:p text:style-name="Preformatted_20_Text">&lt;/msItem&gt;</text:p>
            <text:p text:style-name="Preformatted_20_Text">&lt;!-- within transcription ... --&gt;</text:p>
            <text:p text:style-name="Preformatted_20_Text">&lt;pb xml:id="F1r"/&gt;</text:p>
            <text:p text:style-name="Preformatted_20_Text">&lt;!-- ... --&gt;</text:p>
            <text:p text:style-name="Preformatted_20_Text">&lt;pb xml:id="F1v"/&gt;</text:p>
            <text:p text:style-name="Preformatted_20_Text">&lt;!-- ... --&gt;</text:p>
            <text:p text:style-name="Preformatted_20_Text">&lt;pb xml:id="F2r"/&gt;</text:p>
            <text:p text:style-name="Preformatted_20_Text">&lt;!-- ... --&gt;</text:p>
          </table:table-cell>
        </table:table-row>
        <table:table-row>
          <table:table-cell>
            <text:p><text:span text:style-name="Highlight">Example</text:span></text:p>
          </table:table-cell>
          <table:table-cell>
            <text:p>The <text:span text:style-name="Emphasis">facs</text:span> attribute is available globally when the <text:span>transcr</text:span> module is included in a schema. It may be used to point directly to an image file, as in the following example:</text:p>
            <text:p text:style-name="Preformatted_20_Text">&lt;msItem&gt;</text:p>
            <text:p text:style-name="Preformatted_20_Text"> &lt;locus facs="images/08v.jpg images/09r.jpg images/09v.jpg images/10r.jpg images/10v.jpg"&gt;fols. 8v-10v&lt;/locus&gt;</text:p>
            <text:p text:style-name="Preformatted_20_Text"> &lt;title&gt;Birds Praise of Love&lt;/title&gt;</text:p>
            <text:p text:style-name="Preformatted_20_Text"> &lt;bibl&gt;</text:p>
            <text:p text:style-name="Preformatted_20_Text">  &lt;title&gt;IMEV&lt;/title&gt;</text:p>
            <text:p text:style-name="Preformatted_20_Text">  &lt;biblScope&gt;1506&lt;/biblScope&gt;</text:p>
            <text:p text:style-name="Preformatted_20_Text"> &lt;/bibl&gt;</text:p>
            <text:p text:style-name="Preformatted_20_Text">&lt;/msItem&gt;</text:p>
          </table:table-cell>
        </table:table-row>
        <table:table-row>
          <table:table-cell>
            <text:p><text:span text:style-name="Highlight">Note</text:span></text:p>
          </table:table-cell>
          <table:table-cell>
            <text:p>The <text:span text:style-name="Emphasis">target</text:span> attribute should only be used to point to elements that contain or indicate a transcription of the locus being described, as in the first example above. To associate a &lt;locus&gt; element with a page image or other comparable representation, the global <text:span text:style-name="Emphasis">facs</text:span> attribute should be used instead, as shown in the second example. Use of the <text:span text:style-name="Emphasis">target</text:span> attribute to indicate an image is strongly deprecated. The <text:span text:style-name="Emphasis">facs</text:span> attribute may be used to indicate one or more image files, as above, or alternatively it may point to one or more appropriate XML elements, such as the &lt;surface&gt;, &lt;zone&gt; element, &lt;graphic&gt;, or &lt;binaryObject&gt; elements.</text:p>
          </table:table-cell>
        </table:table-row>
        <table:table-row>
          <table:table-cell>
            <text:p><text:span text:style-name="Highlight">Note</text:span></text:p>
          </table:table-cell>
          <table:table-cell>
            <text:p>When the location being defined consists of a single page, use the <text:span text:style-name="Emphasis">from</text:span> and <text:span text:style-name="Emphasis">to</text:span> attributes with an identical value. When no clear endpoint is given the <text:span text:style-name="Emphasis">from</text:span> attribute should be used without <text:span text:style-name="Emphasis">to</text:span>. For example, if the manuscript description being transcribed has <text:span text:style-name="q">‘p. 3ff’</text:span> as the locus.</text:p>
          </table:table-cell>
        </table:table-row>
      </table:table>
      <text:h text:outline-level="2"><text:bookmark text:name="TEI.msContents"/>&lt;msContents&gt;</text:h>
      <table:table table:name="table68" table:style-name="Table1">
        <table:table-column table:style-name="Table1.col1"/>
        <table:table-column table:style-name="Table2.col2"/>
        <table:table-row>
          <table:table-cell table:number-columns-spanned="2">
            <text:p><text:span text:style-name="Highlight">&lt;msContents&gt; </text:span>(<text:span>manuscript contents</text:span>) <text:span>describes the intellectual content of a manuscript or manuscript part, either as a series of paragraphs or as a series of structured manuscript items.</text:span> [<text:a xlink:type="simple" xlink:href="http://www.tei-c.org/release/doc/tei-p5-doc/en/html/ms.html#msco">10.6. Intellectual Content</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msExcerpt (<text:span text:style-name="Emphasis">@defective</text:span>) 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msDesc</text:span></text:p>
          </table:table-cell>
        </table:table-row>
        <table:table-row>
          <table:table-cell>
            <text:p><text:span text:style-name="Highlight">May contain</text:span></text:p>
          </table:table-cell>
          <table:table-cell>
            <text:p><text:span>core: </text:span><text:span>p</text:span></text:p>
            <text:p><text:span>msdescription: </text:span><text:span>msItemStruct</text:span></text:p>
          </table:table-cell>
        </table:table-row>
        <table:table-row>
          <table:table-cell>
            <text:p><text:span text:style-name="Highlight">Declaration</text:span></text:p>
          </table:table-cell>
          <table:table-cell>
            <text:p text:style-name="Preformatted_20_Text"/>
            <text:p text:style-name="Preformatted_20_Text">element msContents</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msExcerpt.attributes,</text:p>
            <text:p text:style-name="Preformatted_20_Text">   (</text:p>
            <text:p text:style-name="Preformatted_20_Text">      model.pLike+</text:p>
            <text:p text:style-name="Preformatted_20_Text">    | ( summary?, textLang?, titlePage?, ( msItem | msItemStruct )*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msContents class="#sermons"&gt;</text:p>
            <text:p text:style-name="Preformatted_20_Text"> &lt;p&gt;A collection of Lollard sermons&lt;/p&gt;</text:p>
            <text:p text:style-name="Preformatted_20_Text">&lt;/msContents&gt;</text:p>
          </table:table-cell>
        </table:table-row>
        <table:table-row>
          <table:table-cell>
            <text:p><text:span text:style-name="Highlight">Example</text:span></text:p>
          </table:table-cell>
          <table:table-cell>
            <text:p text:style-name="Preformatted_20_Text">&lt;msContents&gt;</text:p>
            <text:p text:style-name="Preformatted_20_Text"> &lt;msItem n="1"&gt;</text:p>
            <text:p text:style-name="Preformatted_20_Text">  &lt;locus&gt;fols. 5r-7v&lt;/locus&gt;</text:p>
            <text:p text:style-name="Preformatted_20_Text">  &lt;title&gt;An ABC&lt;/title&gt;</text:p>
            <text:p text:style-name="Preformatted_20_Text">  &lt;bibl&gt;</text:p>
            <text:p text:style-name="Preformatted_20_Text">   &lt;title&gt;IMEV&lt;/title&gt;</text:p>
            <text:p text:style-name="Preformatted_20_Text">   &lt;biblScope&gt;239&lt;/biblScope&gt;</text:p>
            <text:p text:style-name="Preformatted_20_Text">  &lt;/bibl&gt;</text:p>
            <text:p text:style-name="Preformatted_20_Text"> &lt;/msItem&gt;</text:p>
            <text:p text:style-name="Preformatted_20_Text"> &lt;msItem n="2"&gt;</text:p>
            <text:p text:style-name="Preformatted_20_Text">  &lt;locus&gt;fols. 7v-8v&lt;/locus&gt;</text:p>
            <text:p text:style-name="Preformatted_20_Text">  &lt;title xml:lang="frm"&gt;Lenvoy de Chaucer a Scogan&lt;/title&gt;</text:p>
            <text:p text:style-name="Preformatted_20_Text">  &lt;bibl&gt;</text:p>
            <text:p text:style-name="Preformatted_20_Text">   &lt;title&gt;IMEV&lt;/title&gt;</text:p>
            <text:p text:style-name="Preformatted_20_Text">   &lt;biblScope&gt;3747&lt;/biblScope&gt;</text:p>
            <text:p text:style-name="Preformatted_20_Text">  &lt;/bibl&gt;</text:p>
            <text:p text:style-name="Preformatted_20_Text"> &lt;/msItem&gt;</text:p>
            <text:p text:style-name="Preformatted_20_Text"> &lt;msItem n="3"&gt;</text:p>
            <text:p text:style-name="Preformatted_20_Text">  &lt;locus&gt;fol. 8v&lt;/locus&gt;</text:p>
            <text:p text:style-name="Preformatted_20_Text">  &lt;title&gt;Truth&lt;/title&gt;</text:p>
            <text:p text:style-name="Preformatted_20_Text">  &lt;bibl&gt;</text:p>
            <text:p text:style-name="Preformatted_20_Text">   &lt;title&gt;IMEV&lt;/title&gt;</text:p>
            <text:p text:style-name="Preformatted_20_Text">   &lt;biblScope&gt;809&lt;/biblScope&gt;</text:p>
            <text:p text:style-name="Preformatted_20_Text">  &lt;/bibl&gt;</text:p>
            <text:p text:style-name="Preformatted_20_Text"> &lt;/msItem&gt;</text:p>
            <text:p text:style-name="Preformatted_20_Text"> &lt;msItem n="4"&gt;</text:p>
            <text:p text:style-name="Preformatted_20_Text">  &lt;locus&gt;fols. 8v-10v&lt;/locus&gt;</text:p>
            <text:p text:style-name="Preformatted_20_Text">  &lt;title&gt;Birds Praise of Love&lt;/title&gt;</text:p>
            <text:p text:style-name="Preformatted_20_Text">  &lt;bibl&gt;</text:p>
            <text:p text:style-name="Preformatted_20_Text">   &lt;title&gt;IMEV&lt;/title&gt;</text:p>
            <text:p text:style-name="Preformatted_20_Text">   &lt;biblScope&gt;1506&lt;/biblScope&gt;</text:p>
            <text:p text:style-name="Preformatted_20_Text">  &lt;/bibl&gt;</text:p>
            <text:p text:style-name="Preformatted_20_Text"> &lt;/msItem&gt;</text:p>
            <text:p text:style-name="Preformatted_20_Text"> &lt;msItem n="5"&gt;</text:p>
            <text:p text:style-name="Preformatted_20_Text">  &lt;locus&gt;fols. 10v-11v&lt;/locus&gt;</text:p>
            <text:p text:style-name="Preformatted_20_Text">  &lt;title xml:lang="la"&gt;De amico ad amicam&lt;/title&gt;</text:p>
            <text:p text:style-name="Preformatted_20_Text">  &lt;title xml:lang="la"&gt;Responcio&lt;/title&gt;</text:p>
            <text:p text:style-name="Preformatted_20_Text">  &lt;bibl&gt;</text:p>
            <text:p text:style-name="Preformatted_20_Text">   &lt;title&gt;IMEV&lt;/title&gt;</text:p>
            <text:p text:style-name="Preformatted_20_Text">   &lt;biblScope&gt;16 &amp;amp; 19&lt;/biblScope&gt;</text:p>
            <text:p text:style-name="Preformatted_20_Text">  &lt;/bibl&gt;</text:p>
            <text:p text:style-name="Preformatted_20_Text"> &lt;/msItem&gt;</text:p>
            <text:p text:style-name="Preformatted_20_Text"> &lt;msItem n="6"&gt;</text:p>
            <text:p text:style-name="Preformatted_20_Text">  &lt;locus&gt;fols. 14r-126v&lt;/locus&gt;</text:p>
            <text:p text:style-name="Preformatted_20_Text">  &lt;title&gt;Troilus and Criseyde&lt;/title&gt;</text:p>
            <text:p text:style-name="Preformatted_20_Text">  &lt;note&gt;Bk. 1:71-Bk. 5:1701, with additional losses due to mutilation throughout&lt;/note&gt;</text:p>
            <text:p text:style-name="Preformatted_20_Text"> &lt;/msItem&gt;</text:p>
            <text:p text:style-name="Preformatted_20_Text">&lt;/msContents&gt;</text:p>
          </table:table-cell>
        </table:table-row>
        <table:table-row>
          <table:table-cell>
            <text:p><text:span text:style-name="Highlight">Note</text:span></text:p>
          </table:table-cell>
          <table:table-cell>
            <text:p>Unless it contains a simple prose description, this element should contain at least one of the elements &lt;summary&gt;, &lt;msItem&gt;, or &lt;msItemStruct&gt;. This constraint is not currently enforced by the schema.</text:p>
          </table:table-cell>
        </table:table-row>
      </table:table>
      <text:h text:outline-level="2"><text:bookmark text:name="TEI.msDesc"/>&lt;msDesc&gt;</text:h>
      <table:table table:name="table69" table:style-name="Table1">
        <table:table-column table:style-name="Table1.col1"/>
        <table:table-column table:style-name="Table2.col2"/>
        <table:table-row>
          <table:table-cell table:number-columns-spanned="2">
            <text:p><text:span text:style-name="Highlight">&lt;msDesc&gt; </text:span>(<text:span>manuscript description</text:span>) <text:span>contains a description of a single identifiable manuscript or other text-bearing object.</text:span> [<text:a xlink:type="simple" xlink:href="http://www.tei-c.org/release/doc/tei-p5-doc/en/html/ms.html#msov">10.1. Overview</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sortable (<text:span text:style-name="Emphasis">@sortKey</text:span>) att.declaring (<text:span text:style-name="Emphasis">@decls</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biblLike</text:p>
          </table:table-cell>
        </table:table-row>
        <table:table-row>
          <table:table-cell>
            <text:p><text:span text:style-name="Highlight">Contained by</text:span></text:p>
          </table:table-cell>
          <table:table-cell>
            <text:p><text:span>core: </text:span><text:span>corr head hi l listBibl note orig p ref reg said sic title</text:span></text:p>
            <text:p><text:span>header: </text:span><text:span>licence scriptNote sourceDesc</text:span></text:p>
            <text:p><text:span>linking: </text:span><text:span>seg</text:span></text:p>
            <text:p><text:span>msdescription: </text:span><text:span>foliation layout origin provenance support</text:span></text:p>
            <text:p><text:span>namesdates: </text:span><text:span>location person place</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core: </text:span><text:span>head p</text:span></text:p>
            <text:p><text:span>msdescription: </text:span><text:span>history msContents msIdentifier physDesc</text:span></text:p>
          </table:table-cell>
        </table:table-row>
        <table:table-row>
          <table:table-cell>
            <text:p><text:span text:style-name="Highlight">Declaration</text:span></text:p>
          </table:table-cell>
          <table:table-cell>
            <text:p text:style-name="Preformatted_20_Text"/>
            <text:p text:style-name="Preformatted_20_Text">element ms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ortable.attributes,</text:p>
            <text:p text:style-name="Preformatted_20_Text">   att.typed.attribute.subtype,</text:p>
            <text:p text:style-name="Preformatted_20_Text">   att.declaring.attributes,</text:p>
            <text:p text:style-name="Preformatted_20_Text">   (</text:p>
            <text:p text:style-name="Preformatted_20_Text">      msIdentifier,</text:p>
            <text:p text:style-name="Preformatted_20_Text">      model.headLike*,</text:p>
            <text:p text:style-name="Preformatted_20_Text">      (</text:p>
            <text:p text:style-name="Preformatted_20_Text">         model.pLike+</text:p>
            <text:p text:style-name="Preformatted_20_Text">       | ( msContents?, physDesc?, history?, additional?, msPart* )</text:p>
            <text:p text:style-name="Preformatted_20_Text">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msDesc&gt;</text:p>
            <text:p text:style-name="Preformatted_20_Text"> &lt;msIdentifier&gt;</text:p>
            <text:p text:style-name="Preformatted_20_Text">  &lt;settlement&gt;Oxford&lt;/settlement&gt;</text:p>
            <text:p text:style-name="Preformatted_20_Text">  &lt;repository&gt;Bodleian Library&lt;/repository&gt;</text:p>
            <text:p text:style-name="Preformatted_20_Text">  &lt;idno type="Bod"&gt;MS Poet. Rawl. D. 169.&lt;/idno&gt;</text:p>
            <text:p text:style-name="Preformatted_20_Text"> &lt;/msIdentifier&gt;</text:p>
            <text:p text:style-name="Preformatted_20_Text"> &lt;msContents&gt;</text:p>
            <text:p text:style-name="Preformatted_20_Text">  &lt;msItem&gt;</text:p>
            <text:p text:style-name="Preformatted_20_Text">   &lt;author&gt;Geoffrey Chaucer&lt;/author&gt;</text:p>
            <text:p text:style-name="Preformatted_20_Text">   &lt;title&gt;The Canterbury Tales&lt;/title&gt;</text:p>
            <text:p text:style-name="Preformatted_20_Text">  &lt;/msItem&gt;</text:p>
            <text:p text:style-name="Preformatted_20_Text"> &lt;/msContents&gt;</text:p>
            <text:p text:style-name="Preformatted_20_Text"> &lt;physDesc&gt;</text:p>
            <text:p text:style-name="Preformatted_20_Text">  &lt;objectDesc&gt;</text:p>
            <text:p text:style-name="Preformatted_20_Text">   &lt;p&gt;A parchment codex of 136 folios, measuring approx</text:p>
            <text:p text:style-name="Preformatted_20_Text">       28 by 19 inches, and containing 24 quires.&lt;/p&gt;</text:p>
            <text:p text:style-name="Preformatted_20_Text">   &lt;p&gt;The pages are margined and ruled throughout.&lt;/p&gt;</text:p>
            <text:p text:style-name="Preformatted_20_Text">   &lt;p&gt;Four hands have been identified in the manuscript: the first 44</text:p>
            <text:p text:style-name="Preformatted_20_Text">       folios being written in two cursive anglicana scripts, while the</text:p>
            <text:p text:style-name="Preformatted_20_Text">       remainder is for the most part in a mixed secretary hand.&lt;/p&gt;</text:p>
            <text:p text:style-name="Preformatted_20_Text">  &lt;/objectDesc&gt;</text:p>
            <text:p text:style-name="Preformatted_20_Text"> &lt;/physDesc&gt;</text:p>
            <text:p text:style-name="Preformatted_20_Text">&lt;/msDesc&gt;</text:p>
          </table:table-cell>
        </table:table-row>
      </table:table>
      <text:h text:outline-level="2"><text:bookmark text:name="TEI.msIdentifier"/>&lt;msIdentifier&gt;</text:h>
      <table:table table:name="table70" table:style-name="Table1">
        <table:table-column table:style-name="Table1.col1"/>
        <table:table-column table:style-name="Table2.col2"/>
        <table:table-row>
          <table:table-cell table:number-columns-spanned="2">
            <text:p><text:span text:style-name="Highlight">&lt;msIdentifier&gt; </text:span>(<text:span>manuscript identifier</text:span>) <text:span>contains the information required to identify the manuscript being described.</text:span> [<text:a xlink:type="simple" xlink:href="http://www.tei-c.org/release/doc/tei-p5-doc/en/html/ms.html#msid">10.4. The Manuscript Identifier</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biblPart </text:p>
          </table:table-cell>
        </table:table-row>
        <table:table-row>
          <table:table-cell>
            <text:p><text:span text:style-name="Highlight">Contained by</text:span></text:p>
          </table:table-cell>
          <table:table-cell>
            <text:p><text:span>core: </text:span><text:span>bibl</text:span></text:p>
            <text:p><text:span>msdescription: </text:span><text:span>msDesc</text:span></text:p>
          </table:table-cell>
        </table:table-row>
        <table:table-row>
          <table:table-cell>
            <text:p><text:span text:style-name="Highlight">May contain</text:span></text:p>
          </table:table-cell>
          <table:table-cell>
            <text:p><text:span>header: </text:span><text:span>idno</text:span></text:p>
            <text:p><text:span>namesdates: </text:span><text:span>country placeName settlement</text:span></text:p>
          </table:table-cell>
        </table:table-row>
        <table:table-row>
          <table:table-cell>
            <text:p><text:span text:style-name="Highlight">Declaration</text:span></text:p>
          </table:table-cell>
          <table:table-cell>
            <text:p text:style-name="Preformatted_20_Text"/>
            <text:p text:style-name="Preformatted_20_Text">element msIdentifie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text:p>
            <text:p text:style-name="Preformatted_20_Text">      (</text:p>
            <text:p text:style-name="Preformatted_20_Text">         model.placeNamePart_sequenceOptional,</text:p>
            <text:p text:style-name="Preformatted_20_Text">         institution?,</text:p>
            <text:p text:style-name="Preformatted_20_Text">         repository?,</text:p>
            <text:p text:style-name="Preformatted_20_Text">         collection*,</text:p>
            <text:p text:style-name="Preformatted_20_Text">         idno?</text:p>
            <text:p text:style-name="Preformatted_20_Text">      ),</text:p>
            <text:p text:style-name="Preformatted_20_Text">      ( msName | altIdentifier )*</text:p>
            <text:p text:style-name="Preformatted_20_Text">   )</text:p>
            <text:p text:style-name="Preformatted_20_Text">}</text:p>
          </table:table-cell>
        </table:table-row>
        <table:table-row>
          <table:table-cell>
            <text:p><text:span text:style-name="Highlight">Schematron</text:span></text:p>
          </table:table-cell>
          <table:table-cell>
            <text:p>
&lt;s:report test="not(parent::tei:msPart) and       (local-name(*[1])='idno' or     
   local-name(*[1])='altIdentifier' or       normalize-space(.)='')"&gt;An msIdentifier must contain either a repository or location of some type, or a manuscript name&lt;/s:report&gt;</text:p>
          </table:table-cell>
        </table:table-row>
        <table:table-row>
          <table:table-cell>
            <text:p><text:span text:style-name="Highlight">Example</text:span></text:p>
          </table:table-cell>
          <table:table-cell>
            <text:p text:style-name="Preformatted_20_Text">&lt;msIdentifier&gt;</text:p>
            <text:p text:style-name="Preformatted_20_Text"> &lt;settlement&gt;San Marino&lt;/settlement&gt;</text:p>
            <text:p text:style-name="Preformatted_20_Text"> &lt;repository&gt;Huntington Library&lt;/repository&gt;</text:p>
            <text:p text:style-name="Preformatted_20_Text"> &lt;idno&gt;MS.El.26.C.9&lt;/idno&gt;</text:p>
            <text:p text:style-name="Preformatted_20_Text">&lt;/msIdentifier&gt;</text:p>
          </table:table-cell>
        </table:table-row>
      </table:table>
      <text:h text:outline-level="2"><text:bookmark text:name="TEI.msItemStruct"/>&lt;msItemStruct&gt;</text:h>
      <table:table table:name="table71" table:style-name="Table1">
        <table:table-column table:style-name="Table1.col1"/>
        <table:table-column table:style-name="Table2.col2"/>
        <table:table-row>
          <table:table-cell table:number-columns-spanned="2">
            <text:p><text:span text:style-name="Highlight">&lt;msItemStruct&gt; </text:span>(<text:span>structured manuscript item</text:span>) <text:span>contains a structured description for an individual work or item within the intellectual content of a manuscript or manuscript part.</text:span> [<text:a xlink:type="simple" xlink:href="http://www.tei-c.org/release/doc/tei-p5-doc/en/html/ms.html#mscoit">10.6.1. The msItem and msItemStruct Element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msExcerpt (<text:span text:style-name="Emphasis">@defective</text:span>) 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msContents msItemStruct</text:span></text:p>
          </table:table-cell>
        </table:table-row>
        <table:table-row>
          <table:table-cell>
            <text:p><text:span text:style-name="Highlight">May contain</text:span></text:p>
          </table:table-cell>
          <table:table-cell>
            <text:p><text:span>core: </text:span><text:span>author bibl listBibl note p title</text:span></text:p>
            <text:p><text:span>msdescription: </text:span><text:span>explicit incipit locus msItemStruct</text:span></text:p>
          </table:table-cell>
        </table:table-row>
        <table:table-row>
          <table:table-cell>
            <text:p><text:span text:style-name="Highlight">Declaration</text:span></text:p>
          </table:table-cell>
          <table:table-cell>
            <text:p text:style-name="Preformatted_20_Text"/>
            <text:p text:style-name="Preformatted_20_Text">element msItemStruc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msExcerpt.attributes,</text:p>
            <text:p text:style-name="Preformatted_20_Text">   (</text:p>
            <text:p text:style-name="Preformatted_20_Text">      ( locus | locusGrp )?,</text:p>
            <text:p text:style-name="Preformatted_20_Text">      (</text:p>
            <text:p text:style-name="Preformatted_20_Text">         model.pLike+</text:p>
            <text:p text:style-name="Preformatted_20_Text">       | (</text:p>
            <text:p text:style-name="Preformatted_20_Text">            author*,</text:p>
            <text:p text:style-name="Preformatted_20_Text">            respStmt*,</text:p>
            <text:p text:style-name="Preformatted_20_Text">            title*,</text:p>
            <text:p text:style-name="Preformatted_20_Text">            rubric?,</text:p>
            <text:p text:style-name="Preformatted_20_Text">            incipit?,</text:p>
            <text:p text:style-name="Preformatted_20_Text">            msItemStruct*,</text:p>
            <text:p text:style-name="Preformatted_20_Text">            explicit?,</text:p>
            <text:p text:style-name="Preformatted_20_Text">            finalRubric?,</text:p>
            <text:p text:style-name="Preformatted_20_Text">            colophon*,</text:p>
            <text:p text:style-name="Preformatted_20_Text">            decoNote*,</text:p>
            <text:p text:style-name="Preformatted_20_Text">            listBibl*,</text:p>
            <text:p text:style-name="Preformatted_20_Text">            ( bibl | biblStruct )*,</text:p>
            <text:p text:style-name="Preformatted_20_Text">            model.noteLike*,</text:p>
            <text:p text:style-name="Preformatted_20_Text">            textLang?</text:p>
            <text:p text:style-name="Preformatted_20_Text">         )</text:p>
            <text:p text:style-name="Preformatted_20_Text">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msItemStruct n="2" defective="false"</text:p>
            <text:p text:style-name="Preformatted_20_Text"> class="#biblComm"&gt;</text:p>
            <text:p text:style-name="Preformatted_20_Text"> &lt;locus from="24v" to="97v"&gt;24v-97v&lt;/locus&gt;</text:p>
            <text:p text:style-name="Preformatted_20_Text"> &lt;author&gt;Apringius de Beja&lt;/author&gt;</text:p>
            <text:p text:style-name="Preformatted_20_Text"> &lt;title type="uniform" xml:lang="la"&gt;Tractatus in Apocalypsin&lt;/title&gt;</text:p>
            <text:p text:style-name="Preformatted_20_Text"> &lt;rubric&gt;Incipit Trac&lt;supplied reason="omitted"&gt;ta&lt;/supplied&gt;tus</text:p>
            <text:p text:style-name="Preformatted_20_Text">   in apoka&lt;lb/&gt;lipsin eruditissimi uiri &lt;lb/&gt; Apringi ep&lt;expan&gt;iscop&lt;/expan&gt;i</text:p>
            <text:p text:style-name="Preformatted_20_Text">   Pacensis eccl&lt;expan&gt;esi&lt;/expan&gt;e&lt;/rubric&gt;</text:p>
            <text:p text:style-name="Preformatted_20_Text"> &lt;finalRubric&gt;EXPLIC&lt;ex&gt;IT&lt;/ex&gt; EXPO&lt;lb/&gt;SITIO APOCALIPSIS</text:p>
            <text:p text:style-name="Preformatted_20_Text">   QVA&lt;ex&gt;M&lt;/ex&gt; EXPOSVIT DOM&lt;lb/&gt;NVS APRINGIUS EP&lt;ex&gt;ISCOPU&lt;/ex&gt;S.</text:p>
            <text:p text:style-name="Preformatted_20_Text">   DEO GR&lt;ex&gt;ACI&lt;/ex&gt;AS AGO. FI&lt;lb/&gt;NITO LABORE ISTO.&lt;/finalRubric&gt;</text:p>
            <text:p text:style-name="Preformatted_20_Text"> &lt;bibl&gt;</text:p>
            <text:p text:style-name="Preformatted_20_Text">  &lt;ref target="http://amiBibl.xml#Apringius1900"&gt;Apringius&lt;/ref&gt;, ed. Férotin&lt;/bibl&gt;</text:p>
            <text:p text:style-name="Preformatted_20_Text"> &lt;textLang mainLang="la"&gt;Latin&lt;/textLang&gt;</text:p>
            <text:p text:style-name="Preformatted_20_Text">&lt;/msItemStruct&gt;</text:p>
          </table:table-cell>
        </table:table-row>
      </table:table>
      <text:h text:outline-level="2"><text:bookmark text:name="TEI.note"/>&lt;note&gt;</text:h>
      <table:table table:name="table72" table:style-name="Table1">
        <table:table-column table:style-name="Table1.col1"/>
        <table:table-column table:style-name="Table2.col2"/>
        <table:table-row>
          <table:table-cell table:number-columns-spanned="2">
            <text:p><text:span text:style-name="Highlight">&lt;note&gt; </text:span><text:span>contains a note or annotation.</text:span> [<text:a xlink:type="simple" xlink:href="http://www.tei-c.org/release/doc/tei-p5-doc/en/html/CO.html#CONONO">3.8.1. Notes and Simple Annotation</text:a> <text:a xlink:type="simple" xlink:href="http://www.tei-c.org/release/doc/tei-p5-doc/en/html/HD.html#HD27">2.2.6. The Notes Statement</text:a> <text:a xlink:type="simple" xlink:href="http://www.tei-c.org/release/doc/tei-p5-doc/en/html/CO.html#COBICON">3.11.2.8. Notes and Statement of Language</text:a> <text:a xlink:type="simple" xlink:href="http://www.tei-c.org/release/doc/tei-p5-doc/en/html/DI.html#DITPNO">9.3.5.4. Notes within Entri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placement (<text:span text:style-name="Emphasis">@place</text:span>) att.source (<text:span text:style-name="Emphasis">@source</text:span>) att.global (@xml:id, @n, @xml:lang, @xml:base, @xml:space) att.global.rendition (@rend, @style, @rendition) att.global.change (@change) att.global.responsibility (@cert, @resp) att.pointing (<text:span>target</text:span>, @targetLang, @evaluate) att.typed (<text:span>type</text:span>, @subtype) </text:p>
            <table:table table:name="table73" table:style-name="Table1">
              <table:table-column table:style-name="Table1.col1"/>
              <table:table-column table:style-name="Table2.col2"/>
              <table:table-row>
                <table:table-cell>
                  <text:p>type</text:p>
                </table:table-cell>
                <table:table-cell>
                  <text:p><text:span>characterizes the element in some sense, using any convenient classification scheme or typology.</text:span></text:p>
                  <table:table table:name="table74"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biographical</text:p>
                        <text:p text:style-name="List_20_Contents"/>
                      </table:table-cell>
                    </table:table-row>
                  </table:table>
                </table:table-cell>
              </table:table-row>
              <table:table-row>
                <table:table-cell>
                  <text:p>anchored</text:p>
                </table:table-cell>
                <table:table-cell>
                  <text:p><text:span>indicates whether the copy text shows the exact place of reference for the note.</text:span></text:p>
                  <table:table table:name="table7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ruthValue</text:p>
                      </table:table-cell>
                    </table:table-row>
                    <table:table-row>
                      <table:table-cell>
                        <text:p><text:span text:style-name="Highlight">Default</text:span></text:p>
                      </table:table-cell>
                      <table:table-cell>
                        <text:p>true</text:p>
                      </table:table-cell>
                    </table:table-row>
                    <table:table-row>
                      <table:table-cell>
                        <text:p><text:span text:style-name="Highlight">Note</text:span></text:p>
                      </table:table-cell>
                      <table:table-cell>
                        <text:p>In modern texts, notes are usually anchored by means of explicit footnote or endnote symbols. An explicit indication of the phrase or line annotated may however be used instead (e.g. <text:span text:style-name="q">‘page 218, lines 3–4’</text:span>). The <text:span text:style-name="Emphasis">anchored</text:span> attribute indicates whether any explicit location is given, whether by symbol or by prose cross-reference. The value <text:span text:style-name="Emphasis">true</text:span> indicates that such an explicit location is indicated in the copy text; the value <text:span text:style-name="Emphasis">false</text:span> indicates that the copy text does not indicate a specific place of attachment for the note. If the specific symbols used in the copy text at the location the note is anchored are to be recorded, use the <text:span text:style-name="Emphasis">n</text:span> attribute.</text:p>
                      </table:table-cell>
                    </table:table-row>
                  </table:table>
                </table:table-cell>
              </table:table-row>
            </table:table>
          </table:table-cell>
        </table:table-row>
        <table:table-row>
          <table:table-cell>
            <text:p><text:span text:style-name="Highlight">Member of</text:span></text:p>
          </table:table-cell>
          <table:table-cell>
            <text:p>model.noteLike</text:p>
          </table:table-cell>
        </table:table-row>
        <table:table-row>
          <table:table-cell>
            <text:p><text:span text:style-name="Highlight">Contained by</text:span></text:p>
          </table:table-cell>
          <table:table-cell>
            <text:p><text:span>core: </text:span><text:span>abbr author bibl corr date expan head hi l lg note orig p pubPlace publisher ref reg said sic title</text:span></text:p>
            <text:p><text:span>header: </text:span><text:span>extent licence scriptNote</text:span></text:p>
            <text:p><text:span>linking: </text:span><text:span>seg</text:span></text:p>
            <text:p><text:span>msdescription: </text:span><text:span>explicit foliation incipit layout msItemStruct origDate origin provenance support</text:span></text:p>
            <text:p><text:span>namesdates: </text:span><text:span>birth country death location persName person place placeName settlement surname</text:span></text:p>
            <text:p><text:span>textcrit: </text:span><text:span>app lem rdg</text:span></text:p>
            <text:p><text:span>textstructure: </text:span><text:span>body div text</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not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placement.attributes,</text:p>
            <text:p text:style-name="Preformatted_20_Text">   att.pointing.attribute.targetLang,</text:p>
            <text:p text:style-name="Preformatted_20_Text">   att.pointing.attribute.evaluate,</text:p>
            <text:p text:style-name="Preformatted_20_Text">   att.source.attributes,</text:p>
            <text:p text:style-name="Preformatted_20_Text">   att.typed.attribute.subtype,</text:p>
            <text:p text:style-name="Preformatted_20_Text">   attribute type { "biographical" }?,</text:p>
            <text:p text:style-name="Preformatted_20_Text">   attribute anchored { data.truthValue }?,</text:p>
            <text:p text:style-name="Preformatted_20_Text">   macro.specialPara</text:p>
            <text:p text:style-name="Preformatted_20_Text">}</text:p>
          </table:table-cell>
        </table:table-row>
        <table:table-row>
          <table:table-cell>
            <text:p><text:span text:style-name="Highlight">Example</text:span></text:p>
          </table:table-cell>
          <table:table-cell>
            <text:p>In the following example, the translator has supplied a footnote containing an explanation of the term translated as "painterly": </text:p>
            <text:p text:style-name="Preformatted_20_Text">And yet it is not only</text:p>
            <text:p text:style-name="Preformatted_20_Text"> in the great line of Italian renaissance art, but even in the</text:p>
            <text:p text:style-name="Preformatted_20_Text"> painterly &lt;note place="bottom" type="gloss"</text:p>
            <text:p text:style-name="Preformatted_20_Text"> resp="#MDMH"&gt;</text:p>
            <text:p text:style-name="Preformatted_20_Text"> &lt;term xml:lang="de"&gt;Malerisch&lt;/term&gt;. This word has, in the German, two</text:p>
            <text:p text:style-name="Preformatted_20_Text"> distinct meanings, one objective, a quality residing in the object,</text:p>
            <text:p text:style-name="Preformatted_20_Text"> the other subjective, a mode of apprehension and creation. To avoid</text:p>
            <text:p text:style-name="Preformatted_20_Text"> confusion, they have been distinguished in English as</text:p>
            <text:p text:style-name="Preformatted_20_Text">&lt;mentioned&gt;picturesque&lt;/mentioned&gt; and</text:p>
            <text:p text:style-name="Preformatted_20_Text">&lt;mentioned&gt;painterly&lt;/mentioned&gt; respectively.</text:p>
            <text:p text:style-name="Preformatted_20_Text">&lt;/note&gt; style of the</text:p>
            <text:p text:style-name="Preformatted_20_Text"> Dutch genre painters of the seventeenth century that drapery has this</text:p>
            <text:p text:style-name="Preformatted_20_Text"> psychological significance. </text:p>
            <text:p>For this example to be valid, the code <text:span>MDMH</text:span> must be defined elsewhere, for example by means of a responsibility statement in the associated TEI header:</text:p>
            <text:p text:style-name="Preformatted_20_Text">&lt;respStmt xml:id="MDMH"&gt;</text:p>
            <text:p text:style-name="Preformatted_20_Text"> &lt;resp&gt;translation from German to English&lt;/resp&gt;</text:p>
            <text:p text:style-name="Preformatted_20_Text"> &lt;name&gt;Hottinger, Marie Donald Mackie&lt;/name&gt;</text:p>
            <text:p text:style-name="Preformatted_20_Text">&lt;/respStmt&gt;</text:p>
          </table:table-cell>
        </table:table-row>
        <table:table-row>
          <table:table-cell>
            <text:p><text:span text:style-name="Highlight">Example</text:span></text:p>
          </table:table-cell>
          <table:table-cell>
            <text:p>The global <text:span text:style-name="Emphasis">n</text:span> attribute may be used to supply the symbol or number used to mark the note's point of attachment in the source text, as in the following example:</text:p>
            <text:p text:style-name="Preformatted_20_Text">Mevorakh b. Saadya's mother, the matriarch of the</text:p>
            <text:p text:style-name="Preformatted_20_Text"> family during the second half of the eleventh century, &lt;note n="126" anchored="true"&gt; The</text:p>
            <text:p text:style-name="Preformatted_20_Text"> alleged mention of Judah Nagid's mother in a letter from 1071 is, in fact, a reference to</text:p>
            <text:p text:style-name="Preformatted_20_Text"> Judah's children; cf. above, nn. 111 and 54. &lt;/note&gt; is well known from Geniza documents</text:p>
            <text:p text:style-name="Preformatted_20_Text"> published by Jacob Mann.</text:p>
            <text:p>However, if notes are numbered in sequence and their numbering can be reconstructed automatically by processing software, it may well be considered unnecessary to record the note numbers.</text:p>
          </table:table-cell>
        </table:table-row>
      </table:table>
      <text:h text:outline-level="2"><text:bookmark text:name="TEI.objectDesc"/>&lt;objectDesc&gt;</text:h>
      <table:table table:name="table76" table:style-name="Table1">
        <table:table-column table:style-name="Table1.col1"/>
        <table:table-column table:style-name="Table2.col2"/>
        <table:table-row>
          <table:table-cell table:number-columns-spanned="2">
            <text:p><text:span text:style-name="Highlight">&lt;objectDesc&gt; </text:span><text:span>contains a description of the physical components making up the object which is being described.</text:span> [<text:a xlink:type="simple" xlink:href="http://www.tei-c.org/release/doc/tei-p5-doc/en/html/ms.html#msph1">10.7.1. Object Descrip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physDescPart</text:p>
          </table:table-cell>
        </table:table-row>
        <table:table-row>
          <table:table-cell>
            <text:p><text:span text:style-name="Highlight">Contained by</text:span></text:p>
          </table:table-cell>
          <table:table-cell>
            <text:p><text:span>msdescription: </text:span><text:span>physDesc</text:span></text:p>
          </table:table-cell>
        </table:table-row>
        <table:table-row>
          <table:table-cell>
            <text:p><text:span text:style-name="Highlight">May contain</text:span></text:p>
          </table:table-cell>
          <table:table-cell>
            <text:p><text:span>core: </text:span><text:span>p</text:span></text:p>
            <text:p><text:span>msdescription: </text:span><text:span>layoutDesc supportDesc</text:span></text:p>
          </table:table-cell>
        </table:table-row>
        <table:table-row>
          <table:table-cell>
            <text:p><text:span text:style-name="Highlight">Declaration</text:span></text:p>
          </table:table-cell>
          <table:table-cell>
            <text:p text:style-name="Preformatted_20_Text"/>
            <text:p text:style-name="Preformatted_20_Text">element objec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supportDesc?, layoutDesc? ) )</text:p>
            <text:p text:style-name="Preformatted_20_Text">}</text:p>
          </table:table-cell>
        </table:table-row>
        <table:table-row>
          <table:table-cell>
            <text:p><text:span text:style-name="Highlight">Example</text:span></text:p>
          </table:table-cell>
          <table:table-cell>
            <text:p text:style-name="Preformatted_20_Text">&lt;objectDesc form="codex"&gt;</text:p>
            <text:p text:style-name="Preformatted_20_Text"> &lt;supportDesc material="mixed"&gt;</text:p>
            <text:p text:style-name="Preformatted_20_Text">  &lt;p&gt;Early modern</text:p>
            <text:p text:style-name="Preformatted_20_Text">  &lt;material&gt;parchment&lt;/material&gt; and</text:p>
            <text:p text:style-name="Preformatted_20_Text">  &lt;material&gt;paper&lt;/material&gt;.&lt;/p&gt;</text:p>
            <text:p text:style-name="Preformatted_20_Text"> &lt;/supportDesc&gt;</text:p>
            <text:p text:style-name="Preformatted_20_Text"> &lt;layoutDesc&gt;</text:p>
            <text:p text:style-name="Preformatted_20_Text">  &lt;layout ruledLines="25 32"/&gt;</text:p>
            <text:p text:style-name="Preformatted_20_Text"> &lt;/layoutDesc&gt;</text:p>
            <text:p text:style-name="Preformatted_20_Text">&lt;/objectDesc&gt;</text:p>
          </table:table-cell>
        </table:table-row>
      </table:table>
      <text:h text:outline-level="2"><text:bookmark text:name="TEI.orig"/>&lt;orig&gt;</text:h>
      <table:table table:name="table77" table:style-name="Table1">
        <table:table-column table:style-name="Table1.col1"/>
        <table:table-column table:style-name="Table2.col2"/>
        <table:table-row>
          <table:table-cell table:number-columns-spanned="2">
            <text:p><text:span text:style-name="Highlight">&lt;orig&gt; </text:span>(<text:span>Original</text:span>) <text:span>permet d'encoder la forme originale du manuscrit.</text:span> [<text:a xlink:type="simple" xlink:href="http://www.tei-c.org/release/doc/tei-p5-doc/en/html/CO.html#COEDREG">3.4.2. Regularization and Normalization</text:a> <text:a xlink:type="simple" xlink:href="http://www.tei-c.org/release/doc/tei-p5-doc/en/html/TC.html#TC">12. Critical Apparatu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source (<text:span text:style-name="Emphasis">@source</text:span>) 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choicePart model.pPart.transcription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expan head hi l note orig p pubPlace publisher ref reg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orig</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ource.attributes,</text:p>
            <text:p text:style-name="Preformatted_20_Text">   macro.paraContent</text:p>
            <text:p text:style-name="Preformatted_20_Text">}</text:p>
          </table:table-cell>
        </table:table-row>
        <table:table-row>
          <table:table-cell>
            <text:p><text:span text:style-name="Highlight">Example</text:span></text:p>
          </table:table-cell>
          <table:table-cell>
            <text:p>If all that is desired is to call attention to the original version in the copy text, &lt;orig&gt; may be used alone:</text:p>
            <text:p text:style-name="Preformatted_20_Text">&lt;l&gt;But this will be a &lt;orig&gt;meere&lt;/orig&gt; confusion&lt;/l&gt;</text:p>
            <text:p text:style-name="Preformatted_20_Text">&lt;l&gt;And hardly shall we all be &lt;orig&gt;vnderstoode&lt;/orig&gt;</text:p>
            <text:p text:style-name="Preformatted_20_Text">&lt;/l&gt;</text:p>
          </table:table-cell>
        </table:table-row>
        <table:table-row>
          <table:table-cell>
            <text:p><text:span text:style-name="Highlight">Example</text:span></text:p>
          </table:table-cell>
          <table:table-cell>
            <text:p>More usually, an &lt;orig&gt; will be combined with a regularized form within a &lt;choice&gt; element:</text:p>
            <text:p text:style-name="Preformatted_20_Text">&lt;l&gt;But this will be a &lt;choice&gt;</text:p>
            <text:p text:style-name="Preformatted_20_Text">  &lt;orig&gt;meere&lt;/orig&gt;</text:p>
            <text:p text:style-name="Preformatted_20_Text">  &lt;reg&gt;mere&lt;/reg&gt;</text:p>
            <text:p text:style-name="Preformatted_20_Text"> &lt;/choice&gt; confusion&lt;/l&gt;</text:p>
            <text:p text:style-name="Preformatted_20_Text">&lt;l&gt;And hardly shall we all be &lt;choice&gt;</text:p>
            <text:p text:style-name="Preformatted_20_Text">  &lt;orig&gt;vnderstoode&lt;/orig&gt;</text:p>
            <text:p text:style-name="Preformatted_20_Text">  &lt;reg&gt;understood&lt;/reg&gt;</text:p>
            <text:p text:style-name="Preformatted_20_Text"> &lt;/choice&gt;</text:p>
            <text:p text:style-name="Preformatted_20_Text">&lt;/l&gt;</text:p>
          </table:table-cell>
        </table:table-row>
      </table:table>
      <text:h text:outline-level="2"><text:bookmark text:name="TEI.origDate"/>&lt;origDate&gt;</text:h>
      <table:table table:name="table78" table:style-name="Table1">
        <table:table-column table:style-name="Table1.col1"/>
        <table:table-column table:style-name="Table2.col2"/>
        <table:table-row>
          <table:table-cell table:number-columns-spanned="2">
            <text:p><text:span text:style-name="Highlight">&lt;origDate&gt; </text:span>(<text:span>origin date</text:span>) <text:span>contains any form of date, used to identify the date of origin for a manuscript or manuscript part.</text:span> [<text:a xlink:type="simple" xlink:href="http://www.tei-c.org/release/doc/tei-p5-doc/en/html/ms.html#msdates">10.3.1. Origina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editLike (<text:span>instant</text:span>, @evidence) att.dimensions (<text:span>unit</text:span>, @quantity, @extent, @precision, @scope) att.ranging (@atLeast, @atMost, @min, @max, @confidence) att.source (@source) att.typed (<text:span>type</text:span>, @subtype)</text:p>
          </table:table-cell>
        </table:table-row>
        <table:table-row>
          <table:table-cell>
            <text:p><text:span text:style-name="Highlight">Member of</text:span></text:p>
          </table:table-cell>
          <table:table-cell>
            <text:p>model.pPart.msdesc</text:p>
          </table:table-cell>
        </table:table-row>
        <table:table-row>
          <table:table-cell>
            <text:p><text:span text:style-name="Highlight">Contained by</text:span></text:p>
          </table:table-cell>
          <table:table-cell>
            <text:p><text:span>core: </text:span><text:span>abbr author corr date expan head hi l note orig p pubPlace publisher ref reg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origDat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atable.attributes,</text:p>
            <text:p text:style-name="Preformatted_20_Text">   att.editLike.attribute.evidence,</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typed.attribute.subtype,</text:p>
            <text:p text:style-name="Preformatted_20_Text">   ( text | model.gLike | model.phrase | model.global )*</text:p>
            <text:p text:style-name="Preformatted_20_Text">}</text:p>
          </table:table-cell>
        </table:table-row>
        <table:table-row>
          <table:table-cell>
            <text:p><text:span text:style-name="Highlight">Example</text:span></text:p>
          </table:table-cell>
          <table:table-cell>
            <text:p text:style-name="Preformatted_20_Text">&lt;origDate notBefore="-0300"</text:p>
            <text:p text:style-name="Preformatted_20_Text"> notAfter="-0200"&gt;3rd century BCE&lt;/origDate&gt;</text:p>
          </table:table-cell>
        </table:table-row>
      </table:table>
      <text:h text:outline-level="2"><text:bookmark text:name="TEI.origin"/>&lt;origin&gt;</text:h>
      <table:table table:name="table79" table:style-name="Table1">
        <table:table-column table:style-name="Table1.col1"/>
        <table:table-column table:style-name="Table2.col2"/>
        <table:table-row>
          <table:table-cell table:number-columns-spanned="2">
            <text:p><text:span text:style-name="Highlight">&lt;origin&gt; </text:span><text:span>contains any descriptive or other information concerning the origin of a manuscript or manuscript part.</text:span> [<text:a xlink:type="simple" xlink:href="http://www.tei-c.org/release/doc/tei-p5-doc/en/html/ms.html#mshy">10.8. History</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editLike (<text:span>instant</text:span>, @evidence) att.dimensions (<text:span>unit</text:span>, @quantity, @extent, @precision, @scope) att.ranging (@atLeast, @atMost, @min, @max, @confidence) att.source (@source)</text:p>
          </table:table-cell>
        </table:table-row>
        <table:table-row>
          <table:table-cell>
            <text:p><text:span text:style-name="Highlight">Contained by</text:span></text:p>
          </table:table-cell>
          <table:table-cell>
            <text:p><text:span>msdescription: </text:span><text:span>history</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origi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editLike.attribute.evidence,</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datable.attributes,</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origin notBefore="1802" notAfter="1845"</text:p>
            <text:p text:style-name="Preformatted_20_Text"> evidence="internal" resp="#AMH"&gt;Copied in &lt;name type="origPlace"&gt;Derby&lt;/name&gt;, probably from an</text:p>
            <text:p text:style-name="Preformatted_20_Text"> old Flemish original, between 1802 and 1845, according to &lt;persName xml:id="AMH"&gt;Anne-Mette Hansen&lt;/persName&gt;.</text:p>
            <text:p text:style-name="Preformatted_20_Text">&lt;/origin&gt;</text:p>
          </table:table-cell>
        </table:table-row>
      </table:table>
      <text:h text:outline-level="2"><text:bookmark text:name="TEI.p"/>&lt;p&gt;</text:h>
      <table:table table:name="table80" table:style-name="Table1">
        <table:table-column table:style-name="Table1.col1"/>
        <table:table-column table:style-name="Table2.col2"/>
        <table:table-row>
          <table:table-cell table:number-columns-spanned="2">
            <text:p><text:span text:style-name="Highlight">&lt;p&gt; </text:span>(<text:span>Paragraphe</text:span>) <text:span>permet d'individualiser les paragraphes.</text:span> [<text:a xlink:type="simple" xlink:href="http://www.tei-c.org/release/doc/tei-p5-doc/en/html/CO.html#COPA">3.1. Paragraphs</text:a> <text:a xlink:type="simple" xlink:href="http://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declaring (<text:span text:style-name="Emphasis">@decls</text:span>) att.global (@xml:id, @n, @xml:lang, @xml:base, @xml:space) att.global.rendition (@rend, @style, @rendition) att.global.change (@change) att.global.responsibility (@cert, @resp) </text:p>
            <table:table table:name="table81" table:style-name="Table1">
              <table:table-column table:style-name="Table1.col1"/>
              <table:table-column table:style-name="Table2.col2"/>
              <table:table-row>
                <table:table-cell>
                  <text:p>part</text:p>
                </table:table-cell>
                <table:table-cell>
                  <text:p><text:span>specifies whether or not its parent element is fragmented in some way, typically by some other overlapping structure: for example a speech which is divided between two or more verse stanzas, a paragraph which is split across a page division, a verse line which is divided between two speakers.</text:span></text:p>
                  <table:table table:name="table82" table:style-name="Table1">
                    <table:table-column table:style-name="Table1.col1"/>
                    <table:table-column table:style-name="Table2.col2"/>
                    <table:table-row>
                      <table:table-cell>
                        <text:p><text:span text:style-name="Highlight">Derived from</text:span></text:p>
                      </table:table-cell>
                      <table:table-cell>
                        <text:p>att.fragmentable</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N</text:p>
                        <text:p text:style-name="List_20_Contents"><text:span text:style-name="Emphasis">[Default]</text:span></text:p>
                      </table:table-cell>
                    </table:table-row>
                  </table:table>
                </table:table-cell>
              </table:table-row>
            </table:table>
          </table:table-cell>
        </table:table-row>
        <table:table-row>
          <table:table-cell>
            <text:p><text:span text:style-name="Highlight">Member of</text:span></text:p>
          </table:table-cell>
          <table:table-cell>
            <text:p>model.pLike</text:p>
          </table:table-cell>
        </table:table-row>
        <table:table-row>
          <table:table-cell>
            <text:p><text:span text:style-name="Highlight">Contained by</text:span></text:p>
          </table:table-cell>
          <table:table-cell>
            <text:p><text:span>core: </text:span><text:span>note said</text:span></text:p>
            <text:p><text:span>corpus: </text:span><text:span>particDesc settingDesc</text:span></text:p>
            <text:p><text:span>header: </text:span><text:span>availability cRefPattern encodingDesc licence projectDesc publicationStmt refsDecl scriptNote sourceDesc</text:span></text:p>
            <text:p><text:span>msdescription: </text:span><text:span>foliation history layout layoutDesc msContents msDesc msItemStruct objectDesc origin physDesc provenance scriptDesc support supportDesc</text:span></text:p>
            <text:p><text:span>namesdates: </text:span><text:span>person place</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eclaring.attributes,</text:p>
            <text:p text:style-name="Preformatted_20_Text">   attribute part { "N" }?,</text:p>
            <text:p text:style-name="Preformatted_20_Text">   macro.paraContent</text:p>
            <text:p text:style-name="Preformatted_20_Text">}</text:p>
          </table:table-cell>
        </table:table-row>
        <table:table-row>
          <table:table-cell>
            <text:p><text:span text:style-name="Highlight">Example</text:span></text:p>
          </table:table-cell>
          <table:table-cell>
            <text:p text:style-name="Preformatted_20_Text">&lt;p&gt;Hallgerd was outside. &lt;q&gt;There is blood on your axe,&lt;/q&gt; she said. &lt;q&gt;What have you</text:p>
            <text:p text:style-name="Preformatted_20_Text">   done?&lt;/q&gt;</text:p>
            <text:p text:style-name="Preformatted_20_Text">&lt;/p&gt;</text:p>
            <text:p text:style-name="Preformatted_20_Text">&lt;p&gt;</text:p>
            <text:p text:style-name="Preformatted_20_Text"> &lt;q&gt;I have now arranged that you can be married a second time,&lt;/q&gt; replied Thjostolf.</text:p>
            <text:p text:style-name="Preformatted_20_Text">&lt;/p&gt;</text:p>
            <text:p text:style-name="Preformatted_20_Text">&lt;p&gt;</text:p>
            <text:p text:style-name="Preformatted_20_Text"> &lt;q&gt;Then you must mean that Thorvald is dead,&lt;/q&gt; she said.</text:p>
            <text:p text:style-name="Preformatted_20_Text">&lt;/p&gt;</text:p>
            <text:p text:style-name="Preformatted_20_Text">&lt;p&gt;</text:p>
            <text:p text:style-name="Preformatted_20_Text"> &lt;q&gt;Yes,&lt;/q&gt; said Thjostolf. &lt;q&gt;And now you must think up some plan for me.&lt;/q&gt;</text:p>
            <text:p text:style-name="Preformatted_20_Text">&lt;/p&gt;</text:p>
          </table:table-cell>
        </table:table-row>
      </table:table>
      <text:h text:outline-level="2"><text:bookmark text:name="TEI.particDesc"/>&lt;particDesc&gt;</text:h>
      <table:table table:name="table83" table:style-name="Table1">
        <table:table-column table:style-name="Table1.col1"/>
        <table:table-column table:style-name="Table2.col2"/>
        <table:table-row>
          <table:table-cell table:number-columns-spanned="2">
            <text:p><text:span text:style-name="Highlight">&lt;particDesc&gt; </text:span>(<text:span>participation description</text:span>) <text:span>describes the identifiable speakers, voices, or other participants in any kind of text or other persons named or otherwise referred to in a text, edition, or metadata.</text:span> [<text:a xlink:type="simple" xlink:href="http://www.tei-c.org/release/doc/tei-p5-doc/en/html/CC.html#CCAH">15.2. Contextual Information</text:a>]</text:p>
          </table:table-cell>
          <table:covered-table-cell/>
        </table:table-row>
        <table:table-row>
          <table:table-cell>
            <text:p><text:span text:style-name="Highlight">Module</text:span></text:p>
          </table:table-cell>
          <table:table-cell>
            <text:p>corpus</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profileDescPart</text:p>
          </table:table-cell>
        </table:table-row>
        <table:table-row>
          <table:table-cell>
            <text:p><text:span text:style-name="Highlight">Contained by</text:span></text:p>
          </table:table-cell>
          <table:table-cell>
            <text:p><text:span>header: </text:span><text:span>profileDesc</text:span></text:p>
          </table:table-cell>
        </table:table-row>
        <table:table-row>
          <table:table-cell>
            <text:p><text:span text:style-name="Highlight">May contain</text:span></text:p>
          </table:table-cell>
          <table:table-cell>
            <text:p><text:span>core: </text:span><text:span>p</text:span></text:p>
            <text:p><text:span>namesdates: </text:span><text:span>listPerson person</text:span></text:p>
          </table:table-cell>
        </table:table-row>
        <table:table-row>
          <table:table-cell>
            <text:p><text:span text:style-name="Highlight">Declaration</text:span></text:p>
          </table:table-cell>
          <table:table-cell>
            <text:p text:style-name="Preformatted_20_Text"/>
            <text:p text:style-name="Preformatted_20_Text">element partic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model.personLike | listPerson | listOrg )+ )</text:p>
            <text:p text:style-name="Preformatted_20_Text">}</text:p>
          </table:table-cell>
        </table:table-row>
        <table:table-row>
          <table:table-cell>
            <text:p><text:span text:style-name="Highlight">Example</text:span></text:p>
          </table:table-cell>
          <table:table-cell>
            <text:p text:style-name="Preformatted_20_Text">&lt;particDesc&gt;</text:p>
            <text:p text:style-name="Preformatted_20_Text"> &lt;listPerson&gt;</text:p>
            <text:p text:style-name="Preformatted_20_Text">  &lt;person xml:id="P-1234" sex="2" age="mid"&gt;</text:p>
            <text:p text:style-name="Preformatted_20_Text">   &lt;p&gt;Female informant, well-educated, born in</text:p>
            <text:p text:style-name="Preformatted_20_Text">       Shropshire UK, 12 Jan 1950, of unknown occupation. Speaks French fluently.</text:p>
            <text:p text:style-name="Preformatted_20_Text">       Socio-Economic status B2.&lt;/p&gt;</text:p>
            <text:p text:style-name="Preformatted_20_Text">  &lt;/person&gt;</text:p>
            <text:p text:style-name="Preformatted_20_Text">  &lt;person xml:id="P-4332" sex="1"&gt;</text:p>
            <text:p text:style-name="Preformatted_20_Text">   &lt;persName&gt;</text:p>
            <text:p text:style-name="Preformatted_20_Text">    &lt;surname&gt;Hancock&lt;/surname&gt;</text:p>
            <text:p text:style-name="Preformatted_20_Text">    &lt;forename&gt;Antony&lt;/forename&gt;</text:p>
            <text:p text:style-name="Preformatted_20_Text">    &lt;forename&gt;Aloysius&lt;/forename&gt;</text:p>
            <text:p text:style-name="Preformatted_20_Text">    &lt;forename&gt;St John&lt;/forename&gt;</text:p>
            <text:p text:style-name="Preformatted_20_Text">   &lt;/persName&gt;</text:p>
            <text:p text:style-name="Preformatted_20_Text">   &lt;residence notAfter="1959"&gt;</text:p>
            <text:p text:style-name="Preformatted_20_Text">    &lt;address&gt;</text:p>
            <text:p text:style-name="Preformatted_20_Text">     &lt;street&gt;Railway Cuttings&lt;/street&gt;</text:p>
            <text:p text:style-name="Preformatted_20_Text">     &lt;settlement&gt;East Cheam&lt;/settlement&gt;</text:p>
            <text:p text:style-name="Preformatted_20_Text">    &lt;/address&gt;</text:p>
            <text:p text:style-name="Preformatted_20_Text">   &lt;/residence&gt;</text:p>
            <text:p text:style-name="Preformatted_20_Text">   &lt;occupation&gt;comedian&lt;/occupation&gt;</text:p>
            <text:p text:style-name="Preformatted_20_Text">  &lt;/person&gt;</text:p>
            <text:p text:style-name="Preformatted_20_Text">  &lt;listRelation&gt;</text:p>
            <text:p text:style-name="Preformatted_20_Text">   &lt;relation type="personal" name="spouse"</text:p>
            <text:p text:style-name="Preformatted_20_Text">    mutual="#P-1234 #P-4332"/&gt;</text:p>
            <text:p text:style-name="Preformatted_20_Text">  &lt;/listRelation&gt;</text:p>
            <text:p text:style-name="Preformatted_20_Text"> &lt;/listPerson&gt;</text:p>
            <text:p text:style-name="Preformatted_20_Text">&lt;/particDesc&gt;</text:p>
            <text:p>This example shows both a very simple person description, and a very detailed one, using some of the more specialized elements from the module for Names and Dates.</text:p>
          </table:table-cell>
        </table:table-row>
        <table:table-row>
          <table:table-cell>
            <text:p><text:span text:style-name="Highlight">Note</text:span></text:p>
          </table:table-cell>
          <table:table-cell>
            <text:p>May contain a prose description organized as paragraphs, or a structured list of persons and person groups, with an optional formal specification of any relationships amongst them.</text:p>
          </table:table-cell>
        </table:table-row>
      </table:table>
      <text:h text:outline-level="2"><text:bookmark text:name="TEI.pb"/>&lt;pb/&gt;</text:h>
      <table:table table:name="table84" table:style-name="Table1">
        <table:table-column table:style-name="Table1.col1"/>
        <table:table-column table:style-name="Table2.col2"/>
        <table:table-row>
          <table:table-cell table:number-columns-spanned="2">
            <text:p><text:span text:style-name="Highlight">&lt;pb/&gt; </text:span>(<text:span>Saut de page</text:span>) <text:span/> [<text:a xlink:type="simple" xlink:href="http://www.tei-c.org/release/doc/tei-p5-doc/en/html/CO.html#CORS5">3.10.3. Mileston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edition (<text:span text:style-name="Emphasis">@ed</text:span>, <text:span text:style-name="Emphasis">@edRef</text:span>) att.spanning (<text:span text:style-name="Emphasis">@spanTo</text:span>) att.breaking (<text:span text:style-name="Emphasis">@break</text:span>) att.global (<text:span>n</text:span>, @xml:id, @xml:lang, @xml:base, @xml:space) att.global.rendition (@rend, @style, @rendition) att.global.change (@change) att.global.responsibility (@cert, @resp) att.typed (<text:span>type</text:span>, @subtype) </text:p>
            <table:table table:name="table85"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86"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
                </table:table-cell>
              </table:table-row>
              <table:table-row>
                <table:table-cell>
                  <text:p>facs</text:p>
                </table:table-cell>
                <table:table-cell>
                  <text:p>(<text:span>facsimile</text:span>) <text:span>points to all or part of an image which corresponds with the content of the element.</text:span></text:p>
                  <table:table table:name="table87" table:style-name="Table1">
                    <table:table-column table:style-name="Table1.col1"/>
                    <table:table-column table:style-name="Table2.col2"/>
                    <table:table-row>
                      <table:table-cell>
                        <text:p><text:span text:style-name="Highlight">Derived from</text:span></text:p>
                      </table:table-cell>
                      <table:table-cell>
                        <text:p>att.global.facs</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Member of</text:span></text:p>
          </table:table-cell>
          <table:table-cell>
            <text:p>model.milestoneLike</text:p>
          </table:table-cell>
        </table:table-row>
        <table:table-row>
          <table:table-cell>
            <text:p><text:span text:style-name="Highlight">Contained by</text:span></text:p>
          </table:table-cell>
          <table:table-cell>
            <text:p><text:span>core: </text:span><text:span>abbr author bibl corr date expan head hi l lg listBibl note orig p pubPlace publisher ref reg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erson placeName settlement surname</text:span></text:p>
            <text:p><text:span>textcrit: </text:span><text:span>app lem rdg</text:span></text:p>
            <text:p><text:span>textstructure: </text:span><text:span>body div text</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Declaration</text:span></text:p>
          </table:table-cell>
          <table:table-cell>
            <text:p text:style-name="Preformatted_20_Text"/>
            <text:p text:style-name="Preformatted_20_Text">element pb</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edition.attributes,</text:p>
            <text:p text:style-name="Preformatted_20_Text">   att.spanning.attributes,</text:p>
            <text:p text:style-name="Preformatted_20_Text">   att.breaking.attributes,</text:p>
            <text:p text:style-name="Preformatted_20_Text">   attribute n { data.text },</text:p>
            <text:p text:style-name="Preformatted_20_Text">   attribute facs { list { data.pointer+ } },</text:p>
            <text:p text:style-name="Preformatted_20_Text">   empty</text:p>
            <text:p text:style-name="Preformatted_20_Text">}</text:p>
          </table:table-cell>
        </table:table-row>
        <table:table-row>
          <table:table-cell>
            <text:p><text:span text:style-name="Highlight">Example</text:span></text:p>
          </table:table-cell>
          <table:table-cell>
            <text:p>Page numbers may vary in different editions of a text.</text:p>
            <text:p text:style-name="Preformatted_20_Text">&lt;p&gt; ... &lt;pb n="145" ed="ed2"/&gt;</text:p>
            <text:p text:style-name="Preformatted_20_Text">&lt;!-- Page 145 in edition "ed2" starts here --&gt; ... &lt;pb n="283" ed="ed1"/&gt;</text:p>
            <text:p text:style-name="Preformatted_20_Text">&lt;!-- Page 283 in edition "ed1" starts here--&gt; ... &lt;/p&gt;</text:p>
          </table:table-cell>
        </table:table-row>
        <table:table-row>
          <table:table-cell>
            <text:p><text:span text:style-name="Highlight">Example</text:span></text:p>
          </table:table-cell>
          <table:table-cell>
            <text:p>A page break may be associated with a facsimile image of the page it introduces by means of the <text:span text:style-name="Emphasis">facs</text:span> attribute</text:p>
            <text:p text:style-name="Preformatted_20_Text">&lt;body&gt;</text:p>
            <text:p text:style-name="Preformatted_20_Text"> &lt;pb n="1" facs="page1.png"/&gt;</text:p>
            <text:p text:style-name="Preformatted_20_Text">&lt;!-- page1.png contains an image of the page;</text:p>
            <text:p text:style-name="Preformatted_20_Text">                        the text it contains is encoded here --&gt;</text:p>
            <text:p text:style-name="Preformatted_20_Text"> &lt;p&gt;</text:p>
            <text:p text:style-name="Preformatted_20_Text">&lt;!-- ... --&gt;</text:p>
            <text:p text:style-name="Preformatted_20_Text"> &lt;/p&gt;</text:p>
            <text:p text:style-name="Preformatted_20_Text"> &lt;pb n="2" facs="page2.png"/&gt;</text:p>
            <text:p text:style-name="Preformatted_20_Text">&lt;!-- similarly, for page 2 --&gt;</text:p>
            <text:p text:style-name="Preformatted_20_Text"> &lt;p&gt;</text:p>
            <text:p text:style-name="Preformatted_20_Text">&lt;!-- ... --&gt;</text:p>
            <text:p text:style-name="Preformatted_20_Text"> &lt;/p&gt;</text:p>
            <text:p text:style-name="Preformatted_20_Text">&lt;/body&gt;</text:p>
          </table:table-cell>
        </table:table-row>
        <table:table-row>
          <table:table-cell>
            <text:p><text:span text:style-name="Highlight">Note</text:span></text:p>
          </table:table-cell>
          <table:table-cell>
            <text:p>A &lt;pb/&gt; element should appear at the start of the page which it identifies. The global <text:span text:style-name="Emphasis">n</text:span> attribute indicates the number or other value associated with this page. This will normally be the page number or signature printed on it, since the physical sequence number is implicit in the presence of the &lt;pb/&gt; element itself.The <text:span text:style-name="Emphasis">type</text:span> attribute may be used to characterize the page break in any respect, for example as word-breaking or not.</text:p>
          </table:table-cell>
        </table:table-row>
      </table:table>
      <text:h text:outline-level="2"><text:bookmark text:name="TEI.pc"/>&lt;pc&gt;</text:h>
      <table:table table:name="table88" table:style-name="Table1">
        <table:table-column table:style-name="Table1.col1"/>
        <table:table-column table:style-name="Table2.col2"/>
        <table:table-row>
          <table:table-cell table:number-columns-spanned="2">
            <text:p><text:span text:style-name="Highlight">&lt;pc&gt; </text:span>(<text:span>Ponctuation</text:span>) <text:span/> [<text:a xlink:type="simple" xlink:href="http://www.tei-c.org/release/doc/tei-p5-doc/en/html/AI.html#AILC">17.1. Linguistic Segment Categories</text:a>]</text:p>
          </table:table-cell>
          <table:covered-table-cell/>
        </table:table-row>
        <table:table-row>
          <table:table-cell>
            <text:p><text:span text:style-name="Highlight">Module</text:span></text:p>
          </table:table-cell>
          <table:table-cell>
            <text:p>analysis</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segLike (@function) att.datcat (@datcat, @valueDatcat) att.typed (<text:span>type</text:span>, @subtype) </text:p>
            <table:table table:name="table89" table:style-name="Table1">
              <table:table-column table:style-name="Table1.col1"/>
              <table:table-column table:style-name="Table2.col2"/>
              <table:table-row>
                <table:table-cell>
                  <text:p>ana</text:p>
                </table:table-cell>
                <table:table-cell>
                  <text:p>(<text:span>analysis</text:span>) <text:span>indicates one or more elements containing interpretations of the element on which the <text:span text:style-name="Emphasis">ana</text:span> attribute appears.</text:span></text:p>
                  <table:table table:name="table90" table:style-name="Table1">
                    <table:table-column table:style-name="Table1.col1"/>
                    <table:table-column table:style-name="Table2.col2"/>
                    <table:table-row>
                      <table:table-cell>
                        <text:p><text:span text:style-name="Highlight">Derived from</text:span></text:p>
                      </table:table-cell>
                      <table:table-cell>
                        <text:p>att.global.analytic</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Legal values are:</text:span></text:p>
                      </table:table-cell>
                      <table:table-cell>
                        <text:p text:style-name="List_20_Heading">relative</text:p>
                        <text:p text:style-name="List_20_Contents"/>
                        <text:p text:style-name="List_20_Heading">completive</text:p>
                        <text:p text:style-name="List_20_Contents"/>
                        <text:p text:style-name="List_20_Heading">subordonnee</text:p>
                        <text:p text:style-name="List_20_Contents"/>
                        <text:p text:style-name="List_20_Heading">subCorr</text:p>
                        <text:p text:style-name="List_20_Contents"/>
                        <text:p text:style-name="List_20_Heading">coordination</text:p>
                        <text:p text:style-name="List_20_Contents"/>
                        <text:p text:style-name="List_20_Heading">sujet</text:p>
                        <text:p text:style-name="List_20_Contents"/>
                        <text:p text:style-name="List_20_Heading">COD</text:p>
                        <text:p text:style-name="List_20_Contents"/>
                        <text:p text:style-name="List_20_Heading">COI</text:p>
                        <text:p text:style-name="List_20_Contents"/>
                        <text:p text:style-name="List_20_Heading">CDN</text:p>
                        <text:p text:style-name="List_20_Contents"/>
                        <text:p text:style-name="List_20_Heading">CDadj</text:p>
                        <text:p text:style-name="List_20_Contents"/>
                        <text:p text:style-name="List_20_Heading">CC</text:p>
                        <text:p text:style-name="List_20_Contents"/>
                        <text:p text:style-name="List_20_Heading">segPrep</text:p>
                        <text:p text:style-name="List_20_Contents"/>
                        <text:p text:style-name="List_20_Heading">incise</text:p>
                        <text:p text:style-name="List_20_Contents"/>
                        <text:p text:style-name="List_20_Heading">number</text:p>
                        <text:p text:style-name="List_20_Contents"/>
                        <text:p text:style-name="List_20_Heading">apposition</text:p>
                        <text:p text:style-name="List_20_Contents"/>
                        <text:p text:style-name="List_20_Heading">DD</text:p>
                        <text:p text:style-name="List_20_Contents"/>
                        <text:p text:style-name="List_20_Heading">finPhrase</text:p>
                        <text:p text:style-name="List_20_Contents"/>
                        <text:p text:style-name="List_20_Heading">titre</text:p>
                        <text:p text:style-name="List_20_Contents"/>
                        <text:p text:style-name="List_20_Heading">apostrophe</text:p>
                        <text:p text:style-name="List_20_Contents"/>
                        <text:p text:style-name="List_20_Heading">enumeration</text:p>
                        <text:p text:style-name="List_20_Contents"/>
                        <text:p text:style-name="List_20_Heading">intensif</text:p>
                        <text:p text:style-name="List_20_Contents"/>
                        <text:p text:style-name="List_20_Heading">mot</text:p>
                        <text:p text:style-name="List_20_Contents"/>
                        <text:p text:style-name="List_20_Heading">abreviation</text:p>
                        <text:p text:style-name="List_20_Contents"/>
                        <text:p text:style-name="List_20_Heading">epithete</text:p>
                        <text:p text:style-name="List_20_Contents"/>
                        <text:p text:style-name="List_20_Heading">attribut</text:p>
                        <text:p text:style-name="List_20_Contents"/>
                        <text:p text:style-name="List_20_Heading">interjection</text:p>
                        <text:p text:style-name="List_20_Contents"/>
                      </table:table-cell>
                    </table:table-row>
                  </table:table>
                </table:table-cell>
              </table:table-row>
              <table:table-row>
                <table:table-cell>
                  <text:p>part</text:p>
                </table:table-cell>
                <table:table-cell>
                  <text:p><text:span>specifies whether or not its parent element is fragmented in some way, typically by some other overlapping structure: for example a speech which is divided between two or more verse stanzas, a paragraph which is split across a page division, a verse line which is divided between two speakers.</text:span></text:p>
                  <table:table table:name="table91" table:style-name="Table1">
                    <table:table-column table:style-name="Table1.col1"/>
                    <table:table-column table:style-name="Table2.col2"/>
                    <table:table-row>
                      <table:table-cell>
                        <text:p><text:span text:style-name="Highlight">Derived from</text:span></text:p>
                      </table:table-cell>
                      <table:table-cell>
                        <text:p>att.fragmentable</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N</text:p>
                        <text:p text:style-name="List_20_Contents"><text:span text:style-name="Emphasis">[Default]</text:span></text:p>
                      </table:table-cell>
                    </table:table-row>
                  </table:table>
                </table:table-cell>
              </table:table-row>
              <table:table-row>
                <table:table-cell>
                  <text:p>type</text:p>
                </table:table-cell>
                <table:table-cell>
                  <text:p><text:span>characterizes the element in some sense, using any convenient classification scheme or typology.</text:span></text:p>
                  <table:table table:name="table92"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orig</text:p>
                        <text:p text:style-name="List_20_Contents"/>
                        <text:p text:style-name="List_20_Heading">reg</text:p>
                        <text:p text:style-name="List_20_Contents"/>
                      </table:table-cell>
                    </table:table-row>
                  </table:table>
                </table:table-cell>
              </table:table-row>
            </table:table>
          </table:table-cell>
        </table:table-row>
        <table:table-row>
          <table:table-cell>
            <text:p><text:span text:style-name="Highlight">Member of</text:span></text:p>
          </table:table-cell>
          <table:table-cell>
            <text:p>model.segLike</text:p>
          </table:table-cell>
        </table:table-row>
        <table:table-row>
          <table:table-cell>
            <text:p><text:span text:style-name="Highlight">Contained by</text:span></text:p>
          </table:table-cell>
          <table:table-cell>
            <text:p><text:span>core: </text:span><text:span>abbr author bibl corr date expan head hi l note orig p pubPlace publisher ref reg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core: </text:span><text:span>abbr choice corr expan orig reg sic</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egLike.attribute.function,</text:p>
            <text:p text:style-name="Preformatted_20_Text">   att.datcat.attribute.datcat,</text:p>
            <text:p text:style-name="Preformatted_20_Text">   att.datcat.attribute.valueDatcat,</text:p>
            <text:p text:style-name="Preformatted_20_Text">   att.typed.attribute.subtype,</text:p>
            <text:p text:style-name="Preformatted_20_Text">   attribute ana</text:p>
            <text:p text:style-name="Preformatted_20_Text">   {</text:p>
            <text:p text:style-name="Preformatted_20_Text">      list</text:p>
            <text:p text:style-name="Preformatted_20_Text">      {</text:p>
            <text:p text:style-name="Preformatted_20_Text">         (</text:p>
            <text:p text:style-name="Preformatted_20_Text">            "relative"</text:p>
            <text:p text:style-name="Preformatted_20_Text">          | "completive"</text:p>
            <text:p text:style-name="Preformatted_20_Text">          | "subordonnee"</text:p>
            <text:p text:style-name="Preformatted_20_Text">          | "subCorr"</text:p>
            <text:p text:style-name="Preformatted_20_Text">          | "coordination"</text:p>
            <text:p text:style-name="Preformatted_20_Text">          | "sujet"</text:p>
            <text:p text:style-name="Preformatted_20_Text">          | "COD"</text:p>
            <text:p text:style-name="Preformatted_20_Text">          | "COI"</text:p>
            <text:p text:style-name="Preformatted_20_Text">          | "CDN"</text:p>
            <text:p text:style-name="Preformatted_20_Text">          | "CDadj"</text:p>
            <text:p text:style-name="Preformatted_20_Text">          | "CC"</text:p>
            <text:p text:style-name="Preformatted_20_Text">          | "segPrep"</text:p>
            <text:p text:style-name="Preformatted_20_Text">          | "incise"</text:p>
            <text:p text:style-name="Preformatted_20_Text">          | "number"</text:p>
            <text:p text:style-name="Preformatted_20_Text">          | "apposition"</text:p>
            <text:p text:style-name="Preformatted_20_Text">          | "DD"</text:p>
            <text:p text:style-name="Preformatted_20_Text">          | "finPhrase"</text:p>
            <text:p text:style-name="Preformatted_20_Text">          | "titre"</text:p>
            <text:p text:style-name="Preformatted_20_Text">          | "apostrophe"</text:p>
            <text:p text:style-name="Preformatted_20_Text">          | "enumeration"</text:p>
            <text:p text:style-name="Preformatted_20_Text">          | "intensif"</text:p>
            <text:p text:style-name="Preformatted_20_Text">          | "mot"</text:p>
            <text:p text:style-name="Preformatted_20_Text">          | "abreviation"</text:p>
            <text:p text:style-name="Preformatted_20_Text">          | "epithete"</text:p>
            <text:p text:style-name="Preformatted_20_Text">          | "attribut"</text:p>
            <text:p text:style-name="Preformatted_20_Text">          | "interjection"</text:p>
            <text:p text:style-name="Preformatted_20_Text">         )+</text:p>
            <text:p text:style-name="Preformatted_20_Text">      }</text:p>
            <text:p text:style-name="Preformatted_20_Text">   }?,</text:p>
            <text:p text:style-name="Preformatted_20_Text">   attribute part { "N" }?,</text:p>
            <text:p text:style-name="Preformatted_20_Text">   attribute type { "orig" | "reg" }?,</text:p>
            <text:p text:style-name="Preformatted_20_Text">   ( text | model.gLike | c | model.pPart.edit )*</text:p>
            <text:p text:style-name="Preformatted_20_Text">}</text:p>
          </table:table-cell>
        </table:table-row>
        <table:table-row>
          <table:table-cell>
            <text:p><text:span text:style-name="Highlight">Example</text:span></text:p>
          </table:table-cell>
          <table:table-cell>
            <text:p text:style-name="Preformatted_20_Text">&lt;phr&gt;</text:p>
            <text:p text:style-name="Preformatted_20_Text"> &lt;w&gt;do&lt;/w&gt;</text:p>
            <text:p text:style-name="Preformatted_20_Text"> &lt;w&gt;you&lt;/w&gt;</text:p>
            <text:p text:style-name="Preformatted_20_Text"> &lt;w&gt;understand&lt;/w&gt;</text:p>
            <text:p text:style-name="Preformatted_20_Text"> &lt;pc type="interrogative"&gt;?&lt;/pc&gt;</text:p>
            <text:p text:style-name="Preformatted_20_Text">&lt;/phr&gt;</text:p>
          </table:table-cell>
        </table:table-row>
      </table:table>
      <text:h text:outline-level="2"><text:bookmark text:name="TEI.persName"/>&lt;persName&gt;</text:h>
      <table:table table:name="table93" table:style-name="Table1">
        <table:table-column table:style-name="Table1.col1"/>
        <table:table-column table:style-name="Table2.col2"/>
        <table:table-row>
          <table:table-cell table:number-columns-spanned="2">
            <text:p><text:span text:style-name="Highlight">&lt;persName&gt; </text:span>(<text:span>personal name</text:span>) <text:span>contains a proper noun or proper-noun phrase referring to a person, possibly including one or more of the person's forenames, surnames, honorifics, added names, etc.</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editLike (@evidence, @instant) att.dimensions (<text:span>unit</text:span>, @quantity, @extent, @precision, @scope) att.ranging (@atLeast, @atMost, @min, @max, @confidence) att.source (@source) att.personal (<text:span>full</text:span>, @sort) att.naming (@role, @nymRef) att.canonical (@key, @ref) att.typed (<text:span>type</text:span>, @subtype)</text:p>
          </table:table-cell>
        </table:table-row>
        <table:table-row>
          <table:table-cell>
            <text:p><text:span text:style-name="Highlight">Member of</text:span></text:p>
          </table:table-cell>
          <table:table-cell>
            <text:p>model.nameLike.agent model.persStateLike</text:p>
          </table:table-cell>
        </table:table-row>
        <table:table-row>
          <table:table-cell>
            <text:p><text:span text:style-name="Highlight">Contained by</text:span></text:p>
          </table:table-cell>
          <table:table-cell>
            <text:p><text:span>core: </text:span><text:span>abbr author bibl corr date expan head hi l note orig p pubPlace publisher ref reg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erson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ersNam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atable.attributes,</text:p>
            <text:p text:style-name="Preformatted_20_Text">   att.editLike.attribute.evidence,</text:p>
            <text:p text:style-name="Preformatted_20_Text">   att.editLike.attribute.instant,</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personal.attribute.sort,</text:p>
            <text:p text:style-name="Preformatted_20_Text">   att.naming.attribute.role,</text:p>
            <text:p text:style-name="Preformatted_20_Text">   att.naming.attribute.nymRef,</text:p>
            <text:p text:style-name="Preformatted_20_Text">   att.canonical.attribute.key,</text:p>
            <text:p text:style-name="Preformatted_20_Text">   att.canonical.attribute.ref,</text:p>
            <text:p text:style-name="Preformatted_20_Text">   att.typed.attribute.subtype,</text:p>
            <text:p text:style-name="Preformatted_20_Text">   macro.phraseSeq</text:p>
            <text:p text:style-name="Preformatted_20_Text">}</text:p>
          </table:table-cell>
        </table:table-row>
        <table:table-row>
          <table:table-cell>
            <text:p><text:span text:style-name="Highlight">Schematron</text:span></text:p>
          </table:table-cell>
          <table:table-cell>
            <text:p>
&lt;s:rule context="tei:persName[@ref and ancestor::tei:body]"&gt;
&lt;s:let name="ref" value="@ref"/&gt;
&lt;s:assert test="//tei:person[@xml:id = substring-after($ref, '#')] and starts-with($ref, 
 '#')"&gt; the value of #ref is not declared |&lt;s:value-of select="$ref"/&gt;| &lt;/s:assert&gt;&lt;/s:rule&gt;</text:p>
          </table:table-cell>
        </table:table-row>
        <table:table-row>
          <table:table-cell>
            <text:p><text:span text:style-name="Highlight">Example</text:span></text:p>
          </table:table-cell>
          <table:table-cell>
            <text:p text:style-name="Preformatted_20_Text">&lt;persName&gt;</text:p>
            <text:p text:style-name="Preformatted_20_Text"> &lt;forename&gt;Edward&lt;/forename&gt;</text:p>
            <text:p text:style-name="Preformatted_20_Text"> &lt;forename&gt;George&lt;/forename&gt;</text:p>
            <text:p text:style-name="Preformatted_20_Text"> &lt;surname type="linked"&gt;Bulwer-Lytton&lt;/surname&gt;, &lt;roleName&gt;Baron Lytton of</text:p>
            <text:p text:style-name="Preformatted_20_Text"> &lt;placeName&gt;Knebworth&lt;/placeName&gt;</text:p>
            <text:p text:style-name="Preformatted_20_Text"> &lt;/roleName&gt;</text:p>
            <text:p text:style-name="Preformatted_20_Text">&lt;/persName&gt;</text:p>
          </table:table-cell>
        </table:table-row>
      </table:table>
      <text:h text:outline-level="2"><text:bookmark text:name="TEI.person"/>&lt;person&gt;</text:h>
      <table:table table:name="table94" table:style-name="Table1">
        <table:table-column table:style-name="Table1.col1"/>
        <table:table-column table:style-name="Table2.col2"/>
        <table:table-row>
          <table:table-cell table:number-columns-spanned="2">
            <text:p><text:span text:style-name="Highlight">&lt;person&gt; </text:span><text:span>provides information about an identifiable individual, for example a participant in a language interaction, or a person referred to in a historical source.</text:span> [<text:a xlink:type="simple" xlink:href="http://www.tei-c.org/release/doc/tei-p5-doc/en/html/ND.html#NDPERSE">13.3.2. The Person Element</text:a>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sortable (<text:span text:style-name="Emphasis">@sortKey</text:span>) att.global (<text:span>xml:id</text:span>, @n, @xml:lang, @xml:base, @xml:space) att.global.rendition (@rend, @style, @rendition) att.global.linking (@corresp) att.global.change (@change) att.global.responsibility (@cert, @resp) att.editLike (<text:span>instant</text:span>, @evidence) att.dimensions (<text:span>unit</text:span>, @quantity, @extent, @precision, @scope) att.ranging (@atLeast, @atMost, @min, @max, @confidence) att.source (@source) </text:p>
            <table:table table:name="table95" table:style-name="Table1">
              <table:table-column table:style-name="Table1.col1"/>
              <table:table-column table:style-name="Table2.col2"/>
              <table:table-row>
                <table:table-cell>
                  <text:p>xml:id</text:p>
                </table:table-cell>
                <table:table-cell>
                  <text:p>(<text:span>identifier</text:span>) <text:span>provides a unique identifier for the element bearing the attribute.</text:span></text:p>
                  <table:table table:name="table96"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xsd:ID</text:p>
                      </table:table-cell>
                    </table:table-row>
                  </table:table>
                </table:table-cell>
              </table:table-row>
            </table:table>
          </table:table-cell>
        </table:table-row>
        <table:table-row>
          <table:table-cell>
            <text:p><text:span text:style-name="Highlight">Member of</text:span></text:p>
          </table:table-cell>
          <table:table-cell>
            <text:p>model.personLike</text:p>
          </table:table-cell>
        </table:table-row>
        <table:table-row>
          <table:table-cell>
            <text:p><text:span text:style-name="Highlight">Contained by</text:span></text:p>
          </table:table-cell>
          <table:table-cell>
            <text:p><text:span>corpus: </text:span><text:span>particDesc</text:span></text:p>
            <text:p><text:span>namesdates: </text:span><text:span>listPerson</text:span></text:p>
          </table:table-cell>
        </table:table-row>
        <table:table-row>
          <table:table-cell>
            <text:p><text:span text:style-name="Highlight">May contain</text:span></text:p>
          </table:table-cell>
          <table:table-cell>
            <text:p><text:span>core: </text:span><text:span>bibl cb lb listBibl note p pb</text:span></text:p>
            <text:p><text:span>header: </text:span><text:span>idno</text:span></text:p>
            <text:p><text:span>msdescription: </text:span><text:span>msDesc</text:span></text:p>
            <text:p><text:span>namesdates: </text:span><text:span>birth death persName</text:span></text:p>
          </table:table-cell>
        </table:table-row>
        <table:table-row>
          <table:table-cell>
            <text:p><text:span text:style-name="Highlight">Declaration</text:span></text:p>
          </table:table-cell>
          <table:table-cell>
            <text:p text:style-name="Preformatted_20_Text"/>
            <text:p text:style-name="Preformatted_20_Text">element person</text:p>
            <text:p text:style-name="Preformatted_20_Text">{</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linking.attribute.corresp,</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editLike.attribute.evidence,</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sortable.attributes,</text:p>
            <text:p text:style-name="Preformatted_20_Text">   attribute xml:id { xsd:ID },</text:p>
            <text:p text:style-name="Preformatted_20_Text">   ( model.pLike+ | ( model.personPart | model.global )* )</text:p>
            <text:p text:style-name="Preformatted_20_Text">}</text:p>
          </table:table-cell>
        </table:table-row>
        <table:table-row>
          <table:table-cell>
            <text:p><text:span text:style-name="Highlight">Example</text:span></text:p>
          </table:table-cell>
          <table:table-cell>
            <text:p text:style-name="Preformatted_20_Text">&lt;person sex="F" age="adult"&gt;</text:p>
            <text:p text:style-name="Preformatted_20_Text"> &lt;p&gt;Female respondent, well-educated, born in Shropshire UK, 12 Jan 1950, of unknown occupation. Speaks French fluently. Socio-Economic</text:p>
            <text:p text:style-name="Preformatted_20_Text">   status B2.&lt;/p&gt;</text:p>
            <text:p text:style-name="Preformatted_20_Text">&lt;/person&gt;</text:p>
          </table:table-cell>
        </table:table-row>
        <table:table-row>
          <table:table-cell>
            <text:p><text:span text:style-name="Highlight">Example</text:span></text:p>
          </table:table-cell>
          <table:table-cell>
            <text:p text:style-name="Preformatted_20_Text">&lt;person sex="intersex" role="god"</text:p>
            <text:p text:style-name="Preformatted_20_Text"> age="immortal"&gt;</text:p>
            <text:p text:style-name="Preformatted_20_Text"> &lt;persName&gt;Hermaphroditos&lt;/persName&gt;</text:p>
            <text:p text:style-name="Preformatted_20_Text"> &lt;persName xml:lang="grc"&gt;Ἑρμαφρόδιτος&lt;/persName&gt;</text:p>
            <text:p text:style-name="Preformatted_20_Text">&lt;/person&gt;</text:p>
          </table:table-cell>
        </table:table-row>
        <table:table-row>
          <table:table-cell>
            <text:p><text:span text:style-name="Highlight">Example</text:span></text:p>
          </table:table-cell>
          <table:table-cell>
            <text:p text:style-name="Preformatted_20_Text">&lt;person xml:id="Ovi01" sex="1" role="poet"&gt;</text:p>
            <text:p text:style-name="Preformatted_20_Text"> &lt;persName xml:lang="en"&gt;Ovid&lt;/persName&gt;</text:p>
            <text:p text:style-name="Preformatted_20_Text"> &lt;persName xml:lang="la"&gt;Publius Ovidius Naso&lt;/persName&gt;</text:p>
            <text:p text:style-name="Preformatted_20_Text"> &lt;birth when="-0044-03-20"&gt; 20 March 43 BC &lt;placeName&gt;</text:p>
            <text:p text:style-name="Preformatted_20_Text">   &lt;settlement type="city"&gt;Sulmona&lt;/settlement&gt;</text:p>
            <text:p text:style-name="Preformatted_20_Text">   &lt;country key="IT"&gt;Italy&lt;/country&gt;</text:p>
            <text:p text:style-name="Preformatted_20_Text">  &lt;/placeName&gt;</text:p>
            <text:p text:style-name="Preformatted_20_Text"> &lt;/birth&gt;</text:p>
            <text:p text:style-name="Preformatted_20_Text"> &lt;death notBefore="0017" notAfter="0018"&gt;17 or 18 AD &lt;placeName&gt;</text:p>
            <text:p text:style-name="Preformatted_20_Text">   &lt;settlement type="city"&gt;Tomis (Constanta)&lt;/settlement&gt;</text:p>
            <text:p text:style-name="Preformatted_20_Text">   &lt;country key="RO"&gt;Romania&lt;/country&gt;</text:p>
            <text:p text:style-name="Preformatted_20_Text">  &lt;/placeName&gt;</text:p>
            <text:p text:style-name="Preformatted_20_Text"> &lt;/death&gt;</text:p>
            <text:p text:style-name="Preformatted_20_Text">&lt;/person&gt;</text:p>
          </table:table-cell>
        </table:table-row>
        <table:table-row>
          <table:table-cell>
            <text:p><text:span text:style-name="Highlight">Note</text:span></text:p>
          </table:table-cell>
          <table:table-cell>
            <text:p>May contain either a prose description organized as paragraphs, or a sequence of more specific demographic elements drawn from the <text:span>model.personPart</text:span> class.</text:p>
          </table:table-cell>
        </table:table-row>
      </table:table>
      <text:h text:outline-level="2"><text:bookmark text:name="TEI.physDesc"/>&lt;physDesc&gt;</text:h>
      <table:table table:name="table97" table:style-name="Table1">
        <table:table-column table:style-name="Table1.col1"/>
        <table:table-column table:style-name="Table2.col2"/>
        <table:table-row>
          <table:table-cell table:number-columns-spanned="2">
            <text:p><text:span text:style-name="Highlight">&lt;physDesc&gt; </text:span>(<text:span>physical description</text:span>) <text:span>contains a full physical description of a manuscript or manuscript part, optionally subdivided using more specialized elements from the <text:span>model.physDescPart</text:span> class.</text:span> [<text:a xlink:type="simple" xlink:href="http://www.tei-c.org/release/doc/tei-p5-doc/en/html/ms.html#msph">10.7. Physical Descrip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msDesc</text:span></text:p>
          </table:table-cell>
        </table:table-row>
        <table:table-row>
          <table:table-cell>
            <text:p><text:span text:style-name="Highlight">May contain</text:span></text:p>
          </table:table-cell>
          <table:table-cell>
            <text:p><text:span>core: </text:span><text:span>p</text:span></text:p>
            <text:p><text:span>msdescription: </text:span><text:span>objectDesc scriptDesc</text:span></text:p>
          </table:table-cell>
        </table:table-row>
        <table:table-row>
          <table:table-cell>
            <text:p><text:span text:style-name="Highlight">Declaration</text:span></text:p>
          </table:table-cell>
          <table:table-cell>
            <text:p text:style-name="Preformatted_20_Text"/>
            <text:p text:style-name="Preformatted_20_Text">element phys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model.physDescPart_sequenceOptional ) )</text:p>
            <text:p text:style-name="Preformatted_20_Text">}</text:p>
          </table:table-cell>
        </table:table-row>
        <table:table-row>
          <table:table-cell>
            <text:p><text:span text:style-name="Highlight">Example</text:span></text:p>
          </table:table-cell>
          <table:table-cell>
            <text:p text:style-name="Preformatted_20_Text">&lt;physDesc&gt;</text:p>
            <text:p text:style-name="Preformatted_20_Text"> &lt;objectDesc form="codex"&gt;</text:p>
            <text:p text:style-name="Preformatted_20_Text">  &lt;supportDesc material="perg"&gt;</text:p>
            <text:p text:style-name="Preformatted_20_Text">   &lt;support&gt;Parchment.&lt;/support&gt;</text:p>
            <text:p text:style-name="Preformatted_20_Text">   &lt;extent&gt;i + 55 leaves</text:p>
            <text:p text:style-name="Preformatted_20_Text">   &lt;dimensions scope="all" type="leaf"</text:p>
            <text:p text:style-name="Preformatted_20_Text">     unit="inch"&gt;</text:p>
            <text:p text:style-name="Preformatted_20_Text">     &lt;height&gt;7¼&lt;/height&gt;</text:p>
            <text:p text:style-name="Preformatted_20_Text">     &lt;width&gt;5⅜&lt;/width&gt;</text:p>
            <text:p text:style-name="Preformatted_20_Text">    &lt;/dimensions&gt;</text:p>
            <text:p text:style-name="Preformatted_20_Text">   &lt;/extent&gt;</text:p>
            <text:p text:style-name="Preformatted_20_Text">  &lt;/supportDesc&gt;</text:p>
            <text:p text:style-name="Preformatted_20_Text">  &lt;layoutDesc&gt;</text:p>
            <text:p text:style-name="Preformatted_20_Text">   &lt;layout columns="2"&gt;In double columns.&lt;/layout&gt;</text:p>
            <text:p text:style-name="Preformatted_20_Text">  &lt;/layoutDesc&gt;</text:p>
            <text:p text:style-name="Preformatted_20_Text"> &lt;/objectDesc&gt;</text:p>
            <text:p text:style-name="Preformatted_20_Text"> &lt;handDesc&gt;</text:p>
            <text:p text:style-name="Preformatted_20_Text">  &lt;p&gt;Written in more than one hand.&lt;/p&gt;</text:p>
            <text:p text:style-name="Preformatted_20_Text"> &lt;/handDesc&gt;</text:p>
            <text:p text:style-name="Preformatted_20_Text"> &lt;decoDesc&gt;</text:p>
            <text:p text:style-name="Preformatted_20_Text">  &lt;p&gt;With a few coloured capitals.&lt;/p&gt;</text:p>
            <text:p text:style-name="Preformatted_20_Text"> &lt;/decoDesc&gt;</text:p>
            <text:p text:style-name="Preformatted_20_Text">&lt;/physDesc&gt;</text:p>
          </table:table-cell>
        </table:table-row>
      </table:table>
      <text:h text:outline-level="2"><text:bookmark text:name="TEI.place"/>&lt;place&gt;</text:h>
      <table:table table:name="table98" table:style-name="Table1">
        <table:table-column table:style-name="Table1.col1"/>
        <table:table-column table:style-name="Table2.col2"/>
        <table:table-row>
          <table:table-cell table:number-columns-spanned="2">
            <text:p><text:span text:style-name="Highlight">&lt;place&gt; </text:span><text:span>contains data about a geographic location</text:span> [<text:a xlink:type="simple" xlink:href="http://www.tei-c.org/release/doc/tei-p5-doc/en/html/ND.html#NDGEOG">13.3.4. Plac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sortable (<text:span text:style-name="Emphasis">@sortKey</text:span>) att.global (<text:span>xml:id</text:span>, @n, @xml:lang, @xml:base, @xml:space) att.global.rendition (@rend, @style, @rendition) att.global.linking (@corresp) att.global.change (@change) att.global.responsibility (@cert, @resp) att.typed (<text:span>type</text:span>, @subtype) att.editLike (<text:span>instant</text:span>, @evidence) att.dimensions (<text:span>unit</text:span>, @quantity, @extent, @precision, @scope) att.ranging (@atLeast, @atMost, @min, @max, @confidence) att.source (@source) </text:p>
            <table:table table:name="table99" table:style-name="Table1">
              <table:table-column table:style-name="Table1.col1"/>
              <table:table-column table:style-name="Table2.col2"/>
              <table:table-row>
                <table:table-cell>
                  <text:p>xml:id</text:p>
                </table:table-cell>
                <table:table-cell>
                  <text:p>(<text:span>identifier</text:span>) <text:span>provides a unique identifier for the element bearing the attribute.</text:span></text:p>
                  <table:table table:name="table100"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xsd:ID</text:p>
                      </table:table-cell>
                    </table:table-row>
                  </table:table>
                </table:table-cell>
              </table:table-row>
            </table:table>
          </table:table-cell>
        </table:table-row>
        <table:table-row>
          <table:table-cell>
            <text:p><text:span text:style-name="Highlight">Member of</text:span></text:p>
          </table:table-cell>
          <table:table-cell>
            <text:p>model.placeLike</text:p>
          </table:table-cell>
        </table:table-row>
        <table:table-row>
          <table:table-cell>
            <text:p><text:span text:style-name="Highlight">Contained by</text:span></text:p>
          </table:table-cell>
          <table:table-cell>
            <text:p><text:span>corpus: </text:span><text:span>settingDesc</text:span></text:p>
            <text:p><text:span>namesdates: </text:span><text:span>listPlace place</text:span></text:p>
          </table:table-cell>
        </table:table-row>
        <table:table-row>
          <table:table-cell>
            <text:p><text:span text:style-name="Highlight">May contain</text:span></text:p>
          </table:table-cell>
          <table:table-cell>
            <text:p><text:span>core: </text:span><text:span>bibl head listBibl note p</text:span></text:p>
            <text:p><text:span>header: </text:span><text:span>idno</text:span></text:p>
            <text:p><text:span>msdescription: </text:span><text:span>msDesc</text:span></text:p>
            <text:p><text:span>namesdates: </text:span><text:span>country listPlace location place placeName settlement</text:span></text:p>
          </table:table-cell>
        </table:table-row>
        <table:table-row>
          <table:table-cell>
            <text:p><text:span text:style-name="Highlight">Declaration</text:span></text:p>
          </table:table-cell>
          <table:table-cell>
            <text:p text:style-name="Preformatted_20_Text"/>
            <text:p text:style-name="Preformatted_20_Text">element place</text:p>
            <text:p text:style-name="Preformatted_20_Text">{</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linking.attribute.corresp,</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editLike.attribute.evidence,</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sortable.attributes,</text:p>
            <text:p text:style-name="Preformatted_20_Text">   attribute xml:id { xsd:ID },</text:p>
            <text:p text:style-name="Preformatted_20_Text">   (</text:p>
            <text:p text:style-name="Preformatted_20_Text">      model.headLike*,</text:p>
            <text:p text:style-name="Preformatted_20_Text">      (</text:p>
            <text:p text:style-name="Preformatted_20_Text">         ( model.pLike* )</text:p>
            <text:p text:style-name="Preformatted_20_Text">       | ( model.labelLike | model.placeStateLike | model.placeEventLike )*</text:p>
            <text:p text:style-name="Preformatted_20_Text">      ),</text:p>
            <text:p text:style-name="Preformatted_20_Text">      ( model.noteLike | model.biblLike | idno | linkGrp | link )*,</text:p>
            <text:p text:style-name="Preformatted_20_Text">      ( model.placeLike | listPlace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place&gt;</text:p>
            <text:p text:style-name="Preformatted_20_Text"> &lt;country&gt;Lithuania&lt;/country&gt;</text:p>
            <text:p text:style-name="Preformatted_20_Text"> &lt;country xml:lang="lt"&gt;Lietuva&lt;/country&gt;</text:p>
            <text:p text:style-name="Preformatted_20_Text"> &lt;place&gt;</text:p>
            <text:p text:style-name="Preformatted_20_Text">  &lt;settlement&gt;Vilnius&lt;/settlement&gt;</text:p>
            <text:p text:style-name="Preformatted_20_Text"> &lt;/place&gt;</text:p>
            <text:p text:style-name="Preformatted_20_Text"> &lt;place&gt;</text:p>
            <text:p text:style-name="Preformatted_20_Text">  &lt;settlement&gt;Kaunas&lt;/settlement&gt;</text:p>
            <text:p text:style-name="Preformatted_20_Text"> &lt;/place&gt;</text:p>
            <text:p text:style-name="Preformatted_20_Text">&lt;/place&gt;</text:p>
          </table:table-cell>
        </table:table-row>
      </table:table>
      <text:h text:outline-level="2"><text:bookmark text:name="TEI.placeName"/>&lt;placeName&gt;</text:h>
      <table:table table:name="table101" table:style-name="Table1">
        <table:table-column table:style-name="Table1.col1"/>
        <table:table-column table:style-name="Table2.col2"/>
        <table:table-row>
          <table:table-cell table:number-columns-spanned="2">
            <text:p><text:span text:style-name="Highlight">&lt;placeName&gt; </text:span><text:span>contains an absolute or relative place name.</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editLike (@evidence, @instant) att.dimensions (<text:span>unit</text:span>, @quantity, @extent, @precision, @scope) att.ranging (@atLeast, @atMost, @min, @max, @confidence) att.source (@source) att.global (@xml:id, @n, @xml:lang, @xml:base, @xml:space) att.global.rendition (@rend, @style, @rendition) att.global.change (@change) att.global.responsibility (@cert, @resp) att.personal (<text:span>full</text:span>, @sort) att.naming (@role, @nymRef) att.canonical (@key, @ref) att.typed (<text:span>type</text:span>, @subtype) </text:p>
            <table:table table:name="table102" table:style-name="Table1">
              <table:table-column table:style-name="Table1.col1"/>
              <table:table-column table:style-name="Table2.col2"/>
              <table:table-row>
                <table:table-cell>
                  <text:p>full</text:p>
                </table:table-cell>
                <table:table-cell>
                  <text:p><text:span>indicates whether the name component is given in full, as an abbreviation or simply as an initial.</text:span></text:p>
                  <table:table table:name="table103" table:style-name="Table1">
                    <table:table-column table:style-name="Table1.col1"/>
                    <table:table-column table:style-name="Table2.col2"/>
                    <table:table-row>
                      <table:table-cell>
                        <text:p><text:span text:style-name="Highlight">Derived from</text:span></text:p>
                      </table:table-cell>
                      <table:table-cell>
                        <text:p>att.personal</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yes</text:p>
                        <text:p text:style-name="List_20_Contents"><text:span text:style-name="Emphasis">[Default]</text:span></text:p>
                      </table:table-cell>
                    </table:table-row>
                  </table:table>
                </table:table-cell>
              </table:table-row>
            </table:table>
          </table:table-cell>
        </table:table-row>
        <table:table-row>
          <table:table-cell>
            <text:p><text:span text:style-name="Highlight">Member of</text:span></text:p>
          </table:table-cell>
          <table:table-cell>
            <text:p>model.placeNamePart</text:p>
          </table:table-cell>
        </table:table-row>
        <table:table-row>
          <table:table-cell>
            <text:p><text:span text:style-name="Highlight">Contained by</text:span></text:p>
          </table:table-cell>
          <table:table-cell>
            <text:p><text:span>core: </text:span><text:span>abbr author bibl corr date expan head hi l note orig p pubPlace publisher ref reg said sic title</text:span></text:p>
            <text:p><text:span>header: </text:span><text:span>extent licence scriptNote</text:span></text:p>
            <text:p><text:span>linking: </text:span><text:span>seg</text:span></text:p>
            <text:p><text:span>msdescription: </text:span><text:span>explicit foliation incipit layout msIdentifier origDate origin provenance support</text:span></text:p>
            <text:p><text:span>namesdates: </text:span><text:span>birth country death location persName plac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laceName</text:p>
            <text:p text:style-name="Preformatted_20_Text">{</text:p>
            <text:p text:style-name="Preformatted_20_Text">   att.datable.attributes,</text:p>
            <text:p text:style-name="Preformatted_20_Text">   att.editLike.attribute.evidence,</text:p>
            <text:p text:style-name="Preformatted_20_Text">   att.editLike.attribute.instant,</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personal.attribute.sort,</text:p>
            <text:p text:style-name="Preformatted_20_Text">   att.naming.attribute.role,</text:p>
            <text:p text:style-name="Preformatted_20_Text">   att.naming.attribute.nymRef,</text:p>
            <text:p text:style-name="Preformatted_20_Text">   att.canonical.attribute.key,</text:p>
            <text:p text:style-name="Preformatted_20_Text">   att.canonical.attribute.ref,</text:p>
            <text:p text:style-name="Preformatted_20_Text">   att.typed.attribute.subtype,</text:p>
            <text:p text:style-name="Preformatted_20_Text">   attribute full { "yes" }?,</text:p>
            <text:p text:style-name="Preformatted_20_Text">   macro.phraseSeq</text:p>
            <text:p text:style-name="Preformatted_20_Text">}</text:p>
          </table:table-cell>
        </table:table-row>
        <table:table-row>
          <table:table-cell>
            <text:p><text:span text:style-name="Highlight">Schematron</text:span></text:p>
          </table:table-cell>
          <table:table-cell>
            <text:p>
&lt;s:rule context="tei:placeName[@ref and ancestor::tei:body]"&gt;
&lt;s:let name="ref" value="@ref"/&gt;
&lt;s:assert test="//tei:place[@xml:id = substring-after($ref, '#')] and starts-with($ref, 
 '#')"&gt; the value of #ref is not declared |&lt;s:value-of select="$ref"/&gt;| &lt;/s:assert&gt;&lt;/s:rule&gt;</text:p>
          </table:table-cell>
        </table:table-row>
        <table:table-row>
          <table:table-cell>
            <text:p><text:span text:style-name="Highlight">Example</text:span></text:p>
          </table:table-cell>
          <table:table-cell>
            <text:p text:style-name="Preformatted_20_Text">&lt;placeName&gt;</text:p>
            <text:p text:style-name="Preformatted_20_Text"> &lt;settlement&gt;Rochester&lt;/settlement&gt;</text:p>
            <text:p text:style-name="Preformatted_20_Text"> &lt;region&gt;New York&lt;/region&gt;</text:p>
            <text:p text:style-name="Preformatted_20_Text">&lt;/placeName&gt;</text:p>
          </table:table-cell>
        </table:table-row>
        <table:table-row>
          <table:table-cell>
            <text:p><text:span text:style-name="Highlight">Example</text:span></text:p>
          </table:table-cell>
          <table:table-cell>
            <text:p text:style-name="Preformatted_20_Text">&lt;placeName&gt;</text:p>
            <text:p text:style-name="Preformatted_20_Text"> &lt;geogName&gt;Arrochar Alps&lt;/geogName&gt;</text:p>
            <text:p text:style-name="Preformatted_20_Text"> &lt;region&gt;Argylshire&lt;/region&gt;</text:p>
            <text:p text:style-name="Preformatted_20_Text">&lt;/placeName&gt;</text:p>
          </table:table-cell>
        </table:table-row>
        <table:table-row>
          <table:table-cell>
            <text:p><text:span text:style-name="Highlight">Example</text:span></text:p>
          </table:table-cell>
          <table:table-cell>
            <text:p text:style-name="Preformatted_20_Text">&lt;placeName&gt;</text:p>
            <text:p text:style-name="Preformatted_20_Text"> &lt;measure&gt;10 miles&lt;/measure&gt;</text:p>
            <text:p text:style-name="Preformatted_20_Text"> &lt;offset&gt;Northeast of&lt;/offset&gt;</text:p>
            <text:p text:style-name="Preformatted_20_Text"> &lt;settlement&gt;Attica&lt;/settlement&gt;</text:p>
            <text:p text:style-name="Preformatted_20_Text">&lt;/placeName&gt;</text:p>
          </table:table-cell>
        </table:table-row>
      </table:table>
      <text:h text:outline-level="2"><text:bookmark text:name="TEI.profileDesc"/>&lt;profileDesc&gt;</text:h>
      <table:table table:name="table104" table:style-name="Table1">
        <table:table-column table:style-name="Table1.col1"/>
        <table:table-column table:style-name="Table2.col2"/>
        <table:table-row>
          <table:table-cell table:number-columns-spanned="2">
            <text:p><text:span text:style-name="Highlight">&lt;profileDesc&gt; </text:span>(<text:span>Description du texte</text:span>) <text:span>permet d'ajouter des informations metatextuelles vers lesquelles on pourra pointer au fil du texte.</text:span> [<text:a xlink:type="simple" xlink:href="http://www.tei-c.org/release/doc/tei-p5-doc/en/html/HD.html#HD4">2.4. The Profile Description</text:a> <text:a xlink:type="simple" xlink:href="http://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teiHeaderPart</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corpus: </text:span><text:span>particDesc settingDesc</text:span></text:p>
          </table:table-cell>
        </table:table-row>
        <table:table-row>
          <table:table-cell>
            <text:p><text:span text:style-name="Highlight">Declaration</text:span></text:p>
          </table:table-cell>
          <table:table-cell>
            <text:p text:style-name="Preformatted_20_Text"/>
            <text:p text:style-name="Preformatted_20_Text">element profile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rofileDescPart* )</text:p>
            <text:p text:style-name="Preformatted_20_Text">}</text:p>
          </table:table-cell>
        </table:table-row>
        <table:table-row>
          <table:table-cell>
            <text:p><text:span text:style-name="Highlight">Example</text:span></text:p>
          </table:table-cell>
          <table:table-cell>
            <text:p text:style-name="Preformatted_20_Text">&lt;profileDesc&gt;</text:p>
            <text:p text:style-name="Preformatted_20_Text"> &lt;langUsage&gt;</text:p>
            <text:p text:style-name="Preformatted_20_Text">  &lt;language ident="fr"&gt;French&lt;/language&gt;</text:p>
            <text:p text:style-name="Preformatted_20_Text"> &lt;/langUsage&gt;</text:p>
            <text:p text:style-name="Preformatted_20_Text"> &lt;textDesc n="novel"&gt;</text:p>
            <text:p text:style-name="Preformatted_20_Text">  &lt;channel mode="w"&gt;print; part issues&lt;/channel&gt;</text:p>
            <text:p text:style-name="Preformatted_20_Text">  &lt;constitution type="single"/&gt;</text:p>
            <text:p text:style-name="Preformatted_20_Text">  &lt;derivation type="original"/&gt;</text:p>
            <text:p text:style-name="Preformatted_20_Text">  &lt;domain type="art"/&gt;</text:p>
            <text:p text:style-name="Preformatted_20_Text">  &lt;factuality type="fiction"/&gt;</text:p>
            <text:p text:style-name="Preformatted_20_Text">  &lt;interaction type="none"/&gt;</text:p>
            <text:p text:style-name="Preformatted_20_Text">  &lt;preparedness type="prepared"/&gt;</text:p>
            <text:p text:style-name="Preformatted_20_Text">  &lt;purpose type="entertain" degree="high"/&gt;</text:p>
            <text:p text:style-name="Preformatted_20_Text">  &lt;purpose type="inform" degree="medium"/&gt;</text:p>
            <text:p text:style-name="Preformatted_20_Text"> &lt;/textDesc&gt;</text:p>
            <text:p text:style-name="Preformatted_20_Text"> &lt;settingDesc&gt;</text:p>
            <text:p text:style-name="Preformatted_20_Text">  &lt;setting&gt;</text:p>
            <text:p text:style-name="Preformatted_20_Text">   &lt;name&gt;Paris, France&lt;/name&gt;</text:p>
            <text:p text:style-name="Preformatted_20_Text">   &lt;time&gt;Late 19th century&lt;/time&gt;</text:p>
            <text:p text:style-name="Preformatted_20_Text">  &lt;/setting&gt;</text:p>
            <text:p text:style-name="Preformatted_20_Text"> &lt;/settingDesc&gt;</text:p>
            <text:p text:style-name="Preformatted_20_Text">&lt;/profileDesc&gt;</text:p>
          </table:table-cell>
        </table:table-row>
        <table:table-row>
          <table:table-cell>
            <text:p><text:span text:style-name="Highlight">Note</text:span></text:p>
          </table:table-cell>
          <table:table-cell>
            <text:p>Although the content model permits it, it is rarely meaningful to supply multiple occurrences for any of the child elements of &lt;profileDesc&gt; unless these are documenting multiple texts.In earlier versions of these Guidelines, it was required that the &lt;creation&gt; element appear first.</text:p>
          </table:table-cell>
        </table:table-row>
      </table:table>
      <text:h text:outline-level="2"><text:bookmark text:name="TEI.projectDesc"/>&lt;projectDesc&gt;</text:h>
      <table:table table:name="table105" table:style-name="Table1">
        <table:table-column table:style-name="Table1.col1"/>
        <table:table-column table:style-name="Table2.col2"/>
        <table:table-row>
          <table:table-cell table:number-columns-spanned="2">
            <text:p><text:span text:style-name="Highlight">&lt;projectDesc&gt; </text:span>(<text:span>project description</text:span>) <text:span>describes in detail the aim or purpose for which an electronic file was encoded, together with any other relevant information concerning the process by which it was assembled or collected.</text:span> [<text:a xlink:type="simple" xlink:href="http://www.tei-c.org/release/doc/tei-p5-doc/en/html/HD.html#HD51">2.3.1. The Project Description</text:a> <text:a xlink:type="simple" xlink:href="http://www.tei-c.org/release/doc/tei-p5-doc/en/html/HD.html#HD5">2.3. The Encoding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Declaration</text:span></text:p>
          </table:table-cell>
          <table:table-cell>
            <text:p text:style-name="Preformatted_20_Text"/>
            <text:p text:style-name="Preformatted_20_Text">element projec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model.pLike+</text:p>
            <text:p text:style-name="Preformatted_20_Text">}</text:p>
          </table:table-cell>
        </table:table-row>
        <table:table-row>
          <table:table-cell>
            <text:p><text:span text:style-name="Highlight">Example</text:span></text:p>
          </table:table-cell>
          <table:table-cell>
            <text:p text:style-name="Preformatted_20_Text">&lt;projectDesc&gt;</text:p>
            <text:p text:style-name="Preformatted_20_Text"> &lt;p&gt;Texts collected for use in the Claremont Shakespeare Clinic, June 1990&lt;/p&gt;</text:p>
            <text:p text:style-name="Preformatted_20_Text">&lt;/projectDesc&gt;</text:p>
          </table:table-cell>
        </table:table-row>
      </table:table>
      <text:h text:outline-level="2"><text:bookmark text:name="TEI.provenance"/>&lt;provenance&gt;</text:h>
      <table:table table:name="table106" table:style-name="Table1">
        <table:table-column table:style-name="Table1.col1"/>
        <table:table-column table:style-name="Table2.col2"/>
        <table:table-row>
          <table:table-cell table:number-columns-spanned="2">
            <text:p><text:span text:style-name="Highlight">&lt;provenance&gt; </text:span><text:span>contains any descriptive or other information concerning a single identifiable episode during the history of a manuscript or manuscript part, after its creation but before its acquisition.</text:span> [<text:a xlink:type="simple" xlink:href="http://www.tei-c.org/release/doc/tei-p5-doc/en/html/ms.html#mshy">10.8. History</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source (<text:span text:style-name="Emphasis">@source</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Contained by</text:span></text:p>
          </table:table-cell>
          <table:table-cell>
            <text:p><text:span>msdescription: </text:span><text:span>history</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rovenanc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atable.attributes,</text:p>
            <text:p text:style-name="Preformatted_20_Text">   att.typed.attribute.subtype,</text:p>
            <text:p text:style-name="Preformatted_20_Text">   att.source.attributes,</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provenance&gt;Listed as the property of Lawrence Sterne in 1788.&lt;/provenance&gt;</text:p>
            <text:p text:style-name="Preformatted_20_Text">&lt;provenance&gt;Sold at Sothebys in 1899.&lt;/provenance&gt;</text:p>
          </table:table-cell>
        </table:table-row>
      </table:table>
      <text:h text:outline-level="2"><text:bookmark text:name="TEI.pubPlace"/>&lt;pubPlace&gt;</text:h>
      <table:table table:name="table107" table:style-name="Table1">
        <table:table-column table:style-name="Table1.col1"/>
        <table:table-column table:style-name="Table2.col2"/>
        <table:table-row>
          <table:table-cell table:number-columns-spanned="2">
            <text:p><text:span text:style-name="Highlight">&lt;pubPlace&gt; </text:span>(<text:span>publication place</text:span>) <text:span>contains the name of the place where a bibliographic item was published.</text:span> [<text:a xlink:type="simple" xlink:href="http://www.tei-c.org/release/doc/tei-p5-doc/en/html/CO.html#COBICOI">3.11.2.4. Imprint, Size of a Document, and Reprint Information</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naming (<text:span text:style-name="Emphasis">@role</text:span>, <text:span text:style-name="Emphasis">@nymRef</text:span>)  (att.canonical (<text:span text:style-name="Emphasis">@key</text:span>, <text:span text:style-name="Emphasis">@ref</text:span>))</text:p>
          </table:table-cell>
        </table:table-row>
        <table:table-row>
          <table:table-cell>
            <text:p><text:span text:style-name="Highlight">Member of</text:span></text:p>
          </table:table-cell>
          <table:table-cell>
            <text:p>model.imprintPart model.publicationStmtPart.detail</text:p>
          </table:table-cell>
        </table:table-row>
        <table:table-row>
          <table:table-cell>
            <text:p><text:span text:style-name="Highlight">Contained by</text:span></text:p>
          </table:table-cell>
          <table:table-cell>
            <text:p><text:span>core: </text:span><text:span>bibl</text:span></text:p>
            <text:p><text:span>header: </text:span><text:span>publicationStmt</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ubPlace</text:p>
            <text:p text:style-name="Preformatted_20_Text">{</text:p>
            <text:p text:style-name="Preformatted_20_Text">   att.global.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ublicationStmt&gt;</text:p>
            <text:p text:style-name="Preformatted_20_Text"> &lt;publisher&gt;Oxford University Press&lt;/publisher&gt;</text:p>
            <text:p text:style-name="Preformatted_20_Text"> &lt;pubPlace&gt;Oxford&lt;/pubPlace&gt;</text:p>
            <text:p text:style-name="Preformatted_20_Text"> &lt;date&gt;1989&lt;/date&gt;</text:p>
            <text:p text:style-name="Preformatted_20_Text">&lt;/publicationStmt&gt;</text:p>
          </table:table-cell>
        </table:table-row>
      </table:table>
      <text:h text:outline-level="2"><text:bookmark text:name="TEI.publicationStmt"/>&lt;publicationStmt&gt;</text:h>
      <table:table table:name="table108" table:style-name="Table1">
        <table:table-column table:style-name="Table1.col1"/>
        <table:table-column table:style-name="Table2.col2"/>
        <table:table-row>
          <table:table-cell table:number-columns-spanned="2">
            <text:p><text:span text:style-name="Highlight">&lt;publicationStmt&gt; </text:span>(<text:span>Information sur l'édition</text:span>) <text:span>donne les principales informations sur l'édition : nom de l'éditeur, date, conditions de diffusion.</text:span> [<text:a xlink:type="simple" xlink:href="http://www.tei-c.org/release/doc/tei-p5-doc/en/html/HD.html#HD24">2.2.4. Publication, Distribution, Licensing, etc.</text:a> <text:a xlink:type="simple" xlink:href="http://www.tei-c.org/release/doc/tei-p5-doc/en/html/HD.html#HD2">2.2. The Fil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header: </text:span><text:span>fileDesc</text:span></text:p>
          </table:table-cell>
        </table:table-row>
        <table:table-row>
          <table:table-cell>
            <text:p><text:span text:style-name="Highlight">May contain</text:span></text:p>
          </table:table-cell>
          <table:table-cell>
            <text:p><text:span>core: </text:span><text:span>date p pubPlace publisher</text:span></text:p>
            <text:p><text:span>header: </text:span><text:span>availability idno</text:span></text:p>
          </table:table-cell>
        </table:table-row>
        <table:table-row>
          <table:table-cell>
            <text:p><text:span text:style-name="Highlight">Declaration</text:span></text:p>
          </table:table-cell>
          <table:table-cell>
            <text:p text:style-name="Preformatted_20_Text"/>
            <text:p text:style-name="Preformatted_20_Text">element publicationStm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text:p>
            <text:p text:style-name="Preformatted_20_Text">      (</text:p>
            <text:p text:style-name="Preformatted_20_Text">         ( model.publicationStmtPart.agency ),</text:p>
            <text:p text:style-name="Preformatted_20_Text">         model.publicationStmtPart.detail*</text:p>
            <text:p text:style-name="Preformatted_20_Text">      )+</text:p>
            <text:p text:style-name="Preformatted_20_Text">    | model.pLike+</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publicationStmt&gt;</text:p>
            <text:p text:style-name="Preformatted_20_Text"> &lt;publisher&gt;C. Muquardt &lt;/publisher&gt;</text:p>
            <text:p text:style-name="Preformatted_20_Text"> &lt;pubPlace&gt;Bruxelles &amp;amp; Leipzig&lt;/pubPlace&gt;</text:p>
            <text:p text:style-name="Preformatted_20_Text"> &lt;date when="1846"/&gt;</text:p>
            <text:p text:style-name="Preformatted_20_Text">&lt;/publicationStmt&gt;</text:p>
          </table:table-cell>
        </table:table-row>
        <table:table-row>
          <table:table-cell>
            <text:p><text:span text:style-name="Highlight">Example</text:span></text:p>
          </table:table-cell>
          <table:table-cell>
            <text:p text:style-name="Preformatted_20_Text">&lt;publicationStmt&gt;</text:p>
            <text:p text:style-name="Preformatted_20_Text"> &lt;publisher&gt;Chadwyck Healey&lt;/publisher&gt;</text:p>
            <text:p text:style-name="Preformatted_20_Text"> &lt;pubPlace&gt;Cambridge&lt;/pubPlace&gt;</text:p>
            <text:p text:style-name="Preformatted_20_Text"> &lt;availability&gt;</text:p>
            <text:p text:style-name="Preformatted_20_Text">  &lt;p&gt;Available under licence only&lt;/p&gt;</text:p>
            <text:p text:style-name="Preformatted_20_Text"> &lt;/availability&gt;</text:p>
            <text:p text:style-name="Preformatted_20_Text"> &lt;date when="1992"&gt;1992&lt;/date&gt;</text:p>
            <text:p text:style-name="Preformatted_20_Text">&lt;/publicationStmt&gt;</text:p>
          </table:table-cell>
        </table:table-row>
        <table:table-row>
          <table:table-cell>
            <text:p><text:span text:style-name="Highlight">Note</text:span></text:p>
          </table:table-cell>
          <table:table-cell>
            <text:p>Where a publication statement contains several members of the <text:span text:style-name="User_20_Entry">model.publicationStmtPart</text:span> classes rather than one or more paragraphs or anonymous blocks, care should be taken to ensure that the repeated elements are presented in a meaningful order. It is a conformance requirement that elements supplying information about publication place, address, identifier, availability, and date be given following the name of the publisher, distributor, or authority concerned, and preferably in that order.</text:p>
          </table:table-cell>
        </table:table-row>
      </table:table>
      <text:h text:outline-level="2"><text:bookmark text:name="TEI.publisher"/>&lt;publisher&gt;</text:h>
      <table:table table:name="table109" table:style-name="Table1">
        <table:table-column table:style-name="Table1.col1"/>
        <table:table-column table:style-name="Table2.col2"/>
        <table:table-row>
          <table:table-cell table:number-columns-spanned="2">
            <text:p><text:span text:style-name="Highlight">&lt;publisher&gt; </text:span><text:span>provides the name of the organization responsible for the publication or distribution of a bibliographic item.</text:span> [<text:a xlink:type="simple" xlink:href="http://www.tei-c.org/release/doc/tei-p5-doc/en/html/CO.html#COBICOI">3.11.2.4. Imprint, Size of a Document, and Reprint Information</text:a>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text:p>
          </table:table-cell>
        </table:table-row>
        <table:table-row>
          <table:table-cell>
            <text:p><text:span text:style-name="Highlight">Member of</text:span></text:p>
          </table:table-cell>
          <table:table-cell>
            <text:p>model.imprintPart model.publicationStmtPart.agency</text:p>
          </table:table-cell>
        </table:table-row>
        <table:table-row>
          <table:table-cell>
            <text:p><text:span text:style-name="Highlight">Contained by</text:span></text:p>
          </table:table-cell>
          <table:table-cell>
            <text:p><text:span>core: </text:span><text:span>bibl</text:span></text:p>
            <text:p><text:span>header: </text:span><text:span>publicationStmt</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ublisher { att.global.attributes, macro.phraseSeq }</text:p>
          </table:table-cell>
        </table:table-row>
        <table:table-row>
          <table:table-cell>
            <text:p><text:span text:style-name="Highlight">Example</text:span></text:p>
          </table:table-cell>
          <table:table-cell>
            <text:p text:style-name="Preformatted_20_Text">&lt;imprint&gt;</text:p>
            <text:p text:style-name="Preformatted_20_Text"> &lt;pubPlace&gt;Oxford&lt;/pubPlace&gt;</text:p>
            <text:p text:style-name="Preformatted_20_Text"> &lt;publisher&gt;Clarendon Press&lt;/publisher&gt;</text:p>
            <text:p text:style-name="Preformatted_20_Text"> &lt;date&gt;1987&lt;/date&gt;</text:p>
            <text:p text:style-name="Preformatted_20_Text">&lt;/imprint&gt;</text:p>
          </table:table-cell>
        </table:table-row>
        <table:table-row>
          <table:table-cell>
            <text:p><text:span text:style-name="Highlight">Note</text:span></text:p>
          </table:table-cell>
          <table:table-cell>
            <text:p>Use the full form of the name by which a company is usually referred to, rather than any abbreviation of it which may appear on a title page</text:p>
          </table:table-cell>
        </table:table-row>
      </table:table>
      <text:h text:outline-level="2"><text:bookmark text:name="TEI.rdg"/>&lt;rdg&gt;</text:h>
      <table:table table:name="table110" table:style-name="Table1">
        <table:table-column table:style-name="Table1.col1"/>
        <table:table-column table:style-name="Table2.col2"/>
        <table:table-row>
          <table:table-cell table:number-columns-spanned="2">
            <text:p><text:span text:style-name="Highlight">&lt;rdg&gt; </text:span>(<text:span>Leçon</text:span>) <text:span>permet de signaler une leçon différente de celle du texte édité.</text:span> [<text:a xlink:type="simple" xlink:href="http://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source (@source) </text:p>
            <table:table table:name="table111" table:style-name="Table1">
              <table:table-column table:style-name="Table1.col1"/>
              <table:table-column table:style-name="Table2.col2"/>
              <table:table-row>
                <table:table-cell>
                  <text:p>cause</text:p>
                </table:table-cell>
                <table:table-cell>
                  <text:p><text:span>classifies the cause for the variant reading, according to any appropriate typology of possible origins.</text:span></text:p>
                  <table:table table:name="table112" table:style-name="Table1">
                    <table:table-column table:style-name="Table1.col1"/>
                    <table:table-column table:style-name="Table2.col2"/>
                    <table:table-row>
                      <table:table-cell>
                        <text:p><text:span text:style-name="Highlight">Derived from</text:span></text:p>
                      </table:table-cell>
                      <table:table-cell>
                        <text:p>att.textCritical</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om.</text:p>
                        <text:p text:style-name="List_20_Contents">(<text:span>Omission</text:span>) <text:span>signale les manuscrits où le texte du lemme est omis.</text:span></text:p>
                      </table:table-cell>
                    </table:table-row>
                  </table:table>
                </table:table-cell>
              </table:table-row>
              <table:table-row>
                <table:table-cell>
                  <text:p>wit</text:p>
                </table:table-cell>
                <table:table-cell>
                  <text:p>(<text:span>witness or witnesses</text:span>) <text:span>contains a space-delimited list of one or more pointers indicating the witnesses which attest to a given reading.</text:span></text:p>
                  <table:table table:name="table113" table:style-name="Table1">
                    <table:table-column table:style-name="Table1.col1"/>
                    <table:table-column table:style-name="Table2.col2"/>
                    <table:table-row>
                      <table:table-cell>
                        <text:p><text:span text:style-name="Highlight">Derived from</text:span></text:p>
                      </table:table-cell>
                      <table:table-cell>
                        <text:p>att.witnessed</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Schematron</text:span></text:p>
                      </table:table-cell>
                      <table:table-cell>
                        <text:p>
&lt;s:rule context="tei:rdg[@wit]"&gt;
&lt;s:let name="ref1"
 value="tokenize(@wit,' ')[1]"/&gt;
&lt;s:assert test="//tei:msDesc[@xml:id = substring-after($ref1, '#')] and starts-with($ref1, 
 '#')"&gt; the value of @wit is not declared &lt;/s:assert&gt;&lt;/s:rule&gt;</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Member of</text:span></text:p>
          </table:table-cell>
          <table:table-cell>
            <text:p>model.rdgLike</text:p>
          </table:table-cell>
        </table:table-row>
        <table:table-row>
          <table:table-cell>
            <text:p><text:span text:style-name="Highlight">Contained by</text:span></text:p>
          </table:table-cell>
          <table:table-cell>
            <text:p><text:span>textcrit: </text:span><text:span>app</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b listBibl note orig pb ref reg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rdg</text:p>
            <text:p text:style-name="Preformatted_20_Text">{</text:p>
            <text:p text:style-name="Preformatted_20_Text">   att.global.attributes,</text:p>
            <text:p text:style-name="Preformatted_20_Text">   att.source.attribute.source,</text:p>
            <text:p text:style-name="Preformatted_20_Text">   attribute cause { "om." }?,</text:p>
            <text:p text:style-name="Preformatted_20_Text">   attribute wit { list { data.pointer+ } }</text:p>
            <text:p text:style-name="Preformatted_20_Text">   &gt;&gt;</text:p>
            <text:p text:style-name="Preformatted_20_Text">   tei:constraintSpec</text:p>
            <text:p text:style-name="Preformatted_20_Text">   [</text:p>
            <text:p text:style-name="Preformatted_20_Text">      ident = "witDecl"</text:p>
            <text:p text:style-name="Preformatted_20_Text">      scheme = "isoschematron"</text:p>
            <text:p text:style-name="Preformatted_20_Text">      " "</text:p>
            <text:p text:style-name="Preformatted_20_Text">      " "</text:p>
            <text:p text:style-name="Preformatted_20_Text">      " the value of @wit is not declared"</text:p>
            <text:p text:style-name="Preformatted_20_Text">   ],</text:p>
            <text:p text:style-name="Preformatted_20_Text">   (</text:p>
            <text:p text:style-name="Preformatted_20_Text">      text</text:p>
            <text:p text:style-name="Preformatted_20_Text">    | model.gLike</text:p>
            <text:p text:style-name="Preformatted_20_Text">    | model.phrase</text:p>
            <text:p text:style-name="Preformatted_20_Text">    | model.inter</text:p>
            <text:p text:style-name="Preformatted_20_Text">    | model.global</text:p>
            <text:p text:style-name="Preformatted_20_Text">    | model.rdgPart</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rdg wit="#Ra2"&gt;Eryment&lt;/rdg&gt;</text:p>
          </table:table-cell>
        </table:table-row>
      </table:table>
      <text:h text:outline-level="2"><text:bookmark text:name="TEI.ref"/>&lt;ref&gt;</text:h>
      <table:table table:name="table114" table:style-name="Table1">
        <table:table-column table:style-name="Table1.col1"/>
        <table:table-column table:style-name="Table2.col2"/>
        <table:table-row>
          <table:table-cell table:number-columns-spanned="2">
            <text:p><text:span text:style-name="Highlight">&lt;ref&gt; </text:span>(<text:span>reference</text:span>) <text:span>defines a reference to another location, possibly modified by additional text or comment.</text:span> [<text:a xlink:type="simple" xlink:href="http://www.tei-c.org/release/doc/tei-p5-doc/en/html/CO.html#COXR">3.6. Simple Links and Cross-References</text:a> <text:a xlink:type="simple" xlink:href="http://www.tei-c.org/release/doc/tei-p5-doc/en/html/SA.html#SAPT">16.1. Link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pointing (<text:span text:style-name="Emphasis">@targetLang</text:span>, <text:span text:style-name="Emphasis">@target</text:span>, <text:span text:style-name="Emphasis">@evaluate</text:span>) att.internetMedia (<text:span text:style-name="Emphasis">@mimeType</text:span>) att.declaring (<text:span text:style-name="Emphasis">@decls</text:span>) att.cReferencing (<text:span text:style-name="Emphasis">@cRef</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ptrLike</text:p>
          </table:table-cell>
        </table:table-row>
        <table:table-row>
          <table:table-cell>
            <text:p><text:span text:style-name="Highlight">Contained by</text:span></text:p>
          </table:table-cell>
          <table:table-cell>
            <text:p><text:span>core: </text:span><text:span>abbr author bibl corr date expan head hi l note orig p pubPlace publisher ref reg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ref</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pointing.attributes,</text:p>
            <text:p text:style-name="Preformatted_20_Text">   att.internetMedia.attributes,</text:p>
            <text:p text:style-name="Preformatted_20_Text">   att.typed.attribute.subtype,</text:p>
            <text:p text:style-name="Preformatted_20_Text">   att.declaring.attributes,</text:p>
            <text:p text:style-name="Preformatted_20_Text">   att.cReferencing.attributes,</text:p>
            <text:p text:style-name="Preformatted_20_Text">   macro.paraContent</text:p>
            <text:p text:style-name="Preformatted_20_Text">}</text:p>
          </table:table-cell>
        </table:table-row>
        <table:table-row>
          <table:table-cell>
            <text:p><text:span text:style-name="Highlight">Schematron</text:span></text:p>
          </table:table-cell>
          <table:table-cell>
            <text:p>
&lt;s:report test="@target and @cRef"&gt;Only one of the
 attributes @target' and @cRef' may be supplied on &lt;s:name/&gt;&lt;/s:report&gt;</text:p>
          </table:table-cell>
        </table:table-row>
        <table:table-row>
          <table:table-cell>
            <text:p><text:span text:style-name="Highlight">Example</text:span></text:p>
          </table:table-cell>
          <table:table-cell>
            <text:p text:style-name="Preformatted_20_Text">See especially &lt;ref target="http://www.natcorp.ox.ac.uk/Texts/A02.xml#s2"&gt;the second</text:p>
            <text:p text:style-name="Preformatted_20_Text"> sentence&lt;/ref&gt;</text:p>
          </table:table-cell>
        </table:table-row>
        <table:table-row>
          <table:table-cell>
            <text:p><text:span text:style-name="Highlight">Example</text:span></text:p>
          </table:table-cell>
          <table:table-cell>
            <text:p text:style-name="Preformatted_20_Text">See also &lt;ref target="#locution"&gt;s.v. &lt;term&gt;locution&lt;/term&gt;</text:p>
            <text:p text:style-name="Preformatted_20_Text">&lt;/ref&gt;.</text:p>
          </table:table-cell>
        </table:table-row>
        <table:table-row>
          <table:table-cell>
            <text:p><text:span text:style-name="Highlight">Note</text:span></text:p>
          </table:table-cell>
          <table:table-cell>
            <text:p>The <text:span text:style-name="Emphasis">target</text:span> and <text:span text:style-name="Emphasis">cRef</text:span> attributes are mutually exclusive.</text:p>
          </table:table-cell>
        </table:table-row>
      </table:table>
      <text:h text:outline-level="2"><text:bookmark text:name="TEI.refsDecl"/>&lt;refsDecl&gt;</text:h>
      <table:table table:name="table115" table:style-name="Table1">
        <table:table-column table:style-name="Table1.col1"/>
        <table:table-column table:style-name="Table2.col2"/>
        <table:table-row>
          <table:table-cell table:number-columns-spanned="2">
            <text:p><text:span text:style-name="Highlight">&lt;refsDecl&gt; </text:span>(<text:span>references declaration</text:span>) <text:span>specifies how canonical references are constructed for this text.</text:span> [<text:a xlink:type="simple" xlink:href="http://www.tei-c.org/release/doc/tei-p5-doc/en/html/HD.html#HD54M">2.3.6.3. Milestone Method</text:a> <text:a xlink:type="simple" xlink:href="http://www.tei-c.org/release/doc/tei-p5-doc/en/html/HD.html#HD5">2.3. The Encoding Description</text:a> <text:a xlink:type="simple" xlink:href="http://www.tei-c.org/release/doc/tei-p5-doc/en/html/HD.html#HD54">2.3.6. The Reference System Declar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core: </text:span><text:span>p</text:span></text:p>
            <text:p><text:span>header: </text:span><text:span>cRefPattern</text:span></text:p>
          </table:table-cell>
        </table:table-row>
        <table:table-row>
          <table:table-cell>
            <text:p><text:span text:style-name="Highlight">Declaration</text:span></text:p>
          </table:table-cell>
          <table:table-cell>
            <text:p text:style-name="Preformatted_20_Text"/>
            <text:p text:style-name="Preformatted_20_Text">element refsDecl</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cRefPattern+ | refState+ )</text:p>
            <text:p text:style-name="Preformatted_20_Text">}</text:p>
          </table:table-cell>
        </table:table-row>
        <table:table-row>
          <table:table-cell>
            <text:p><text:span text:style-name="Highlight">Example</text:span></text:p>
          </table:table-cell>
          <table:table-cell>
            <text:p text:style-name="Preformatted_20_Text">&lt;refsDecl&gt;</text:p>
            <text:p text:style-name="Preformatted_20_Text"> &lt;cRefPattern matchPattern="([A-Za-z0-9]+) ([0-9]+):([0-9]+)"</text:p>
            <text:p text:style-name="Preformatted_20_Text">  replacementPattern="#xpath(//body/div[@n='$1']/div[$2]/div3[$3])"/&gt;</text:p>
            <text:p text:style-name="Preformatted_20_Text">&lt;/refsDecl&gt;</text:p>
            <text:p>This example is a formal representation for the referencing scheme described informally in the following example.</text:p>
          </table:table-cell>
        </table:table-row>
        <table:table-row>
          <table:table-cell>
            <text:p><text:span text:style-name="Highlight">Example</text:span></text:p>
          </table:table-cell>
          <table:table-cell>
            <text:p text:style-name="Preformatted_20_Text">&lt;refsDecl&gt;</text:p>
            <text:p text:style-name="Preformatted_20_Text"> &lt;p&gt;References are made up by concatenating the value for the</text:p>
            <text:p text:style-name="Preformatted_20_Text"> &lt;att&gt;n&lt;/att&gt; attribute on the highest level &lt;gi&gt;div&lt;/gi&gt;</text:p>
            <text:p text:style-name="Preformatted_20_Text">   element, followed by a space, followed by the sequential</text:p>
            <text:p text:style-name="Preformatted_20_Text">   number of the next level &lt;gi&gt;div&lt;/gi&gt; followed by a colon</text:p>
            <text:p text:style-name="Preformatted_20_Text">   followed by the sequential number of the next (and lowest)</text:p>
            <text:p text:style-name="Preformatted_20_Text">   level &lt;gi&gt;div&lt;/gi&gt;.&lt;/p&gt;</text:p>
            <text:p text:style-name="Preformatted_20_Text">&lt;/refsDecl&gt;</text:p>
          </table:table-cell>
        </table:table-row>
      </table:table>
      <text:h text:outline-level="2"><text:bookmark text:name="TEI.reg"/>&lt;reg&gt;</text:h>
      <table:table table:name="table116" table:style-name="Table1">
        <table:table-column table:style-name="Table1.col1"/>
        <table:table-column table:style-name="Table2.col2"/>
        <table:table-row>
          <table:table-cell table:number-columns-spanned="2">
            <text:p><text:span text:style-name="Highlight">&lt;reg&gt; </text:span>(<text:span>Régularisation</text:span>) <text:span>permet d'encoder la forme régularisée.</text:span> [<text:a xlink:type="simple" xlink:href="http://www.tei-c.org/release/doc/tei-p5-doc/en/html/CO.html#COEDREG">3.4.2. Regularization and Normalization</text:a> <text:a xlink:type="simple" xlink:href="http://www.tei-c.org/release/doc/tei-p5-doc/en/html/TC.html#TC">12. Critical Apparatu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editLike (@evidence, @instant) att.dimensions (<text:span>unit</text:span>, @quantity, @extent, @precision, @scope) att.ranging (@atLeast, @atMost, @min, @max, @confidence) att.source (@source) att.typed (<text:span>type</text:span>, @subtype)</text:p>
          </table:table-cell>
        </table:table-row>
        <table:table-row>
          <table:table-cell>
            <text:p><text:span text:style-name="Highlight">Member of</text:span></text:p>
          </table:table-cell>
          <table:table-cell>
            <text:p>model.choicePart model.pPart.transcription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expan head hi l note orig p pubPlace publisher ref reg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reg</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editLike.attribute.evidence,</text:p>
            <text:p text:style-name="Preformatted_20_Text">   att.editLike.attribute.instant,</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typed.attribute.subtype,</text:p>
            <text:p text:style-name="Preformatted_20_Text">   macro.paraContent</text:p>
            <text:p text:style-name="Preformatted_20_Text">}</text:p>
          </table:table-cell>
        </table:table-row>
        <table:table-row>
          <table:table-cell>
            <text:p><text:span text:style-name="Highlight">Example</text:span></text:p>
          </table:table-cell>
          <table:table-cell>
            <text:p>If all that is desired is to call attention to the fact that the copy text has been regularized, &lt;reg&gt; may be used alone:</text:p>
            <text:p text:style-name="Preformatted_20_Text">&lt;q&gt;Please &lt;reg&gt;knock&lt;/reg&gt; if an &lt;reg&gt;answer&lt;/reg&gt; is &lt;reg&gt;required&lt;/reg&gt;</text:p>
            <text:p text:style-name="Preformatted_20_Text">&lt;/q&gt;</text:p>
          </table:table-cell>
        </table:table-row>
        <table:table-row>
          <table:table-cell>
            <text:p><text:span text:style-name="Highlight">Example</text:span></text:p>
          </table:table-cell>
          <table:table-cell>
            <text:p>It is also possible to identify the individual responsible for the regularization, and, using the &lt;choice&gt; and &lt;orig&gt; elements, to provide both the original and regularized readings:</text:p>
            <text:p text:style-name="Preformatted_20_Text">&lt;q&gt;Please &lt;choice&gt;</text:p>
            <text:p text:style-name="Preformatted_20_Text">  &lt;reg resp="#LB"&gt;knock&lt;/reg&gt;</text:p>
            <text:p text:style-name="Preformatted_20_Text">  &lt;orig&gt;cnk&lt;/orig&gt;</text:p>
            <text:p text:style-name="Preformatted_20_Text"> &lt;/choice&gt; if an &lt;choice&gt;</text:p>
            <text:p text:style-name="Preformatted_20_Text">  &lt;reg&gt;answer&lt;/reg&gt;</text:p>
            <text:p text:style-name="Preformatted_20_Text">  &lt;orig&gt;nsr&lt;/orig&gt;</text:p>
            <text:p text:style-name="Preformatted_20_Text"> &lt;/choice&gt; is &lt;choice&gt;</text:p>
            <text:p text:style-name="Preformatted_20_Text">  &lt;reg&gt;required&lt;/reg&gt;</text:p>
            <text:p text:style-name="Preformatted_20_Text">  &lt;orig&gt;reqd&lt;/orig&gt;</text:p>
            <text:p text:style-name="Preformatted_20_Text"> &lt;/choice&gt;</text:p>
            <text:p text:style-name="Preformatted_20_Text">&lt;/q&gt;</text:p>
          </table:table-cell>
        </table:table-row>
      </table:table>
      <text:h text:outline-level="2"><text:bookmark text:name="TEI.said"/>&lt;said&gt;</text:h>
      <table:table table:name="table117" table:style-name="Table1">
        <table:table-column table:style-name="Table1.col1"/>
        <table:table-column table:style-name="Table2.col2"/>
        <table:table-row>
          <table:table-cell table:number-columns-spanned="2">
            <text:p><text:span text:style-name="Highlight">&lt;said&gt; </text:span>(<text:span>Dialogue</text:span>) <text:span>permet de signaler les dialogues dans le texte.</text:span> [<text:a xlink:type="simple" xlink:href="http://www.tei-c.org/release/doc/tei-p5-doc/en/html/CO.html#COHQQ">3.3.3. Quotation</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ascribed (<text:span text:style-name="Emphasis">@who</text:span>) </text:p>
            <table:table table:name="table118" table:style-name="Table1">
              <table:table-column table:style-name="Table1.col1"/>
              <table:table-column table:style-name="Table2.col2"/>
              <table:table-row>
                <table:table-cell>
                  <text:p>aloud</text:p>
                </table:table-cell>
                <table:table-cell>
                  <text:p><text:span>may be used to indicate whether the quoted matter is regarded as having been vocalized or signed.</text:span></text:p>
                  <table:table table:name="table11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xTruthValue</text:p>
                      </table:table-cell>
                    </table:table-row>
                    <table:table-row>
                      <table:table-cell>
                        <text:p><text:span text:style-name="Highlight">Default</text:span></text:p>
                      </table:table-cell>
                      <table:table-cell>
                        <text:p>unknown</text:p>
                      </table:table-cell>
                    </table:table-row>
                    <table:table-row>
                      <table:table-cell table:number-columns-spanned="2">
                        <text:p text:style-name="Preformatted_20_Text">&lt;p&gt; Celia thought privately, &lt;said aloud="false"&gt;Dorothea quite despises Sir James Chettam;</text:p>
                        <text:p text:style-name="Preformatted_20_Text">   I believe she would not accept him.&lt;/said&gt; Celia felt that this was a pity.</text:p>
                        <text:p text:style-name="Preformatted_20_Text"/>
                        <text:p text:style-name="Preformatted_20_Text">&lt;!-- ... --&gt;</text:p>
                        <text:p text:style-name="Preformatted_20_Text">&lt;/p&gt;</text:p>
                      </table:table-cell>
                      <table:covered-table-cell/>
                    </table:table-row>
                    <table:table-row>
                      <table:table-cell>
                        <text:p><text:span text:style-name="Highlight">Note</text:span></text:p>
                      </table:table-cell>
                      <table:table-cell>
                        <text:p>The value <text:span text:style-name="Emphasis">true</text:span> indicates the encoded passage was expressed outwardly (whether spoken, signed, sung, screamed, chanted, etc.); the value <text:span text:style-name="Emphasis">false</text:span> indicates that the encoded passage was thought, but not outwardly expressed.</text:p>
                      </table:table-cell>
                    </table:table-row>
                  </table:table>
                </table:table-cell>
              </table:table-row>
              <table:table-row>
                <table:table-cell>
                  <text:p>direct</text:p>
                </table:table-cell>
                <table:table-cell>
                  <text:p><text:span>may be used to indicate whether the quoted matter is regarded as direct or indirect speech.</text:span></text:p>
                  <table:table table:name="table12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xTruthValue</text:p>
                      </table:table-cell>
                    </table:table-row>
                    <table:table-row>
                      <table:table-cell>
                        <text:p><text:span text:style-name="Highlight">Default</text:span></text:p>
                      </table:table-cell>
                      <table:table-cell>
                        <text:p>true</text:p>
                      </table:table-cell>
                    </table:table-row>
                    <table:table-row>
                      <table:table-cell table:number-columns-spanned="2">
                        <text:p text:style-name="Preformatted_20_Text"/>
                        <text:p text:style-name="Preformatted_20_Text">&lt;!-- in the header --&gt;&lt;editorialDecl&gt;</text:p>
                        <text:p text:style-name="Preformatted_20_Text"> &lt;quotation marks="none"/&gt;</text:p>
                        <text:p text:style-name="Preformatted_20_Text">&lt;/editorialDecl&gt;</text:p>
                        <text:p text:style-name="Preformatted_20_Text">&lt;!-- .... --&gt;</text:p>
                        <text:p text:style-name="Preformatted_20_Text">&lt;p&gt; Tantripp had brought a card, and said that there was a gentleman waiting in the lobby.</text:p>
                        <text:p text:style-name="Preformatted_20_Text"> The courier had told him that &lt;said direct="false"&gt;only Mrs. Casaubon was at home&lt;/said&gt;,</text:p>
                        <text:p text:style-name="Preformatted_20_Text"> but he said &lt;said direct="false"&gt;he was a relation of Mr. Casaubon's: would she see him?&lt;/said&gt;</text:p>
                        <text:p text:style-name="Preformatted_20_Text">&lt;/p&gt;</text:p>
                      </table:table-cell>
                      <table:covered-table-cell/>
                    </table:table-row>
                    <table:table-row>
                      <table:table-cell>
                        <text:p><text:span text:style-name="Highlight">Note</text:span></text:p>
                      </table:table-cell>
                      <table:table-cell>
                        <text:p>The value <text:span text:style-name="Emphasis">true</text:span> indicates the speech or thought is represented directly; the value <text:span text:style-name="Emphasis">false</text:span> that speech or thought is represented indirectly, e.g. by use of a marked verbal aspect.</text:p>
                      </table:table-cell>
                    </table:table-row>
                  </table:table>
                </table:table-cell>
              </table:table-row>
            </table:table>
          </table:table-cell>
        </table:table-row>
        <table:table-row>
          <table:table-cell>
            <text:p><text:span text:style-name="Highlight">Member of</text:span></text:p>
          </table:table-cell>
          <table:table-cell>
            <text:p>model.qLike</text:p>
          </table:table-cell>
        </table:table-row>
        <table:table-row>
          <table:table-cell>
            <text:p><text:span text:style-name="Highlight">Contained by</text:span></text:p>
          </table:table-cell>
          <table:table-cell>
            <text:p><text:span>core: </text:span><text:span>corr head hi l note orig p ref reg said sic title</text:span></text:p>
            <text:p><text:span>header: </text:span><text:span>licence scriptNote</text:span></text:p>
            <text:p><text:span>linking: </text:span><text:span>seg</text:span></text:p>
            <text:p><text:span>msdescription: </text:span><text:span>foliation layout origin provenance support</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aid</text:p>
            <text:p text:style-name="Preformatted_20_Text">{</text:p>
            <text:p text:style-name="Preformatted_20_Text">   att.global.attributes,</text:p>
            <text:p text:style-name="Preformatted_20_Text">   att.ascribed.attributes,</text:p>
            <text:p text:style-name="Preformatted_20_Text">   attribute aloud { data.xTruthValue }?,</text:p>
            <text:p text:style-name="Preformatted_20_Text">   attribute direct { data.xTruthValue }?,</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
            <text:p text:style-name="Preformatted_20_Text">&lt;!-- in the header --&gt;&lt;editorialDecl&gt;</text:p>
            <text:p text:style-name="Preformatted_20_Text"> &lt;quotation marks="all"/&gt;</text:p>
            <text:p text:style-name="Preformatted_20_Text">&lt;/editorialDecl&gt;</text:p>
            <text:p text:style-name="Preformatted_20_Text">&lt;!-- .... --&gt;</text:p>
            <text:p text:style-name="Preformatted_20_Text">&lt;p&gt;</text:p>
            <text:p text:style-name="Preformatted_20_Text"> &lt;said&gt;"Our minstrel here will warm the old man's heart with song, dazzle him with jewels and</text:p>
            <text:p text:style-name="Preformatted_20_Text">   gold"&lt;/said&gt;, a troublemaker simpered. &lt;said&gt;"He'll trample on the Duke's camellias, spill</text:p>
            <text:p text:style-name="Preformatted_20_Text">   his wine, and blunt his sword, and say his name begins with X, and in the end the Duke</text:p>
            <text:p text:style-name="Preformatted_20_Text">   will say, &lt;said&gt;'Take Saralinda, with my blessing, O lordly Prince of Rags and Tags, O</text:p>
            <text:p text:style-name="Preformatted_20_Text">     rider of the sun!'&lt;/said&gt;"&lt;/said&gt;</text:p>
            <text:p text:style-name="Preformatted_20_Text">&lt;/p&gt;</text:p>
          </table:table-cell>
        </table:table-row>
        <table:table-row>
          <table:table-cell>
            <text:p><text:span text:style-name="Highlight">Example</text:span></text:p>
          </table:table-cell>
          <table:table-cell>
            <text:p text:style-name="Preformatted_20_Text">&lt;p&gt;</text:p>
            <text:p text:style-name="Preformatted_20_Text"> &lt;said aloud="true" rend="pre(“) post(”)"&gt;Hmmm&lt;/said&gt;, said a small voice in his ear.</text:p>
            <text:p text:style-name="Preformatted_20_Text">&lt;said aloud="true" rend="pre(“) post(”)"&gt;Difficult. Very difficult. Plenty of courage, I see.</text:p>
            <text:p text:style-name="Preformatted_20_Text">   Not a bad mind either. there's talent, oh my goodness, yes — and a nice thirst to prove</text:p>
            <text:p text:style-name="Preformatted_20_Text">   yourself, now that's interesting. … So where shall I put you?&lt;/said&gt;</text:p>
            <text:p text:style-name="Preformatted_20_Text">&lt;/p&gt;</text:p>
            <text:p text:style-name="Preformatted_20_Text">&lt;p&gt;Harry gripped the edges of the stool and thought, &lt;said aloud="false" rend="italic"&gt;Not</text:p>
            <text:p text:style-name="Preformatted_20_Text">   Slytherin, not Slytherin&lt;/said&gt;.&lt;/p&gt;</text:p>
          </table:table-cell>
        </table:table-row>
      </table:table>
      <text:h text:outline-level="2"><text:bookmark text:name="TEI.scriptDesc"/>&lt;scriptDesc&gt;</text:h>
      <table:table table:name="table121" table:style-name="Table1">
        <table:table-column table:style-name="Table1.col1"/>
        <table:table-column table:style-name="Table2.col2"/>
        <table:table-row>
          <table:table-cell table:number-columns-spanned="2">
            <text:p><text:span text:style-name="Highlight">&lt;scriptDesc&gt; </text:span><text:span>contains a description of the scripts used in a manuscript or similar source.</text:span> [<text:a xlink:type="simple" xlink:href="http://www.tei-c.org/release/doc/tei-p5-doc/en/html/ms.html#msphwr">10.7.2.1. Writing</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physDescPart</text:p>
          </table:table-cell>
        </table:table-row>
        <table:table-row>
          <table:table-cell>
            <text:p><text:span text:style-name="Highlight">Contained by</text:span></text:p>
          </table:table-cell>
          <table:table-cell>
            <text:p><text:span>msdescription: </text:span><text:span>physDesc</text:span></text:p>
          </table:table-cell>
        </table:table-row>
        <table:table-row>
          <table:table-cell>
            <text:p><text:span text:style-name="Highlight">May contain</text:span></text:p>
          </table:table-cell>
          <table:table-cell>
            <text:p><text:span>core: </text:span><text:span>p</text:span></text:p>
            <text:p><text:span>header: </text:span><text:span>scriptNote</text:span></text:p>
          </table:table-cell>
        </table:table-row>
        <table:table-row>
          <table:table-cell>
            <text:p><text:span text:style-name="Highlight">Declaration</text:span></text:p>
          </table:table-cell>
          <table:table-cell>
            <text:p text:style-name="Preformatted_20_Text"/>
            <text:p text:style-name="Preformatted_20_Text">element scrip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summary?, scriptNote+ ) )</text:p>
            <text:p text:style-name="Preformatted_20_Text">}</text:p>
          </table:table-cell>
        </table:table-row>
        <table:table-row>
          <table:table-cell>
            <text:p><text:span text:style-name="Highlight">Example</text:span></text:p>
          </table:table-cell>
          <table:table-cell>
            <text:p text:style-name="Preformatted_20_Text">&lt;scriptDesc&gt;</text:p>
            <text:p text:style-name="Preformatted_20_Text"> &lt;p/&gt;</text:p>
            <text:p text:style-name="Preformatted_20_Text">&lt;/scriptDesc&gt;</text:p>
          </table:table-cell>
        </table:table-row>
        <table:table-row>
          <table:table-cell>
            <text:p><text:span text:style-name="Highlight">Example</text:span></text:p>
          </table:table-cell>
          <table:table-cell>
            <text:p text:style-name="Preformatted_20_Text">&lt;scriptDesc&gt;</text:p>
            <text:p text:style-name="Preformatted_20_Text"> &lt;summary&gt;Contains two distinct styles of scripts &lt;/summary&gt;</text:p>
            <text:p text:style-name="Preformatted_20_Text"> &lt;scriptNote xml:id="style-1"&gt;.&lt;/scriptNote&gt;</text:p>
            <text:p text:style-name="Preformatted_20_Text"> &lt;scriptNote xml:id="style-2"&gt;.&lt;/scriptNote&gt;</text:p>
            <text:p text:style-name="Preformatted_20_Text">&lt;/scriptDesc&gt;</text:p>
          </table:table-cell>
        </table:table-row>
      </table:table>
      <text:h text:outline-level="2"><text:bookmark text:name="TEI.scriptNote"/>&lt;scriptNote&gt;</text:h>
      <table:table table:name="table122" table:style-name="Table1">
        <table:table-column table:style-name="Table1.col1"/>
        <table:table-column table:style-name="Table2.col2"/>
        <table:table-row>
          <table:table-cell table:number-columns-spanned="2">
            <text:p><text:span text:style-name="Highlight">&lt;scriptNote&gt; </text:span><text:span>describes a particular script distinguished within the description of a manuscript or similar resource.</text:span> [<text:a xlink:type="simple" xlink:href="http://www.tei-c.org/release/doc/tei-p5-doc/en/html/ms.html#msph2">10.7.2. Writing, Decoration, and Other Notation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handFeatures (<text:span text:style-name="Emphasis">@scribe</text:span>, <text:span text:style-name="Emphasis">@scribeRef</text:span>, <text:span text:style-name="Emphasis">@script</text:span>, <text:span text:style-name="Emphasis">@scriptRef</text:span>, <text:span text:style-name="Emphasis">@medium</text:span>, <text:span text:style-name="Emphasis">@scope</text:span>) 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scriptDesc</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criptNot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handFeatures.attributes,</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scriptNote scope="sole"/&gt;</text:p>
          </table:table-cell>
        </table:table-row>
      </table:table>
      <text:h text:outline-level="2"><text:bookmark text:name="TEI.seg"/>&lt;seg&gt;</text:h>
      <table:table table:name="table123" table:style-name="Table1">
        <table:table-column table:style-name="Table1.col1"/>
        <table:table-column table:style-name="Table2.col2"/>
        <table:table-row>
          <table:table-cell table:number-columns-spanned="2">
            <text:p><text:span text:style-name="Highlight">&lt;seg&gt; </text:span>(<text:span>Segment</text:span>) <text:span>permet d'individualiser des segments de texte.</text:span> [<text:a xlink:type="simple" xlink:href="http://www.tei-c.org/release/doc/tei-p5-doc/en/html/SA.html#SASE">16.3. Blocks, Segments, and Anchors</text:a> <text:a xlink:type="simple" xlink:href="http://www.tei-c.org/release/doc/tei-p5-doc/en/html/VE.html#VESE">6.2. Components of the Verse Line</text:a> <text:a xlink:type="simple" xlink:href="http://www.tei-c.org/release/doc/tei-p5-doc/en/html/DR.html#DRPAL">7.2.5. Speech Contents</text:a>]</text:p>
          </table:table-cell>
          <table:covered-table-cell/>
        </table:table-row>
        <table:table-row>
          <table:table-cell>
            <text:p><text:span text:style-name="Highlight">Module</text:span></text:p>
          </table:table-cell>
          <table:table-cell>
            <text:p>linking</text:p>
          </table:table-cell>
        </table:table-row>
        <table:table-row>
          <table:table-cell>
            <text:p><text:span text:style-name="Highlight">Attributes</text:span></text:p>
          </table:table-cell>
          <table:table-cell>
            <text:p><text:span>Attributes </text:span>att.source (<text:span text:style-name="Emphasis">@source</text:span>) att.global (<text:span>xml:lang</text:span>, @xml:id, @n, @xml:base, @xml:space) att.global.rendition (@rend, @style, @rendition) att.global.change (@change) att.global.responsibility (@cert, @resp) att.segLike (@function) att.datcat (@datcat, @valueDatcat) att.typed (<text:span>type</text:span>, @subtype) </text:p>
            <table:table table:name="table124" table:style-name="Table1">
              <table:table-column table:style-name="Table1.col1"/>
              <table:table-column table:style-name="Table2.col2"/>
              <table:table-row>
                <table:table-cell>
                  <text:p>xml:lang</text:p>
                </table:table-cell>
                <table:table-cell>
                  <text:p>(<text:span>language</text:span>) <text:span>indicates the language of the element content using a <text:span>‘tag’</text:span> generated according to <text:a xlink:type="simple" xlink:href="http://www.rfc-editor.org/rfc/bcp/bcp47.txt">BCP 47</text:a>.</text:span></text:p>
                  <table:table table:name="table125"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language</text:p>
                      </table:table-cell>
                    </table:table-row>
                    <table:table-row>
                      <table:table-cell>
                        <text:p><text:span text:style-name="Highlight">Legal values are:</text:span></text:p>
                      </table:table-cell>
                      <table:table-cell>
                        <text:p text:style-name="List_20_Heading">lat</text:p>
                        <text:p text:style-name="List_20_Contents"/>
                        <text:p text:style-name="List_20_Heading">grec</text:p>
                        <text:p text:style-name="List_20_Contents"/>
                      </table:table-cell>
                    </table:table-row>
                  </table:table>
                </table:table-cell>
              </table:table-row>
              <table:table-row>
                <table:table-cell>
                  <text:p>type</text:p>
                </table:table-cell>
                <table:table-cell>
                  <text:p><text:span>characterizes the element in some sense, using any convenient classification scheme or typology.</text:span></text:p>
                  <table:table table:name="table126"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number</text:p>
                        <text:p text:style-name="List_20_Contents"/>
                      </table:table-cell>
                    </table:table-row>
                  </table:table>
                </table:table-cell>
              </table:table-row>
            </table:table>
          </table:table-cell>
        </table:table-row>
        <table:table-row>
          <table:table-cell>
            <text:p><text:span text:style-name="Highlight">Member of</text:span></text:p>
          </table:table-cell>
          <table:table-cell>
            <text:p>model.choicePart model.segLike</text:p>
          </table:table-cell>
        </table:table-row>
        <table:table-row>
          <table:table-cell>
            <text:p><text:span text:style-name="Highlight">Contained by</text:span></text:p>
          </table:table-cell>
          <table:table-cell>
            <text:p><text:span>core: </text:span><text:span>abbr author bibl choice corr date expan head hi l note orig p pubPlace publisher ref reg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eg</text:p>
            <text:p text:style-name="Preformatted_20_Text">{</text:p>
            <text:p text:style-name="Preformatted_20_Text">   att.global.attribute.xmlid,</text:p>
            <text:p text:style-name="Preformatted_20_Text">   att.global.attribute.n,</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egLike.attribute.function,</text:p>
            <text:p text:style-name="Preformatted_20_Text">   att.datcat.attribute.datcat,</text:p>
            <text:p text:style-name="Preformatted_20_Text">   att.datcat.attribute.valueDatcat,</text:p>
            <text:p text:style-name="Preformatted_20_Text">   att.typed.attribute.subtype,</text:p>
            <text:p text:style-name="Preformatted_20_Text">   att.source.attributes,</text:p>
            <text:p text:style-name="Preformatted_20_Text">   attribute xml:lang { "lat" | "grec" }?,</text:p>
            <text:p text:style-name="Preformatted_20_Text">   attribute type { "number" }?,</text:p>
            <text:p text:style-name="Preformatted_20_Text">   macro.paraContent</text:p>
            <text:p text:style-name="Preformatted_20_Text">}</text:p>
          </table:table-cell>
        </table:table-row>
        <table:table-row>
          <table:table-cell>
            <text:p><text:span text:style-name="Highlight">Example</text:span></text:p>
          </table:table-cell>
          <table:table-cell>
            <text:p text:style-name="Preformatted_20_Text">&lt;seg&gt;When are you leaving?&lt;/seg&gt;</text:p>
            <text:p text:style-name="Preformatted_20_Text">&lt;seg&gt;Tomorrow.&lt;/seg&gt;</text:p>
          </table:table-cell>
        </table:table-row>
        <table:table-row>
          <table:table-cell>
            <text:p><text:span text:style-name="Highlight">Example</text:span></text:p>
          </table:table-cell>
          <table:table-cell>
            <text:p text:style-name="Preformatted_20_Text">&lt;s&gt;</text:p>
            <text:p text:style-name="Preformatted_20_Text"> &lt;seg rend="caps" type="initial-cap"&gt;So father's only&lt;/seg&gt; glory was the ballfield. </text:p>
            <text:p text:style-name="Preformatted_20_Text">&lt;/s&gt;</text:p>
          </table:table-cell>
        </table:table-row>
        <table:table-row>
          <table:table-cell>
            <text:p><text:span text:style-name="Highlight">Example</text:span></text:p>
          </table:table-cell>
          <table:table-cell>
            <text:p text:style-name="Preformatted_20_Text">&lt;seg type="preamble"&gt;</text:p>
            <text:p text:style-name="Preformatted_20_Text"> &lt;seg&gt;Sigmund, &lt;seg type="patronym"&gt;the son of Volsung&lt;/seg&gt;, was a king in Frankish country.&lt;/seg&gt;</text:p>
            <text:p text:style-name="Preformatted_20_Text"> &lt;seg&gt;Sinfiotli was the eldest of his sons ...&lt;/seg&gt;</text:p>
            <text:p text:style-name="Preformatted_20_Text"> &lt;seg&gt;Borghild, Sigmund's wife, had a brother ... &lt;/seg&gt;</text:p>
            <text:p text:style-name="Preformatted_20_Text">&lt;/seg&gt;</text:p>
          </table:table-cell>
        </table:table-row>
        <table:table-row>
          <table:table-cell>
            <text:p><text:span text:style-name="Highlight">Note</text:span></text:p>
          </table:table-cell>
          <table:table-cell>
            <text:p>The &lt;seg&gt; element may be used at the encoder's discretion to mark any segments of the text of interest for processing. One use of the element is to mark text features for which no appropriate markup is otherwise defined. Another use is to provide an identifier for some segment which is to be pointed at by some other element—i.e. to provide a target, or a part of a target, for a &lt;ptr&gt; or other similar element.</text:p>
          </table:table-cell>
        </table:table-row>
      </table:table>
      <text:h text:outline-level="2"><text:bookmark text:name="TEI.settingDesc"/>&lt;settingDesc&gt;</text:h>
      <table:table table:name="table127" table:style-name="Table1">
        <table:table-column table:style-name="Table1.col1"/>
        <table:table-column table:style-name="Table2.col2"/>
        <table:table-row>
          <table:table-cell table:number-columns-spanned="2">
            <text:p><text:span text:style-name="Highlight">&lt;settingDesc&gt; </text:span>(<text:span>setting description</text:span>) <text:span>describes the setting or settings within which a language interaction takes place, or other places otherwise referred to in a text, edition, or metadata.</text:span> [<text:a xlink:type="simple" xlink:href="http://www.tei-c.org/release/doc/tei-p5-doc/en/html/CC.html#CCAH">15.2. Contextual Information</text:a> <text:a xlink:type="simple" xlink:href="http://www.tei-c.org/release/doc/tei-p5-doc/en/html/HD.html#HD4">2.4. The Profile Description</text:a>]</text:p>
          </table:table-cell>
          <table:covered-table-cell/>
        </table:table-row>
        <table:table-row>
          <table:table-cell>
            <text:p><text:span text:style-name="Highlight">Module</text:span></text:p>
          </table:table-cell>
          <table:table-cell>
            <text:p>corpus</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profileDescPart</text:p>
          </table:table-cell>
        </table:table-row>
        <table:table-row>
          <table:table-cell>
            <text:p><text:span text:style-name="Highlight">Contained by</text:span></text:p>
          </table:table-cell>
          <table:table-cell>
            <text:p><text:span>header: </text:span><text:span>profileDesc</text:span></text:p>
          </table:table-cell>
        </table:table-row>
        <table:table-row>
          <table:table-cell>
            <text:p><text:span text:style-name="Highlight">May contain</text:span></text:p>
          </table:table-cell>
          <table:table-cell>
            <text:p><text:span>core: </text:span><text:span>p</text:span></text:p>
            <text:p><text:span>namesdates: </text:span><text:span>listPlace place</text:span></text:p>
          </table:table-cell>
        </table:table-row>
        <table:table-row>
          <table:table-cell>
            <text:p><text:span text:style-name="Highlight">Declaration</text:span></text:p>
          </table:table-cell>
          <table:table-cell>
            <text:p text:style-name="Preformatted_20_Text"/>
            <text:p text:style-name="Preformatted_20_Text">element setting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setting | model.placeLike | listPlace )+ )</text:p>
            <text:p text:style-name="Preformatted_20_Text">}</text:p>
          </table:table-cell>
        </table:table-row>
        <table:table-row>
          <table:table-cell>
            <text:p><text:span text:style-name="Highlight">Example</text:span></text:p>
          </table:table-cell>
          <table:table-cell>
            <text:p text:style-name="Preformatted_20_Text">&lt;settingDesc&gt;</text:p>
            <text:p text:style-name="Preformatted_20_Text"> &lt;p&gt;Texts recorded in the</text:p>
            <text:p text:style-name="Preformatted_20_Text">   Canadian Parliament building in Ottawa, between April and November 1988 &lt;/p&gt;</text:p>
            <text:p text:style-name="Preformatted_20_Text">&lt;/settingDesc&gt;</text:p>
          </table:table-cell>
        </table:table-row>
        <table:table-row>
          <table:table-cell>
            <text:p><text:span text:style-name="Highlight">Note</text:span></text:p>
          </table:table-cell>
          <table:table-cell>
            <text:p>May contain a prose description organized as paragraphs, or a series of &lt;setting&gt; elements. If used to record not settings of language interactions, but other places mentioned in the text, then &lt;place&gt; optionally grouped by &lt;listPlace&gt; should be preferred.</text:p>
          </table:table-cell>
        </table:table-row>
      </table:table>
      <text:h text:outline-level="2"><text:bookmark text:name="TEI.settlement"/>&lt;settlement&gt;</text:h>
      <table:table table:name="table128" table:style-name="Table1">
        <table:table-column table:style-name="Table1.col1"/>
        <table:table-column table:style-name="Table2.col2"/>
        <table:table-row>
          <table:table-cell table:number-columns-spanned="2">
            <text:p><text:span text:style-name="Highlight">&lt;settlement&gt; </text:span><text:span>contains the name of a settlement such as a city, town, or village identified as a single geo-political or administrative unit.</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naming (@role, @nymRef) att.canonical (<text:span>ref</text:span>, @key) att.typed (<text:span>type</text:span>, @subtype)</text:p>
          </table:table-cell>
        </table:table-row>
        <table:table-row>
          <table:table-cell>
            <text:p><text:span text:style-name="Highlight">Member of</text:span></text:p>
          </table:table-cell>
          <table:table-cell>
            <text:p>model.placeNamePart</text:p>
          </table:table-cell>
        </table:table-row>
        <table:table-row>
          <table:table-cell>
            <text:p><text:span text:style-name="Highlight">Contained by</text:span></text:p>
          </table:table-cell>
          <table:table-cell>
            <text:p><text:span>core: </text:span><text:span>abbr author bibl corr date expan head hi l note orig p pubPlace publisher ref reg said sic title</text:span></text:p>
            <text:p><text:span>header: </text:span><text:span>extent licence scriptNote</text:span></text:p>
            <text:p><text:span>linking: </text:span><text:span>seg</text:span></text:p>
            <text:p><text:span>msdescription: </text:span><text:span>explicit foliation incipit layout msIdentifier origDate origin provenance support</text:span></text:p>
            <text:p><text:span>namesdates: </text:span><text:span>birth country death location persName plac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ettlemen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naming.attribute.role,</text:p>
            <text:p text:style-name="Preformatted_20_Text">   att.naming.attribute.nymRef,</text:p>
            <text:p text:style-name="Preformatted_20_Text">   att.canonical.attribute.key,</text:p>
            <text:p text:style-name="Preformatted_20_Text">   att.typed.attribute.subtype,</text:p>
            <text:p text:style-name="Preformatted_20_Text">   att.datable.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laceName&gt;</text:p>
            <text:p text:style-name="Preformatted_20_Text"> &lt;settlement type="town"&gt;Glasgow&lt;/settlement&gt;</text:p>
            <text:p text:style-name="Preformatted_20_Text"> &lt;region&gt;Scotland&lt;/region&gt;</text:p>
            <text:p text:style-name="Preformatted_20_Text">&lt;/placeName&gt;</text:p>
          </table:table-cell>
        </table:table-row>
      </table:table>
      <text:h text:outline-level="2"><text:bookmark text:name="TEI.sic"/>&lt;sic&gt;</text:h>
      <table:table table:name="table129" table:style-name="Table1">
        <table:table-column table:style-name="Table1.col1"/>
        <table:table-column table:style-name="Table2.col2"/>
        <table:table-row>
          <table:table-cell table:number-columns-spanned="2">
            <text:p><text:span text:style-name="Highlight">&lt;sic&gt; </text:span>(<text:span>Graphie originale mais fautive</text:span>) <text:span>permet d'encoder la forme originale du manuscrit tout en signalant que cette dernière est fautive</text:span> [<text:a xlink:type="simple" xlink:href="http://www.tei-c.org/release/doc/tei-p5-doc/en/html/CO.html#COEDCOR">3.4.1. Apparent Error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source (<text:span text:style-name="Emphasis">@source</text:span>) 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choicePart model.pPart.transcription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expan head hi l note orig p pubPlace publisher ref reg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i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ource.attributes,</text:p>
            <text:p text:style-name="Preformatted_20_Text">   macro.paraContent</text:p>
            <text:p text:style-name="Preformatted_20_Text">}</text:p>
          </table:table-cell>
        </table:table-row>
        <table:table-row>
          <table:table-cell>
            <text:p><text:span text:style-name="Highlight">Example</text:span></text:p>
          </table:table-cell>
          <table:table-cell>
            <text:p text:style-name="Preformatted_20_Text">for his nose was as sharp as</text:p>
            <text:p text:style-name="Preformatted_20_Text"> a pen, and &lt;sic&gt;a Table&lt;/sic&gt; of green fields.</text:p>
          </table:table-cell>
        </table:table-row>
        <table:table-row>
          <table:table-cell>
            <text:p><text:span text:style-name="Highlight">Example</text:span></text:p>
          </table:table-cell>
          <table:table-cell>
            <text:p>If all that is desired is to call attention to the apparent problem in the copy text, &lt;sic&gt; may be used alone:</text:p>
            <text:p text:style-name="Preformatted_20_Text">I don't know, Juan. It's so far in the past now</text:p>
            <text:p text:style-name="Preformatted_20_Text"> — how &lt;sic&gt;we can&lt;/sic&gt; prove or disprove anyone's theories?</text:p>
          </table:table-cell>
        </table:table-row>
        <table:table-row>
          <table:table-cell>
            <text:p><text:span text:style-name="Highlight">Example</text:span></text:p>
          </table:table-cell>
          <table:table-cell>
            <text:p>It is also possible, using the &lt;choice&gt; and &lt;corr&gt; elements, to provide a corrected reading:</text:p>
            <text:p text:style-name="Preformatted_20_Text">I don't know, Juan. It's so far in the past now</text:p>
            <text:p text:style-name="Preformatted_20_Text"> — how &lt;choice&gt;</text:p>
            <text:p text:style-name="Preformatted_20_Text"> &lt;sic&gt;we can&lt;/sic&gt;</text:p>
            <text:p text:style-name="Preformatted_20_Text"> &lt;corr&gt;can we&lt;/corr&gt;</text:p>
            <text:p text:style-name="Preformatted_20_Text">&lt;/choice&gt; prove or disprove anyone's theories?</text:p>
          </table:table-cell>
        </table:table-row>
        <table:table-row>
          <table:table-cell>
            <text:p><text:span text:style-name="Highlight">Example</text:span></text:p>
          </table:table-cell>
          <table:table-cell>
            <text:p text:style-name="Preformatted_20_Text">for his nose was as sharp as</text:p>
            <text:p text:style-name="Preformatted_20_Text"> a pen, and &lt;choice&gt;</text:p>
            <text:p text:style-name="Preformatted_20_Text"> &lt;sic&gt;a Table&lt;/sic&gt;</text:p>
            <text:p text:style-name="Preformatted_20_Text"> &lt;corr&gt;a' babbld&lt;/corr&gt;</text:p>
            <text:p text:style-name="Preformatted_20_Text">&lt;/choice&gt; of green fields.</text:p>
          </table:table-cell>
        </table:table-row>
      </table:table>
      <text:h text:outline-level="2"><text:bookmark text:name="TEI.sourceDesc"/>&lt;sourceDesc&gt;</text:h>
      <table:table table:name="table130" table:style-name="Table1">
        <table:table-column table:style-name="Table1.col1"/>
        <table:table-column table:style-name="Table2.col2"/>
        <table:table-row>
          <table:table-cell table:number-columns-spanned="2">
            <text:p><text:span text:style-name="Highlight">&lt;sourceDesc&gt; </text:span>(<text:span>Description des Sources</text:span>) <text:span>donne des informations sur les manuscrits collationnés.</text:span> [<text:a xlink:type="simple" xlink:href="http://www.tei-c.org/release/doc/tei-p5-doc/en/html/HD.html#HD3">2.2.7. The Sourc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text:p>
            <table:table table:name="table131" table:style-name="Table1">
              <table:table-column table:style-name="Table1.col1"/>
              <table:table-column table:style-name="Table2.col2"/>
              <table:table-row>
                <table:table-cell>
                  <text:p>default</text:p>
                </table:table-cell>
                <table:table-cell>
                  <text:p><text:span>indicates whether or not this element is selected by default when its parent is selected.</text:span></text:p>
                  <table:table table:name="table132" table:style-name="Table1">
                    <table:table-column table:style-name="Table1.col1"/>
                    <table:table-column table:style-name="Table2.col2"/>
                    <table:table-row>
                      <table:table-cell>
                        <text:p><text:span text:style-name="Highlight">Derived from</text:span></text:p>
                      </table:table-cell>
                      <table:table-cell>
                        <text:p>att.declarable</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ruthValue</text:p>
                      </table:table-cell>
                    </table:table-row>
                    <table:table-row>
                      <table:table-cell>
                        <text:p><text:span text:style-name="Highlight">Legal values are:</text:span></text:p>
                      </table:table-cell>
                      <table:table-cell>
                        <text:p text:style-name="List_20_Heading">false</text:p>
                        <text:p text:style-name="List_20_Contents"><text:span text:style-name="Emphasis">[Default]</text:span></text:p>
                      </table:table-cell>
                    </table:table-row>
                  </table:table>
                </table:table-cell>
              </table:table-row>
            </table:table>
          </table:table-cell>
        </table:table-row>
        <table:table-row>
          <table:table-cell>
            <text:p><text:span text:style-name="Highlight">Contained by</text:span></text:p>
          </table:table-cell>
          <table:table-cell>
            <text:p><text:span>header: </text:span><text:span>fileDesc</text:span></text:p>
          </table:table-cell>
        </table:table-row>
        <table:table-row>
          <table:table-cell>
            <text:p><text:span text:style-name="Highlight">May contain</text:span></text:p>
          </table:table-cell>
          <table:table-cell>
            <text:p><text:span>core: </text:span><text:span>bibl listBibl p</text:span></text:p>
            <text:p><text:span>msdescription: </text:span><text:span>msDesc</text:span></text:p>
            <text:p><text:span>namesdates: </text:span><text:span>listPerson listPlace</text:span></text:p>
          </table:table-cell>
        </table:table-row>
        <table:table-row>
          <table:table-cell>
            <text:p><text:span text:style-name="Highlight">Declaration</text:span></text:p>
          </table:table-cell>
          <table:table-cell>
            <text:p text:style-name="Preformatted_20_Text"/>
            <text:p text:style-name="Preformatted_20_Text">element source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ribute default { "false" }?,</text:p>
            <text:p text:style-name="Preformatted_20_Text">   (</text:p>
            <text:p text:style-name="Preformatted_20_Text">      model.pLike+</text:p>
            <text:p text:style-name="Preformatted_20_Text">    | ( model.biblLike | model.sourceDescPart | model.listLike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sourceDesc&gt;</text:p>
            <text:p text:style-name="Preformatted_20_Text"> &lt;bibl&gt;</text:p>
            <text:p text:style-name="Preformatted_20_Text">  &lt;title level="a"&gt;The Interesting story of the Children in the Wood&lt;/title&gt;. In</text:p>
            <text:p text:style-name="Preformatted_20_Text"> &lt;author&gt;Victor E Neuberg&lt;/author&gt;, &lt;title&gt;The Penny Histories&lt;/title&gt;.</text:p>
            <text:p text:style-name="Preformatted_20_Text"> &lt;publisher&gt;OUP&lt;/publisher&gt;</text:p>
            <text:p text:style-name="Preformatted_20_Text">  &lt;date&gt;1968&lt;/date&gt;. &lt;/bibl&gt;</text:p>
            <text:p text:style-name="Preformatted_20_Text">&lt;/sourceDesc&gt;</text:p>
          </table:table-cell>
        </table:table-row>
        <table:table-row>
          <table:table-cell>
            <text:p><text:span text:style-name="Highlight">Example</text:span></text:p>
          </table:table-cell>
          <table:table-cell>
            <text:p text:style-name="Preformatted_20_Text">&lt;sourceDesc&gt;</text:p>
            <text:p text:style-name="Preformatted_20_Text"> &lt;p&gt;Born digital: no previous source exists.&lt;/p&gt;</text:p>
            <text:p text:style-name="Preformatted_20_Text">&lt;/sourceDesc&gt;</text:p>
          </table:table-cell>
        </table:table-row>
      </table:table>
      <text:h text:outline-level="2"><text:bookmark text:name="TEI.support"/>&lt;support&gt;</text:h>
      <table:table table:name="table133" table:style-name="Table1">
        <table:table-column table:style-name="Table1.col1"/>
        <table:table-column table:style-name="Table2.col2"/>
        <table:table-row>
          <table:table-cell table:number-columns-spanned="2">
            <text:p><text:span text:style-name="Highlight">&lt;support&gt; </text:span><text:span>contains a description of the materials etc. which make up the physical support for the written part of a manuscript.</text:span> [<text:a xlink:type="simple" xlink:href="http://www.tei-c.org/release/doc/tei-p5-doc/en/html/ms.html#msph1">10.7.1. Object Descrip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supportDesc</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uppor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objectDesc form="roll"&gt;</text:p>
            <text:p text:style-name="Preformatted_20_Text"> &lt;supportDesc&gt;</text:p>
            <text:p text:style-name="Preformatted_20_Text">  &lt;support&gt; Parchment roll with &lt;material&gt;silk&lt;/material&gt; ribbons.</text:p>
            <text:p text:style-name="Preformatted_20_Text">  &lt;/support&gt;</text:p>
            <text:p text:style-name="Preformatted_20_Text"> &lt;/supportDesc&gt;</text:p>
            <text:p text:style-name="Preformatted_20_Text">&lt;/objectDesc&gt;</text:p>
          </table:table-cell>
        </table:table-row>
      </table:table>
      <text:h text:outline-level="2"><text:bookmark text:name="TEI.supportDesc"/>&lt;supportDesc&gt;</text:h>
      <table:table table:name="table134" table:style-name="Table1">
        <table:table-column table:style-name="Table1.col1"/>
        <table:table-column table:style-name="Table2.col2"/>
        <table:table-row>
          <table:table-cell table:number-columns-spanned="2">
            <text:p><text:span text:style-name="Highlight">&lt;supportDesc&gt; </text:span>(<text:span>support description</text:span>) <text:span>groups elements describing the physical support for the written part of a manuscript.</text:span> [<text:a xlink:type="simple" xlink:href="http://www.tei-c.org/release/doc/tei-p5-doc/en/html/ms.html#msph1">10.7.1. Object Descrip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objectDesc</text:span></text:p>
          </table:table-cell>
        </table:table-row>
        <table:table-row>
          <table:table-cell>
            <text:p><text:span text:style-name="Highlight">May contain</text:span></text:p>
          </table:table-cell>
          <table:table-cell>
            <text:p><text:span>core: </text:span><text:span>p</text:span></text:p>
            <text:p><text:span>header: </text:span><text:span>extent</text:span></text:p>
            <text:p><text:span>msdescription: </text:span><text:span>foliation support</text:span></text:p>
          </table:table-cell>
        </table:table-row>
        <table:table-row>
          <table:table-cell>
            <text:p><text:span text:style-name="Highlight">Declaration</text:span></text:p>
          </table:table-cell>
          <table:table-cell>
            <text:p text:style-name="Preformatted_20_Text"/>
            <text:p text:style-name="Preformatted_20_Text">element suppor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support?, extent?, foliation*, collation?, condition? ) )</text:p>
            <text:p text:style-name="Preformatted_20_Text">}</text:p>
          </table:table-cell>
        </table:table-row>
        <table:table-row>
          <table:table-cell>
            <text:p><text:span text:style-name="Highlight">Example</text:span></text:p>
          </table:table-cell>
          <table:table-cell>
            <text:p text:style-name="Preformatted_20_Text">&lt;supportDesc&gt;</text:p>
            <text:p text:style-name="Preformatted_20_Text"> &lt;support&gt; Parchment roll with &lt;material&gt;silk&lt;/material&gt; ribbons.</text:p>
            <text:p text:style-name="Preformatted_20_Text"> &lt;/support&gt;</text:p>
            <text:p text:style-name="Preformatted_20_Text">&lt;/supportDesc&gt;</text:p>
          </table:table-cell>
        </table:table-row>
      </table:table>
      <text:h text:outline-level="2"><text:bookmark text:name="TEI.surname"/>&lt;surname&gt;</text:h>
      <table:table table:name="table135" table:style-name="Table1">
        <table:table-column table:style-name="Table1.col1"/>
        <table:table-column table:style-name="Table2.col2"/>
        <table:table-row>
          <table:table-cell table:number-columns-spanned="2">
            <text:p><text:span text:style-name="Highlight">&lt;surname&gt; </text:span><text:span>contains a family (inherited) name, as opposed to a given, baptismal, or nick name.</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personal (<text:span text:style-name="Emphasis">@full</text:span>, <text:span text:style-name="Emphasis">@sort</text:span>)  (att.naming (<text:span text:style-name="Emphasis">@role</text:span>, <text:span text:style-name="Emphasis">@nymRef</text:span>) (att.canonical (<text:span text:style-name="Emphasis">@key</text:span>, <text:span text:style-name="Emphasis">@ref</text:span>)) ) att.typed (<text:span text:style-name="Emphasis">@type</text:span>, <text:span text:style-name="Emphasis">@subtype</text:span>) </text:p>
          </table:table-cell>
        </table:table-row>
        <table:table-row>
          <table:table-cell>
            <text:p><text:span text:style-name="Highlight">Member of</text:span></text:p>
          </table:table-cell>
          <table:table-cell>
            <text:p>model.persNamePart</text:p>
          </table:table-cell>
        </table:table-row>
        <table:table-row>
          <table:table-cell>
            <text:p><text:span text:style-name="Highlight">Contained by</text:span></text:p>
          </table:table-cell>
          <table:table-cell>
            <text:p><text:span>core: </text:span><text:span>abbr author bibl corr date expan head hi l note orig p pubPlace publisher ref reg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urname</text:p>
            <text:p text:style-name="Preformatted_20_Text">{</text:p>
            <text:p text:style-name="Preformatted_20_Text">   att.global.attributes,</text:p>
            <text:p text:style-name="Preformatted_20_Text">   att.personal.attributes,</text:p>
            <text:p text:style-name="Preformatted_20_Text">   att.typed.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surname type="combine"&gt;St John Stevas&lt;/surname&gt;</text:p>
          </table:table-cell>
        </table:table-row>
      </table:table>
      <text:h text:outline-level="2"><text:bookmark text:name="TEI.teiCorpus"/>&lt;teiCorpus&gt;</text:h>
      <table:table table:name="table136" table:style-name="Table1">
        <table:table-column table:style-name="Table1.col1"/>
        <table:table-column table:style-name="Table2.col2"/>
        <table:table-row>
          <table:table-cell table:number-columns-spanned="2">
            <text:p><text:span text:style-name="Highlight">&lt;teiCorpus&gt; </text:span><text:span>contains the whole of a TEI encoded corpus, comprising a single corpus header and one or more TEI elements, each containing a single text header and a text.</text:span> [<text:a xlink:type="simple" xlink:href="http://www.tei-c.org/release/doc/tei-p5-doc/en/html/DS.html#DS">4. Default Text Structure</text:a> <text:a xlink:type="simple" xlink:href="http://www.tei-c.org/release/doc/tei-p5-doc/en/html/CC.html#CCDEF">15.1. Varieties of Composite Tex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text:p>
            <table:table table:name="table137" table:style-name="Table1">
              <table:table-column table:style-name="Table1.col1"/>
              <table:table-column table:style-name="Table2.col2"/>
              <table:table-row>
                <table:table-cell>
                  <text:p>version</text:p>
                </table:table-cell>
                <table:table-cell>
                  <text:p><text:span>The version of the TEI scheme</text:span></text:p>
                  <table:table table:name="table13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version</text:p>
                      </table:table-cell>
                    </table:table-row>
                    <table:table-row>
                      <table:table-cell>
                        <text:p><text:span text:style-name="Highlight">Default</text:span></text:p>
                      </table:table-cell>
                      <table:table-cell>
                        <text:p>5.0</text:p>
                      </table:table-cell>
                    </table:table-row>
                  </table:table>
                </table:table-cell>
              </table:table-row>
            </table:table>
          </table:table-cell>
        </table:table-row>
        <table:table-row>
          <table:table-cell>
            <text:p><text:span text:style-name="Highlight">Contained by</text:span></text:p>
          </table:table-cell>
          <table:table-cell>
            <text:p><text:span>core: </text:span><text:span>teiCorpus</text:span></text:p>
          </table:table-cell>
        </table:table-row>
        <table:table-row>
          <table:table-cell>
            <text:p><text:span text:style-name="Highlight">May contain</text:span></text:p>
          </table:table-cell>
          <table:table-cell>
            <text:p><text:span>core: </text:span><text:span>teiCorpus</text:span></text:p>
            <text:p><text:span>header: </text:span><text:span>teiHeader</text:span></text:p>
            <text:p><text:span>textstructure: </text:span><text:span>TEI</text:span></text:p>
          </table:table-cell>
        </table:table-row>
        <table:table-row>
          <table:table-cell>
            <text:p><text:span text:style-name="Highlight">Declaration</text:span></text:p>
          </table:table-cell>
          <table:table-cell>
            <text:p text:style-name="Preformatted_20_Text"/>
            <text:p text:style-name="Preformatted_20_Text">element teiCorpus</text:p>
            <text:p text:style-name="Preformatted_20_Text">{</text:p>
            <text:p text:style-name="Preformatted_20_Text">   att.global.attributes,</text:p>
            <text:p text:style-name="Preformatted_20_Text">   attribute version { data.version }?,</text:p>
            <text:p text:style-name="Preformatted_20_Text">   (</text:p>
            <text:p text:style-name="Preformatted_20_Text">      teiHeader,</text:p>
            <text:p text:style-name="Preformatted_20_Text">      ( ( model.resourceLike+, ( TEI | teiCorpus )* ) | ( TEI | teiCorpus )+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teiCorpus version="5.2" xmlns="http://www.tei-c.org/ns/1.0"&gt;</text:p>
            <text:p text:style-name="Preformatted_20_Text"> &lt;teiHeader&gt;</text:p>
            <text:p text:style-name="Preformatted_20_Text">&lt;!-- header for corpus --&gt;</text:p>
            <text:p text:style-name="Preformatted_20_Text"> &lt;/teiHeader&gt;</text:p>
            <text:p text:style-name="Preformatted_20_Text"> &lt;TEI&gt;</text:p>
            <text:p text:style-name="Preformatted_20_Text">  &lt;teiHeader&gt;</text:p>
            <text:p text:style-name="Preformatted_20_Text">&lt;!-- header for first text --&gt;</text:p>
            <text:p text:style-name="Preformatted_20_Text">  &lt;/teiHeader&gt;</text:p>
            <text:p text:style-name="Preformatted_20_Text">  &lt;text&gt;</text:p>
            <text:p text:style-name="Preformatted_20_Text">&lt;!-- content of first text --&gt;</text:p>
            <text:p text:style-name="Preformatted_20_Text">  &lt;/text&gt;</text:p>
            <text:p text:style-name="Preformatted_20_Text"> &lt;/TEI&gt;</text:p>
            <text:p text:style-name="Preformatted_20_Text"> &lt;TEI&gt;</text:p>
            <text:p text:style-name="Preformatted_20_Text">  &lt;teiHeader&gt;</text:p>
            <text:p text:style-name="Preformatted_20_Text">&lt;!-- header for second text --&gt;</text:p>
            <text:p text:style-name="Preformatted_20_Text">  &lt;/teiHeader&gt;</text:p>
            <text:p text:style-name="Preformatted_20_Text">  &lt;text&gt;</text:p>
            <text:p text:style-name="Preformatted_20_Text">&lt;!-- content of second text --&gt;</text:p>
            <text:p text:style-name="Preformatted_20_Text">  &lt;/text&gt;</text:p>
            <text:p text:style-name="Preformatted_20_Text"> &lt;/TEI&gt;</text:p>
            <text:p text:style-name="Preformatted_20_Text">&lt;!-- more TEI elements here --&gt;</text:p>
            <text:p text:style-name="Preformatted_20_Text">&lt;/teiCorpus&gt;</text:p>
          </table:table-cell>
        </table:table-row>
        <table:table-row>
          <table:table-cell>
            <text:p><text:span text:style-name="Highlight">Note</text:span></text:p>
          </table:table-cell>
          <table:table-cell>
            <text:p>Must contain one TEI header for the corpus, and a series of &lt;TEI&gt; elements, one for each text.This element is mandatory when applicable.</text:p>
          </table:table-cell>
        </table:table-row>
      </table:table>
      <text:h text:outline-level="2"><text:bookmark text:name="TEI.teiHeader"/>&lt;teiHeader&gt;</text:h>
      <table:table table:name="table139" table:style-name="Table1">
        <table:table-column table:style-name="Table1.col1"/>
        <table:table-column table:style-name="Table2.col2"/>
        <table:table-row>
          <table:table-cell table:number-columns-spanned="2">
            <text:p><text:span text:style-name="Highlight">&lt;teiHeader&gt; </text:span>(<text:span>En tête du document XML TEI</text:span>) <text:span>permet de présenter les principes d'encodage du texte et d'ajouter des informations metatextuelles.</text:span> [<text:a xlink:type="simple" xlink:href="http://www.tei-c.org/release/doc/tei-p5-doc/en/html/HD.html#HD11">2.1.1. The TEI Header and Its Components</text:a> <text:a xlink:type="simple" xlink:href="http://www.tei-c.org/release/doc/tei-p5-doc/en/html/CC.html#CCDEF">15.1. Varieties of Composite Text</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text:p>
            <table:table table:name="table140" table:style-name="Table1">
              <table:table-column table:style-name="Table1.col1"/>
              <table:table-column table:style-name="Table2.col2"/>
              <table:table-row>
                <table:table-cell>
                  <text:p>type</text:p>
                </table:table-cell>
                <table:table-cell>
                  <text:p><text:span>specifies the kind of document to which the header is attached, for example whether it is a corpus or individual text.</text:span></text:p>
                  <table:table table:name="table14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text</text:p>
                        <text:p text:style-name="List_20_Contents"><text:span text:style-name="Emphasis">[Default]</text:span></text:p>
                      </table:table-cell>
                    </table:table-row>
                  </table:table>
                </table:table-cell>
              </table:table-row>
            </table:table>
          </table:table-cell>
        </table:table-row>
        <table:table-row>
          <table:table-cell>
            <text:p><text:span text:style-name="Highlight">Contained by</text:span></text:p>
          </table:table-cell>
          <table:table-cell>
            <text:p><text:span>core: </text:span><text:span>teiCorpus</text:span></text:p>
            <text:p><text:span>textstructure: </text:span><text:span>TEI</text:span></text:p>
          </table:table-cell>
        </table:table-row>
        <table:table-row>
          <table:table-cell>
            <text:p><text:span text:style-name="Highlight">May contain</text:span></text:p>
          </table:table-cell>
          <table:table-cell>
            <text:p><text:span>header: </text:span><text:span>encodingDesc fileDesc profileDesc</text:span></text:p>
          </table:table-cell>
        </table:table-row>
        <table:table-row>
          <table:table-cell>
            <text:p><text:span text:style-name="Highlight">Declaration</text:span></text:p>
          </table:table-cell>
          <table:table-cell>
            <text:p text:style-name="Preformatted_20_Text"/>
            <text:p text:style-name="Preformatted_20_Text">element teiHeade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ribute type { "text" }?,</text:p>
            <text:p text:style-name="Preformatted_20_Text">   ( fileDesc, model.teiHeaderPart*, revisionDesc? )</text:p>
            <text:p text:style-name="Preformatted_20_Text">}</text:p>
          </table:table-cell>
        </table:table-row>
        <table:table-row>
          <table:table-cell>
            <text:p><text:span text:style-name="Highlight">Example</text:span></text:p>
          </table:table-cell>
          <table:table-cell>
            <text:p text:style-name="Preformatted_20_Text">&lt;teiHeader&gt;</text:p>
            <text:p text:style-name="Preformatted_20_Text"> &lt;fileDesc&gt;</text:p>
            <text:p text:style-name="Preformatted_20_Text">  &lt;titleStmt&gt;</text:p>
            <text:p text:style-name="Preformatted_20_Text">   &lt;title&gt;Shakespeare: the first folio (1623) in electronic form&lt;/title&gt;</text:p>
            <text:p text:style-name="Preformatted_20_Text">   &lt;author&gt;Shakespeare, William (1564–1616)&lt;/author&gt;</text:p>
            <text:p text:style-name="Preformatted_20_Text">   &lt;respStmt&gt;</text:p>
            <text:p text:style-name="Preformatted_20_Text">    &lt;resp&gt;Originally prepared by&lt;/resp&gt;</text:p>
            <text:p text:style-name="Preformatted_20_Text">    &lt;name&gt;Trevor Howard-Hill&lt;/name&gt;</text:p>
            <text:p text:style-name="Preformatted_20_Text">   &lt;/respStmt&gt;</text:p>
            <text:p text:style-name="Preformatted_20_Text">   &lt;respStmt&gt;</text:p>
            <text:p text:style-name="Preformatted_20_Text">    &lt;resp&gt;Revised and edited by&lt;/resp&gt;</text:p>
            <text:p text:style-name="Preformatted_20_Text">    &lt;name&gt;Christine Avern-Carr&lt;/name&gt;</text:p>
            <text:p text:style-name="Preformatted_20_Text">   &lt;/respStmt&gt;</text:p>
            <text:p text:style-name="Preformatted_20_Text">  &lt;/titleStmt&gt;</text:p>
            <text:p text:style-name="Preformatted_20_Text">  &lt;publicationStmt&gt;</text:p>
            <text:p text:style-name="Preformatted_20_Text">   &lt;distributor&gt;Oxford Text Archive&lt;/distributor&gt;</text:p>
            <text:p text:style-name="Preformatted_20_Text">   &lt;address&gt;</text:p>
            <text:p text:style-name="Preformatted_20_Text">    &lt;addrLine&gt;13 Banbury Road, Oxford OX2 6NN, UK&lt;/addrLine&gt;</text:p>
            <text:p text:style-name="Preformatted_20_Text">   &lt;/address&gt;</text:p>
            <text:p text:style-name="Preformatted_20_Text">   &lt;idno type="OTA"&gt;119&lt;/idno&gt;</text:p>
            <text:p text:style-name="Preformatted_20_Text">   &lt;availability&gt;</text:p>
            <text:p text:style-name="Preformatted_20_Text">    &lt;p&gt;Freely available on a non-commercial basis.&lt;/p&gt;</text:p>
            <text:p text:style-name="Preformatted_20_Text">   &lt;/availability&gt;</text:p>
            <text:p text:style-name="Preformatted_20_Text">   &lt;date when="1968"&gt;1968&lt;/date&gt;</text:p>
            <text:p text:style-name="Preformatted_20_Text">  &lt;/publicationStmt&gt;</text:p>
            <text:p text:style-name="Preformatted_20_Text">  &lt;sourceDesc&gt;</text:p>
            <text:p text:style-name="Preformatted_20_Text">   &lt;bibl&gt;The first folio of Shakespeare, prepared by Charlton Hinman (The Norton Facsimile,</text:p>
            <text:p text:style-name="Preformatted_20_Text">       1968)&lt;/bibl&gt;</text:p>
            <text:p text:style-name="Preformatted_20_Text">  &lt;/sourceDesc&gt;</text:p>
            <text:p text:style-name="Preformatted_20_Text"> &lt;/fileDesc&gt;</text:p>
            <text:p text:style-name="Preformatted_20_Text"> &lt;encodingDesc&gt;</text:p>
            <text:p text:style-name="Preformatted_20_Text">  &lt;projectDesc&gt;</text:p>
            <text:p text:style-name="Preformatted_20_Text">   &lt;p&gt;Originally prepared for use in the production of a series of old-spelling</text:p>
            <text:p text:style-name="Preformatted_20_Text">       concordances in 1968, this text was extensively checked and revised for use during the</text:p>
            <text:p text:style-name="Preformatted_20_Text">       editing of the new Oxford Shakespeare (Wells and Taylor, 1989).&lt;/p&gt;</text:p>
            <text:p text:style-name="Preformatted_20_Text">  &lt;/projectDesc&gt;</text:p>
            <text:p text:style-name="Preformatted_20_Text">  &lt;editorialDecl&gt;</text:p>
            <text:p text:style-name="Preformatted_20_Text">   &lt;correction&gt;</text:p>
            <text:p text:style-name="Preformatted_20_Text">    &lt;p&gt;Turned letters are silently corrected.&lt;/p&gt;</text:p>
            <text:p text:style-name="Preformatted_20_Text">   &lt;/correction&gt;</text:p>
            <text:p text:style-name="Preformatted_20_Text">   &lt;normalization&gt;</text:p>
            <text:p text:style-name="Preformatted_20_Text">    &lt;p&gt;Original spelling and typography is retained, except that long s and ligatured</text:p>
            <text:p text:style-name="Preformatted_20_Text">         forms are not encoded.&lt;/p&gt;</text:p>
            <text:p text:style-name="Preformatted_20_Text">   &lt;/normalization&gt;</text:p>
            <text:p text:style-name="Preformatted_20_Text">  &lt;/editorialDecl&gt;</text:p>
            <text:p text:style-name="Preformatted_20_Text">  &lt;refsDecl xml:id="ASLREF"&gt;</text:p>
            <text:p text:style-name="Preformatted_20_Text">   &lt;cRefPattern matchPattern="(\S+) ([^.]+)\.(.*)"</text:p>
            <text:p text:style-name="Preformatted_20_Text">    replacementPattern="#xpath(//div1[@n='$1']/div2/[@n='$2']//lb[@n='$3'])"&gt;</text:p>
            <text:p text:style-name="Preformatted_20_Text">    &lt;p&gt;A reference is created by assembling the following, in the reverse order as that</text:p>
            <text:p text:style-name="Preformatted_20_Text">         listed here: &lt;list&gt;</text:p>
            <text:p text:style-name="Preformatted_20_Text">      &lt;item&gt;the &lt;att&gt;n&lt;/att&gt; value of the preceding &lt;gi&gt;lb&lt;/gi&gt;</text:p>
            <text:p text:style-name="Preformatted_20_Text">      &lt;/item&gt;</text:p>
            <text:p text:style-name="Preformatted_20_Text">      &lt;item&gt;a period&lt;/item&gt;</text:p>
            <text:p text:style-name="Preformatted_20_Text">      &lt;item&gt;the &lt;att&gt;n&lt;/att&gt; value of the ancestor &lt;gi&gt;div2&lt;/gi&gt;</text:p>
            <text:p text:style-name="Preformatted_20_Text">      &lt;/item&gt;</text:p>
            <text:p text:style-name="Preformatted_20_Text">      &lt;item&gt;a space&lt;/item&gt;</text:p>
            <text:p text:style-name="Preformatted_20_Text">      &lt;item&gt;the &lt;att&gt;n&lt;/att&gt; value of the parent &lt;gi&gt;div1&lt;/gi&gt;</text:p>
            <text:p text:style-name="Preformatted_20_Text">      &lt;/item&gt;</text:p>
            <text:p text:style-name="Preformatted_20_Text">     &lt;/list&gt;</text:p>
            <text:p text:style-name="Preformatted_20_Text">    &lt;/p&gt;</text:p>
            <text:p text:style-name="Preformatted_20_Text">   &lt;/cRefPattern&gt;</text:p>
            <text:p text:style-name="Preformatted_20_Text">  &lt;/refsDecl&gt;</text:p>
            <text:p text:style-name="Preformatted_20_Text"> &lt;/encodingDesc&gt;</text:p>
            <text:p text:style-name="Preformatted_20_Text"> &lt;revisionDesc&gt;</text:p>
            <text:p text:style-name="Preformatted_20_Text">  &lt;list&gt;</text:p>
            <text:p text:style-name="Preformatted_20_Text">   &lt;item&gt;</text:p>
            <text:p text:style-name="Preformatted_20_Text">    &lt;date when="1989-04-12"&gt;12 Apr 89&lt;/date&gt; Last checked by CAC&lt;/item&gt;</text:p>
            <text:p text:style-name="Preformatted_20_Text">   &lt;item&gt;</text:p>
            <text:p text:style-name="Preformatted_20_Text">    &lt;date when="1989-03-01"&gt;1 Mar 89&lt;/date&gt; LB made new file&lt;/item&gt;</text:p>
            <text:p text:style-name="Preformatted_20_Text">  &lt;/list&gt;</text:p>
            <text:p text:style-name="Preformatted_20_Text"> &lt;/revisionDesc&gt;</text:p>
            <text:p text:style-name="Preformatted_20_Text">&lt;/teiHeader&gt;</text:p>
          </table:table-cell>
        </table:table-row>
        <table:table-row>
          <table:table-cell>
            <text:p><text:span text:style-name="Highlight">Note</text:span></text:p>
          </table:table-cell>
          <table:table-cell>
            <text:p>One of the few elements unconditionally required in any TEI document.</text:p>
          </table:table-cell>
        </table:table-row>
      </table:table>
      <text:h text:outline-level="2"><text:bookmark text:name="TEI.text"/>&lt;text&gt;</text:h>
      <table:table table:name="table142" table:style-name="Table1">
        <table:table-column table:style-name="Table1.col1"/>
        <table:table-column table:style-name="Table2.col2"/>
        <table:table-row>
          <table:table-cell table:number-columns-spanned="2">
            <text:p><text:span text:style-name="Highlight">&lt;text&gt; </text:span><text:span>contains a single text of any kind, whether unitary or composite, for example a poem or drama, a collection of essays, a novel, a dictionary, or a corpus sample.</text:span> [<text:a xlink:type="simple" xlink:href="http://www.tei-c.org/release/doc/tei-p5-doc/en/html/DS.html#DS">4. Default Text Structure</text:a> <text:a xlink:type="simple" xlink:href="http://www.tei-c.org/release/doc/tei-p5-doc/en/html/CC.html#CCDEF">15.1. Varieties of Composite Text</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declaring (<text:span text:style-name="Emphasis">@decls</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Contained by</text:span></text:p>
          </table:table-cell>
          <table:table-cell>
            <text:p><text:span>textstructure: </text:span><text:span>TEI</text:span></text:p>
          </table:table-cell>
        </table:table-row>
        <table:table-row>
          <table:table-cell>
            <text:p><text:span text:style-name="Highlight">May contain</text:span></text:p>
          </table:table-cell>
          <table:table-cell>
            <text:p><text:span>core: </text:span><text:span>cb lb note pb</text:span></text:p>
            <text:p><text:span>textstructure: </text:span><text:span>body</text:span></text:p>
          </table:table-cell>
        </table:table-row>
        <table:table-row>
          <table:table-cell>
            <text:p><text:span text:style-name="Highlight">Declaration</text:span></text:p>
          </table:table-cell>
          <table:table-cell>
            <text:p text:style-name="Preformatted_20_Text"/>
            <text:p text:style-name="Preformatted_20_Text">element tex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eclaring.attributes,</text:p>
            <text:p text:style-name="Preformatted_20_Text">   att.typed.attribute.subtype,</text:p>
            <text:p text:style-name="Preformatted_20_Text">   (</text:p>
            <text:p text:style-name="Preformatted_20_Text">      model.global*,</text:p>
            <text:p text:style-name="Preformatted_20_Text">      ( front, model.global* )?,</text:p>
            <text:p text:style-name="Preformatted_20_Text">      ( body | group ),</text:p>
            <text:p text:style-name="Preformatted_20_Text">      model.global*,</text:p>
            <text:p text:style-name="Preformatted_20_Text">      ( back, model.global*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text&gt;</text:p>
            <text:p text:style-name="Preformatted_20_Text"> &lt;front&gt;</text:p>
            <text:p text:style-name="Preformatted_20_Text">  &lt;docTitle&gt;</text:p>
            <text:p text:style-name="Preformatted_20_Text">   &lt;titlePart&gt;Autumn Haze&lt;/titlePart&gt;</text:p>
            <text:p text:style-name="Preformatted_20_Text">  &lt;/docTitle&gt;</text:p>
            <text:p text:style-name="Preformatted_20_Text"> &lt;/front&gt;</text:p>
            <text:p text:style-name="Preformatted_20_Text"> &lt;body&gt;</text:p>
            <text:p text:style-name="Preformatted_20_Text">  &lt;l&gt;Is it a dragonfly or a maple leaf&lt;/l&gt;</text:p>
            <text:p text:style-name="Preformatted_20_Text">  &lt;l&gt;That settles softly down upon the water?&lt;/l&gt;</text:p>
            <text:p text:style-name="Preformatted_20_Text"> &lt;/body&gt;</text:p>
            <text:p text:style-name="Preformatted_20_Text">&lt;/text&gt;</text:p>
          </table:table-cell>
        </table:table-row>
        <table:table-row>
          <table:table-cell>
            <text:p><text:span text:style-name="Highlight">Example</text:span></text:p>
          </table:table-cell>
          <table:table-cell>
            <text:p>The body of a text may be replaced by a group of nested texts, as in the following schematic:</text:p>
            <text:p text:style-name="Preformatted_20_Text">&lt;text&gt;</text:p>
            <text:p text:style-name="Preformatted_20_Text"> &lt;front&gt;</text:p>
            <text:p text:style-name="Preformatted_20_Text">&lt;!-- front matter for the whole group --&gt;</text:p>
            <text:p text:style-name="Preformatted_20_Text"> &lt;/front&gt;</text:p>
            <text:p text:style-name="Preformatted_20_Text"> &lt;group&gt;</text:p>
            <text:p text:style-name="Preformatted_20_Text">  &lt;text&gt;</text:p>
            <text:p text:style-name="Preformatted_20_Text">&lt;!-- first text --&gt;</text:p>
            <text:p text:style-name="Preformatted_20_Text">  &lt;/text&gt;</text:p>
            <text:p text:style-name="Preformatted_20_Text">  &lt;text&gt;</text:p>
            <text:p text:style-name="Preformatted_20_Text">&lt;!-- second text --&gt;</text:p>
            <text:p text:style-name="Preformatted_20_Text">  &lt;/text&gt;</text:p>
            <text:p text:style-name="Preformatted_20_Text"> &lt;/group&gt;</text:p>
            <text:p text:style-name="Preformatted_20_Text">&lt;/text&gt;</text:p>
          </table:table-cell>
        </table:table-row>
        <table:table-row>
          <table:table-cell>
            <text:p><text:span text:style-name="Highlight">Note</text:span></text:p>
          </table:table-cell>
          <table:table-cell>
            <text:p>This element should not be used to represent a text which is inserted at an arbitrary point within the structure of another, for example as in an embedded or quoted narrative; the &lt;floatingText&gt; is provided for this purpose.</text:p>
          </table:table-cell>
        </table:table-row>
      </table:table>
      <text:h text:outline-level="2"><text:bookmark text:name="TEI.title"/>&lt;title&gt;</text:h>
      <table:table table:name="table143" table:style-name="Table1">
        <table:table-column table:style-name="Table1.col1"/>
        <table:table-column table:style-name="Table2.col2"/>
        <table:table-row>
          <table:table-cell table:number-columns-spanned="2">
            <text:p><text:span text:style-name="Highlight">&lt;title&gt; </text:span><text:span>contains a title for any kind of work.</text:span> [<text:a xlink:type="simple" xlink:href="http://www.tei-c.org/release/doc/tei-p5-doc/en/html/CO.html#COBICOR">3.11.2.2. Titles, Authors, and Editors</text:a> <text:a xlink:type="simple" xlink:href="http://www.tei-c.org/release/doc/tei-p5-doc/en/html/HD.html#HD21">2.2.1. The Title Statement</text:a> <text:a xlink:type="simple" xlink:href="http://www.tei-c.org/release/doc/tei-p5-doc/en/html/HD.html#HD26">2.2.5. The Series Statemen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canonical (<text:span>ref</text:span>, @key) att.typed (<text:span>type</text:span>, @subtype)</text:p>
          </table:table-cell>
        </table:table-row>
        <table:table-row>
          <table:table-cell>
            <text:p><text:span text:style-name="Highlight">Member of</text:span></text:p>
          </table:table-cell>
          <table:table-cell>
            <text:p>model.emphLike </text:p>
          </table:table-cell>
        </table:table-row>
        <table:table-row>
          <table:table-cell>
            <text:p><text:span text:style-name="Highlight">Contained by</text:span></text:p>
          </table:table-cell>
          <table:table-cell>
            <text:p><text:span>core: </text:span><text:span>abbr author bibl corr date expan head hi l note orig p pubPlace publisher ref reg said sic title</text:span></text:p>
            <text:p><text:span>header: </text:span><text:span>extent licence scriptNote titleStmt</text:span></text:p>
            <text:p><text:span>linking: </text:span><text:span>seg</text:span></text:p>
            <text:p><text:span>msdescription: </text:span><text:span>explicit foliation incipit layout msItemStruc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titl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canonical.attribute.key,</text:p>
            <text:p text:style-name="Preformatted_20_Text">   att.typed.attribute.subtype,</text:p>
            <text:p text:style-name="Preformatted_20_Text">   macro.paraContent</text:p>
            <text:p text:style-name="Preformatted_20_Text">}</text:p>
          </table:table-cell>
        </table:table-row>
        <table:table-row>
          <table:table-cell>
            <text:p><text:span text:style-name="Highlight">Example</text:span></text:p>
          </table:table-cell>
          <table:table-cell>
            <text:p text:style-name="Preformatted_20_Text">&lt;title&gt;Information Technology and the Research Process: Proceedings of</text:p>
            <text:p text:style-name="Preformatted_20_Text"> a conference held at Cranfield Institute of Technology, UK,</text:p>
            <text:p text:style-name="Preformatted_20_Text"> 18–21 July 1989&lt;/title&gt;</text:p>
          </table:table-cell>
        </table:table-row>
        <table:table-row>
          <table:table-cell>
            <text:p><text:span text:style-name="Highlight">Example</text:span></text:p>
          </table:table-cell>
          <table:table-cell>
            <text:p text:style-name="Preformatted_20_Text">&lt;title&gt;Hardy's Tess of the D'Urbervilles: a machine readable</text:p>
            <text:p text:style-name="Preformatted_20_Text"> edition&lt;/title&gt;</text:p>
          </table:table-cell>
        </table:table-row>
        <table:table-row>
          <table:table-cell>
            <text:p><text:span text:style-name="Highlight">Example</text:span></text:p>
          </table:table-cell>
          <table:table-cell>
            <text:p text:style-name="Preformatted_20_Text">&lt;title type="full"&gt;</text:p>
            <text:p text:style-name="Preformatted_20_Text"> &lt;title type="main"&gt;Synthèse&lt;/title&gt;</text:p>
            <text:p text:style-name="Preformatted_20_Text"> &lt;title type="sub"&gt;an international journal for</text:p>
            <text:p text:style-name="Preformatted_20_Text">   epistemology, methodology and history of</text:p>
            <text:p text:style-name="Preformatted_20_Text">   science&lt;/title&gt;</text:p>
            <text:p text:style-name="Preformatted_20_Text">&lt;/title&gt;</text:p>
          </table:table-cell>
        </table:table-row>
        <table:table-row>
          <table:table-cell>
            <text:p><text:span text:style-name="Highlight">Note</text:span></text:p>
          </table:table-cell>
          <table:table-cell>
            <text:p>The attributes <text:span text:style-name="Emphasis">key</text:span> and <text:span text:style-name="Emphasis">ref</text:span>, inherited from the class <text:span>att.canonical</text:span> may be used to indicate the canonical form for the title; the former, by supplying (for example) the identifier of a record in some external library system; the latter by pointing to an XML element somewhere containing the canonical form of the title.</text:p>
          </table:table-cell>
        </table:table-row>
      </table:table>
      <text:h text:outline-level="2"><text:bookmark text:name="TEI.titleStmt"/>&lt;titleStmt&gt;</text:h>
      <table:table table:name="table144" table:style-name="Table1">
        <table:table-column table:style-name="Table1.col1"/>
        <table:table-column table:style-name="Table2.col2"/>
        <table:table-row>
          <table:table-cell table:number-columns-spanned="2">
            <text:p><text:span text:style-name="Highlight">&lt;titleStmt&gt; </text:span>(<text:span>Eléments généraux sur le fichier courant</text:span>) <text:span>permet de renseigner par exemple le nom de l'encodeur et le titre du texte encodé.</text:span> [<text:a xlink:type="simple" xlink:href="http://www.tei-c.org/release/doc/tei-p5-doc/en/html/HD.html#HD21">2.2.1. The Title Statement</text:a> <text:a xlink:type="simple" xlink:href="http://www.tei-c.org/release/doc/tei-p5-doc/en/html/HD.html#HD2">2.2. The Fil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header: </text:span><text:span>fileDesc</text:span></text:p>
          </table:table-cell>
        </table:table-row>
        <table:table-row>
          <table:table-cell>
            <text:p><text:span text:style-name="Highlight">May contain</text:span></text:p>
          </table:table-cell>
          <table:table-cell>
            <text:p><text:span>core: </text:span><text:span>author title</text:span></text:p>
          </table:table-cell>
        </table:table-row>
        <table:table-row>
          <table:table-cell>
            <text:p><text:span text:style-name="Highlight">Declaration</text:span></text:p>
          </table:table-cell>
          <table:table-cell>
            <text:p text:style-name="Preformatted_20_Text"/>
            <text:p text:style-name="Preformatted_20_Text">element titleStm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title+, model.respLike* )</text:p>
            <text:p text:style-name="Preformatted_20_Text">}</text:p>
          </table:table-cell>
        </table:table-row>
        <table:table-row>
          <table:table-cell>
            <text:p><text:span text:style-name="Highlight">Example</text:span></text:p>
          </table:table-cell>
          <table:table-cell>
            <text:p text:style-name="Preformatted_20_Text">&lt;titleStmt&gt;</text:p>
            <text:p text:style-name="Preformatted_20_Text"> &lt;title&gt;Capgrave's Life of St. John Norbert: a machine-readable transcription&lt;/title&gt;</text:p>
            <text:p text:style-name="Preformatted_20_Text"> &lt;respStmt&gt;</text:p>
            <text:p text:style-name="Preformatted_20_Text">  &lt;resp&gt;compiled by&lt;/resp&gt;</text:p>
            <text:p text:style-name="Preformatted_20_Text">  &lt;name&gt;P.J. Lucas&lt;/name&gt;</text:p>
            <text:p text:style-name="Preformatted_20_Text"> &lt;/respStmt&gt;</text:p>
            <text:p text:style-name="Preformatted_20_Text">&lt;/titleStmt&gt;</text:p>
          </table:table-cell>
        </table:table-row>
      </table:table>
      <text:h text:outline-level="2"><text:bookmark text:name="TEI.variantEncoding"/>&lt;variantEncoding/&gt;</text:h>
      <table:table table:name="table145" table:style-name="Table1">
        <table:table-column table:style-name="Table1.col1"/>
        <table:table-column table:style-name="Table2.col2"/>
        <table:table-row>
          <table:table-cell table:number-columns-spanned="2">
            <text:p><text:span text:style-name="Highlight">&lt;variantEncoding/&gt; </text:span><text:span>declares the method used to encode text-critical variants.</text:span> [<text:a xlink:type="simple" xlink:href="http://www.tei-c.org/release/doc/tei-p5-doc/en/html/TC.html#TCAPEN">12.1.1. The Apparatus Entry</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text:p>
            <table:table table:name="table146" table:style-name="Table1">
              <table:table-column table:style-name="Table1.col1"/>
              <table:table-column table:style-name="Table2.col2"/>
              <table:table-row>
                <table:table-cell>
                  <text:p>method</text:p>
                </table:table-cell>
                <table:table-cell>
                  <text:p><text:span>indicates which method is used to encode the apparatus of variants.</text:span></text:p>
                  <table:table table:name="table147"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parallel-segmentation</text:p>
                        <text:p text:style-name="List_20_Contents"/>
                      </table:table-cell>
                    </table:table-row>
                    <table:table-row>
                      <table:table-cell>
                        <text:p><text:span text:style-name="Highlight">Note</text:span></text:p>
                      </table:table-cell>
                      <table:table-cell>
                        <text:p>The value <text:span text:style-name="q">‘parallel-segmentation’</text:span> requires in-line encoding of the apparatus.</text:p>
                      </table:table-cell>
                    </table:table-row>
                  </table:table>
                </table:table-cell>
              </table:table-row>
              <table:table-row>
                <table:table-cell>
                  <text:p>location</text:p>
                </table:table-cell>
                <table:table-cell>
                  <text:p><text:span>indicates whether the apparatus appears within the running text or external to it.</text:span></text:p>
                  <table:table table:name="table148"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Schematron</text:span></text:p>
                      </table:table-cell>
                      <table:table-cell>
                        <text:p>
&lt;sch:rule context="tei:variantEncoding"&gt;
&lt;sch:assert test="(@location != 'external') or (@method != 'parallel-segmentation')"&gt; The @location value "external" is inconsistent with the
 parallel-segmentation method of apparatus markup.&lt;/sch:assert&gt;&lt;/sch:rule&gt;</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internal</text:p>
                        <text:p text:style-name="List_20_Contents"/>
                      </table:table-cell>
                    </table:table-row>
                    <table:table-row>
                      <table:table-cell>
                        <text:p><text:span text:style-name="Highlight">Note</text:span></text:p>
                      </table:table-cell>
                      <table:table-cell>
                        <text:p>The value <text:span text:style-name="q">‘external’</text:span> is inconsistent with the parallel-segmentation method of apparatus markup.</text:p>
                      </table:table-cell>
                    </table:table-row>
                  </table:table>
                </table:table-cell>
              </table:table-row>
            </table:table>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Declaration</text:span></text:p>
          </table:table-cell>
          <table:table-cell>
            <text:p text:style-name="Preformatted_20_Text"/>
            <text:p text:style-name="Preformatted_20_Text">element variantEncoding</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ribute method { "parallel-segmentation" },</text:p>
            <text:p text:style-name="Preformatted_20_Text">   attribute location { "internal" }</text:p>
            <text:p text:style-name="Preformatted_20_Text">   &gt;&gt;</text:p>
            <text:p text:style-name="Preformatted_20_Text">   tei:constraintSpec</text:p>
            <text:p text:style-name="Preformatted_20_Text">   [</text:p>
            <text:p text:style-name="Preformatted_20_Text">      ident = "variantEncodingLocation"</text:p>
            <text:p text:style-name="Preformatted_20_Text">      scheme = "isoschematron"</text:p>
            <text:p text:style-name="Preformatted_20_Text">      " "</text:p>
            <text:p text:style-name="Preformatted_20_Text">      """ The @location value "external" is inconsistent with the parallel-segmentation method of apparatus markup."""</text:p>
            <text:p text:style-name="Preformatted_20_Text">   ],</text:p>
            <text:p text:style-name="Preformatted_20_Text">   empty</text:p>
            <text:p text:style-name="Preformatted_20_Text">}</text:p>
          </table:table-cell>
        </table:table-row>
        <table:table-row>
          <table:table-cell>
            <text:p><text:span text:style-name="Highlight">Example</text:span></text:p>
          </table:table-cell>
          <table:table-cell>
            <text:p text:style-name="Preformatted_20_Text">&lt;variantEncoding method="location-referenced"</text:p>
            <text:p text:style-name="Preformatted_20_Text"> location="external"/&gt;</text:p>
          </table:table-cell>
        </table:table-row>
      </table:table>
      <text:h text:outline-level="2"><text:bookmark text:name="TEI.width"/>&lt;width&gt;</text:h>
      <table:table table:name="table149" table:style-name="Table1">
        <table:table-column table:style-name="Table1.col1"/>
        <table:table-column table:style-name="Table2.col2"/>
        <table:table-row>
          <table:table-cell table:number-columns-spanned="2">
            <text:p><text:span text:style-name="Highlight">&lt;width&gt; </text:span><text:span>contains a measurement measured along the axis parallel to the bottom of the written surface, i.e. perpendicular to the spine of a book or codex.</text:span> [<text:a xlink:type="simple" xlink:href="http://www.tei-c.org/release/doc/tei-p5-doc/en/html/ms.html#msdim">10.3.4. Dimens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dimensions (<text:span>unit</text:span>, @quantity, @extent, @precision, @scope) att.ranging (@atLeast, @atMost, @min, @max, @confidence) </text:p>
            <table:table table:name="table150" table:style-name="Table1">
              <table:table-column table:style-name="Table1.col1"/>
              <table:table-column table:style-name="Table2.col2"/>
              <table:table-row>
                <table:table-cell>
                  <text:p>unit</text:p>
                </table:table-cell>
                <table:table-cell>
                  <text:p><text:span>names the unit used for the measurement</text:span></text:p>
                  <table:table table:name="table151" table:style-name="Table1">
                    <table:table-column table:style-name="Table1.col1"/>
                    <table:table-column table:style-name="Table2.col2"/>
                    <table:table-row>
                      <table:table-cell>
                        <text:p><text:span text:style-name="Highlight">Derived from</text:span></text:p>
                      </table:table-cell>
                      <table:table-cell>
                        <text:p>att.dimensions</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mm</text:p>
                        <text:p text:style-name="List_20_Contents"/>
                      </table:table-cell>
                    </table:table-row>
                  </table:table>
                </table:table-cell>
              </table:table-row>
            </table:table>
          </table:table-cell>
        </table:table-row>
        <table:table-row>
          <table:table-cell>
            <text:p><text:span text:style-name="Highlight">Member of</text:span></text:p>
          </table:table-cell>
          <table:table-cell>
            <text:p>model.measureLike</text:p>
          </table:table-cell>
        </table:table-row>
        <table:table-row>
          <table:table-cell>
            <text:p><text:span text:style-name="Highlight">Contained by</text:span></text:p>
          </table:table-cell>
          <table:table-cell>
            <text:p><text:span>core: </text:span><text:span>abbr author bibl corr date expan head hi l note orig p pubPlace publisher ref reg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location persName placeName settlement surname</text:span></text:p>
            <text:p><text:span>textcrit: </text:span><text:span>lem rdg</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width</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ribute unit { "mm" }?,</text:p>
            <text:p text:style-name="Preformatted_20_Text">   macro.xtext</text:p>
            <text:p text:style-name="Preformatted_20_Text">}</text:p>
          </table:table-cell>
        </table:table-row>
        <table:table-row>
          <table:table-cell>
            <text:p><text:span text:style-name="Highlight">Example</text:span></text:p>
          </table:table-cell>
          <table:table-cell>
            <text:p text:style-name="Preformatted_20_Text">&lt;width unit="in"&gt;4&lt;/width&gt;</text:p>
          </table:table-cell>
        </table:table-row>
        <table:table-row>
          <table:table-cell>
            <text:p><text:span text:style-name="Highlight">Note</text:span></text:p>
          </table:table-cell>
          <table:table-cell>
            <text:p>If used to specify the depth of a non text-bearing portion of some object, for example a monument, this element conventionally refers to the axis facing the observer, and perpendicular to that indicated by the <text:span>‘depth’</text:span> axis.</text:p>
          </table:table-cell>
        </table:table-row>
      </table:table>
      <text:h text:outline-level="1">Model classes</text:h>
      <text:h text:outline-level="2"><text:bookmark text:name="TEI.model.availabilityPart"/>model.availabilityPart</text:h>
      <table:table table:name="table152" table:style-name="Table1">
        <table:table-column table:style-name="Table1.col1"/>
        <table:table-column table:style-name="Table2.col2"/>
        <table:table-row>
          <table:table-cell table:number-columns-spanned="2">
            <text:p><text:span text:style-name="Highlight">model.availabilityPart</text:span> <text:span>groups elements such as licences and paragraphs of text which may appear as part of an availability statement</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vailability</text:p>
          </table:table-cell>
        </table:table-row>
        <table:table-row>
          <table:table-cell>
            <text:p><text:span text:style-name="Highlight">Members</text:span></text:p>
          </table:table-cell>
          <table:table-cell>
            <text:p><text:span text:style-name="Emphasis">licence</text:span></text:p>
          </table:table-cell>
        </table:table-row>
      </table:table>
      <text:h text:outline-level="2"><text:bookmark text:name="TEI.model.biblLike"/>model.biblLike</text:h>
      <table:table table:name="table153" table:style-name="Table1">
        <table:table-column table:style-name="Table1.col1"/>
        <table:table-column table:style-name="Table2.col2"/>
        <table:table-row>
          <table:table-cell table:number-columns-spanned="2">
            <text:p><text:span text:style-name="Highlight">model.biblLike</text:span> <text:span>groups elements containing a bibliographic description.</text:span> [<text:a xlink:type="simple" xlink:href="http://www.tei-c.org/release/doc/tei-p5-doc/en/html/CO.html#COBI">3.11. Bibliographic Citations and 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Bibl location model.inter model.personPart place sourceDesc</text:p>
          </table:table-cell>
        </table:table-row>
        <table:table-row>
          <table:table-cell>
            <text:p><text:span text:style-name="Highlight">Members</text:span></text:p>
          </table:table-cell>
          <table:table-cell>
            <text:p><text:span text:style-name="Emphasis">bibl listBibl msDesc</text:span></text:p>
          </table:table-cell>
        </table:table-row>
      </table:table>
      <text:h text:outline-level="2"><text:bookmark text:name="TEI.model.biblPart"/>model.biblPart</text:h>
      <table:table table:name="table154" table:style-name="Table1">
        <table:table-column table:style-name="Table1.col1"/>
        <table:table-column table:style-name="Table2.col2"/>
        <table:table-row>
          <table:table-cell table:number-columns-spanned="2">
            <text:p><text:span text:style-name="Highlight">model.biblPart</text:span> <text:span>groups elements which represent components of a bibliographic description.</text:span> [<text:a xlink:type="simple" xlink:href="http://www.tei-c.org/release/doc/tei-p5-doc/en/html/CO.html#COBI">3.11. Bibliographic Citations and 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text:p>
          </table:table-cell>
        </table:table-row>
        <table:table-row>
          <table:table-cell>
            <text:p><text:span text:style-name="Highlight">Members</text:span></text:p>
          </table:table-cell>
          <table:table-cell>
            <text:p><text:span text:style-name="Emphasis">model.imprintPart<text:span text:style-name="Emphasis">[pubPlace publisher]</text:span> model.respLike<text:span text:style-name="Emphasis">[author]</text:span> availability bibl extent msIdentifier</text:span></text:p>
          </table:table-cell>
        </table:table-row>
      </table:table>
      <text:h text:outline-level="2"><text:bookmark text:name="TEI.model.choicePart"/>model.choicePart</text:h>
      <table:table table:name="table155" table:style-name="Table1">
        <table:table-column table:style-name="Table1.col1"/>
        <table:table-column table:style-name="Table2.col2"/>
        <table:table-row>
          <table:table-cell table:number-columns-spanned="2">
            <text:p><text:span text:style-name="Highlight">model.choicePart</text:span> <text:span>groups elements (other than &lt;choice&gt; itself) which can be used within a &lt;choice&gt; alternation.</text:span> [<text:a xlink:type="simple" xlink:href="http://www.tei-c.org/release/doc/tei-p5-doc/en/html/CO.html#COED">3.4.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choice</text:p>
          </table:table-cell>
        </table:table-row>
        <table:table-row>
          <table:table-cell>
            <text:p><text:span text:style-name="Highlight">Members</text:span></text:p>
          </table:table-cell>
          <table:table-cell>
            <text:p><text:span text:style-name="Emphasis">abbr corr ex expan orig reg seg sic</text:span></text:p>
          </table:table-cell>
        </table:table-row>
      </table:table>
      <text:h text:outline-level="2"><text:bookmark text:name="TEI.model.common"/>model.common</text:h>
      <table:table table:name="table156" table:style-name="Table1">
        <table:table-column table:style-name="Table1.col1"/>
        <table:table-column table:style-name="Table2.col2"/>
        <table:table-row>
          <table:table-cell table:number-columns-spanned="2">
            <text:p><text:span text:style-name="Highlight">model.common</text:span> <text:span>groups common chunk- and inter-level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text:p>
          </table:table-cell>
        </table:table-row>
        <table:table-row>
          <table:table-cell>
            <text:p><text:span text:style-name="Highlight">Members</text:span></text:p>
          </table:table-cell>
          <table:table-cell>
            <text:p><text:span text:style-name="Emphasis">model.divPart<text:span text:style-name="Emphasis">[model.lLike<text:span text:style-name="Emphasis">[l]</text:span> model.pLike<text:span text:style-name="Emphasis">[p]</text:span> lg]</text:span> model.inter<text:span text:style-name="Emphasis">[model.biblLike<text:span text:style-name="Emphasis">[bibl listBibl msDesc]</text:span> model.egLike model.labelLike model.listLike<text:span text:style-name="Emphasis">[listPerson listPlace]</text:span> model.oddDecl model.qLike<text:span text:style-name="Emphasis">[model.quoteLike said]</text:span> model.stageLike]</text:span></text:span></text:p>
          </table:table-cell>
        </table:table-row>
        <table:table-row>
          <table:table-cell>
            <text:p><text:span text:style-name="Highlight">Note</text:span></text:p>
          </table:table-cell>
          <table:table-cell>
            <text:p>This class defines the set of chunk- and inter-level elements; it is used in many content models, including those for textual divisions.</text:p>
          </table:table-cell>
        </table:table-row>
      </table:table>
      <text:h text:outline-level="2"><text:bookmark text:name="TEI.model.dateLike"/>model.dateLike</text:h>
      <table:table table:name="table157" table:style-name="Table1">
        <table:table-column table:style-name="Table1.col1"/>
        <table:table-column table:style-name="Table2.col2"/>
        <table:table-row>
          <table:table-cell table:number-columns-spanned="2">
            <text:p><text:span text:style-name="Highlight">model.dateLike</text:span> <text:span>groups elements containing temporal expressions.</text:span> [<text:a xlink:type="simple" xlink:href="http://www.tei-c.org/release/doc/tei-p5-doc/en/html/CO.html#CONADA">3.5.4. Dates and Times</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Part.data</text:p>
          </table:table-cell>
        </table:table-row>
        <table:table-row>
          <table:table-cell>
            <text:p><text:span text:style-name="Highlight">Members</text:span></text:p>
          </table:table-cell>
          <table:table-cell>
            <text:p><text:span text:style-name="Emphasis">date</text:span></text:p>
          </table:table-cell>
        </table:table-row>
      </table:table>
      <text:h text:outline-level="2"><text:bookmark text:name="TEI.model.divBottom"/>model.divBottom</text:h>
      <table:table table:name="table158" table:style-name="Table1">
        <table:table-column table:style-name="Table1.col1"/>
        <table:table-column table:style-name="Table2.col2"/>
        <table:table-row>
          <table:table-cell table:number-columns-spanned="2">
            <text:p><text:span text:style-name="Highlight">model.divBottom</text:span> <text:span>groups elements appearing at the end of a text division.</text:span> [<text:a xlink:type="simple" xlink:href="http://www.tei-c.org/release/doc/tei-p5-doc/en/html/DS.html#DSDTB">4.2. Elements Common to All Divis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 lg</text:p>
          </table:table-cell>
        </table:table-row>
        <table:table-row>
          <table:table-cell>
            <text:p><text:span text:style-name="Highlight">Members</text:span></text:p>
          </table:table-cell>
          <table:table-cell>
            <text:p><text:span text:style-name="Emphasis">model.divBottomPart model.divWrapper</text:span></text:p>
          </table:table-cell>
        </table:table-row>
      </table:table>
      <text:h text:outline-level="2"><text:bookmark text:name="TEI.model.divLike"/>model.divLike</text:h>
      <table:table table:name="table159" table:style-name="Table1">
        <table:table-column table:style-name="Table1.col1"/>
        <table:table-column table:style-name="Table2.col2"/>
        <table:table-row>
          <table:table-cell table:number-columns-spanned="2">
            <text:p><text:span text:style-name="Highlight">model.divLike</text:span> <text:span>groups elements used to represent un-numbered generic structural division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text:p>
          </table:table-cell>
        </table:table-row>
        <table:table-row>
          <table:table-cell>
            <text:p><text:span text:style-name="Highlight">Members</text:span></text:p>
          </table:table-cell>
          <table:table-cell>
            <text:p><text:span text:style-name="Emphasis">div</text:span></text:p>
          </table:table-cell>
        </table:table-row>
      </table:table>
      <text:h text:outline-level="2"><text:bookmark text:name="TEI.model.divPart"/>model.divPart</text:h>
      <table:table table:name="table160" table:style-name="Table1">
        <table:table-column table:style-name="Table1.col1"/>
        <table:table-column table:style-name="Table2.col2"/>
        <table:table-row>
          <table:table-cell table:number-columns-spanned="2">
            <text:p><text:span text:style-name="Highlight">model.divPart</text:span> <text:span>groups paragraph-level elements appearing directly within division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acro.specialPara model.common</text:p>
          </table:table-cell>
        </table:table-row>
        <table:table-row>
          <table:table-cell>
            <text:p><text:span text:style-name="Highlight">Members</text:span></text:p>
          </table:table-cell>
          <table:table-cell>
            <text:p><text:span text:style-name="Emphasis">model.lLike<text:span text:style-name="Emphasis">[l]</text:span> model.pLike<text:span text:style-name="Emphasis">[p]</text:span> lg</text:span></text:p>
          </table:table-cell>
        </table:table-row>
        <table:table-row>
          <table:table-cell>
            <text:p><text:span text:style-name="Highlight">Note</text:span></text:p>
          </table:table-cell>
          <table:table-cell>
            <text:p>Note that this element class does not include members of the <text:span>model.inter</text:span> class, which can appear either within or between paragraph-level items.</text:p>
          </table:table-cell>
        </table:table-row>
      </table:table>
      <text:h text:outline-level="2"><text:bookmark text:name="TEI.model.divTop"/>model.divTop</text:h>
      <table:table table:name="table161" table:style-name="Table1">
        <table:table-column table:style-name="Table1.col1"/>
        <table:table-column table:style-name="Table2.col2"/>
        <table:table-row>
          <table:table-cell table:number-columns-spanned="2">
            <text:p><text:span text:style-name="Highlight">model.divTop</text:span> <text:span>groups elements appearing at the beginning of a text division.</text:span> [<text:a xlink:type="simple" xlink:href="http://www.tei-c.org/release/doc/tei-p5-doc/en/html/DS.html#DSDTB">4.2. Elements Common to All Divis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 lg</text:p>
          </table:table-cell>
        </table:table-row>
        <table:table-row>
          <table:table-cell>
            <text:p><text:span text:style-name="Highlight">Members</text:span></text:p>
          </table:table-cell>
          <table:table-cell>
            <text:p><text:span text:style-name="Emphasis">model.divTopPart<text:span text:style-name="Emphasis">[model.headLike<text:span text:style-name="Emphasis">[head]</text:span>]</text:span> model.divWrapper</text:span></text:p>
          </table:table-cell>
        </table:table-row>
      </table:table>
      <text:h text:outline-level="2"><text:bookmark text:name="TEI.model.divTopPart"/>model.divTopPart</text:h>
      <table:table table:name="table162" table:style-name="Table1">
        <table:table-column table:style-name="Table1.col1"/>
        <table:table-column table:style-name="Table2.col2"/>
        <table:table-row>
          <table:table-cell table:number-columns-spanned="2">
            <text:p><text:span text:style-name="Highlight">model.divTopPart</text:span> <text:span>groups elements which can occur only at the beginning of a text division.</text:span> [<text:a xlink:type="simple" xlink:href="http://www.tei-c.org/release/doc/tei-p5-doc/en/html/DS.html#DSTITL">4.6. Title Pa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divTop</text:p>
          </table:table-cell>
        </table:table-row>
        <table:table-row>
          <table:table-cell>
            <text:p><text:span text:style-name="Highlight">Members</text:span></text:p>
          </table:table-cell>
          <table:table-cell>
            <text:p><text:span text:style-name="Emphasis">model.headLike<text:span text:style-name="Emphasis">[head]</text:span></text:span></text:p>
          </table:table-cell>
        </table:table-row>
      </table:table>
      <text:h text:outline-level="2"><text:bookmark text:name="TEI.model.emphLike"/>model.emphLike</text:h>
      <table:table table:name="table163" table:style-name="Table1">
        <table:table-column table:style-name="Table1.col1"/>
        <table:table-column table:style-name="Table2.col2"/>
        <table:table-row>
          <table:table-cell table:number-columns-spanned="2">
            <text:p><text:span text:style-name="Highlight">model.emphLike</text:span> <text:span>groups phrase-level elements which are typographically distinct and to which a specific function can be attributed.</text:span> [<text:a xlink:type="simple" xlink:href="http://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highlighted model.limitedPhrase</text:p>
          </table:table-cell>
        </table:table-row>
        <table:table-row>
          <table:table-cell>
            <text:p><text:span text:style-name="Highlight">Members</text:span></text:p>
          </table:table-cell>
          <table:table-cell>
            <text:p><text:span text:style-name="Emphasis">title</text:span></text:p>
          </table:table-cell>
        </table:table-row>
      </table:table>
      <text:h text:outline-level="2"><text:bookmark text:name="TEI.model.encodingDescPart"/>model.encodingDescPart</text:h>
      <table:table table:name="table164" table:style-name="Table1">
        <table:table-column table:style-name="Table1.col1"/>
        <table:table-column table:style-name="Table2.col2"/>
        <table:table-row>
          <table:table-cell table:number-columns-spanned="2">
            <text:p><text:span text:style-name="Highlight">model.encodingDescPart</text:span> <text:span>groups elements which may be used inside &lt;encodingDesc&gt; and appear multiple tim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encodingDesc</text:p>
          </table:table-cell>
        </table:table-row>
        <table:table-row>
          <table:table-cell>
            <text:p><text:span text:style-name="Highlight">Members</text:span></text:p>
          </table:table-cell>
          <table:table-cell>
            <text:p><text:span text:style-name="Emphasis">projectDesc refsDecl variantEncoding</text:span></text:p>
          </table:table-cell>
        </table:table-row>
      </table:table>
      <text:h text:outline-level="2"><text:bookmark text:name="TEI.model.global"/>model.global</text:h>
      <table:table table:name="table165" table:style-name="Table1">
        <table:table-column table:style-name="Table1.col1"/>
        <table:table-column table:style-name="Table2.col2"/>
        <table:table-row>
          <table:table-cell table:number-columns-spanned="2">
            <text:p><text:span text:style-name="Highlight">model.global</text:span> <text:span>groups elements which may appear at any point within a TEI text.</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pp bibl body date div head lem lg macro.paraContent macro.phraseSeq macro.specialPara origDate person rdg text</text:p>
          </table:table-cell>
        </table:table-row>
        <table:table-row>
          <table:table-cell>
            <text:p><text:span text:style-name="Highlight">Members</text:span></text:p>
          </table:table-cell>
          <table:table-cell>
            <text:p><text:span text:style-name="Emphasis">model.global.edit model.global.meta model.milestoneLike<text:span text:style-name="Emphasis">[cb lb pb]</text:span> model.noteLike<text:span text:style-name="Emphasis">[note]</text:span></text:span></text:p>
          </table:table-cell>
        </table:table-row>
      </table:table>
      <text:h text:outline-level="2"><text:bookmark text:name="TEI.model.headLike"/>model.headLike</text:h>
      <table:table table:name="table166" table:style-name="Table1">
        <table:table-column table:style-name="Table1.col1"/>
        <table:table-column table:style-name="Table2.col2"/>
        <table:table-row>
          <table:table-cell table:number-columns-spanned="2">
            <text:p><text:span text:style-name="Highlight">model.headLike</text:span> <text:span>groups elements used to provide a title or heading at the start of a text divis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Bibl listPerson listPlace model.divTopPart msDesc place</text:p>
          </table:table-cell>
        </table:table-row>
        <table:table-row>
          <table:table-cell>
            <text:p><text:span text:style-name="Highlight">Members</text:span></text:p>
          </table:table-cell>
          <table:table-cell>
            <text:p><text:span text:style-name="Emphasis">head</text:span></text:p>
          </table:table-cell>
        </table:table-row>
      </table:table>
      <text:h text:outline-level="2"><text:bookmark text:name="TEI.model.hiLike"/>model.hiLike</text:h>
      <table:table table:name="table167" table:style-name="Table1">
        <table:table-column table:style-name="Table1.col1"/>
        <table:table-column table:style-name="Table2.col2"/>
        <table:table-row>
          <table:table-cell table:number-columns-spanned="2">
            <text:p><text:span text:style-name="Highlight">model.hiLike</text:span> <text:span>groups phrase-level elements which are typographically distinct but to which no specific function can be attributed.</text:span> [<text:a xlink:type="simple" xlink:href="http://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highlighted model.limitedPhrase</text:p>
          </table:table-cell>
        </table:table-row>
        <table:table-row>
          <table:table-cell>
            <text:p><text:span text:style-name="Highlight">Members</text:span></text:p>
          </table:table-cell>
          <table:table-cell>
            <text:p><text:span text:style-name="Emphasis">hi</text:span></text:p>
          </table:table-cell>
        </table:table-row>
      </table:table>
      <text:h text:outline-level="2"><text:bookmark text:name="TEI.model.highlighted"/>model.highlighted</text:h>
      <table:table table:name="table168" table:style-name="Table1">
        <table:table-column table:style-name="Table1.col1"/>
        <table:table-column table:style-name="Table2.col2"/>
        <table:table-row>
          <table:table-cell table:number-columns-spanned="2">
            <text:p><text:span text:style-name="Highlight">model.highlighted</text:span> <text:span>groups phrase-level elements which are typographically distinct.</text:span> [<text:a xlink:type="simple" xlink:href="http://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phrase</text:p>
          </table:table-cell>
        </table:table-row>
        <table:table-row>
          <table:table-cell>
            <text:p><text:span text:style-name="Highlight">Members</text:span></text:p>
          </table:table-cell>
          <table:table-cell>
            <text:p><text:span text:style-name="Emphasis">model.emphLike<text:span text:style-name="Emphasis">[title]</text:span> model.hiLike<text:span text:style-name="Emphasis">[hi]</text:span></text:span></text:p>
          </table:table-cell>
        </table:table-row>
      </table:table>
      <text:h text:outline-level="2"><text:bookmark text:name="TEI.model.imprintPart"/>model.imprintPart</text:h>
      <table:table table:name="table169" table:style-name="Table1">
        <table:table-column table:style-name="Table1.col1"/>
        <table:table-column table:style-name="Table2.col2"/>
        <table:table-row>
          <table:table-cell table:number-columns-spanned="2">
            <text:p><text:span text:style-name="Highlight">model.imprintPart</text:span> <text:span>groups the bibliographic elements which occur inside imprints.</text:span> [<text:a xlink:type="simple" xlink:href="http://www.tei-c.org/release/doc/tei-p5-doc/en/html/CO.html#COBI">3.11. Bibliographic Citations and 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biblPart</text:p>
          </table:table-cell>
        </table:table-row>
        <table:table-row>
          <table:table-cell>
            <text:p><text:span text:style-name="Highlight">Members</text:span></text:p>
          </table:table-cell>
          <table:table-cell>
            <text:p><text:span text:style-name="Emphasis">pubPlace publisher</text:span></text:p>
          </table:table-cell>
        </table:table-row>
      </table:table>
      <text:h text:outline-level="2"><text:bookmark text:name="TEI.model.inter"/>model.inter</text:h>
      <table:table table:name="table170" table:style-name="Table1">
        <table:table-column table:style-name="Table1.col1"/>
        <table:table-column table:style-name="Table2.col2"/>
        <table:table-row>
          <table:table-cell table:number-columns-spanned="2">
            <text:p><text:span text:style-name="Highlight">model.inter</text:span> <text:span>groups elements which can appear either within or between paragraph-like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head lem macro.paraContent macro.specialPara model.common rdg</text:p>
          </table:table-cell>
        </table:table-row>
        <table:table-row>
          <table:table-cell>
            <text:p><text:span text:style-name="Highlight">Members</text:span></text:p>
          </table:table-cell>
          <table:table-cell>
            <text:p><text:span text:style-name="Emphasis">model.biblLike<text:span text:style-name="Emphasis">[bibl listBibl msDesc]</text:span> model.egLike model.labelLike model.listLike<text:span text:style-name="Emphasis">[listPerson listPlace]</text:span> model.oddDecl model.qLike<text:span text:style-name="Emphasis">[model.quoteLike said]</text:span> model.stageLike</text:span></text:p>
          </table:table-cell>
        </table:table-row>
      </table:table>
      <text:h text:outline-level="2"><text:bookmark text:name="TEI.model.lLike"/>model.lLike</text:h>
      <table:table table:name="table171" table:style-name="Table1">
        <table:table-column table:style-name="Table1.col1"/>
        <table:table-column table:style-name="Table2.col2"/>
        <table:table-row>
          <table:table-cell table:number-columns-spanned="2">
            <text:p><text:span text:style-name="Highlight">model.lLike</text:span> <text:span>groups elements representing metrical components such as verse lin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head lg model.divPart</text:p>
          </table:table-cell>
        </table:table-row>
        <table:table-row>
          <table:table-cell>
            <text:p><text:span text:style-name="Highlight">Members</text:span></text:p>
          </table:table-cell>
          <table:table-cell>
            <text:p><text:span text:style-name="Emphasis">l</text:span></text:p>
          </table:table-cell>
        </table:table-row>
      </table:table>
      <text:h text:outline-level="2"><text:bookmark text:name="TEI.model.limitedPhrase"/>model.limitedPhrase</text:h>
      <table:table table:name="table172" table:style-name="Table1">
        <table:table-column table:style-name="Table1.col1"/>
        <table:table-column table:style-name="Table2.col2"/>
        <table:table-row>
          <table:table-cell table:number-columns-spanned="2">
            <text:p><text:span text:style-name="Highlight">model.limitedPhrase</text:span> <text:span>groups phrase-level elements excluding those elements primarily intended for transcription of existing source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Members</text:span></text:p>
          </table:table-cell>
          <table:table-cell>
            <text:p><text:span text:style-name="Emphasis">model.emphLike<text:span text:style-name="Emphasis">[title]</text:span> model.hiLike<text:span text:style-name="Emphasis">[hi]</text:span> model.pPart.data<text:span text:style-name="Emphasis">[model.addressLike model.dateLike<text:span text:style-name="Emphasis">[date]</text:span> model.measureLike<text:span text:style-name="Emphasis">[geo height width]</text:span> model.nameLike<text:span text:style-name="Emphasis">[model.nameLike.agent<text:span text:style-name="Emphasis">[persName]</text:span> model.offsetLike model.persNamePart<text:span text:style-name="Emphasis">[surname]</text:span> model.placeStateLike<text:span text:style-name="Emphasis">[model.placeNamePart<text:span text:style-name="Emphasis">[country placeName settlement]</text:span> location]</text:span> idno]</text:span>]</text:span> model.pPart.editorial<text:span text:style-name="Emphasis">[abbr choice ex expan]</text:span> model.pPart.msdesc<text:span text:style-name="Emphasis">[locus origDate]</text:span> <a xmlns="urn:oasis:names:tc:opendocument:xmlns:text:1.0" xlink:type="simple" xlink:href="TEI.model.phrase.xml">model.phrase.xml</a> model.ptrLike<text:span text:style-name="Emphasis">[ref]</text:span></text:span></text:p>
          </table:table-cell>
        </table:table-row>
      </table:table>
      <text:h text:outline-level="2"><text:bookmark text:name="TEI.model.listLike"/>model.listLike</text:h>
      <table:table table:name="table173" table:style-name="Table1">
        <table:table-column table:style-name="Table1.col1"/>
        <table:table-column table:style-name="Table2.col2"/>
        <table:table-row>
          <table:table-cell table:number-columns-spanned="2">
            <text:p><text:span text:style-name="Highlight">model.listLike</text:span> <text:span>groups list-like elements.</text:span> [<text:a xlink:type="simple" xlink:href="http://www.tei-c.org/release/doc/tei-p5-doc/en/html/CO.html#COLI">3.7. Lis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inter sourceDesc</text:p>
          </table:table-cell>
        </table:table-row>
        <table:table-row>
          <table:table-cell>
            <text:p><text:span text:style-name="Highlight">Members</text:span></text:p>
          </table:table-cell>
          <table:table-cell>
            <text:p><text:span text:style-name="Emphasis">listPerson listPlace</text:span></text:p>
          </table:table-cell>
        </table:table-row>
      </table:table>
      <text:h text:outline-level="2"><text:bookmark text:name="TEI.model.measureLike"/>model.measureLike</text:h>
      <table:table table:name="table174" table:style-name="Table1">
        <table:table-column table:style-name="Table1.col1"/>
        <table:table-column table:style-name="Table2.col2"/>
        <table:table-row>
          <table:table-cell table:number-columns-spanned="2">
            <text:p><text:span text:style-name="Highlight">model.measureLike</text:span> <text:span>groups elements which denote a number, a quantity, a measurement, or similar piece of text that conveys some numerical meaning.</text:span> [<text:a xlink:type="simple" xlink:href="http://www.tei-c.org/release/doc/tei-p5-doc/en/html/CO.html#CONANU">3.5.3. Numbers and Measur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ocation model.pPart.data</text:p>
          </table:table-cell>
        </table:table-row>
        <table:table-row>
          <table:table-cell>
            <text:p><text:span text:style-name="Highlight">Members</text:span></text:p>
          </table:table-cell>
          <table:table-cell>
            <text:p><text:span text:style-name="Emphasis">geo height width</text:span></text:p>
          </table:table-cell>
        </table:table-row>
      </table:table>
      <text:h text:outline-level="2"><text:bookmark text:name="TEI.model.milestoneLike"/>model.milestoneLike</text:h>
      <table:table table:name="table175" table:style-name="Table1">
        <table:table-column table:style-name="Table1.col1"/>
        <table:table-column table:style-name="Table2.col2"/>
        <table:table-row>
          <table:table-cell table:number-columns-spanned="2">
            <text:p><text:span text:style-name="Highlight">model.milestoneLike</text:span> <text:span>groups milestone-style elements used to represent reference systems.</text:span> [<text:a xlink:type="simple" xlink:href="http://www.tei-c.org/release/doc/tei-p5-doc/en/html/ST.html#STEC">1.3. The TEI Class System</text:a> <text:a xlink:type="simple" xlink:href="http://www.tei-c.org/release/doc/tei-p5-doc/en/html/CO.html#CORS5">3.10.3. Milestone Elemen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Bibl model.global</text:p>
          </table:table-cell>
        </table:table-row>
        <table:table-row>
          <table:table-cell>
            <text:p><text:span text:style-name="Highlight">Members</text:span></text:p>
          </table:table-cell>
          <table:table-cell>
            <text:p><text:span text:style-name="Emphasis">cb lb pb</text:span></text:p>
          </table:table-cell>
        </table:table-row>
      </table:table>
      <text:h text:outline-level="2"><text:bookmark text:name="TEI.model.nameLike"/>model.nameLike</text:h>
      <table:table table:name="table176" table:style-name="Table1">
        <table:table-column table:style-name="Table1.col1"/>
        <table:table-column table:style-name="Table2.col2"/>
        <table:table-row>
          <table:table-cell table:number-columns-spanned="2">
            <text:p><text:span text:style-name="Highlight">model.nameLike</text:span> <text:span>groups elements which name or refer to a person, place, or organiza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Part.data</text:p>
          </table:table-cell>
        </table:table-row>
        <table:table-row>
          <table:table-cell>
            <text:p><text:span text:style-name="Highlight">Members</text:span></text:p>
          </table:table-cell>
          <table:table-cell>
            <text:p><text:span text:style-name="Emphasis">model.nameLike.agent<text:span text:style-name="Emphasis">[persName]</text:span> model.offsetLike model.persNamePart<text:span text:style-name="Emphasis">[surname]</text:span> model.placeStateLike<text:span text:style-name="Emphasis">[model.placeNamePart<text:span text:style-name="Emphasis">[country placeName settlement]</text:span> location]</text:span> idno</text:span></text:p>
          </table:table-cell>
        </table:table-row>
        <table:table-row>
          <table:table-cell>
            <text:p><text:span text:style-name="Highlight">Note</text:span></text:p>
          </table:table-cell>
          <table:table-cell>
            <text:p>A superset of the naming elements that may appear in datelines, addresses, statements of responsibility, etc.</text:p>
          </table:table-cell>
        </table:table-row>
      </table:table>
      <text:h text:outline-level="2"><text:bookmark text:name="TEI.model.nameLike.agent"/>model.nameLike.agent</text:h>
      <table:table table:name="table177" table:style-name="Table1">
        <table:table-column table:style-name="Table1.col1"/>
        <table:table-column table:style-name="Table2.col2"/>
        <table:table-row>
          <table:table-cell table:number-columns-spanned="2">
            <text:p><text:span text:style-name="Highlight">model.nameLike.agent</text:span> <text:span>groups elements which contain names of individuals or corporate bodies.</text:span> [<text:a xlink:type="simple" xlink:href="http://www.tei-c.org/release/doc/tei-p5-doc/en/html/CO.html#CONA">3.5. Names, Numbers, Dates, Abbreviations, and Addre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nameLike</text:p>
          </table:table-cell>
        </table:table-row>
        <table:table-row>
          <table:table-cell>
            <text:p><text:span text:style-name="Highlight">Members</text:span></text:p>
          </table:table-cell>
          <table:table-cell>
            <text:p><text:span text:style-name="Emphasis">persName</text:span></text:p>
          </table:table-cell>
        </table:table-row>
        <table:table-row>
          <table:table-cell>
            <text:p><text:span text:style-name="Highlight">Note</text:span></text:p>
          </table:table-cell>
          <table:table-cell>
            <text:p>This class is used in the content model of elements which reference names of people or organizations.</text:p>
          </table:table-cell>
        </table:table-row>
      </table:table>
      <text:h text:outline-level="2"><text:bookmark text:name="TEI.model.noteLike"/>model.noteLike</text:h>
      <table:table table:name="table178" table:style-name="Table1">
        <table:table-column table:style-name="Table1.col1"/>
        <table:table-column table:style-name="Table2.col2"/>
        <table:table-row>
          <table:table-cell table:number-columns-spanned="2">
            <text:p><text:span text:style-name="Highlight">model.noteLike</text:span> <text:span>groups globally-available note-like elements.</text:span> [<text:a xlink:type="simple" xlink:href="http://www.tei-c.org/release/doc/tei-p5-doc/en/html/CO.html#CONO">3.8. Notes, Annotation, and Indexing</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ocation model.global msItemStruct place</text:p>
          </table:table-cell>
        </table:table-row>
        <table:table-row>
          <table:table-cell>
            <text:p><text:span text:style-name="Highlight">Members</text:span></text:p>
          </table:table-cell>
          <table:table-cell>
            <text:p><text:span text:style-name="Emphasis">note</text:span></text:p>
          </table:table-cell>
        </table:table-row>
      </table:table>
      <text:h text:outline-level="2"><text:bookmark text:name="TEI.model.pLike"/>model.pLike</text:h>
      <table:table table:name="table179" table:style-name="Table1">
        <table:table-column table:style-name="Table1.col1"/>
        <table:table-column table:style-name="Table2.col2"/>
        <table:table-row>
          <table:table-cell table:number-columns-spanned="2">
            <text:p><text:span text:style-name="Highlight">model.pLike</text:span> <text:span>groups paragraph-like elemen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vailability cRefPattern encodingDesc history layoutDesc model.divPart msContents msDesc msItemStruct objectDesc particDesc person physDesc place projectDesc publicationStmt refsDecl scriptDesc settingDesc sourceDesc supportDesc</text:p>
          </table:table-cell>
        </table:table-row>
        <table:table-row>
          <table:table-cell>
            <text:p><text:span text:style-name="Highlight">Members</text:span></text:p>
          </table:table-cell>
          <table:table-cell>
            <text:p><text:span text:style-name="Emphasis">p</text:span></text:p>
          </table:table-cell>
        </table:table-row>
      </table:table>
      <text:h text:outline-level="2"><text:bookmark text:name="TEI.model.pPart.data"/>model.pPart.data</text:h>
      <table:table table:name="table180" table:style-name="Table1">
        <table:table-column table:style-name="Table1.col1"/>
        <table:table-column table:style-name="Table2.col2"/>
        <table:table-row>
          <table:table-cell table:number-columns-spanned="2">
            <text:p><text:span text:style-name="Highlight">model.pPart.data</text:span> <text:span>groups phrase-level elements containing names, dates, numbers, measures, and similar data.</text:span> [<text:a xlink:type="simple" xlink:href="http://www.tei-c.org/release/doc/tei-p5-doc/en/html/CO.html#CONA">3.5. Names, Numbers, Dates, Abbreviations, and Addre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limitedPhrase model.phrase</text:p>
          </table:table-cell>
        </table:table-row>
        <table:table-row>
          <table:table-cell>
            <text:p><text:span text:style-name="Highlight">Members</text:span></text:p>
          </table:table-cell>
          <table:table-cell>
            <text:p><text:span text:style-name="Emphasis">model.addressLike model.dateLike<text:span text:style-name="Emphasis">[date]</text:span> model.measureLike<text:span text:style-name="Emphasis">[geo height width]</text:span> model.nameLike<text:span text:style-name="Emphasis">[model.nameLike.agent<text:span text:style-name="Emphasis">[persName]</text:span> model.offsetLike model.persNamePart<text:span text:style-name="Emphasis">[surname]</text:span> model.placeStateLike<text:span text:style-name="Emphasis">[model.placeNamePart<text:span text:style-name="Emphasis">[country placeName settlement]</text:span> location]</text:span> idno]</text:span></text:span></text:p>
          </table:table-cell>
        </table:table-row>
      </table:table>
      <text:h text:outline-level="2"><text:bookmark text:name="TEI.model.pPart.edit"/>model.pPart.edit</text:h>
      <table:table table:name="table181" table:style-name="Table1">
        <table:table-column table:style-name="Table1.col1"/>
        <table:table-column table:style-name="Table2.col2"/>
        <table:table-row>
          <table:table-cell table:number-columns-spanned="2">
            <text:p><text:span text:style-name="Highlight">model.pPart.edit</text:span> <text:span>groups phrase-level elements for simple editorial correction and transcription.</text:span> [<text:a xlink:type="simple" xlink:href="http://www.tei-c.org/release/doc/tei-p5-doc/en/html/CO.html#COED">3.4.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phrase pc</text:p>
          </table:table-cell>
        </table:table-row>
        <table:table-row>
          <table:table-cell>
            <text:p><text:span text:style-name="Highlight">Members</text:span></text:p>
          </table:table-cell>
          <table:table-cell>
            <text:p><text:span text:style-name="Emphasis">model.pPart.editorial<text:span text:style-name="Emphasis">[abbr choice ex expan]</text:span> model.pPart.transcriptional<text:span text:style-name="Emphasis">[app corr orig reg sic]</text:span></text:span></text:p>
          </table:table-cell>
        </table:table-row>
      </table:table>
      <text:h text:outline-level="2"><text:bookmark text:name="TEI.model.pPart.editorial"/>model.pPart.editorial</text:h>
      <table:table table:name="table182" table:style-name="Table1">
        <table:table-column table:style-name="Table1.col1"/>
        <table:table-column table:style-name="Table2.col2"/>
        <table:table-row>
          <table:table-cell table:number-columns-spanned="2">
            <text:p><text:span text:style-name="Highlight">model.pPart.editorial</text:span> <text:span>groups phrase-level elements for simple editorial interventions that may be useful both in transcribing and in authoring.</text:span> [<text:a xlink:type="simple" xlink:href="http://www.tei-c.org/release/doc/tei-p5-doc/en/html/CO.html#COED">3.4.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limitedPhrase model.pPart.edit</text:p>
          </table:table-cell>
        </table:table-row>
        <table:table-row>
          <table:table-cell>
            <text:p><text:span text:style-name="Highlight">Members</text:span></text:p>
          </table:table-cell>
          <table:table-cell>
            <text:p><text:span text:style-name="Emphasis">abbr choice ex expan</text:span></text:p>
          </table:table-cell>
        </table:table-row>
      </table:table>
      <text:h text:outline-level="2"><text:bookmark text:name="TEI.model.pPart.msdesc"/>model.pPart.msdesc</text:h>
      <table:table table:name="table183" table:style-name="Table1">
        <table:table-column table:style-name="Table1.col1"/>
        <table:table-column table:style-name="Table2.col2"/>
        <table:table-row>
          <table:table-cell table:number-columns-spanned="2">
            <text:p><text:span text:style-name="Highlight">model.pPart.msdesc</text:span> <text:span>groups phrase-level elements used in manuscript description.</text:span> [<text:a xlink:type="simple" xlink:href="http://www.tei-c.org/release/doc/tei-p5-doc/en/html/MS.html#MS">10. Manuscript Descrip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limitedPhrase model.phrase</text:p>
          </table:table-cell>
        </table:table-row>
        <table:table-row>
          <table:table-cell>
            <text:p><text:span text:style-name="Highlight">Members</text:span></text:p>
          </table:table-cell>
          <table:table-cell>
            <text:p><text:span text:style-name="Emphasis">locus origDate</text:span></text:p>
          </table:table-cell>
        </table:table-row>
      </table:table>
      <text:h text:outline-level="2"><text:bookmark text:name="TEI.model.pPart.transcriptional"/>model.pPart.transcriptional</text:h>
      <table:table table:name="table184" table:style-name="Table1">
        <table:table-column table:style-name="Table1.col1"/>
        <table:table-column table:style-name="Table2.col2"/>
        <table:table-row>
          <table:table-cell table:number-columns-spanned="2">
            <text:p><text:span text:style-name="Highlight">model.pPart.transcriptional</text:span> <text:span>groups phrase-level elements used for editorial transcription of pre-existing source materials.</text:span> [<text:a xlink:type="simple" xlink:href="http://www.tei-c.org/release/doc/tei-p5-doc/en/html/CO.html#COED">3.4.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Part.edit</text:p>
          </table:table-cell>
        </table:table-row>
        <table:table-row>
          <table:table-cell>
            <text:p><text:span text:style-name="Highlight">Members</text:span></text:p>
          </table:table-cell>
          <table:table-cell>
            <text:p><text:span text:style-name="Emphasis">app corr orig reg sic</text:span></text:p>
          </table:table-cell>
        </table:table-row>
      </table:table>
      <text:h text:outline-level="2"><text:bookmark text:name="TEI.model.persEventLike"/>model.persEventLike</text:h>
      <table:table table:name="table185" table:style-name="Table1">
        <table:table-column table:style-name="Table1.col1"/>
        <table:table-column table:style-name="Table2.col2"/>
        <table:table-row>
          <table:table-cell table:number-columns-spanned="2">
            <text:p><text:span text:style-name="Highlight">model.persEventLike</text:span> <text:span>groups elements describing specific events in a person's history, for example birth, marriage, or appointme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ersonPart</text:p>
          </table:table-cell>
        </table:table-row>
        <table:table-row>
          <table:table-cell>
            <text:p><text:span text:style-name="Highlight">Members</text:span></text:p>
          </table:table-cell>
          <table:table-cell>
            <text:p><text:span text:style-name="Emphasis">birth death</text:span></text:p>
          </table:table-cell>
        </table:table-row>
        <table:table-row>
          <table:table-cell>
            <text:p><text:span text:style-name="Highlight">Note</text:span></text:p>
          </table:table-cell>
          <table:table-cell>
            <text:p>These are not characteristics of an individual, but often cause an individual to gain such characteristics, or to enter a new state.</text:p>
          </table:table-cell>
        </table:table-row>
      </table:table>
      <text:h text:outline-level="2"><text:bookmark text:name="TEI.model.persNamePart"/>model.persNamePart</text:h>
      <table:table table:name="table186" table:style-name="Table1">
        <table:table-column table:style-name="Table1.col1"/>
        <table:table-column table:style-name="Table2.col2"/>
        <table:table-row>
          <table:table-cell table:number-columns-spanned="2">
            <text:p><text:span text:style-name="Highlight">model.persNamePart</text:span> <text:span>groups elements which form part of a personal name.</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Used by</text:span></text:p>
          </table:table-cell>
          <table:table-cell>
            <text:p>model.nameLike</text:p>
          </table:table-cell>
        </table:table-row>
        <table:table-row>
          <table:table-cell>
            <text:p><text:span text:style-name="Highlight">Members</text:span></text:p>
          </table:table-cell>
          <table:table-cell>
            <text:p><text:span text:style-name="Emphasis">surname</text:span></text:p>
          </table:table-cell>
        </table:table-row>
      </table:table>
      <text:h text:outline-level="2"><text:bookmark text:name="TEI.model.persStateLike"/>model.persStateLike</text:h>
      <table:table table:name="table187" table:style-name="Table1">
        <table:table-column table:style-name="Table1.col1"/>
        <table:table-column table:style-name="Table2.col2"/>
        <table:table-row>
          <table:table-cell table:number-columns-spanned="2">
            <text:p><text:span text:style-name="Highlight">model.persStateLike</text:span> <text:span>groups elements describing changeable characteristics of a person which have a definite duration, for example occupation, residence, or nam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ersonPart</text:p>
          </table:table-cell>
        </table:table-row>
        <table:table-row>
          <table:table-cell>
            <text:p><text:span text:style-name="Highlight">Members</text:span></text:p>
          </table:table-cell>
          <table:table-cell>
            <text:p><text:span text:style-name="Emphasis">persName</text:span></text:p>
          </table:table-cell>
        </table:table-row>
        <table:table-row>
          <table:table-cell>
            <text:p><text:span text:style-name="Highlight">Note</text:span></text:p>
          </table:table-cell>
          <table:table-cell>
            <text:p>These characteristics of an individual are typically a consequence of their own action or that of others.</text:p>
          </table:table-cell>
        </table:table-row>
      </table:table>
      <text:h text:outline-level="2"><text:bookmark text:name="TEI.model.personLike"/>model.personLike</text:h>
      <table:table table:name="table188" table:style-name="Table1">
        <table:table-column table:style-name="Table1.col1"/>
        <table:table-column table:style-name="Table2.col2"/>
        <table:table-row>
          <table:table-cell table:number-columns-spanned="2">
            <text:p><text:span text:style-name="Highlight">model.personLike</text:span> <text:span>groups elements which provide information about people and their relationship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Person particDesc</text:p>
          </table:table-cell>
        </table:table-row>
        <table:table-row>
          <table:table-cell>
            <text:p><text:span text:style-name="Highlight">Members</text:span></text:p>
          </table:table-cell>
          <table:table-cell>
            <text:p><text:span text:style-name="Emphasis">person</text:span></text:p>
          </table:table-cell>
        </table:table-row>
      </table:table>
      <text:h text:outline-level="2"><text:bookmark text:name="TEI.model.personPart"/>model.personPart</text:h>
      <table:table table:name="table189" table:style-name="Table1">
        <table:table-column table:style-name="Table1.col1"/>
        <table:table-column table:style-name="Table2.col2"/>
        <table:table-row>
          <table:table-cell table:number-columns-spanned="2">
            <text:p><text:span text:style-name="Highlight">model.personPart</text:span> <text:span>groups elements which form part of the description of a person.</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erson</text:p>
          </table:table-cell>
        </table:table-row>
        <table:table-row>
          <table:table-cell>
            <text:p><text:span text:style-name="Highlight">Members</text:span></text:p>
          </table:table-cell>
          <table:table-cell>
            <text:p><text:span text:style-name="Emphasis">model.biblLike<text:span text:style-name="Emphasis">[bibl listBibl msDesc]</text:span> model.persEventLike<text:span text:style-name="Emphasis">[birth death]</text:span> model.persStateLike<text:span text:style-name="Emphasis">[persName]</text:span> idno</text:span></text:p>
          </table:table-cell>
        </table:table-row>
      </table:table>
      <text:h text:outline-level="2"><text:bookmark text:name="TEI.model.phrase"/>model.phrase</text:h>
      <table:table table:name="table190" table:style-name="Table1">
        <table:table-column table:style-name="Table1.col1"/>
        <table:table-column table:style-name="Table2.col2"/>
        <table:table-row>
          <table:table-cell table:number-columns-spanned="2">
            <text:p><text:span text:style-name="Highlight">model.phrase</text:span> <text:span>groups elements which can occur at the level of individual words or phrase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date head lem macro.paraContent macro.phraseSeq macro.specialPara origDate rdg</text:p>
          </table:table-cell>
        </table:table-row>
        <table:table-row>
          <table:table-cell>
            <text:p><text:span text:style-name="Highlight">Members</text:span></text:p>
          </table:table-cell>
          <table:table-cell>
            <text:p><text:span text:style-name="Emphasis">model.graphicLike model.highlighted<text:span text:style-name="Emphasis">[model.emphLike<text:span text:style-name="Emphasis">[title]</text:span> model.hiLike<text:span text:style-name="Emphasis">[hi]</text:span>]</text:span> model.lPart model.pPart.data<text:span text:style-name="Emphasis">[model.addressLike model.dateLike<text:span text:style-name="Emphasis">[date]</text:span> model.measureLike<text:span text:style-name="Emphasis">[geo height width]</text:span> model.nameLike<text:span text:style-name="Emphasis">[model.nameLike.agent<text:span text:style-name="Emphasis">[persName]</text:span> model.offsetLike model.persNamePart<text:span text:style-name="Emphasis">[surname]</text:span> model.placeStateLike<text:span text:style-name="Emphasis">[model.placeNamePart<text:span text:style-name="Emphasis">[country placeName settlement]</text:span> location]</text:span> idno]</text:span>]</text:span> model.pPart.edit<text:span text:style-name="Emphasis">[model.pPart.editorial<text:span text:style-name="Emphasis">[abbr choice ex expan]</text:span> model.pPart.transcriptional<text:span text:style-name="Emphasis">[app corr orig reg sic]</text:span>]</text:span> model.pPart.msdesc<text:span text:style-name="Emphasis">[locus origDate]</text:span> <a xmlns="urn:oasis:names:tc:opendocument:xmlns:text:1.0" xlink:type="simple" xlink:href="TEI.model.phrase.xml">model.phrase.xml</a> model.ptrLike<text:span text:style-name="Emphasis">[ref]</text:span> model.segLike<text:span text:style-name="Emphasis">[pc seg]</text:span> model.specDescLike</text:span></text:p>
          </table:table-cell>
        </table:table-row>
        <table:table-row>
          <table:table-cell>
            <text:p><text:span text:style-name="Highlight">Note</text:span></text:p>
          </table:table-cell>
          <table:table-cell>
            <text:p>This class of elements can occur within paragraphs, list items, lines of verse, etc.</text:p>
          </table:table-cell>
        </table:table-row>
      </table:table>
      <text:h text:outline-level="2"><text:bookmark text:name="TEI.model.physDescPart"/>model.physDescPart</text:h>
      <table:table table:name="table191" table:style-name="Table1">
        <table:table-column table:style-name="Table1.col1"/>
        <table:table-column table:style-name="Table2.col2"/>
        <table:table-row>
          <table:table-cell table:number-columns-spanned="2">
            <text:p><text:span text:style-name="Highlight">model.physDescPart</text:span> <text:span>groups specialized elements forming part of the physical description of a manuscript or similar written sour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hysDesc</text:p>
          </table:table-cell>
        </table:table-row>
        <table:table-row>
          <table:table-cell>
            <text:p><text:span text:style-name="Highlight">Members</text:span></text:p>
          </table:table-cell>
          <table:table-cell>
            <text:p><text:span text:style-name="Emphasis">objectDesc scriptDesc</text:span></text:p>
          </table:table-cell>
        </table:table-row>
      </table:table>
      <text:h text:outline-level="2"><text:bookmark text:name="TEI.model.placeLike"/>model.placeLike</text:h>
      <table:table table:name="table192" table:style-name="Table1">
        <table:table-column table:style-name="Table1.col1"/>
        <table:table-column table:style-name="Table2.col2"/>
        <table:table-row>
          <table:table-cell table:number-columns-spanned="2">
            <text:p><text:span text:style-name="Highlight">model.placeLike</text:span> <text:span>groups elements used to provide information about places and their relationship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Place place settingDesc</text:p>
          </table:table-cell>
        </table:table-row>
        <table:table-row>
          <table:table-cell>
            <text:p><text:span text:style-name="Highlight">Members</text:span></text:p>
          </table:table-cell>
          <table:table-cell>
            <text:p><text:span text:style-name="Emphasis">place</text:span></text:p>
          </table:table-cell>
        </table:table-row>
      </table:table>
      <text:h text:outline-level="2"><text:bookmark text:name="TEI.model.placeNamePart"/>model.placeNamePart</text:h>
      <table:table table:name="table193" table:style-name="Table1">
        <table:table-column table:style-name="Table1.col1"/>
        <table:table-column table:style-name="Table2.col2"/>
        <table:table-row>
          <table:table-cell table:number-columns-spanned="2">
            <text:p><text:span text:style-name="Highlight">model.placeNamePart</text:span> <text:span>groups elements which form part of a place name.</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ocation model.placeStateLike msIdentifier</text:p>
          </table:table-cell>
        </table:table-row>
        <table:table-row>
          <table:table-cell>
            <text:p><text:span text:style-name="Highlight">Members</text:span></text:p>
          </table:table-cell>
          <table:table-cell>
            <text:p><text:span text:style-name="Emphasis">country placeName settlement</text:span></text:p>
          </table:table-cell>
        </table:table-row>
      </table:table>
      <text:h text:outline-level="2"><text:bookmark text:name="TEI.model.placeStateLike"/>model.placeStateLike</text:h>
      <table:table table:name="table194" table:style-name="Table1">
        <table:table-column table:style-name="Table1.col1"/>
        <table:table-column table:style-name="Table2.col2"/>
        <table:table-row>
          <table:table-cell table:number-columns-spanned="2">
            <text:p><text:span text:style-name="Highlight">model.placeStateLike</text:span> <text:span>groups elements which describe changing states of a pla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nameLike place</text:p>
          </table:table-cell>
        </table:table-row>
        <table:table-row>
          <table:table-cell>
            <text:p><text:span text:style-name="Highlight">Members</text:span></text:p>
          </table:table-cell>
          <table:table-cell>
            <text:p><text:span text:style-name="Emphasis">model.placeNamePart<text:span text:style-name="Emphasis">[country placeName settlement]</text:span> location</text:span></text:p>
          </table:table-cell>
        </table:table-row>
      </table:table>
      <text:h text:outline-level="2"><text:bookmark text:name="TEI.model.profileDescPart"/>model.profileDescPart</text:h>
      <table:table table:name="table195" table:style-name="Table1">
        <table:table-column table:style-name="Table1.col1"/>
        <table:table-column table:style-name="Table2.col2"/>
        <table:table-row>
          <table:table-cell table:number-columns-spanned="2">
            <text:p><text:span text:style-name="Highlight">model.profileDescPart</text:span> <text:span>groups elements which may be used inside &lt;profileDesc&gt; and appear multiple tim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rofileDesc</text:p>
          </table:table-cell>
        </table:table-row>
        <table:table-row>
          <table:table-cell>
            <text:p><text:span text:style-name="Highlight">Members</text:span></text:p>
          </table:table-cell>
          <table:table-cell>
            <text:p><text:span text:style-name="Emphasis">particDesc settingDesc</text:span></text:p>
          </table:table-cell>
        </table:table-row>
      </table:table>
      <text:h text:outline-level="2"><text:bookmark text:name="TEI.model.ptrLike"/>model.ptrLike</text:h>
      <table:table table:name="table196" table:style-name="Table1">
        <table:table-column table:style-name="Table1.col1"/>
        <table:table-column table:style-name="Table2.col2"/>
        <table:table-row>
          <table:table-cell table:number-columns-spanned="2">
            <text:p><text:span text:style-name="Highlight">model.ptrLike</text:span> <text:span>groups elements used for purposes of location and reference.</text:span> [<text:a xlink:type="simple" xlink:href="http://www.tei-c.org/release/doc/tei-p5-doc/en/html/CO.html#COXR">3.6. Simple Links and Cross-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limitedPhrase model.phrase</text:p>
          </table:table-cell>
        </table:table-row>
        <table:table-row>
          <table:table-cell>
            <text:p><text:span text:style-name="Highlight">Members</text:span></text:p>
          </table:table-cell>
          <table:table-cell>
            <text:p><text:span text:style-name="Emphasis">ref</text:span></text:p>
          </table:table-cell>
        </table:table-row>
      </table:table>
      <text:h text:outline-level="2"><text:bookmark text:name="TEI.model.publicationStmtPart.agency"/>model.publicationStmtPart.agency</text:h>
      <table:table table:name="table197" table:style-name="Table1">
        <table:table-column table:style-name="Table1.col1"/>
        <table:table-column table:style-name="Table2.col2"/>
        <table:table-row>
          <table:table-cell table:number-columns-spanned="2">
            <text:p><text:span text:style-name="Highlight">model.publicationStmtPart.agency</text:span> <text:span>groups the child elements of a &lt;publicationStmt&gt; element of the TEI header that indicate an authorising agent.</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ublicationStmt</text:p>
          </table:table-cell>
        </table:table-row>
        <table:table-row>
          <table:table-cell>
            <text:p><text:span text:style-name="Highlight">Members</text:span></text:p>
          </table:table-cell>
          <table:table-cell>
            <text:p><text:span text:style-name="Emphasis">publisher</text:span></text:p>
          </table:table-cell>
        </table:table-row>
        <table:table-row>
          <table:table-cell>
            <text:p><text:span text:style-name="Highlight">Note</text:span></text:p>
          </table:table-cell>
          <table:table-cell>
            <text:p>The <text:span>‘agency’</text:span> child elements, while not required, are required if one of the <text:span>‘detail’</text:span> child elements is to be used. It is not valid to have a <text:span>‘detail’</text:span> child element without a preceding <text:span>‘agency’</text:span> child element.See also <text:span>model.publicationStmtPart.detail</text:span>.</text:p>
          </table:table-cell>
        </table:table-row>
      </table:table>
      <text:h text:outline-level="2"><text:bookmark text:name="TEI.model.publicationStmtPart.detail"/>model.publicationStmtPart.detail</text:h>
      <table:table table:name="table198" table:style-name="Table1">
        <table:table-column table:style-name="Table1.col1"/>
        <table:table-column table:style-name="Table2.col2"/>
        <table:table-row>
          <table:table-cell table:number-columns-spanned="2">
            <text:p><text:span text:style-name="Highlight">model.publicationStmtPart.detail</text:span> <text:span>groups the agency-specific child elements of the &lt;publicationStmt&gt; element of the TEI header.</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ublicationStmt</text:p>
          </table:table-cell>
        </table:table-row>
        <table:table-row>
          <table:table-cell>
            <text:p><text:span text:style-name="Highlight">Members</text:span></text:p>
          </table:table-cell>
          <table:table-cell>
            <text:p><text:span text:style-name="Emphasis">availability date idno pubPlace</text:span></text:p>
          </table:table-cell>
        </table:table-row>
        <table:table-row>
          <table:table-cell>
            <text:p><text:span text:style-name="Highlight">Note</text:span></text:p>
          </table:table-cell>
          <table:table-cell>
            <text:p>A <text:span>‘detail’</text:span> child element may not occur unless an <text:span>‘agency’</text:span> child element precedes it.See also <text:span>model.publicationStmtPart.agency</text:span>.</text:p>
          </table:table-cell>
        </table:table-row>
      </table:table>
      <text:h text:outline-level="2"><text:bookmark text:name="TEI.model.qLike"/>model.qLike</text:h>
      <table:table table:name="table199" table:style-name="Table1">
        <table:table-column table:style-name="Table1.col1"/>
        <table:table-column table:style-name="Table2.col2"/>
        <table:table-row>
          <table:table-cell table:number-columns-spanned="2">
            <text:p><text:span text:style-name="Highlight">model.qLike</text:span> <text:span>groups elements related to highlighting which can appear either within or between chunk-level elements.</text:span> [<text:a xlink:type="simple" xlink:href="http://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inter</text:p>
          </table:table-cell>
        </table:table-row>
        <table:table-row>
          <table:table-cell>
            <text:p><text:span text:style-name="Highlight">Members</text:span></text:p>
          </table:table-cell>
          <table:table-cell>
            <text:p><text:span text:style-name="Emphasis">model.quoteLike said</text:span></text:p>
          </table:table-cell>
        </table:table-row>
      </table:table>
      <text:h text:outline-level="2"><text:bookmark text:name="TEI.model.rdgLike"/>model.rdgLike</text:h>
      <table:table table:name="table200" table:style-name="Table1">
        <table:table-column table:style-name="Table1.col1"/>
        <table:table-column table:style-name="Table2.col2"/>
        <table:table-row>
          <table:table-cell table:number-columns-spanned="2">
            <text:p><text:span text:style-name="Highlight">model.rdgLike</text:span> <text:span>groups elements which contain a single reading, other than the lemma, within a textual variation.</text:span> [<text:a xlink:type="simple" xlink:href="http://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Used by</text:span></text:p>
          </table:table-cell>
          <table:table-cell>
            <text:p>app</text:p>
          </table:table-cell>
        </table:table-row>
        <table:table-row>
          <table:table-cell>
            <text:p><text:span text:style-name="Highlight">Members</text:span></text:p>
          </table:table-cell>
          <table:table-cell>
            <text:p><text:span text:style-name="Emphasis">rdg</text:span></text:p>
          </table:table-cell>
        </table:table-row>
        <table:table-row>
          <table:table-cell>
            <text:p><text:span text:style-name="Highlight">Note</text:span></text:p>
          </table:table-cell>
          <table:table-cell>
            <text:p>This class allows for variants of the &lt;rdg&gt; element to be easily created via TEI customizations.</text:p>
          </table:table-cell>
        </table:table-row>
      </table:table>
      <text:h text:outline-level="2"><text:bookmark text:name="TEI.model.respLike"/>model.respLike</text:h>
      <table:table table:name="table201" table:style-name="Table1">
        <table:table-column table:style-name="Table1.col1"/>
        <table:table-column table:style-name="Table2.col2"/>
        <table:table-row>
          <table:table-cell table:number-columns-spanned="2">
            <text:p><text:span text:style-name="Highlight">model.respLike</text:span> <text:span>groups elements which are used to indicate intellectual or other significant responsibility, for example within a bibliographic eleme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biblPart titleStmt</text:p>
          </table:table-cell>
        </table:table-row>
        <table:table-row>
          <table:table-cell>
            <text:p><text:span text:style-name="Highlight">Members</text:span></text:p>
          </table:table-cell>
          <table:table-cell>
            <text:p><text:span text:style-name="Emphasis">author</text:span></text:p>
          </table:table-cell>
        </table:table-row>
      </table:table>
      <text:h text:outline-level="2"><text:bookmark text:name="TEI.model.segLike"/>model.segLike</text:h>
      <table:table table:name="table202" table:style-name="Table1">
        <table:table-column table:style-name="Table1.col1"/>
        <table:table-column table:style-name="Table2.col2"/>
        <table:table-row>
          <table:table-cell table:number-columns-spanned="2">
            <text:p><text:span text:style-name="Highlight">model.segLike</text:span> <text:span>groups elements used for arbitrary segmentation.</text:span> [<text:a xlink:type="simple" xlink:href="http://www.tei-c.org/release/doc/tei-p5-doc/en/html/SA.html#SASE">16.3. Blocks, Segments, and Anchors</text:a> <text:a xlink:type="simple" xlink:href="http://www.tei-c.org/release/doc/tei-p5-doc/en/html/AI.html#AILC">17.1. Linguistic Segment Categori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phrase</text:p>
          </table:table-cell>
        </table:table-row>
        <table:table-row>
          <table:table-cell>
            <text:p><text:span text:style-name="Highlight">Members</text:span></text:p>
          </table:table-cell>
          <table:table-cell>
            <text:p><text:span text:style-name="Emphasis">pc seg</text:span></text:p>
          </table:table-cell>
        </table:table-row>
        <table:table-row>
          <table:table-cell>
            <text:p><text:span text:style-name="Highlight">Note</text:span></text:p>
          </table:table-cell>
          <table:table-cell>
            <text:p>The principles on which segmentation is carried out, and any special codes or attribute values used, should be defined explicitly in the &lt;segmentation&gt; element of the &lt;encodingDesc&gt; within the associated TEI header.</text:p>
          </table:table-cell>
        </table:table-row>
      </table:table>
      <text:h text:outline-level="2"><text:bookmark text:name="TEI.model.teiHeaderPart"/>model.teiHeaderPart</text:h>
      <table:table table:name="table203" table:style-name="Table1">
        <table:table-column table:style-name="Table1.col1"/>
        <table:table-column table:style-name="Table2.col2"/>
        <table:table-row>
          <table:table-cell table:number-columns-spanned="2">
            <text:p><text:span text:style-name="Highlight">model.teiHeaderPart</text:span> <text:span>groups high level elements which may appear more than once in a TEI header.</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iHeader</text:p>
          </table:table-cell>
        </table:table-row>
        <table:table-row>
          <table:table-cell>
            <text:p><text:span text:style-name="Highlight">Members</text:span></text:p>
          </table:table-cell>
          <table:table-cell>
            <text:p><text:span text:style-name="Emphasis">encodingDesc profileDesc</text:span></text:p>
          </table:table-cell>
        </table:table-row>
      </table:table>
      <text:h text:outline-level="1">Attribute classes</text:h>
      <text:h text:outline-level="2"><text:bookmark text:name="TEI.att.ascribed"/>att.ascribed</text:h>
      <table:table table:name="table204" table:style-name="Table1">
        <table:table-column table:style-name="Table1.col1"/>
        <table:table-column table:style-name="Table2.col2"/>
        <table:table-row>
          <table:table-cell table:number-columns-spanned="2">
            <text:p><text:span text:style-name="Highlight">att.ascribed</text:span> <text:span>provides attributes for elements representing speech or action that can be ascribed to a specific individual.</text:span> [<text:a xlink:type="simple" xlink:href="http://www.tei-c.org/release/doc/tei-p5-doc/en/html/CO.html#COHQQ">3.3.3. Quotation</text:a> <text:a xlink:type="simple" xlink:href="http://www.tei-c.org/release/doc/tei-p5-doc/en/html/TS.html#TSBA">8.3. Elements Unique to Spoken Tex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said</text:span></text:p>
          </table:table-cell>
        </table:table-row>
        <table:table-row>
          <table:table-cell>
            <text:p><text:span text:style-name="Highlight">Attributes</text:span></text:p>
          </table:table-cell>
          <table:table-cell>
            <text:p>Attributes</text:p>
            <table:table table:name="table205" table:style-name="Table1">
              <table:table-column table:style-name="Table1.col1"/>
              <table:table-column table:style-name="Table2.col2"/>
              <table:table-row>
                <table:table-cell>
                  <text:p>who</text:p>
                </table:table-cell>
                <table:table-cell>
                  <text:p><text:span>indicates the person, or group of people, to whom the element content is ascribed.</text:span></text:p>
                  <table:table table:name="table20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able:number-columns-spanned="2">
                        <text:p>In the following example from Hamlet, speeches (&lt;sp&gt;) in the body of the play are linked to &lt;castItem&gt; elements in the &lt;castList&gt; using the <text:span text:style-name="Emphasis">who</text:span> attribute.</text:p>
                        <text:p text:style-name="Preformatted_20_Text">&lt;castItem type="role"&gt;</text:p>
                        <text:p text:style-name="Preformatted_20_Text"> &lt;role xml:id="Barnardo"&gt;Bernardo&lt;/role&gt;</text:p>
                        <text:p text:style-name="Preformatted_20_Text">&lt;/castItem&gt;</text:p>
                        <text:p text:style-name="Preformatted_20_Text">&lt;castItem type="role"&gt;</text:p>
                        <text:p text:style-name="Preformatted_20_Text"> &lt;role xml:id="Francisco"&gt;Francisco&lt;/role&gt;</text:p>
                        <text:p text:style-name="Preformatted_20_Text"> &lt;roleDesc&gt;a soldier&lt;/roleDesc&gt;</text:p>
                        <text:p text:style-name="Preformatted_20_Text">&lt;/castItem&gt;</text:p>
                        <text:p text:style-name="Preformatted_20_Text">&lt;!-- ... --&gt;</text:p>
                        <text:p text:style-name="Preformatted_20_Text">&lt;sp who="#Barnardo"&gt;</text:p>
                        <text:p text:style-name="Preformatted_20_Text"> &lt;speaker&gt;Bernardo&lt;/speaker&gt;</text:p>
                        <text:p text:style-name="Preformatted_20_Text"> &lt;l n="1"&gt;Who's there?&lt;/l&gt;</text:p>
                        <text:p text:style-name="Preformatted_20_Text">&lt;/sp&gt;</text:p>
                        <text:p text:style-name="Preformatted_20_Text">&lt;sp who="#Francisco"&gt;</text:p>
                        <text:p text:style-name="Preformatted_20_Text"> &lt;speaker&gt;Francisco&lt;/speaker&gt;</text:p>
                        <text:p text:style-name="Preformatted_20_Text"> &lt;l n="2"&gt;Nay, answer me: stand, and unfold yourself.&lt;/l&gt;</text:p>
                        <text:p text:style-name="Preformatted_20_Text">&lt;/sp&gt;</text:p>
                      </table:table-cell>
                      <table:covered-table-cell/>
                    </table:table-row>
                    <table:table-row>
                      <table:table-cell>
                        <text:p><text:span text:style-name="Highlight">Note</text:span></text:p>
                      </table:table-cell>
                      <table:table-cell>
                        <text:p>For transcribed speech, this will typically identify a participant or participant group; in other contexts, it will point to any identified &lt;person&gt; element.</text:p>
                      </table:table-cell>
                    </table:table-row>
                  </table:table>
                </table:table-cell>
              </table:table-row>
            </table:table>
          </table:table-cell>
        </table:table-row>
      </table:table>
      <text:h text:outline-level="2"><text:bookmark text:name="TEI.att.breaking"/>att.breaking</text:h>
      <table:table table:name="table207" table:style-name="Table1">
        <table:table-column table:style-name="Table1.col1"/>
        <table:table-column table:style-name="Table2.col2"/>
        <table:table-row>
          <table:table-cell table:number-columns-spanned="2">
            <text:p><text:span text:style-name="Highlight">att.breaking</text:span> <text:span>provides an attribute to indicate whether or not the element concerned is considered to mark the end of an orthographic token in the same way as whitespace.</text:span> [<text:a xlink:type="simple" xlink:href="http://www.tei-c.org/release/doc/tei-p5-doc/en/html/CO.html#CORS5">3.10.3. Milestone Elemen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b lb pb</text:span></text:p>
          </table:table-cell>
        </table:table-row>
        <table:table-row>
          <table:table-cell>
            <text:p><text:span text:style-name="Highlight">Attributes</text:span></text:p>
          </table:table-cell>
          <table:table-cell>
            <text:p>Attributes</text:p>
            <table:table table:name="table208" table:style-name="Table1">
              <table:table-column table:style-name="Table1.col1"/>
              <table:table-column table:style-name="Table2.col2"/>
              <table:table-row>
                <table:table-cell>
                  <text:p>break</text:p>
                </table:table-cell>
                <table:table-cell>
                  <text:p><text:span>indicates whether or not the element bearing this attribute should be considered to mark the end of an orthographic token in the same way as whitespace.</text:span></text:p>
                  <table:table table:name="table209"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ample values include</text:span></text:p>
                      </table:table-cell>
                      <table:table-cell>
                        <text:p text:style-name="List_20_Heading">yes</text:p>
                        <text:p text:style-name="List_20_Contents"><text:span>the element bearing this attribute is considered to mark the end of any adjacent orthographic token irrespective of the presence of any adjacent whitespace</text:span></text:p>
                        <text:p text:style-name="List_20_Heading">no</text:p>
                        <text:p text:style-name="List_20_Contents"><text:span>the element bearing this attribute is considered not to mark the end of any adjacent orthographic token irrespective of the presence of any adjacent whitespace</text:span></text:p>
                        <text:p text:style-name="List_20_Heading">maybe</text:p>
                        <text:p text:style-name="List_20_Contents"><text:span>the encoding does not take any position on this issue.</text:span></text:p>
                      </table:table-cell>
                    </table:table-row>
                    <table:table-row>
                      <table:table-cell table:number-columns-spanned="2">
                        <text:p>In the following lines from the <text:span>‘Dream of the Rood’</text:span>, linebreaks occur in the middle of the words <text:span text:style-name="Emphasis">lāðost</text:span> and <text:span text:style-name="Emphasis">reord-berendum</text:span>.</text:p>
                        <text:p text:style-name="Preformatted_20_Text">&lt;ab&gt; ...eƿesa tome iu icƿæs ȝeƿorden ƿita heardoſt .</text:p>
                        <text:p text:style-name="Preformatted_20_Text"> leodum la&lt;lb break="no"/&gt; ðost ærþan ichim lifes</text:p>
                        <text:p text:style-name="Preformatted_20_Text"> ƿeȝ rihtne ȝerymde reord be&lt;lb break="no"/&gt;</text:p>
                        <text:p text:style-name="Preformatted_20_Text"> rendum hƿæt me þaȝeƿeorðode ƿuldres ealdor ofer...</text:p>
                        <text:p text:style-name="Preformatted_20_Text">&lt;/ab&gt;</text:p>
                      </table:table-cell>
                      <table:covered-table-cell/>
                    </table:table-row>
                  </table:table>
                </table:table-cell>
              </table:table-row>
            </table:table>
          </table:table-cell>
        </table:table-row>
      </table:table>
      <text:h text:outline-level="2"><text:bookmark text:name="TEI.att.cReferencing"/>att.cReferencing</text:h>
      <table:table table:name="table210" table:style-name="Table1">
        <table:table-column table:style-name="Table1.col1"/>
        <table:table-column table:style-name="Table2.col2"/>
        <table:table-row>
          <table:table-cell table:number-columns-spanned="2">
            <text:p><text:span text:style-name="Highlight">att.cReferencing</text:span> <text:span>provides an attribute which may be used to supply a <text:span text:style-name="Emphasis">canonical reference</text:span> as a means of identifying the target of a pointer.</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ref</text:span></text:p>
          </table:table-cell>
        </table:table-row>
        <table:table-row>
          <table:table-cell>
            <text:p><text:span text:style-name="Highlight">Attributes</text:span></text:p>
          </table:table-cell>
          <table:table-cell>
            <text:p>Attributes</text:p>
            <table:table table:name="table211" table:style-name="Table1">
              <table:table-column table:style-name="Table1.col1"/>
              <table:table-column table:style-name="Table2.col2"/>
              <table:table-row>
                <table:table-cell>
                  <text:p>cRef</text:p>
                </table:table-cell>
                <table:table-cell>
                  <text:p>(<text:span>canonical reference</text:span>) <text:span>specifies the destination of the pointer by supplying a canonical reference expressed using the scheme defined in a &lt;refsDecl&gt; element in the TEI header</text:span></text:p>
                  <table:table table:name="table21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row>
                      <table:table-cell>
                        <text:p><text:span text:style-name="Highlight">Note</text:span></text:p>
                      </table:table-cell>
                      <table:table-cell>
                        <text:p>The value of <text:span text:style-name="Emphasis">cRef</text:span> should be constructed so that when the algorithm for the resolution of canonical references (described in section <text:a xlink:type="simple" xlink:href="http://www.tei-c.org/release/doc/tei-p5-doc/en/html/SA.html#SACR">16.2.5. Canonical References</text:a>) is applied to it the result is a valid URI reference to the intended targetThe &lt;refsDecl&gt; to use may be indicated with the <text:span text:style-name="Emphasis">decls</text:span> attribute.</text:p>
                        <text:line-break/>
                        <text:p>Currently these Guidelines only provide for a single canonical reference to be encoded on any given &lt;ptr&gt; element.</text:p>
                      </table:table-cell>
                    </table:table-row>
                  </table:table>
                </table:table-cell>
              </table:table-row>
            </table:table>
          </table:table-cell>
        </table:table-row>
      </table:table>
      <text:h text:outline-level="2"><text:bookmark text:name="TEI.att.canonical"/>att.canonical</text:h>
      <table:table table:name="table213" table:style-name="Table1">
        <table:table-column table:style-name="Table1.col1"/>
        <table:table-column table:style-name="Table2.col2"/>
        <table:table-row>
          <table:table-cell table:number-columns-spanned="2">
            <text:p><text:span text:style-name="Highlight">att.canonical</text:span> <text:span>provides attributes which can be used to associate a representation such as a name or title with canonical information about the object being named or referenced.</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naming<text:span text:style-name="Emphasis">[att.personal<text:span text:style-name="Emphasis">[surname]</text:span> birth death pubPlace]</text:span></text:span></text:p>
          </table:table-cell>
        </table:table-row>
        <table:table-row>
          <table:table-cell>
            <text:p><text:span text:style-name="Highlight">Attributes</text:span></text:p>
          </table:table-cell>
          <table:table-cell>
            <text:p>Attributes</text:p>
            <table:table table:name="table214" table:style-name="Table1">
              <table:table-column table:style-name="Table1.col1"/>
              <table:table-column table:style-name="Table2.col2"/>
              <table:table-row>
                <table:table-cell>
                  <text:p>key</text:p>
                </table:table-cell>
                <table:table-cell>
                  <text:p><text:span>provides an externally-defined means of identifying the entity (or entities) being named, using a coded value of some kind.</text:span></text:p>
                  <table:table table:name="table21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row>
                      <table:table-cell table:number-columns-spanned="2">
                        <text:p text:style-name="Preformatted_20_Text">&lt;author&gt;</text:p>
                        <text:p text:style-name="Preformatted_20_Text"> &lt;name key="name 427308"</text:p>
                        <text:p text:style-name="Preformatted_20_Text">  type="organisation"&gt;[New Zealand Parliament, Legislative Council]&lt;/name&gt;</text:p>
                        <text:p text:style-name="Preformatted_20_Text">&lt;/author&gt;</text:p>
                      </table:table-cell>
                      <table:covered-table-cell/>
                    </table:table-row>
                    <table:table-row>
                      <table:table-cell table:number-columns-spanned="2">
                        <text:p text:style-name="Preformatted_20_Text">&lt;author&gt;</text:p>
                        <text:p text:style-name="Preformatted_20_Text"> &lt;name key="Hugo, Victor (1802-1885)"</text:p>
                        <text:p text:style-name="Preformatted_20_Text">  ref="http://www.idref.fr/026927608"&gt;Victor Hugo&lt;/name&gt;</text:p>
                        <text:p text:style-name="Preformatted_20_Text">&lt;/author&gt;</text:p>
                      </table:table-cell>
                      <table:covered-table-cell/>
                    </table:table-row>
                    <table:table-row>
                      <table:table-cell>
                        <text:p><text:span text:style-name="Highlight">Note</text:span></text:p>
                      </table:table-cell>
                      <table:table-cell>
                        <text:p>The value may be a unique identifier from a database, or any other externally-defined string identifying the referent. No particular syntax is proposed for the values of the <text:span text:style-name="Emphasis">key</text:span> attribute, since its form will depend entirely on practice within a given project. For the same reason, this attribute is not recommended in data interchange, since there is no way of ensuring that the values used by one project are distinct from those used by another. In such a situation, a preferable approach for magic tokens which follows standard practice on the Web is to use a <text:span text:style-name="Emphasis">ref</text:span> attribute whose value is a tag URI as defined in RFC 4151.</text:p>
                      </table:table-cell>
                    </table:table-row>
                  </table:table>
                </table:table-cell>
              </table:table-row>
              <table:table-row>
                <table:table-cell>
                  <text:p>ref</text:p>
                </table:table-cell>
                <table:table-cell>
                  <text:p>(<text:span>reference</text:span>) <text:span>provides an explicit means of locating a full definition for the entity being named by means of one or more URIs.</text:span></text:p>
                  <table:table table:name="table21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able:number-columns-spanned="2">
                        <text:p text:style-name="Preformatted_20_Text">&lt;name ref="http://viaf.org/viaf/109557338"</text:p>
                        <text:p text:style-name="Preformatted_20_Text"> type="person"&gt;Seamus Heaney&lt;/name&gt;</text:p>
                      </table:table-cell>
                      <table:covered-table-cell/>
                    </table:table-row>
                    <table:table-row>
                      <table:table-cell>
                        <text:p><text:span text:style-name="Highlight">Note</text:span></text:p>
                      </table:table-cell>
                      <table:table-cell>
                        <text:p>The value must point directly to one or more XML elements or other resources by means of one or more URIs, separated by whitespace. If more than one is supplied the implication is that the name identifies several distinct entities.</text:p>
                      </table:table-cell>
                    </table:table-row>
                  </table:table>
                </table:table-cell>
              </table:table-row>
            </table:table>
          </table:table-cell>
        </table:table-row>
      </table:table>
      <text:h text:outline-level="2"><text:bookmark text:name="TEI.att.datable"/>att.datable</text:h>
      <table:table table:name="table217" table:style-name="Table1">
        <table:table-column table:style-name="Table1.col1"/>
        <table:table-column table:style-name="Table2.col2"/>
        <table:table-row>
          <table:table-cell table:number-columns-spanned="2">
            <text:p><text:span text:style-name="Highlight">att.datable</text:span> <text:span>provides attributes for normalization of elements that contain dates, times, or datable events.</text:span> [<text:a xlink:type="simple" xlink:href="http://www.tei-c.org/release/doc/tei-p5-doc/en/html/CO.html#CONADA">3.5.4. Dates and Times</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rth country date death licence location origDate origin persName placeName provenance settlement</text:span></text:p>
          </table:table-cell>
        </table:table-row>
        <table:table-row>
          <table:table-cell>
            <text:p><text:span text:style-name="Highlight">Attributes</text:span></text:p>
          </table:table-cell>
          <table:table-cell>
            <text:p><text:span>Attributes </text:span>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text:p>
            <table:table table:name="table218" table:style-name="Table1">
              <table:table-column table:style-name="Table1.col1"/>
              <table:table-column table:style-name="Table2.col2"/>
              <table:table-row>
                <table:table-cell>
                  <text:p>calendar</text:p>
                </table:table-cell>
                <table:table-cell>
                  <text:p><text:span>indicates the system or calendar to which the date represented by the content of this element belongs.</text:span></text:p>
                  <table:table table:name="table21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ext:p><text:span text:style-name="Highlight">Schematron</text:span></text:p>
                      </table:table-cell>
                      <table:table-cell>
                        <text:p>
&lt;sch:rule context="tei:*[@calendar]"&gt;
&lt;sch:assert test="string-length(.) gt 0"&gt;@calendar indicates the system or calendar to which the date represented by the content of this element
 belongs, but this &lt;sch:name/&gt; element has no textual content.&lt;/sch:assert&gt;&lt;/sch:rule&gt;</text:p>
                      </table:table-cell>
                    </table:table-row>
                    <table:table-row>
                      <table:table-cell table:number-columns-spanned="2">
                        <text:p text:style-name="Preformatted_20_Text">He was born on &lt;date calendar="#Gregorian"&gt;Feb. 22, 1732&lt;/date&gt; </text:p>
                        <text:p text:style-name="Preformatted_20_Text"> (&lt;date calendar="#Julian"</text:p>
                        <text:p text:style-name="Preformatted_20_Text"> when="1732-02-22"&gt; Feb. 11, 1731/32, O.S.&lt;/date&gt;).</text:p>
                      </table:table-cell>
                      <table:covered-table-cell/>
                    </table:table-row>
                  </table:table>
                </table:table-cell>
              </table:table-row>
              <table:table-row>
                <table:table-cell>
                  <text:p>period</text:p>
                </table:table-cell>
                <table:table-cell>
                  <text:p><text:span>supplies a pointer to some location defining a named period of time within which the datable item is understood to have occurred.</text:span></text:p>
                  <table:table table:name="table22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
          </table:table-cell>
        </table:table-row>
        <table:table-row>
          <table:table-cell>
            <text:p><text:span text:style-name="Highlight">Note</text:span></text:p>
          </table:table-cell>
          <table:table-cell>
            <text:p>This <text:span>‘superclass’</text:span> provides attributes that can be used to provide normalized values of temporal information. By default, the attributes from the <text:span>att.datable.w3c</text:span> class are provided. If the module for names &amp; dates is loaded, this class also provides attributes from the <text:span>att.datable.iso</text:span> and <text:span>att.datable.custom</text:span> classes. In general, the possible values of attributes restricted to the W3C datatypes form a subset of those values available via the ISO 8601 standard. However, the greater expressiveness of the ISO datatypes may not be needed, and there exists much greater software support for the W3C datatypes.</text:p>
          </table:table-cell>
        </table:table-row>
      </table:table>
      <text:h text:outline-level="2"><text:bookmark text:name="TEI.att.datable.custom"/>att.datable.custom</text:h>
      <table:table table:name="table221" table:style-name="Table1">
        <table:table-column table:style-name="Table1.col1"/>
        <table:table-column table:style-name="Table2.col2"/>
        <table:table-row>
          <table:table-cell table:number-columns-spanned="2">
            <text:p><text:span text:style-name="Highlight">att.datable.custom</text:span> <text:span>provides attributes for normalization of elements that contain datable events to a custom dating system (i.e. other than the Gregorian used by W3 and ISO).</text:span>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Members</text:span></text:p>
          </table:table-cell>
          <table:table-cell>
            <text:p><text:span text:style-name="Emphasis">att.datable<text:span text:style-name="Emphasis">[birth country date death licence location origDate origin persName placeName provenance settlement]</text:span></text:span></text:p>
          </table:table-cell>
        </table:table-row>
        <table:table-row>
          <table:table-cell>
            <text:p><text:span text:style-name="Highlight">Attributes</text:span></text:p>
          </table:table-cell>
          <table:table-cell>
            <text:p>Attributes</text:p>
            <table:table table:name="table222" table:style-name="Table1">
              <table:table-column table:style-name="Table1.col1"/>
              <table:table-column table:style-name="Table2.col2"/>
              <table:table-row>
                <table:table-cell>
                  <text:p>when-custom</text:p>
                </table:table-cell>
                <table:table-cell>
                  <text:p><text:span>supplies the value of a date or time in some custom standard form.</text:span></text:p>
                  <table:table table:name="table22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row>
                      <table:table-cell table:number-columns-spanned="2">
                        <text:p>The following are examples of custom date or time formats that are <text:span text:style-name="Emphasis">not</text:span> valid ISO or W3C format normalizations, normalized to a different dating system</text:p>
                        <text:p text:style-name="Preformatted_20_Text">&lt;p&gt;Alhazen died in Cairo on the</text:p>
                        <text:p text:style-name="Preformatted_20_Text">&lt;date when="1040-03-06"</text:p>
                        <text:p text:style-name="Preformatted_20_Text">  when-custom="431-06-12"&gt; 12th day of Jumada t-Tania, 430 AH</text:p>
                        <text:p text:style-name="Preformatted_20_Text"> &lt;/date&gt;.&lt;/p&gt;</text:p>
                        <text:p text:style-name="Preformatted_20_Text">&lt;p&gt;The current world will end at the</text:p>
                        <text:p text:style-name="Preformatted_20_Text">&lt;date when="2012-12-21"</text:p>
                        <text:p text:style-name="Preformatted_20_Text">  when-custom="13.0.0.0.0"&gt;end of B'ak'tun 13&lt;/date&gt;.&lt;/p&gt;</text:p>
                        <text:p text:style-name="Preformatted_20_Text">&lt;p&gt;The Battle of Meggidu</text:p>
                        <text:p text:style-name="Preformatted_20_Text"> (&lt;date when-custom="Thutmose_III:23"&gt;23rd year of reign of Thutmose III&lt;/date&gt;).&lt;/p&gt;</text:p>
                        <text:p text:style-name="Preformatted_20_Text">&lt;p&gt;Esidorus bixit in pace annos LXX plus minus sub</text:p>
                        <text:p text:style-name="Preformatted_20_Text">&lt;date when-custom="Ind:4-10-11"&gt;die XI mensis Octobris indictione IIII&lt;/date&gt;</text:p>
                        <text:p text:style-name="Preformatted_20_Text">&lt;/p&gt;</text:p>
                        <text:p>Not all custom date formulations will have Gregorian equivalents.The <text:span text:style-name="Emphasis">when-custom</text:span> attribute and other custom dating are not contrained to a datatype by the TEI, but individual projects are recommended to regularize and document their dating formats.</text:p>
                      </table:table-cell>
                      <table:covered-table-cell/>
                    </table:table-row>
                  </table:table>
                </table:table-cell>
              </table:table-row>
              <table:table-row>
                <table:table-cell>
                  <text:p>notBefore-custom</text:p>
                </table:table-cell>
                <table:table-cell>
                  <text:p><text:span>specifies the earliest possible date for the event in some custom standard form.</text:span></text:p>
                  <table:table table:name="table22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
                </table:table-cell>
              </table:table-row>
              <table:table-row>
                <table:table-cell>
                  <text:p>notAfter-custom</text:p>
                </table:table-cell>
                <table:table-cell>
                  <text:p><text:span>specifies the latest possible date for the event in some custom standard form.</text:span></text:p>
                  <table:table table:name="table22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
                </table:table-cell>
              </table:table-row>
              <table:table-row>
                <table:table-cell>
                  <text:p>from-custom</text:p>
                </table:table-cell>
                <table:table-cell>
                  <text:p><text:span>indicates the starting point of the period in some custom standard form.</text:span></text:p>
                  <table:table table:name="table22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row>
                      <table:table-cell table:number-columns-spanned="2">
                        <text:p text:style-name="Preformatted_20_Text">&lt;event xml:id="FIRE1"</text:p>
                        <text:p text:style-name="Preformatted_20_Text"> datingMethod="#julian"</text:p>
                        <text:p text:style-name="Preformatted_20_Text"> from-custom="1666-09-02"</text:p>
                        <text:p text:style-name="Preformatted_20_Text"> to-custom="1666-09-05"&gt;</text:p>
                        <text:p text:style-name="Preformatted_20_Text"> &lt;head&gt;The Great Fire of London&lt;/head&gt;</text:p>
                        <text:p text:style-name="Preformatted_20_Text"> &lt;p&gt;The Great Fire of London burned through a large part</text:p>
                        <text:p text:style-name="Preformatted_20_Text">   of the city of London.&lt;/p&gt;</text:p>
                        <text:p text:style-name="Preformatted_20_Text">&lt;/event&gt;</text:p>
                      </table:table-cell>
                      <table:covered-table-cell/>
                    </table:table-row>
                  </table:table>
                </table:table-cell>
              </table:table-row>
              <table:table-row>
                <table:table-cell>
                  <text:p>to-custom</text:p>
                </table:table-cell>
                <table:table-cell>
                  <text:p><text:span>indicates the ending point of the period in some custom standard form.</text:span></text:p>
                  <table:table table:name="table22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
                </table:table-cell>
              </table:table-row>
              <table:table-row>
                <table:table-cell>
                  <text:p>datingPoint</text:p>
                </table:table-cell>
                <table:table-cell>
                  <text:p><text:span>supplies a pointer to some location defining a named point in time with reference to which the datable item is understood to have occurred</text:span></text:p>
                  <table:table table:name="table22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row>
                <table:table-cell>
                  <text:p>datingMethod</text:p>
                </table:table-cell>
                <table:table-cell>
                  <text:p><text:span>supplies a pointer to a &lt;calendar&gt; element or other means of interpreting the values of the custom dating attributes.</text:span></text:p>
                  <table:table table:name="table22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able:number-columns-spanned="2">
                        <text:p text:style-name="Preformatted_20_Text">Contayning the Originall, Antiquity, Increaſe, Moderne</text:p>
                        <text:p text:style-name="Preformatted_20_Text"> eſtate, and deſcription of that Citie, written in the yeare</text:p>
                        <text:p text:style-name="Preformatted_20_Text">&lt;date when-custom="1598"</text:p>
                        <text:p text:style-name="Preformatted_20_Text"> calendar="#julian"</text:p>
                        <text:p text:style-name="Preformatted_20_Text"> datingMethod="#julian"&gt;1598&lt;/date&gt;. by Iohn Stow</text:p>
                        <text:p text:style-name="Preformatted_20_Text"> Citizen of London.</text:p>
                      </table:table-cell>
                      <table:covered-table-cell/>
                    </table:table-row>
                    <table:table-row>
                      <table:table-cell>
                        <text:p><text:span text:style-name="Highlight">Note</text:span></text:p>
                      </table:table-cell>
                      <table:table-cell>
                        <text:p>Here the <text:span text:style-name="Emphasis">calendar</text:span> attribute points to a &lt;calendar&gt; element for the Julian calendar, specifying that the text content of the &lt;date&gt; element is a Julian date, and the <text:span text:style-name="Emphasis">datingMethod</text:span> attribute also points to the Julian calendar to indicate that the content of the <text:span text:style-name="Emphasis">when-custom</text:span> attribute value is Julian too.</text:p>
                      </table:table-cell>
                    </table:table-row>
                  </table:table>
                </table:table-cell>
              </table:table-row>
            </table:table>
          </table:table-cell>
        </table:table-row>
      </table:table>
      <text:h text:outline-level="2"><text:bookmark text:name="TEI.att.datable.iso"/>att.datable.iso</text:h>
      <table:table table:name="table230" table:style-name="Table1">
        <table:table-column table:style-name="Table1.col1"/>
        <table:table-column table:style-name="Table2.col2"/>
        <table:table-row>
          <table:table-cell table:number-columns-spanned="2">
            <text:p><text:span text:style-name="Highlight">att.datable.iso</text:span> <text:span>provides attributes for normalization of elements that contain datable events using the ISO 8601 standard.</text:span> [<text:a xlink:type="simple" xlink:href="http://www.tei-c.org/release/doc/tei-p5-doc/en/html/CO.html#CONADA">3.5.4. Dates and Times</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Members</text:span></text:p>
          </table:table-cell>
          <table:table-cell>
            <text:p><text:span text:style-name="Emphasis">att.datable<text:span text:style-name="Emphasis">[birth country date death licence location origDate origin persName placeName provenance settlement]</text:span></text:span></text:p>
          </table:table-cell>
        </table:table-row>
        <table:table-row>
          <table:table-cell>
            <text:p><text:span text:style-name="Highlight">Attributes</text:span></text:p>
          </table:table-cell>
          <table:table-cell>
            <text:p>Attributes</text:p>
            <table:table table:name="table231" table:style-name="Table1">
              <table:table-column table:style-name="Table1.col1"/>
              <table:table-column table:style-name="Table2.col2"/>
              <table:table-row>
                <table:table-cell>
                  <text:p>when-iso</text:p>
                </table:table-cell>
                <table:table-cell>
                  <text:p><text:span>supplies the value of a date or time in a standard form.</text:span></text:p>
                  <table:table table:name="table23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iso</text:p>
                      </table:table-cell>
                    </table:table-row>
                    <table:table-row>
                      <table:table-cell table:number-columns-spanned="2">
                        <text:p>The following are examples of ISO date, time, and date &amp; time formats that are <text:span text:style-name="Emphasis">not</text:span> valid W3C format normalizations.</text:p>
                        <text:p text:style-name="Preformatted_20_Text">&lt;date when-iso="1996-09-24T07:25+00"&gt;Sept. 24th, 1996 at 3:25 in the morning&lt;/date&gt;</text:p>
                        <text:p text:style-name="Preformatted_20_Text">&lt;date when-iso="1996-09-24T03:25-04"&gt;Sept. 24th, 1996 at 3:25 in the morning&lt;/date&gt;</text:p>
                        <text:p text:style-name="Preformatted_20_Text">&lt;time when-iso="1999-01-04T20:42-05"&gt;4 Jan 1999 at 8:42 pm&lt;/time&gt;</text:p>
                        <text:p text:style-name="Preformatted_20_Text">&lt;time when-iso="1999-W01-1T20,70-05"&gt;4 Jan 1999 at 8:42 pm&lt;/time&gt;</text:p>
                        <text:p text:style-name="Preformatted_20_Text">&lt;date when-iso="2006-05-18T10:03"&gt;a few minutes after ten in the morning on Thu 18 May&lt;/date&gt;</text:p>
                        <text:p text:style-name="Preformatted_20_Text">&lt;time when-iso="03:00"&gt;3 A.M.&lt;/time&gt;</text:p>
                        <text:p text:style-name="Preformatted_20_Text">&lt;time when-iso="14"&gt;around two&lt;/time&gt;</text:p>
                        <text:p text:style-name="Preformatted_20_Text">&lt;time when-iso="15,5"&gt;half past three&lt;/time&gt;</text:p>
                        <text:p>All of the examples of the <text:span text:style-name="Emphasis">when</text:span> attribute in the <text:span>att.datable.w3c</text:span> class are also valid with respect to this attribute.</text:p>
                      </table:table-cell>
                      <table:covered-table-cell/>
                    </table:table-row>
                    <table:table-row>
                      <table:table-cell table:number-columns-spanned="2">
                        <text:p text:style-name="Preformatted_20_Text">He likes to be punctual. I said &lt;q&gt;</text:p>
                        <text:p text:style-name="Preformatted_20_Text"> &lt;time when-iso="12"&gt;around noon&lt;/time&gt;</text:p>
                        <text:p text:style-name="Preformatted_20_Text">&lt;/q&gt;, and he showed up at &lt;time when-iso="12:00:00"&gt;12 O'clock&lt;/time&gt; on the dot.</text:p>
                        <text:p>The second occurence of &lt;time&gt; could have been encoded with the <text:span text:style-name="Emphasis">when</text:span> attribute, as <text:span text:style-name="Emphasis">12:00:00</text:span> is a valid time with respect to the W3C <text:span text:style-name="Emphasis">XML Schema Part 2: Datatypes Second Edition</text:span> specification. The first occurence could not.</text:p>
                      </table:table-cell>
                      <table:covered-table-cell/>
                    </table:table-row>
                  </table:table>
                </table:table-cell>
              </table:table-row>
              <table:table-row>
                <table:table-cell>
                  <text:p>notBefore-iso</text:p>
                </table:table-cell>
                <table:table-cell>
                  <text:p><text:span>specifies the earliest possible date for the event in standard form, e.g. yyyy-mm-dd.</text:span></text:p>
                  <table:table table:name="table23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iso</text:p>
                      </table:table-cell>
                    </table:table-row>
                  </table:table>
                </table:table-cell>
              </table:table-row>
              <table:table-row>
                <table:table-cell>
                  <text:p>notAfter-iso</text:p>
                </table:table-cell>
                <table:table-cell>
                  <text:p><text:span>specifies the latest possible date for the event in standard form, e.g. yyyy-mm-dd.</text:span></text:p>
                  <table:table table:name="table23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iso</text:p>
                      </table:table-cell>
                    </table:table-row>
                  </table:table>
                </table:table-cell>
              </table:table-row>
              <table:table-row>
                <table:table-cell>
                  <text:p>from-iso</text:p>
                </table:table-cell>
                <table:table-cell>
                  <text:p><text:span>indicates the starting point of the period in standard form.</text:span></text:p>
                  <table:table table:name="table23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iso</text:p>
                      </table:table-cell>
                    </table:table-row>
                  </table:table>
                </table:table-cell>
              </table:table-row>
              <table:table-row>
                <table:table-cell>
                  <text:p>to-iso</text:p>
                </table:table-cell>
                <table:table-cell>
                  <text:p><text:span>indicates the ending point of the period in standard form.</text:span></text:p>
                  <table:table table:name="table23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iso</text:p>
                      </table:table-cell>
                    </table:table-row>
                  </table:table>
                </table:table-cell>
              </table:table-row>
            </table:table>
          </table:table-cell>
        </table:table-row>
        <table:table-row>
          <table:table-cell>
            <text:p><text:span text:style-name="Highlight">Note</text:span></text:p>
          </table:table-cell>
          <table:table-cell>
            <text:p>The value of these attributes should be a normalized representation of the date, time, or combined date &amp; time intended, in any of the standard formats specified by ISO 8601, using the Gregorian calendar.</text:p>
          </table:table-cell>
        </table:table-row>
        <table:table-row>
          <table:table-cell>
            <text:p><text:span text:style-name="Highlight">Note</text:span></text:p>
          </table:table-cell>
          <table:table-cell>
            <text:p>If both <text:span text:style-name="Emphasis">when-iso</text:span> and <text:span text:style-name="Emphasis">dur-iso</text:span> are specified, the values should be interpreted as indicating a span of time by its starting time (or date) and duration. That is, </text:p>
            <text:p text:style-name="Preformatted_20_Text">&lt;date when-iso="2007-06-01" dur-iso="P8D"/&gt;</text:p>
            <text:p> indicates the same time period as </text:p>
            <text:p text:style-name="Preformatted_20_Text">&lt;date when-iso="2007-06-01/P8D"/&gt;</text:p>
            <text:p>In providing a <text:span>‘regularized’</text:span> form, no claim is made that the form in the source text is incorrect; the regularized form is simply that chosen as the main form for purposes of unifying variant forms under a single heading.</text:p>
          </table:table-cell>
        </table:table-row>
      </table:table>
      <text:h text:outline-level="2"><text:bookmark text:name="TEI.att.datable.w3c"/>att.datable.w3c</text:h>
      <table:table table:name="table237" table:style-name="Table1">
        <table:table-column table:style-name="Table1.col1"/>
        <table:table-column table:style-name="Table2.col2"/>
        <table:table-row>
          <table:table-cell table:number-columns-spanned="2">
            <text:p><text:span text:style-name="Highlight">att.datable.w3c</text:span> <text:span>provides attributes for normalization of elements that contain datable events conforming to the W3C <text:span text:style-name="Emphasis">XML Schema Part 2: Datatypes Second Edition</text:span>.</text:span> [<text:a xlink:type="simple" xlink:href="http://www.tei-c.org/release/doc/tei-p5-doc/en/html/CO.html#CONADA">3.5.4. Dates and Times</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datable<text:span text:style-name="Emphasis">[birth country date death licence location origDate origin persName placeName provenance settlement]</text:span></text:span></text:p>
          </table:table-cell>
        </table:table-row>
        <table:table-row>
          <table:table-cell>
            <text:p><text:span text:style-name="Highlight">Attributes</text:span></text:p>
          </table:table-cell>
          <table:table-cell>
            <text:p>Attributes</text:p>
            <table:table table:name="table238" table:style-name="Table1">
              <table:table-column table:style-name="Table1.col1"/>
              <table:table-column table:style-name="Table2.col2"/>
              <table:table-row>
                <table:table-cell>
                  <text:p>when</text:p>
                </table:table-cell>
                <table:table-cell>
                  <text:p><text:span>supplies the value of the date or time in a standard form, e.g. yyyy-mm-dd.</text:span></text:p>
                  <table:table table:name="table23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row>
                      <table:table-cell table:number-columns-spanned="2">
                        <text:p>Examples of W3C date, time, and date &amp; time formats.</text:p>
                        <text:p text:style-name="Preformatted_20_Text">&lt;p&gt;</text:p>
                        <text:p text:style-name="Preformatted_20_Text"> &lt;date when="1945-10-24"&gt;24 Oct 45&lt;/date&gt;</text:p>
                        <text:p text:style-name="Preformatted_20_Text"> &lt;date when="1996-09-24T07:25:00Z"&gt;September 24th, 1996 at 3:25 in the morning&lt;/date&gt;</text:p>
                        <text:p text:style-name="Preformatted_20_Text"> &lt;time when="1999-01-04T20:42:00-05:00"&gt;Jan 4 1999 at 8 pm&lt;/time&gt;</text:p>
                        <text:p text:style-name="Preformatted_20_Text"> &lt;time when="14:12:38"&gt;fourteen twelve and 38 seconds&lt;/time&gt;</text:p>
                        <text:p text:style-name="Preformatted_20_Text"> &lt;date when="1962-10"&gt;October of 1962&lt;/date&gt;</text:p>
                        <text:p text:style-name="Preformatted_20_Text"> &lt;date when="--06-12"&gt;June 12th&lt;/date&gt;</text:p>
                        <text:p text:style-name="Preformatted_20_Text"> &lt;date when="---01"&gt;the first of the month&lt;/date&gt;</text:p>
                        <text:p text:style-name="Preformatted_20_Text"> &lt;date when="--08"&gt;August&lt;/date&gt;</text:p>
                        <text:p text:style-name="Preformatted_20_Text"> &lt;date when="2006"&gt;MMVI&lt;/date&gt;</text:p>
                        <text:p text:style-name="Preformatted_20_Text"> &lt;date when="0056"&gt;AD 56&lt;/date&gt;</text:p>
                        <text:p text:style-name="Preformatted_20_Text"> &lt;date when="-0056"&gt;56 BC&lt;/date&gt;</text:p>
                        <text:p text:style-name="Preformatted_20_Text">&lt;/p&gt;</text:p>
                      </table:table-cell>
                      <table:covered-table-cell/>
                    </table:table-row>
                    <table:table-row>
                      <table:table-cell table:number-columns-spanned="2">
                        <text:p text:style-name="Preformatted_20_Text">This list begins in</text:p>
                        <text:p text:style-name="Preformatted_20_Text"> the year 1632, more precisely on Trinity Sunday, i.e. the Sunday after</text:p>
                        <text:p text:style-name="Preformatted_20_Text"> Pentecost, in that year the &lt;date calendar="#Julian"</text:p>
                        <text:p text:style-name="Preformatted_20_Text"> when="1632-06-06"&gt;27th of May (old style)&lt;/date&gt;.</text:p>
                      </table:table-cell>
                      <table:covered-table-cell/>
                    </table:table-row>
                    <table:table-row>
                      <table:table-cell table:number-columns-spanned="2">
                        <text:p text:style-name="Preformatted_20_Text">&lt;opener&gt;</text:p>
                        <text:p text:style-name="Preformatted_20_Text"> &lt;dateline&gt;</text:p>
                        <text:p text:style-name="Preformatted_20_Text">  &lt;placeName&gt;Dorchester, Village,&lt;/placeName&gt;</text:p>
                        <text:p text:style-name="Preformatted_20_Text">  &lt;date when="1828-03-02"&gt;March 2d. 1828.&lt;/date&gt;</text:p>
                        <text:p text:style-name="Preformatted_20_Text"> &lt;/dateline&gt;</text:p>
                        <text:p text:style-name="Preformatted_20_Text"> &lt;salute&gt;To</text:p>
                        <text:p text:style-name="Preformatted_20_Text">   Mrs. Cornell,&lt;/salute&gt; Sunday &lt;time when="12:00:00"&gt;noon.&lt;/time&gt;</text:p>
                        <text:p text:style-name="Preformatted_20_Text">&lt;/opener&gt;</text:p>
                      </table:table-cell>
                      <table:covered-table-cell/>
                    </table:table-row>
                  </table:table>
                </table:table-cell>
              </table:table-row>
              <table:table-row>
                <table:table-cell>
                  <text:p>notBefore</text:p>
                </table:table-cell>
                <table:table-cell>
                  <text:p><text:span>specifies the earliest possible date for the event in standard form, e.g. yyyy-mm-dd.</text:span></text:p>
                  <table:table table:name="table24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
                </table:table-cell>
              </table:table-row>
              <table:table-row>
                <table:table-cell>
                  <text:p>notAfter</text:p>
                </table:table-cell>
                <table:table-cell>
                  <text:p><text:span>specifies the latest possible date for the event in standard form, e.g. yyyy-mm-dd.</text:span></text:p>
                  <table:table table:name="table24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
                </table:table-cell>
              </table:table-row>
              <table:table-row>
                <table:table-cell>
                  <text:p>from</text:p>
                </table:table-cell>
                <table:table-cell>
                  <text:p><text:span>indicates the starting point of the period in standard form, e.g. yyyy-mm-dd.</text:span></text:p>
                  <table:table table:name="table24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
                </table:table-cell>
              </table:table-row>
              <table:table-row>
                <table:table-cell>
                  <text:p>to</text:p>
                </table:table-cell>
                <table:table-cell>
                  <text:p><text:span>indicates the ending point of the period in standard form, e.g. yyyy-mm-dd.</text:span></text:p>
                  <table:table table:name="table24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
                </table:table-cell>
              </table:table-row>
            </table:table>
          </table:table-cell>
        </table:table-row>
        <table:table-row>
          <table:table-cell>
            <text:p><text:span text:style-name="Highlight">Example</text:span></text:p>
          </table:table-cell>
          <table:table-cell>
            <text:p text:style-name="Preformatted_20_Text">&lt;date from="1863-05-28" to="1863-06-01"&gt;28 May through 1 June 1863&lt;/date&gt;</text:p>
          </table:table-cell>
        </table:table-row>
        <table:table-row>
          <table:table-cell>
            <text:p><text:span text:style-name="Highlight">Note</text:span></text:p>
          </table:table-cell>
          <table:table-cell>
            <text:p>The value of these attributes should be a normalized representation of the date, time, or combined date &amp; time intended, in any of the standard formats specified by <text:span text:style-name="Emphasis">XML Schema Part 2: Datatypes Second Edition</text:span>, using the Gregorian calendar.The most commonly-encountered format for the date portion of a temporal attribute is <text:span text:style-name="User_20_Entry">yyyy-mm-dd</text:span>, but <text:span text:style-name="User_20_Entry">yyyy</text:span>, <text:span text:style-name="User_20_Entry">--mm</text:span>, <text:span text:style-name="User_20_Entry">---dd</text:span>, <text:span text:style-name="User_20_Entry">yyyy-mm</text:span>, or <text:span text:style-name="User_20_Entry">--mm-dd</text:span> may also be used. For the time part, the form <text:span text:style-name="User_20_Entry">hh:mm:ss</text:span> is used.</text:p>
            <text:line-break/>
            <text:p>Note that this format does not currently permit use of the value <text:span text:style-name="Emphasis">0000</text:span> to represent the year 1 BCE; instead the value <text:span text:style-name="Emphasis">-0001</text:span> should be used.</text:p>
          </table:table-cell>
        </table:table-row>
      </table:table>
      <text:h text:outline-level="2"><text:bookmark text:name="TEI.att.datcat"/>att.datcat</text:h>
      <table:table table:name="table244" table:style-name="Table1">
        <table:table-column table:style-name="Table1.col1"/>
        <table:table-column table:style-name="Table2.col2"/>
        <table:table-row>
          <table:table-cell table:number-columns-spanned="2">
            <text:p><text:span text:style-name="Highlight">att.datcat</text:span> <text:span>provides the <text:span text:style-name="Emphasis">dcr:datacat</text:span> and <text:span text:style-name="Emphasis">dcr:ValueDatacat</text:span> attributes which are used to align XML elements or attributes with the appropriate Data Categories (DCs) defined by the ISO 12620:2009 standard and stored in the Web repository called ISOCat at <text:a xlink:type="simple" xlink:href="http://www.isocat.org/">http://www.isocat.org/</text:a>.</text:span> [<text:a xlink:type="simple" xlink:href="http://www.tei-c.org/release/doc/tei-p5-doc/en/html/DI.html#DIMVLV">9.5.2. Lexical View</text:a> <text:a xlink:type="simple" xlink:href="http://www.tei-c.org/release/doc/tei-p5-doc/en/html/FS.html#FSSY">18.3. Other Atomic Feature Valu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segLike</text:span></text:p>
          </table:table-cell>
        </table:table-row>
        <table:table-row>
          <table:table-cell>
            <text:p><text:span text:style-name="Highlight">Attributes</text:span></text:p>
          </table:table-cell>
          <table:table-cell>
            <text:p>Attributes</text:p>
            <table:table table:name="table245" table:style-name="Table1">
              <table:table-column table:style-name="Table1.col1"/>
              <table:table-column table:style-name="Table2.col2"/>
              <table:table-row>
                <table:table-cell>
                  <text:p>datcat</text:p>
                </table:table-cell>
                <table:table-cell>
                  <text:p><text:span>contains a PID (persistent identifier) that aligns the given element with the appropriate Data Category (or categories) in ISOcat.</text:span></text:p>
                  <table:table table:name="table24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row>
                <table:table-cell>
                  <text:p>valueDatcat</text:p>
                </table:table-cell>
                <table:table-cell>
                  <text:p><text:span>contains a PID (persistent identifier) that aligns the content of the given element or the value of the given attribute with the appropriate simple Data Category (or categories) in ISOcat.</text:span></text:p>
                  <table:table table:name="table24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Example</text:span></text:p>
          </table:table-cell>
          <table:table-cell>
            <text:p>In this example <text:span text:style-name="Emphasis">dcr:datcat</text:span> relates the feature name to the data category "partOfSpeech" and <text:span text:style-name="Emphasis">dcr:valueDatcat</text:span> the feature value to the data category "commonNoun". Both these data categories reside in the ISOcat DCR at <text:a xlink:type="simple" xlink:href="http://www.isocat.org">www.isocat.org</text:a>, which is the DCR used by ISO TC37 and hosted by its registration authority, the MPI for Psycholinguistics in Nijmegen.</text:p>
            <text:p text:style-name="Preformatted_20_Text">&lt;fs&gt;</text:p>
            <text:p text:style-name="Preformatted_20_Text"> &lt;f name="POS"</text:p>
            <text:p text:style-name="Preformatted_20_Text">  dcr:datcat="http://www.isocat.org/datcat/DC-1345" fVal="#commonNoun"</text:p>
            <text:p text:style-name="Preformatted_20_Text">  dcr:valueDatcat="http://www.isocat.org/datcat/DC-1256"/&gt;</text:p>
            <text:p text:style-name="Preformatted_20_Text">&lt;/fs&gt;</text:p>
          </table:table-cell>
        </table:table-row>
        <table:table-row>
          <table:table-cell>
            <text:p><text:span text:style-name="Highlight">Note</text:span></text:p>
          </table:table-cell>
          <table:table-cell>
            <text:p>ISO 12620:2009 is a standard describing the data model and procedures for a Data Category Registry (DCR). Data categories are defined as elementary descriptors in a linguistic structure. In the DCR data model each data category gets assigned a unique Peristent IDentifier (PID), i.e., an URI. Linguistic resources or preferably their schemas that make use of data categories from a DCR should refer to them using this PID. For XML-based resources, like TEI documents, ISO 12620:2009 normative Annex A gives a small Data Category Reference XML vocabulary (also available online at <text:a xlink:type="simple" xlink:href="http://www.isocat.org/12620/">http://www.isocat.org/12620/</text:a>), which provides two attributes, <text:span text:style-name="Emphasis">dcr:datcat</text:span> and <text:span text:style-name="Emphasis">dcr:valueDatcat</text:span>.</text:p>
          </table:table-cell>
        </table:table-row>
      </table:table>
      <text:h text:outline-level="2"><text:bookmark text:name="TEI.att.declarable"/>att.declarable</text:h>
      <table:table table:name="table248" table:style-name="Table1">
        <table:table-column table:style-name="Table1.col1"/>
        <table:table-column table:style-name="Table2.col2"/>
        <table:table-row>
          <table:table-cell table:number-columns-spanned="2">
            <text:p><text:span text:style-name="Highlight">att.declarable</text:span> <text:span>provides attributes for those elements in the TEI header which may be independently selected by means of the special purpose <text:span text:style-name="Emphasis">decls</text:span> attribute.</text:span> [<text:a xlink:type="simple" xlink:href="http://www.tei-c.org/release/doc/tei-p5-doc/en/html/CC.html#CCAS">15.3. Associating Contextual Information with a Text</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vailability bibl listBibl</text:span></text:p>
          </table:table-cell>
        </table:table-row>
        <table:table-row>
          <table:table-cell>
            <text:p><text:span text:style-name="Highlight">Attributes</text:span></text:p>
          </table:table-cell>
          <table:table-cell>
            <text:p>Attributes</text:p>
            <table:table table:name="table249" table:style-name="Table1">
              <table:table-column table:style-name="Table1.col1"/>
              <table:table-column table:style-name="Table2.col2"/>
              <table:table-row>
                <table:table-cell>
                  <text:p>default</text:p>
                </table:table-cell>
                <table:table-cell>
                  <text:p><text:span>indicates whether or not this element is selected by default when its parent is selected.</text:span></text:p>
                  <table:table table:name="table25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ruthValue</text:p>
                      </table:table-cell>
                    </table:table-row>
                    <table:table-row>
                      <table:table-cell>
                        <text:p><text:span text:style-name="Highlight">Legal values are:</text:span></text:p>
                      </table:table-cell>
                      <table:table-cell>
                        <text:p text:style-name="List_20_Heading">true</text:p>
                        <text:p text:style-name="List_20_Contents"><text:span>This element is selected if its parent is selected</text:span></text:p>
                        <text:p text:style-name="List_20_Heading">false</text:p>
                        <text:p text:style-name="List_20_Contents"><text:span>This element can only be selected explicitly, unless it is the only one of its kind, in which case it is selected if its parent is selected.</text:span><text:span text:style-name="Emphasis">[Default]</text:span></text:p>
                      </table:table-cell>
                    </table:table-row>
                  </table:table>
                </table:table-cell>
              </table:table-row>
            </table:table>
          </table:table-cell>
        </table:table-row>
        <table:table-row>
          <table:table-cell>
            <text:p><text:span text:style-name="Highlight">Note</text:span></text:p>
          </table:table-cell>
          <table:table-cell>
            <text:p>The rules governing the association of declarable elements with individual parts of a TEI text are fully defined in chapter <text:a xlink:type="simple" xlink:href="http://www.tei-c.org/release/doc/tei-p5-doc/en/html/CC.html#CCAS">15.3. Associating Contextual Information with a Text</text:a>. Only one element of a particular type may have a <text:span text:style-name="Emphasis">default</text:span> attribute with a value of <text:span text:style-name="Emphasis">true</text:span>.</text:p>
          </table:table-cell>
        </table:table-row>
      </table:table>
      <text:h text:outline-level="2"><text:bookmark text:name="TEI.att.declaring"/>att.declaring</text:h>
      <table:table table:name="table251" table:style-name="Table1">
        <table:table-column table:style-name="Table1.col1"/>
        <table:table-column table:style-name="Table2.col2"/>
        <table:table-row>
          <table:table-cell table:number-columns-spanned="2">
            <text:p><text:span text:style-name="Highlight">att.declaring</text:span> <text:span>provides attributes for elements which may be independently associated with a particular declarable element within the header, thus overriding the inherited default for that element.</text:span> [<text:a xlink:type="simple" xlink:href="http://www.tei-c.org/release/doc/tei-p5-doc/en/html/CC.html#CCAS">15.3. Associating Contextual Information with a Text</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ody div geo lg msDesc p ref text</text:span></text:p>
          </table:table-cell>
        </table:table-row>
        <table:table-row>
          <table:table-cell>
            <text:p><text:span text:style-name="Highlight">Attributes</text:span></text:p>
          </table:table-cell>
          <table:table-cell>
            <text:p>Attributes</text:p>
            <table:table table:name="table252" table:style-name="Table1">
              <table:table-column table:style-name="Table1.col1"/>
              <table:table-column table:style-name="Table2.col2"/>
              <table:table-row>
                <table:table-cell>
                  <text:p>decls</text:p>
                </table:table-cell>
                <table:table-cell>
                  <text:p><text:span>identifies one or more <text:span text:style-name="Emphasis">declarable elements</text:span> within the header, which are understood to apply to the element bearing this attribute and its content.</text:span></text:p>
                  <table:table table:name="table25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Note</text:span></text:p>
          </table:table-cell>
          <table:table-cell>
            <text:p>The rules governing the association of declarable elements with individual parts of a TEI text are fully defined in chapter <text:a xlink:type="simple" xlink:href="http://www.tei-c.org/release/doc/tei-p5-doc/en/html/CC.html#CCAS">15.3. Associating Contextual Information with a Text</text:a>.</text:p>
          </table:table-cell>
        </table:table-row>
      </table:table>
      <text:h text:outline-level="2"><text:bookmark text:name="TEI.att.dimensions"/>att.dimensions</text:h>
      <table:table table:name="table254" table:style-name="Table1">
        <table:table-column table:style-name="Table1.col1"/>
        <table:table-column table:style-name="Table2.col2"/>
        <table:table-row>
          <table:table-cell table:number-columns-spanned="2">
            <text:p><text:span text:style-name="Highlight">att.dimensions</text:span> <text:span>provides attributes for describing the size of physical objec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editLike<text:span text:style-name="Emphasis">[birth death location]</text:span></text:span></text:p>
          </table:table-cell>
        </table:table-row>
        <table:table-row>
          <table:table-cell>
            <text:p><text:span text:style-name="Highlight">Attributes</text:span></text:p>
          </table:table-cell>
          <table:table-cell>
            <text:p><text:span>Attributes </text:span>att.ranging (<text:span text:style-name="Emphasis">@atLeast</text:span>, <text:span text:style-name="Emphasis">@atMost</text:span>, <text:span text:style-name="Emphasis">@min</text:span>, <text:span text:style-name="Emphasis">@max</text:span>, <text:span text:style-name="Emphasis">@confidence</text:span>) </text:p>
            <table:table table:name="table255" table:style-name="Table1">
              <table:table-column table:style-name="Table1.col1"/>
              <table:table-column table:style-name="Table2.col2"/>
              <table:table-row>
                <table:table-cell>
                  <text:p>unit</text:p>
                </table:table-cell>
                <table:table-cell>
                  <text:p><text:span>names the unit used for the measurement</text:span></text:p>
                  <table:table table:name="table25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uggested values include:</text:span></text:p>
                      </table:table-cell>
                      <table:table-cell>
                        <text:p text:style-name="List_20_Heading">cm</text:p>
                        <text:p text:style-name="List_20_Contents">(<text:span>centimetres</text:span>)</text:p>
                        <text:p text:style-name="List_20_Heading">mm</text:p>
                        <text:p text:style-name="List_20_Contents">(<text:span>millimetres</text:span>)</text:p>
                        <text:p text:style-name="List_20_Heading">in</text:p>
                        <text:p text:style-name="List_20_Contents">(<text:span>inches</text:span>)</text:p>
                        <text:p text:style-name="List_20_Heading">lines</text:p>
                        <text:p text:style-name="List_20_Contents"><text:span>lines of text</text:span></text:p>
                        <text:p text:style-name="List_20_Heading">chars</text:p>
                        <text:p text:style-name="List_20_Contents">(<text:span>characters</text:span>) <text:span>characters of text</text:span></text:p>
                      </table:table-cell>
                    </table:table-row>
                  </table:table>
                </table:table-cell>
              </table:table-row>
              <table:table-row>
                <table:table-cell>
                  <text:p>quantity</text:p>
                </table:table-cell>
                <table:table-cell>
                  <text:p><text:span>specifies the length in the units specified</text:span></text:p>
                  <table:table table:name="table25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numeric</text:p>
                      </table:table-cell>
                    </table:table-row>
                  </table:table>
                </table:table-cell>
              </table:table-row>
              <table:table-row>
                <table:table-cell>
                  <text:p>extent</text:p>
                </table:table-cell>
                <table:table-cell>
                  <text:p><text:span>indicates the size of the object concerned using a project-specific vocabulary combining quantity and units in a single string of words.</text:span></text:p>
                  <table:table table:name="table25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row>
                      <table:table-cell table:number-columns-spanned="2">
                        <text:p text:style-name="Preformatted_20_Text">&lt;gap extent="5 words"/&gt;</text:p>
                      </table:table-cell>
                      <table:covered-table-cell/>
                    </table:table-row>
                    <table:table-row>
                      <table:table-cell table:number-columns-spanned="2">
                        <text:p text:style-name="Preformatted_20_Text">&lt;height extent="half the page"/&gt;</text:p>
                      </table:table-cell>
                      <table:covered-table-cell/>
                    </table:table-row>
                  </table:table>
                </table:table-cell>
              </table:table-row>
              <table:table-row>
                <table:table-cell>
                  <text:p>precision</text:p>
                </table:table-cell>
                <table:table-cell>
                  <text:p><text:span>characterizes the precision of the values specified by the other attributes.</text:span></text:p>
                  <table:table table:name="table25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certainty</text:p>
                      </table:table-cell>
                    </table:table-row>
                  </table:table>
                </table:table-cell>
              </table:table-row>
              <table:table-row>
                <table:table-cell>
                  <text:p>scope</text:p>
                </table:table-cell>
                <table:table-cell>
                  <text:p><text:span>where the measurement summarizes more than one observation, specifies the applicability of this measurement.</text:span></text:p>
                  <table:table table:name="table26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ample values include:</text:span></text:p>
                      </table:table-cell>
                      <table:table-cell>
                        <text:p text:style-name="List_20_Heading">all</text:p>
                        <text:p text:style-name="List_20_Contents"><text:span>measurement applies to all instances.</text:span></text:p>
                        <text:p text:style-name="List_20_Heading">most</text:p>
                        <text:p text:style-name="List_20_Contents"><text:span>measurement applies to most of the instances inspected.</text:span></text:p>
                        <text:p text:style-name="List_20_Heading">range</text:p>
                        <text:p text:style-name="List_20_Contents"><text:span>measurement applies to only the specified range of instances.</text:span></text:p>
                      </table:table-cell>
                    </table:table-row>
                  </table:table>
                </table:table-cell>
              </table:table-row>
            </table:table>
          </table:table-cell>
        </table:table-row>
      </table:table>
      <text:h text:outline-level="2"><text:bookmark text:name="TEI.att.docStatus"/>att.docStatus</text:h>
      <table:table table:name="table261" table:style-name="Table1">
        <table:table-column table:style-name="Table1.col1"/>
        <table:table-column table:style-name="Table2.col2"/>
        <table:table-row>
          <table:table-cell table:number-columns-spanned="2">
            <text:p><text:span text:style-name="Highlight">att.docStatus</text:span> <text:span>provides attributes for use on metadata elements describing the status of a docume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bl</text:span></text:p>
          </table:table-cell>
        </table:table-row>
        <table:table-row>
          <table:table-cell>
            <text:p><text:span text:style-name="Highlight">Attributes</text:span></text:p>
          </table:table-cell>
          <table:table-cell>
            <text:p>Attributes</text:p>
            <table:table table:name="table262" table:style-name="Table1">
              <table:table-column table:style-name="Table1.col1"/>
              <table:table-column table:style-name="Table2.col2"/>
              <table:table-row>
                <table:table-cell>
                  <text:p>status</text:p>
                </table:table-cell>
                <table:table-cell>
                  <text:p><text:span>describes the status of a document either currently or, when associated with a dated element, at the time indicated.</text:span></text:p>
                  <table:table table:name="table26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ample values include:</text:span></text:p>
                      </table:table-cell>
                      <table:table-cell>
                        <text:p text:style-name="List_20_Heading">approved</text:p>
                        <text:p text:style-name="List_20_Contents"/>
                        <text:p text:style-name="List_20_Heading">candidate</text:p>
                        <text:p text:style-name="List_20_Contents"/>
                        <text:p text:style-name="List_20_Heading">cleared</text:p>
                        <text:p text:style-name="List_20_Contents"/>
                        <text:p text:style-name="List_20_Heading">deprecated</text:p>
                        <text:p text:style-name="List_20_Contents"/>
                        <text:p text:style-name="List_20_Heading">draft</text:p>
                        <text:p text:style-name="List_20_Contents"><text:span text:style-name="Emphasis">[Default]</text:span></text:p>
                        <text:p text:style-name="List_20_Heading">embargoed</text:p>
                        <text:p text:style-name="List_20_Contents"/>
                        <text:p text:style-name="List_20_Heading">expired</text:p>
                        <text:p text:style-name="List_20_Contents"/>
                        <text:p text:style-name="List_20_Heading">frozen</text:p>
                        <text:p text:style-name="List_20_Contents"/>
                        <text:p text:style-name="List_20_Heading">galley</text:p>
                        <text:p text:style-name="List_20_Contents"/>
                        <text:p text:style-name="List_20_Heading">proposed</text:p>
                        <text:p text:style-name="List_20_Contents"/>
                        <text:p text:style-name="List_20_Heading">published</text:p>
                        <text:p text:style-name="List_20_Contents"/>
                        <text:p text:style-name="List_20_Heading">recommendation</text:p>
                        <text:p text:style-name="List_20_Contents"/>
                        <text:p text:style-name="List_20_Heading">submitted</text:p>
                        <text:p text:style-name="List_20_Contents"/>
                        <text:p text:style-name="List_20_Heading">unfinished</text:p>
                        <text:p text:style-name="List_20_Contents"/>
                        <text:p text:style-name="List_20_Heading">withdrawn</text:p>
                        <text:p text:style-name="List_20_Contents"/>
                      </table:table-cell>
                    </table:table-row>
                  </table:table>
                </table:table-cell>
              </table:table-row>
            </table:table>
          </table:table-cell>
        </table:table-row>
        <table:table-row>
          <table:table-cell>
            <text:p><text:span text:style-name="Highlight">Example</text:span></text:p>
          </table:table-cell>
          <table:table-cell>
            <text:p text:style-name="Preformatted_20_Text">&lt;revisionDesc status="published"&gt;</text:p>
            <text:p text:style-name="Preformatted_20_Text"> &lt;change when="2010-10-21"</text:p>
            <text:p text:style-name="Preformatted_20_Text">  status="published"/&gt;</text:p>
            <text:p text:style-name="Preformatted_20_Text"> &lt;change when="2010-10-02" status="cleared"/&gt;</text:p>
            <text:p text:style-name="Preformatted_20_Text"> &lt;change when="2010-08-02"</text:p>
            <text:p text:style-name="Preformatted_20_Text">  status="embargoed"/&gt;</text:p>
            <text:p text:style-name="Preformatted_20_Text"> &lt;change when="2010-05-01" status="frozen"</text:p>
            <text:p text:style-name="Preformatted_20_Text">  who="#MSM"/&gt;</text:p>
            <text:p text:style-name="Preformatted_20_Text"> &lt;change when="2010-03-01" status="draft"</text:p>
            <text:p text:style-name="Preformatted_20_Text">  who="#LB"/&gt;</text:p>
            <text:p text:style-name="Preformatted_20_Text">&lt;/revisionDesc&gt;</text:p>
          </table:table-cell>
        </table:table-row>
      </table:table>
      <text:h text:outline-level="2"><text:bookmark text:name="TEI.att.editLike"/>att.editLike</text:h>
      <table:table table:name="table264" table:style-name="Table1">
        <table:table-column table:style-name="Table1.col1"/>
        <table:table-column table:style-name="Table2.col2"/>
        <table:table-row>
          <table:table-cell table:number-columns-spanned="2">
            <text:p><text:span text:style-name="Highlight">att.editLike</text:span> <text:span>provides attributes describing the nature of an encoded scholarly intervention or interpretation of any kind.</text:span> [<text:a xlink:type="simple" xlink:href="http://www.tei-c.org/release/doc/tei-p5-doc/en/html/CO.html#COED">3.4. Simple Editorial Changes</text:a> <text:a xlink:type="simple" xlink:href="http://www.tei-c.org/release/doc/tei-p5-doc/en/html/ms.html#msdates">10.3.1. Origination</text:a> <text:a xlink:type="simple" xlink:href="http://www.tei-c.org/release/doc/tei-p5-doc/en/html/ND.html#NDPERSE">13.3.2. The Person Element</text:a> <text:a xlink:type="simple" xlink:href="http://www.tei-c.org/release/doc/tei-p5-doc/en/html/PH.html#PHCO">11.3.1.1. Core Elements for Transcriptional Work</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rth death location</text:span></text:p>
          </table:table-cell>
        </table:table-row>
        <table:table-row>
          <table:table-cell>
            <text:p><text:span text:style-name="Highlight">Attributes</text:span></text:p>
          </table:table-cell>
          <table:table-cell>
            <text:p><text:span>Attributes </text:span>att.dimensions (<text:span text:style-name="Emphasis">@unit</text:span>, <text:span text:style-name="Emphasis">@quantity</text:span>, <text:span text:style-name="Emphasis">@extent</text:span>, <text:span text:style-name="Emphasis">@precision</text:span>, <text:span text:style-name="Emphasis">@scope</text:span>)  (att.ranging (<text:span text:style-name="Emphasis">@atLeast</text:span>, <text:span text:style-name="Emphasis">@atMost</text:span>, <text:span text:style-name="Emphasis">@min</text:span>, <text:span text:style-name="Emphasis">@max</text:span>, <text:span text:style-name="Emphasis">@confidence</text:span>)) att.source (<text:span text:style-name="Emphasis">@source</text:span>) </text:p>
            <table:table table:name="table265" table:style-name="Table1">
              <table:table-column table:style-name="Table1.col1"/>
              <table:table-column table:style-name="Table2.col2"/>
              <table:table-row>
                <table:table-cell>
                  <text:p>evidence</text:p>
                </table:table-cell>
                <table:table-cell>
                  <text:p><text:span>indicates the nature of the evidence supporting the reliability or accuracy of the intervention or interpretation.</text:span></text:p>
                  <table:table table:name="table26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enumerated</text:p>
                        <text:p><text:span>separated by whitespace</text:span></text:p>
                      </table:table-cell>
                    </table:table-row>
                    <table:table-row>
                      <table:table-cell>
                        <text:p><text:span text:style-name="Highlight">Suggested values include:</text:span></text:p>
                      </table:table-cell>
                      <table:table-cell>
                        <text:p text:style-name="List_20_Heading">internal</text:p>
                        <text:p text:style-name="List_20_Contents"><text:span>there is internal evidence to support the intervention.</text:span></text:p>
                        <text:p text:style-name="List_20_Heading">external</text:p>
                        <text:p text:style-name="List_20_Contents"><text:span>there is external evidence to support the intervention.</text:span></text:p>
                        <text:p text:style-name="List_20_Heading">conjecture</text:p>
                        <text:p text:style-name="List_20_Contents"><text:span>the intervention or interpretation has been made by the editor, cataloguer, or scholar on the basis of their expertise.</text:span></text:p>
                      </table:table-cell>
                    </table:table-row>
                  </table:table>
                </table:table-cell>
              </table:table-row>
              <table:table-row>
                <table:table-cell>
                  <text:p>instant</text:p>
                </table:table-cell>
                <table:table-cell>
                  <text:p><text:span>indicates whether this is an instant revision or not.</text:span></text:p>
                  <table:table table:name="table26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xTruthValue</text:p>
                      </table:table-cell>
                    </table:table-row>
                    <table:table-row>
                      <table:table-cell>
                        <text:p><text:span text:style-name="Highlight">Default</text:span></text:p>
                      </table:table-cell>
                      <table:table-cell>
                        <text:p>false</text:p>
                      </table:table-cell>
                    </table:table-row>
                  </table:table>
                </table:table-cell>
              </table:table-row>
            </table:table>
          </table:table-cell>
        </table:table-row>
        <table:table-row>
          <table:table-cell>
            <text:p><text:span text:style-name="Highlight">Note</text:span></text:p>
          </table:table-cell>
          <table:table-cell>
            <text:p>The members of this attribute class are typically used to represent any kind of editorial intervention in a text, for example a correction or interpretation, or to date or localize manuscripts etc.</text:p>
          </table:table-cell>
        </table:table-row>
        <table:table-row>
          <table:table-cell>
            <text:p><text:span text:style-name="Highlight">Note</text:span></text:p>
          </table:table-cell>
          <table:table-cell>
            <text:p>Each pointer on the <text:span text:style-name="Emphasis">source</text:span> (if present) corresponding to a witness or witness group should reference a bibliographic citation such as a &lt;witness&gt;, &lt;msDesc&gt;, or &lt;bibl&gt; element, or another external bibliographic citation, documenting the source concerned.</text:p>
          </table:table-cell>
        </table:table-row>
      </table:table>
      <text:h text:outline-level="2"><text:bookmark text:name="TEI.att.edition"/>att.edition</text:h>
      <table:table table:name="table268" table:style-name="Table1">
        <table:table-column table:style-name="Table1.col1"/>
        <table:table-column table:style-name="Table2.col2"/>
        <table:table-row>
          <table:table-cell table:number-columns-spanned="2">
            <text:p><text:span text:style-name="Highlight">att.edition</text:span> <text:span>provides attributes identifying the source edition from which some encoded feature deriv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b lb pb</text:span></text:p>
          </table:table-cell>
        </table:table-row>
        <table:table-row>
          <table:table-cell>
            <text:p><text:span text:style-name="Highlight">Attributes</text:span></text:p>
          </table:table-cell>
          <table:table-cell>
            <text:p>Attributes</text:p>
            <table:table table:name="table269" table:style-name="Table1">
              <table:table-column table:style-name="Table1.col1"/>
              <table:table-column table:style-name="Table2.col2"/>
              <table:table-row>
                <table:table-cell>
                  <text:p>ed</text:p>
                </table:table-cell>
                <table:table-cell>
                  <text:p>(<text:span>edition</text:span>) <text:span>supplies a sigil or other arbitrary identifier for the source edition in which the associated feature (for example, a page, column, or line break) occurs at this point in the text.</text:span></text:p>
                  <table:table table:name="table27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
                </table:table-cell>
              </table:table-row>
              <table:table-row>
                <table:table-cell>
                  <text:p>edRef</text:p>
                </table:table-cell>
                <table:table-cell>
                  <text:p>(<text:span>edition reference</text:span>) <text:span>provides a pointer to the source edition in which the associated feature (for example, a page, column, or line break) occurs at this point in the text.</text:span></text:p>
                  <table:table table:name="table27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Example</text:span></text:p>
          </table:table-cell>
          <table:table-cell>
            <text:p text:style-name="Preformatted_20_Text">&lt;l&gt;Of Mans First Disobedience,&lt;lb ed="1674"/&gt; and&lt;lb ed="1667"/&gt; the Fruit&lt;/l&gt;</text:p>
            <text:p text:style-name="Preformatted_20_Text">&lt;l&gt;Of that Forbidden Tree, whose&lt;lb ed="1667 1674"/&gt; mortal tast&lt;/l&gt;</text:p>
            <text:p text:style-name="Preformatted_20_Text">&lt;l&gt;Brought Death into the World,&lt;lb ed="1667"/&gt; and all&lt;lb ed="1674"/&gt; our woe,&lt;/l&gt;</text:p>
          </table:table-cell>
        </table:table-row>
        <table:table-row>
          <table:table-cell>
            <text:p><text:span text:style-name="Highlight">Example</text:span></text:p>
          </table:table-cell>
          <table:table-cell>
            <text:p text:style-name="Preformatted_20_Text">&lt;listBibl&gt;</text:p>
            <text:p text:style-name="Preformatted_20_Text"> &lt;bibl xml:id="stapledon1937"&gt;</text:p>
            <text:p text:style-name="Preformatted_20_Text">  &lt;author&gt;Olaf Stapledon&lt;/author&gt;,</text:p>
            <text:p text:style-name="Preformatted_20_Text"> &lt;title&gt;Starmaker&lt;/title&gt;, &lt;publisher&gt;Methuen&lt;/publisher&gt;, &lt;date&gt;1937&lt;/date&gt;</text:p>
            <text:p text:style-name="Preformatted_20_Text"> &lt;/bibl&gt;</text:p>
            <text:p text:style-name="Preformatted_20_Text"> &lt;bibl xml:id="stapledon1968"&gt;</text:p>
            <text:p text:style-name="Preformatted_20_Text">  &lt;author&gt;Olaf Stapledon&lt;/author&gt;,</text:p>
            <text:p text:style-name="Preformatted_20_Text"> &lt;title&gt;Starmaker&lt;/title&gt;, &lt;publisher&gt;Dover&lt;/publisher&gt;, &lt;date&gt;1968&lt;/date&gt;</text:p>
            <text:p text:style-name="Preformatted_20_Text"> &lt;/bibl&gt;</text:p>
            <text:p text:style-name="Preformatted_20_Text">&lt;/listBibl&gt;</text:p>
            <text:p text:style-name="Preformatted_20_Text">&lt;!-- .... --&gt;</text:p>
            <text:p text:style-name="Preformatted_20_Text">&lt;p&gt;Looking into the future aeons from the supreme moment of</text:p>
            <text:p text:style-name="Preformatted_20_Text"> the cosmos, I saw the populations still with all their</text:p>
            <text:p text:style-name="Preformatted_20_Text"> strength maintaining the&lt;pb n="411" edRef="#stapledon1968"/&gt;essentials of their ancient culture,</text:p>
            <text:p text:style-name="Preformatted_20_Text"> still living their personal lives in zest and endless</text:p>
            <text:p text:style-name="Preformatted_20_Text"> novelty of action, … I saw myself still</text:p>
            <text:p text:style-name="Preformatted_20_Text"> preserving, though with increasing difficulty, my lucid</text:p>
            <text:p text:style-name="Preformatted_20_Text"> con-&lt;pb n="291" edRef="#stapledon1937"/&gt;sciousness;&lt;/p&gt;</text:p>
          </table:table-cell>
        </table:table-row>
      </table:table>
      <text:h text:outline-level="2"><text:bookmark text:name="TEI.att.fragmentable"/>att.fragmentable</text:h>
      <table:table table:name="table272" table:style-name="Table1">
        <table:table-column table:style-name="Table1.col1"/>
        <table:table-column table:style-name="Table2.col2"/>
        <table:table-row>
          <table:table-cell table:number-columns-spanned="2">
            <text:p><text:span text:style-name="Highlight">att.fragmentable</text:span> <text:span>groups structural elements which may be fragmented, usually as a consequence of some overlapping hierarch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divLike att.segLike</text:span></text:p>
          </table:table-cell>
        </table:table-row>
        <table:table-row>
          <table:table-cell>
            <text:p><text:span text:style-name="Highlight">Attributes</text:span></text:p>
          </table:table-cell>
          <table:table-cell>
            <text:p>Attributes</text:p>
            <table:table table:name="table273" table:style-name="Table1">
              <table:table-column table:style-name="Table1.col1"/>
              <table:table-column table:style-name="Table2.col2"/>
              <table:table-row>
                <table:table-cell>
                  <text:p>part</text:p>
                </table:table-cell>
                <table:table-cell>
                  <text:p><text:span>specifies whether or not its parent element is fragmented in some way, typically by some other overlapping structure: for example a speech which is divided between two or more verse stanzas, a paragraph which is split across a page division, a verse line which is divided between two speakers.</text:span></text:p>
                  <table:table table:name="table27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Y</text:p>
                        <text:p text:style-name="List_20_Contents">(<text:span>yes</text:span>) <text:span>the element is fragmented in some (unspecified) respect</text:span></text:p>
                        <text:p text:style-name="List_20_Heading">N</text:p>
                        <text:p text:style-name="List_20_Contents">(<text:span>no</text:span>) <text:span>either the element is not fragmented, or no claim is made as to its completeness.</text:span><text:span text:style-name="Emphasis">[Default]</text:span></text:p>
                        <text:p text:style-name="List_20_Heading">I</text:p>
                        <text:p text:style-name="List_20_Contents">(<text:span>initial</text:span>) <text:span>this is the initial part of a fragmented element</text:span></text:p>
                        <text:p text:style-name="List_20_Heading">M</text:p>
                        <text:p text:style-name="List_20_Contents">(<text:span>medial</text:span>) <text:span>this is a medial part of a fragmented element</text:span></text:p>
                        <text:p text:style-name="List_20_Heading">F</text:p>
                        <text:p text:style-name="List_20_Contents">(<text:span>final</text:span>) <text:span>this is the final part of a fragmented element</text:span></text:p>
                      </table:table-cell>
                    </table:table-row>
                    <table:table-row>
                      <table:table-cell>
                        <text:p><text:span text:style-name="Highlight">Note</text:span></text:p>
                      </table:table-cell>
                      <table:table-cell>
                        <text:p>The values <text:span text:style-name="Emphasis">I</text:span>, <text:span text:style-name="Emphasis">M</text:span>, or <text:span text:style-name="Emphasis">F</text:span> should be used only where it is clear how the element may be be reconstituted.</text:p>
                      </table:table-cell>
                    </table:table-row>
                  </table:table>
                </table:table-cell>
              </table:table-row>
            </table:table>
          </table:table-cell>
        </table:table-row>
      </table:table>
      <text:h text:outline-level="2"><text:bookmark text:name="TEI.att.global"/>att.global</text:h>
      <table:table table:name="table275" table:style-name="Table1">
        <table:table-column table:style-name="Table1.col1"/>
        <table:table-column table:style-name="Table2.col2"/>
        <table:table-row>
          <table:table-cell table:number-columns-spanned="2">
            <text:p><text:span text:style-name="Highlight">att.global</text:span> <text:span>provides attributes common to all elements in the TEI encoding scheme.</text:span> [<text:a xlink:type="simple" xlink:href="http://www.tei-c.org/release/doc/tei-p5-doc/en/html/ST.html#STGA">1.3.1.1. Global Attribut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pp availability bibl birth death geo lem licence listBibl location pubPlace publisher rdg said surname teiCorpus</text:span></text:p>
          </table:table-cell>
        </table:table-row>
        <table:table-row>
          <table:table-cell>
            <text:p><text:span text:style-name="Highlight">Attributes</text:span></text:p>
          </table:table-cell>
          <table:table-cell>
            <text:p><text:span>Attributes </text:span>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text:p>
            <table:table table:name="table276" table:style-name="Table1">
              <table:table-column table:style-name="Table1.col1"/>
              <table:table-column table:style-name="Table2.col2"/>
              <table:table-row>
                <table:table-cell>
                  <text:p>xml:id</text:p>
                </table:table-cell>
                <table:table-cell>
                  <text:p>(<text:span>identifier</text:span>) <text:span>provides a unique identifier for the element bearing the attribute.</text:span></text:p>
                  <table:table table:name="table27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xsd:ID</text:p>
                      </table:table-cell>
                    </table:table-row>
                    <table:table-row>
                      <table:table-cell>
                        <text:p><text:span text:style-name="Highlight">Note</text:span></text:p>
                      </table:table-cell>
                      <table:table-cell>
                        <text:p>The <text:span text:style-name="Emphasis">xml:id</text:span> attribute may be used to specify a canonical reference for an element; see section <text:a xlink:type="simple" xlink:href="http://www.tei-c.org/release/doc/tei-p5-doc/en/html/CO.html#CORS">3.10. Reference Systems</text:a>.</text:p>
                      </table:table-cell>
                    </table:table-row>
                  </table:table>
                </table:table-cell>
              </table:table-row>
              <table:table-row>
                <table:table-cell>
                  <text:p>n</text:p>
                </table:table-cell>
                <table:table-cell>
                  <text:p>(<text:span>number</text:span>) <text:span>gives a number (or other label) for an element, which is not necessarily unique within the document.</text:span></text:p>
                  <table:table table:name="table27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row>
                      <table:table-cell>
                        <text:p><text:span text:style-name="Highlight">Note</text:span></text:p>
                      </table:table-cell>
                      <table:table-cell>
                        <text:p>The value of this attribute is always understood to be a single token, even if it contains space or other punctuation characters, and need not be composed of numbers only. It is typically used to specify the numbering of chapters, sections, list items, etc.; it may also be used in the specification of a standard reference system for the text.</text:p>
                      </table:table-cell>
                    </table:table-row>
                  </table:table>
                </table:table-cell>
              </table:table-row>
              <table:table-row>
                <table:table-cell>
                  <text:p>xml:lang</text:p>
                </table:table-cell>
                <table:table-cell>
                  <text:p>(<text:span>language</text:span>) <text:span>indicates the language of the element content using a <text:span>‘tag’</text:span> generated according to <text:a xlink:type="simple" xlink:href="http://www.rfc-editor.org/rfc/bcp/bcp47.txt">BCP 47</text:a>.</text:span></text:p>
                  <table:table table:name="table27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language</text:p>
                      </table:table-cell>
                    </table:table-row>
                    <table:table-row>
                      <table:table-cell table:number-columns-spanned="2">
                        <text:p text:style-name="Preformatted_20_Text">&lt;p&gt; … The consequences of</text:p>
                        <text:p text:style-name="Preformatted_20_Text"> this rapid depopulation were the loss of the last</text:p>
                        <text:p text:style-name="Preformatted_20_Text">&lt;foreign xml:lang="rap"&gt;ariki&lt;/foreign&gt; or chief</text:p>
                        <text:p text:style-name="Preformatted_20_Text"> (Routledge 1920:205,210) and their connections to</text:p>
                        <text:p text:style-name="Preformatted_20_Text"> ancestral territorial organization.&lt;/p&gt;</text:p>
                      </table:table-cell>
                      <table:covered-table-cell/>
                    </table:table-row>
                    <table:table-row>
                      <table:table-cell>
                        <text:p><text:span text:style-name="Highlight">Note</text:span></text:p>
                      </table:table-cell>
                      <table:table-cell>
                        <text:p>The xml:lang value will be inherited from the immediately enclosing element, or from its parent, and so on up the document hierarchy. It is generally good practice to specify xml:lang at the highest appropriate level, noticing that a different default may be needed for the teiHeader from that needed for the associated resource element or elements, and that a single TEI document may contain texts in many languages.The authoritative list of registered language subtags is maintained by IANA and is available at <text:a xlink:type="simple" xlink:href="http://www.iana.org/assignments/language-subtag-registry">http://www.iana.org/assignments/language-subtag-registry</text:a>. For a good general overview of the construction of language tags, see <text:a xlink:type="simple" xlink:href="http://www.w3.org/International/articles/language-tags/">http://www.w3.org/International/articles/language-tags/</text:a>, and for a practical step-by-step guide, see <text:a xlink:type="simple" xlink:href="http://www.w3.org/International/questions/qa-choosing-language-tags">http://www.w3.org/International/questions/qa-choosing-language-tags</text:a>.</text:p>
                        <text:line-break/>
                        <text:p>The value used must conform with BCP 47. If the value is a private use code (i.e., starts with <text:span text:style-name="Emphasis">x-</text:span> or contains <text:span text:style-name="Emphasis">-x-</text:span>), a &lt;language&gt; element with a matching value for its <text:span text:style-name="Emphasis">ident</text:span> attribute should be supplied in the TEI header to document this value. Such documentation may also optionally be supplied for non-private-use codes, though these must remain consistent with their <text:span> (IETF)</text:span><text:span>Internet Engineering Task Force</text:span> definitions.</text:p>
                      </table:table-cell>
                    </table:table-row>
                  </table:table>
                </table:table-cell>
              </table:table-row>
              <table:table-row>
                <table:table-cell>
                  <text:p>xml:base</text:p>
                </table:table-cell>
                <table:table-cell>
                  <text:p><text:span>provides a base URI reference with which applications can resolve relative URI references into absolute URI references.</text:span></text:p>
                  <table:table table:name="table28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able:number-columns-spanned="2">
                        <text:p text:style-name="Preformatted_20_Text">&lt;div type="bibl"&gt;</text:p>
                        <text:p text:style-name="Preformatted_20_Text"> &lt;head&gt;Bibliography&lt;/head&gt;</text:p>
                        <text:p text:style-name="Preformatted_20_Text"> &lt;listBibl xml:base="http://www.lib.ucdavis.edu/BWRP/Works/"&gt;</text:p>
                        <text:p text:style-name="Preformatted_20_Text">  &lt;bibl&gt;</text:p>
                        <text:p text:style-name="Preformatted_20_Text">   &lt;author&gt;</text:p>
                        <text:p text:style-name="Preformatted_20_Text">    &lt;name&gt;Landon, Letitia Elizabeth&lt;/name&gt;</text:p>
                        <text:p text:style-name="Preformatted_20_Text">   &lt;/author&gt;</text:p>
                        <text:p text:style-name="Preformatted_20_Text">   &lt;ref target="LandLVowOf.sgm"&gt;</text:p>
                        <text:p text:style-name="Preformatted_20_Text">    &lt;title&gt;The Vow of the Peacock&lt;/title&gt;</text:p>
                        <text:p text:style-name="Preformatted_20_Text">   &lt;/ref&gt;</text:p>
                        <text:p text:style-name="Preformatted_20_Text">  &lt;/bibl&gt;</text:p>
                        <text:p text:style-name="Preformatted_20_Text">  &lt;bibl&gt;</text:p>
                        <text:p text:style-name="Preformatted_20_Text">   &lt;author&gt;</text:p>
                        <text:p text:style-name="Preformatted_20_Text">    &lt;name&gt;Compton, Margaret Clephane&lt;/name&gt;</text:p>
                        <text:p text:style-name="Preformatted_20_Text">   &lt;/author&gt;</text:p>
                        <text:p text:style-name="Preformatted_20_Text">   &lt;ref target="NortMIrene.sgm"&gt;</text:p>
                        <text:p text:style-name="Preformatted_20_Text">    &lt;title&gt;Irene, a Poem in Six Cantos&lt;/title&gt;</text:p>
                        <text:p text:style-name="Preformatted_20_Text">   &lt;/ref&gt;</text:p>
                        <text:p text:style-name="Preformatted_20_Text">  &lt;/bibl&gt;</text:p>
                        <text:p text:style-name="Preformatted_20_Text">  &lt;bibl&gt;</text:p>
                        <text:p text:style-name="Preformatted_20_Text">   &lt;author&gt;</text:p>
                        <text:p text:style-name="Preformatted_20_Text">    &lt;name&gt;Taylor, Jane&lt;/name&gt;</text:p>
                        <text:p text:style-name="Preformatted_20_Text">   &lt;/author&gt;</text:p>
                        <text:p text:style-name="Preformatted_20_Text">   &lt;ref target="TaylJEssay.sgm"&gt;</text:p>
                        <text:p text:style-name="Preformatted_20_Text">    &lt;title&gt;Essays in Rhyme on Morals and Manners&lt;/title&gt;</text:p>
                        <text:p text:style-name="Preformatted_20_Text">   &lt;/ref&gt;</text:p>
                        <text:p text:style-name="Preformatted_20_Text">  &lt;/bibl&gt;</text:p>
                        <text:p text:style-name="Preformatted_20_Text"> &lt;/listBibl&gt;</text:p>
                        <text:p text:style-name="Preformatted_20_Text">&lt;/div&gt;</text:p>
                      </table:table-cell>
                      <table:covered-table-cell/>
                    </table:table-row>
                  </table:table>
                </table:table-cell>
              </table:table-row>
              <table:table-row>
                <table:table-cell>
                  <text:p>xml:space</text:p>
                </table:table-cell>
                <table:table-cell>
                  <text:p><text:span>signals an intention about how white space should be managed by applications.</text:span></text:p>
                  <table:table table:name="table28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default</text:p>
                        <text:p text:style-name="List_20_Contents"><text:span>signals that the application's default white-space processing modes are acceptable</text:span></text:p>
                        <text:p text:style-name="List_20_Heading">preserve</text:p>
                        <text:p text:style-name="List_20_Contents"><text:span>indicates the intent that applications preserve all white space</text:span></text:p>
                      </table:table-cell>
                    </table:table-row>
                    <table:table-row>
                      <table:table-cell>
                        <text:p><text:span text:style-name="Highlight">Note</text:span></text:p>
                      </table:table-cell>
                      <table:table-cell>
                        <text:p>The <text:a xlink:type="simple" xlink:href="http://www.w3.org/TR/REC-xml/#sec-white-space">XML specification</text:a> provides further guidance on the use of this attribute. Note that many parsers may not handle xml:space correctly.</text:p>
                      </table:table-cell>
                    </table:table-row>
                  </table:table>
                </table:table-cell>
              </table:table-row>
            </table:table>
          </table:table-cell>
        </table:table-row>
      </table:table>
      <text:h text:outline-level="2"><text:bookmark text:name="TEI.att.global.analytic"/>att.global.analytic</text:h>
      <table:table table:name="table282" table:style-name="Table1">
        <table:table-column table:style-name="Table1.col1"/>
        <table:table-column table:style-name="Table2.col2"/>
        <table:table-row>
          <table:table-cell table:number-columns-spanned="2">
            <text:p><text:span text:style-name="Highlight">att.global.analytic</text:span> <text:span>provides additional global attributes for associating specific analyses or interpretations with appropriate portions of a text.</text:span> [<text:a xlink:type="simple" xlink:href="http://www.tei-c.org/release/doc/tei-p5-doc/en/html/AI.html#AISP">17.3. Spans and Interpretations</text:a>]</text:p>
          </table:table-cell>
          <table:covered-table-cell/>
        </table:table-row>
        <table:table-row>
          <table:table-cell>
            <text:p><text:span text:style-name="Highlight">Module</text:span></text:p>
          </table:table-cell>
          <table:table-cell>
            <text:p>analysis</text:p>
          </table:table-cell>
        </table:table-row>
        <table:table-row>
          <table:table-cell>
            <text:p><text:span text:style-name="Highlight">Members</text:span></text:p>
          </table:table-cell>
          <table:table-cell>
            <text:p><text:span text:style-name="Emphasis">att.global<text:span text:style-name="Emphasis">[app availability bibl birth death geo lem licence listBibl location pubPlace publisher rdg said surname teiCorpus]</text:span></text:span></text:p>
          </table:table-cell>
        </table:table-row>
        <table:table-row>
          <table:table-cell>
            <text:p><text:span text:style-name="Highlight">Attributes</text:span></text:p>
          </table:table-cell>
          <table:table-cell>
            <text:p>Attributes</text:p>
            <table:table table:name="table283" table:style-name="Table1">
              <table:table-column table:style-name="Table1.col1"/>
              <table:table-column table:style-name="Table2.col2"/>
              <table:table-row>
                <table:table-cell>
                  <text:p>ana</text:p>
                </table:table-cell>
                <table:table-cell>
                  <text:p>(<text:span>analysis</text:span>) <text:span>indicates one or more elements containing interpretations of the element on which the <text:span text:style-name="Emphasis">ana</text:span> attribute appears.</text:span></text:p>
                  <table:table table:name="table28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When multiple values are given, they may reflect either multiple divergent interpretations of an ambiguous text, or multiple mutually consistent interpretations of the same passage in different contexts.</text:p>
                      </table:table-cell>
                    </table:table-row>
                  </table:table>
                </table:table-cell>
              </table:table-row>
            </table:table>
          </table:table-cell>
        </table:table-row>
      </table:table>
      <text:h text:outline-level="2"><text:bookmark text:name="TEI.att.global.change"/>att.global.change</text:h>
      <table:table table:name="table285" table:style-name="Table1">
        <table:table-column table:style-name="Table1.col1"/>
        <table:table-column table:style-name="Table2.col2"/>
        <table:table-row>
          <table:table-cell table:number-columns-spanned="2">
            <text:p><text:span text:style-name="Highlight">att.global.change</text:span> <text:span>supplies the <text:span text:style-name="Emphasis">change</text:span> attribute, allowing its member elements to specify one or more states or revision campaigns with which they are associated.</text:span></text:p>
          </table:table-cell>
          <table:covered-table-cell/>
        </table:table-row>
        <table:table-row>
          <table:table-cell>
            <text:p><text:span text:style-name="Highlight">Module</text:span></text:p>
          </table:table-cell>
          <table:table-cell>
            <text:p>transcr</text:p>
          </table:table-cell>
        </table:table-row>
        <table:table-row>
          <table:table-cell>
            <text:p><text:span text:style-name="Highlight">Members</text:span></text:p>
          </table:table-cell>
          <table:table-cell>
            <text:p><text:span text:style-name="Emphasis">att.global<text:span text:style-name="Emphasis">[app availability bibl birth death geo lem licence listBibl location pubPlace publisher rdg said surname teiCorpus]</text:span></text:span></text:p>
          </table:table-cell>
        </table:table-row>
        <table:table-row>
          <table:table-cell>
            <text:p><text:span text:style-name="Highlight">Attributes</text:span></text:p>
          </table:table-cell>
          <table:table-cell>
            <text:p>Attributes</text:p>
            <table:table table:name="table286" table:style-name="Table1">
              <table:table-column table:style-name="Table1.col1"/>
              <table:table-column table:style-name="Table2.col2"/>
              <table:table-row>
                <table:table-cell>
                  <text:p>change</text:p>
                </table:table-cell>
                <table:table-cell>
                  <text:p><text:span>points to one or more &lt;change&gt; elements documenting a state or revision campaign to which the element bearing this attribute and its children have been assigned by the encoder.</text:span></text:p>
                  <table:table table:name="table28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
      <text:h text:outline-level="2"><text:bookmark text:name="TEI.att.global.facs"/>att.global.facs</text:h>
      <table:table table:name="table288" table:style-name="Table1">
        <table:table-column table:style-name="Table1.col1"/>
        <table:table-column table:style-name="Table2.col2"/>
        <table:table-row>
          <table:table-cell table:number-columns-spanned="2">
            <text:p><text:span text:style-name="Highlight">att.global.facs</text:span> <text:span>groups elements corresponding with all or part of an image, because they contain an alternative representation of it, typically but not necessarily a transcription of it.</text:span> [<text:a xlink:type="simple" xlink:href="http://www.tei-c.org/release/doc/tei-p5-doc/en/html/PH.html#PHFAX">11.1. Digital Facsimiles</text:a>]</text:p>
          </table:table-cell>
          <table:covered-table-cell/>
        </table:table-row>
        <table:table-row>
          <table:table-cell>
            <text:p><text:span text:style-name="Highlight">Module</text:span></text:p>
          </table:table-cell>
          <table:table-cell>
            <text:p>transcr</text:p>
          </table:table-cell>
        </table:table-row>
        <table:table-row>
          <table:table-cell>
            <text:p><text:span text:style-name="Highlight">Members</text:span></text:p>
          </table:table-cell>
          <table:table-cell>
            <text:p><text:span text:style-name="Emphasis">att.global<text:span text:style-name="Emphasis">[app availability bibl birth death geo lem licence listBibl location pubPlace publisher rdg said surname teiCorpus]</text:span></text:span></text:p>
          </table:table-cell>
        </table:table-row>
        <table:table-row>
          <table:table-cell>
            <text:p><text:span text:style-name="Highlight">Attributes</text:span></text:p>
          </table:table-cell>
          <table:table-cell>
            <text:p>Attributes</text:p>
            <table:table table:name="table289" table:style-name="Table1">
              <table:table-column table:style-name="Table1.col1"/>
              <table:table-column table:style-name="Table2.col2"/>
              <table:table-row>
                <table:table-cell>
                  <text:p>facs</text:p>
                </table:table-cell>
                <table:table-cell>
                  <text:p>(<text:span>facsimile</text:span>) <text:span>points to all or part of an image which corresponds with the content of the element.</text:span></text:p>
                  <table:table table:name="table29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
      <text:h text:outline-level="2"><text:bookmark text:name="TEI.att.global.linking"/>att.global.linking</text:h>
      <table:table table:name="table291" table:style-name="Table1">
        <table:table-column table:style-name="Table1.col1"/>
        <table:table-column table:style-name="Table2.col2"/>
        <table:table-row>
          <table:table-cell table:number-columns-spanned="2">
            <text:p><text:span text:style-name="Highlight">att.global.linking</text:span> <text:span>defines a set of attributes for hypertextual linking.</text:span></text:p>
          </table:table-cell>
          <table:covered-table-cell/>
        </table:table-row>
        <table:table-row>
          <table:table-cell>
            <text:p><text:span text:style-name="Highlight">Module</text:span></text:p>
          </table:table-cell>
          <table:table-cell>
            <text:p>linking</text:p>
          </table:table-cell>
        </table:table-row>
        <table:table-row>
          <table:table-cell>
            <text:p><text:span text:style-name="Highlight">Members</text:span></text:p>
          </table:table-cell>
          <table:table-cell>
            <text:p><text:span text:style-name="Emphasis">att.global<text:span text:style-name="Emphasis">[app availability bibl birth death geo lem licence listBibl location pubPlace publisher rdg said surname teiCorpus]</text:span></text:span></text:p>
          </table:table-cell>
        </table:table-row>
        <table:table-row>
          <table:table-cell>
            <text:p><text:span text:style-name="Highlight">Attributes</text:span></text:p>
          </table:table-cell>
          <table:table-cell>
            <text:p>Attributes</text:p>
            <table:table table:name="table292" table:style-name="Table1">
              <table:table-column table:style-name="Table1.col1"/>
              <table:table-column table:style-name="Table2.col2"/>
              <table:table-row>
                <table:table-cell>
                  <text:p>corresp</text:p>
                </table:table-cell>
                <table:table-cell>
                  <text:p>(<text:span>corresponds</text:span>) <text:span>points to elements that correspond to the current element in some way.</text:span></text:p>
                  <table:table table:name="table29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able:number-columns-spanned="2">
                        <text:p text:style-name="Preformatted_20_Text">&lt;group&gt;</text:p>
                        <text:p text:style-name="Preformatted_20_Text"> &lt;text xml:id="t1-g1-t1"</text:p>
                        <text:p text:style-name="Preformatted_20_Text">  xml:lang="mi"&gt;</text:p>
                        <text:p text:style-name="Preformatted_20_Text">  &lt;body xml:id="t1-g1-t1-body1"&gt;</text:p>
                        <text:p text:style-name="Preformatted_20_Text">   &lt;div type="chapter"&gt;</text:p>
                        <text:p text:style-name="Preformatted_20_Text">    &lt;head&gt;He Whakamaramatanga mo te Ture Hoko, Riihi hoki, i nga Whenua Maori, 1876.&lt;/head&gt;</text:p>
                        <text:p text:style-name="Preformatted_20_Text">    &lt;p&gt;…&lt;/p&gt;</text:p>
                        <text:p text:style-name="Preformatted_20_Text">   &lt;/div&gt;</text:p>
                        <text:p text:style-name="Preformatted_20_Text">  &lt;/body&gt;</text:p>
                        <text:p text:style-name="Preformatted_20_Text"> &lt;/text&gt;</text:p>
                        <text:p text:style-name="Preformatted_20_Text"> &lt;text xml:id="t1-g1-t2"</text:p>
                        <text:p text:style-name="Preformatted_20_Text">  xml:lang="en"&gt;</text:p>
                        <text:p text:style-name="Preformatted_20_Text">  &lt;body xml:id="t1-g1-t2-body1"</text:p>
                        <text:p text:style-name="Preformatted_20_Text">   corresp="#t1-g1-t1-body1"&gt;</text:p>
                        <text:p text:style-name="Preformatted_20_Text">   &lt;div type="chapter"&gt;</text:p>
                        <text:p text:style-name="Preformatted_20_Text">    &lt;head&gt;An Act to regulate the Sale, Letting, and Disposal of Native Lands, 1876.&lt;/head&gt;</text:p>
                        <text:p text:style-name="Preformatted_20_Text">    &lt;p&gt;…&lt;/p&gt;</text:p>
                        <text:p text:style-name="Preformatted_20_Text">   &lt;/div&gt;</text:p>
                        <text:p text:style-name="Preformatted_20_Text">  &lt;/body&gt;</text:p>
                        <text:p text:style-name="Preformatted_20_Text"> &lt;/text&gt;</text:p>
                        <text:p text:style-name="Preformatted_20_Text">&lt;/group&gt;</text:p>
                        <text:p>In this example a &lt;group&gt; contains two &lt;text&gt;s, each containing the same document in a different language. The correspondence is indicated using <text:span text:style-name="Emphasis">corresp</text:span>. The language is indicated using <text:span text:style-name="User_20_Entry">xml:lang</text:span>, whose value is inherited; both the tag with the <text:span text:style-name="Emphasis">corresp</text:span> and the tag pointed to by the <text:span text:style-name="Emphasis">corresp</text:span> inherit the value from their immediate parent.</text:p>
                      </table:table-cell>
                      <table:covered-table-cell/>
                    </table:table-row>
                    <table:table-row>
                      <table:table-cell table:number-columns-spanned="2">
                        <text:p text:style-name="Preformatted_20_Text"/>
                        <text:p text:style-name="Preformatted_20_Text">&lt;!-- In a placeography --&gt;&lt;place xml:id="LOND1"</text:p>
                        <text:p text:style-name="Preformatted_20_Text"> corresp="#LOND2 #GENI1"&gt;</text:p>
                        <text:p text:style-name="Preformatted_20_Text"> &lt;placeName&gt;London&lt;/placeName&gt;</text:p>
                        <text:p text:style-name="Preformatted_20_Text"> &lt;desc&gt;The city of London...&lt;/desc&gt;</text:p>
                        <text:p text:style-name="Preformatted_20_Text">&lt;/place&gt;</text:p>
                        <text:p text:style-name="Preformatted_20_Text">&lt;!-- In a literary personography --&gt;</text:p>
                        <text:p text:style-name="Preformatted_20_Text">&lt;person xml:id="LOND2"</text:p>
                        <text:p text:style-name="Preformatted_20_Text"> corresp="#LOND1 #GENI1"&gt;</text:p>
                        <text:p text:style-name="Preformatted_20_Text"> &lt;persName type="lit"&gt;London&lt;/persName&gt;</text:p>
                        <text:p text:style-name="Preformatted_20_Text"> &lt;note&gt;</text:p>
                        <text:p text:style-name="Preformatted_20_Text">  &lt;p&gt;Allegorical character representing the city of &lt;ref target="LOND1.xml"&gt;London&lt;/ref&gt;.</text:p>
                        <text:p text:style-name="Preformatted_20_Text">  &lt;/p&gt;</text:p>
                        <text:p text:style-name="Preformatted_20_Text"> &lt;/note&gt;</text:p>
                        <text:p text:style-name="Preformatted_20_Text">&lt;/person&gt;</text:p>
                        <text:p text:style-name="Preformatted_20_Text">&lt;person xml:id="GENI1"</text:p>
                        <text:p text:style-name="Preformatted_20_Text"> corresp="#LOND1 #LOND2"&gt;</text:p>
                        <text:p text:style-name="Preformatted_20_Text"> &lt;persName type="lit"&gt;London’s Genius&lt;/persName&gt;</text:p>
                        <text:p text:style-name="Preformatted_20_Text"> &lt;note&gt;</text:p>
                        <text:p text:style-name="Preformatted_20_Text">  &lt;p&gt;Personification of London’s genius. Appears as an</text:p>
                        <text:p text:style-name="Preformatted_20_Text">     allegorical character in mayoral shows.</text:p>
                        <text:p text:style-name="Preformatted_20_Text">  &lt;/p&gt;</text:p>
                        <text:p text:style-name="Preformatted_20_Text"> &lt;/note&gt;</text:p>
                        <text:p text:style-name="Preformatted_20_Text">&lt;/person&gt;</text:p>
                        <text:p>In this example, a &lt;place&gt; element containing information about the city of London is linked with two &lt;person&gt; elements in a literary personography. This correspondence represents a slightly looser relationship than the one in the preceding example; there is no sense in which an allegorical character could be substituted for the physical city, or vice versa, but there is obviously a correspondence between them.</text:p>
                      </table:table-cell>
                      <table:covered-table-cell/>
                    </table:table-row>
                  </table:table>
                </table:table-cell>
              </table:table-row>
            </table:table>
          </table:table-cell>
        </table:table-row>
      </table:table>
      <text:h text:outline-level="2"><text:bookmark text:name="TEI.att.global.rendition"/>att.global.rendition</text:h>
      <table:table table:name="table294" table:style-name="Table1">
        <table:table-column table:style-name="Table1.col1"/>
        <table:table-column table:style-name="Table2.col2"/>
        <table:table-row>
          <table:table-cell table:number-columns-spanned="2">
            <text:p><text:span text:style-name="Highlight">att.global.rendition</text:span> <text:span>provides rendering attributes common to all elements in the TEI encoding scheme.</text:span> [<text:a xlink:type="simple" xlink:href="http://www.tei-c.org/release/doc/tei-p5-doc/en/html/ST.html#STGAre">1.3.1.1.3. Rendition Indicator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global<text:span text:style-name="Emphasis">[app availability bibl birth death geo lem licence listBibl location pubPlace publisher rdg said surname teiCorpus]</text:span></text:span></text:p>
          </table:table-cell>
        </table:table-row>
        <table:table-row>
          <table:table-cell>
            <text:p><text:span text:style-name="Highlight">Attributes</text:span></text:p>
          </table:table-cell>
          <table:table-cell>
            <text:p>Attributes</text:p>
            <table:table table:name="table295" table:style-name="Table1">
              <table:table-column table:style-name="Table1.col1"/>
              <table:table-column table:style-name="Table2.col2"/>
              <table:table-row>
                <table:table-cell>
                  <text:p>rend</text:p>
                </table:table-cell>
                <table:table-cell>
                  <text:p>(<text:span>rendition</text:span>) <text:span>indicates how the element in question was rendered or presented in the source text.</text:span></text:p>
                  <table:table table:name="table29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row>
                      <table:table-cell table:number-columns-spanned="2">
                        <text:p text:style-name="Preformatted_20_Text">&lt;head rend="align(center) case(allcaps)"&gt;</text:p>
                        <text:p text:style-name="Preformatted_20_Text"> &lt;lb/&gt;To The &lt;lb/&gt;Duchesse &lt;lb/&gt;of &lt;lb/&gt;Newcastle,</text:p>
                        <text:p text:style-name="Preformatted_20_Text">&lt;lb/&gt;On Her &lt;lb/&gt;</text:p>
                        <text:p text:style-name="Preformatted_20_Text"> &lt;hi rend="case(mixed)"&gt;New Blazing-World&lt;/hi&gt;. </text:p>
                        <text:p text:style-name="Preformatted_20_Text">&lt;/head&gt;</text:p>
                      </table:table-cell>
                      <table:covered-table-cell/>
                    </table:table-row>
                    <table:table-row>
                      <table:table-cell>
                        <text:p><text:span text:style-name="Highlight">Note</text:span></text:p>
                      </table:table-cell>
                      <table:table-cell>
                        <text:p>These Guidelines make no binding recommendations for the values of the <text:span text:style-name="Emphasis">rend</text:span> attribute; the characteristics of visual presentation vary too much from text to text and the decision to record or ignore individual characteristics varies too much from project to project. Some potentially useful conventions are noted from time to time at appropriate points in the Guidelines. The values of the <text:span text:style-name="Emphasis">rend</text:span> attribute are a set of sequence-indeterminate individual tokens separated by whitespace.</text:p>
                      </table:table-cell>
                    </table:table-row>
                  </table:table>
                </table:table-cell>
              </table:table-row>
              <table:table-row>
                <table:table-cell>
                  <text:p>style</text:p>
                </table:table-cell>
                <table:table-cell>
                  <text:p><text:span>contains an expression in some formal style definition language which defines the rendering or presentation used for this element in the source text</text:span></text:p>
                  <table:table table:name="table29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row>
                      <table:table-cell table:number-columns-spanned="2">
                        <text:p text:style-name="Preformatted_20_Text">&lt;head style="text-align: center; font-variant: small-caps"&gt;</text:p>
                        <text:p text:style-name="Preformatted_20_Text"> &lt;lb/&gt;To The &lt;lb/&gt;Duchesse &lt;lb/&gt;of &lt;lb/&gt;Newcastle, &lt;lb/&gt;On Her</text:p>
                        <text:p text:style-name="Preformatted_20_Text">&lt;lb/&gt;</text:p>
                        <text:p text:style-name="Preformatted_20_Text"> &lt;hi style="font-variant: normal"&gt;New Blazing-World&lt;/hi&gt;. </text:p>
                        <text:p text:style-name="Preformatted_20_Text">&lt;/head&gt;</text:p>
                      </table:table-cell>
                      <table:covered-table-cell/>
                    </table:table-row>
                    <table:table-row>
                      <table:table-cell>
                        <text:p><text:span text:style-name="Highlight">Note</text:span></text:p>
                      </table:table-cell>
                      <table:table-cell>
                        <text:p>Unlike the attribute values of <text:span text:style-name="Emphasis">rend</text:span>, which uses whitespace as a separator, the <text:span text:style-name="Emphasis">style</text:span> attribute may contain whitespace. This attribute is intended for recording inline stylistic information concerning the source, not any particular output.The formal language in which values for this attribute are expressed may be specified using the &lt;styleDefDecl&gt; element in the TEI header.</text:p>
                      </table:table-cell>
                    </table:table-row>
                  </table:table>
                </table:table-cell>
              </table:table-row>
              <table:table-row>
                <table:table-cell>
                  <text:p>rendition</text:p>
                </table:table-cell>
                <table:table-cell>
                  <text:p><text:span>points to a description of the rendering or presentation used for this element in the source text.</text:span></text:p>
                  <table:table table:name="table29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able:number-columns-spanned="2">
                        <text:p text:style-name="Preformatted_20_Text">&lt;head rendition="#ac #sc"&gt;</text:p>
                        <text:p text:style-name="Preformatted_20_Text"> &lt;lb/&gt;To The &lt;lb/&gt;Duchesse &lt;lb/&gt;of &lt;lb/&gt;Newcastle, &lt;lb/&gt;On Her</text:p>
                        <text:p text:style-name="Preformatted_20_Text">&lt;lb/&gt;</text:p>
                        <text:p text:style-name="Preformatted_20_Text"> &lt;hi rendition="#normal"&gt;New Blazing-World&lt;/hi&gt;. </text:p>
                        <text:p text:style-name="Preformatted_20_Text">&lt;/head&gt;</text:p>
                        <text:p text:style-name="Preformatted_20_Text">&lt;!-- elsewhere... --&gt;</text:p>
                        <text:p text:style-name="Preformatted_20_Text">&lt;rendition xml:id="sc"</text:p>
                        <text:p text:style-name="Preformatted_20_Text"> scheme="css"&gt;font-variant: small-caps&lt;/rendition&gt;</text:p>
                        <text:p text:style-name="Preformatted_20_Text">&lt;rendition xml:id="normal"</text:p>
                        <text:p text:style-name="Preformatted_20_Text"> scheme="css"&gt;font-variant: normal&lt;/rendition&gt;</text:p>
                        <text:p text:style-name="Preformatted_20_Text">&lt;rendition xml:id="ac"</text:p>
                        <text:p text:style-name="Preformatted_20_Text"> scheme="css"&gt;text-align: center&lt;/rendition&gt;</text:p>
                      </table:table-cell>
                      <table:covered-table-cell/>
                    </table:table-row>
                    <table:table-row>
                      <table:table-cell>
                        <text:p><text:span text:style-name="Highlight">Note</text:span></text:p>
                      </table:table-cell>
                      <table:table-cell>
                        <text:p>The <text:span text:style-name="Emphasis">rendition</text:span> attribute is used in a very similar way to the <text:span text:style-name="Emphasis">class</text:span> attribute defined for XHTML but with the important distinction that its function is to describe the appearance of the source text, not necessarily to determine how that text should be presented on screen or paper.Where both <text:span text:style-name="Emphasis">rendition</text:span> and <text:span text:style-name="Emphasis">rend</text:span> are supplied, the latter is understood to override or complement the former.</text:p>
                        <text:line-break/>
                        <text:p>Each URI provided should indicate a &lt;rendition&gt; element defining the intended rendition in terms of some appropriate style language, as indicated by the <text:span text:style-name="Emphasis">scheme</text:span> attribute.</text:p>
                      </table:table-cell>
                    </table:table-row>
                  </table:table>
                </table:table-cell>
              </table:table-row>
            </table:table>
          </table:table-cell>
        </table:table-row>
      </table:table>
      <text:h text:outline-level="2"><text:bookmark text:name="TEI.att.global.responsibility"/>att.global.responsibility</text:h>
      <table:table table:name="table299" table:style-name="Table1">
        <table:table-column table:style-name="Table1.col1"/>
        <table:table-column table:style-name="Table2.col2"/>
        <table:table-row>
          <table:table-cell table:number-columns-spanned="2">
            <text:p><text:span text:style-name="Highlight">att.global.responsibility</text:span> <text:span>provides attributes indicating the agency responsible for some aspect of the text, the markup or something asserted by the markup, and the degree of certainty associated with it.</text:span> [<text:a xlink:type="simple" xlink:href="http://www.tei-c.org/release/doc/tei-p5-doc/en/html/CO.html#COED">3.4. Simple Editorial Changes</text:a> <text:a xlink:type="simple" xlink:href="http://www.tei-c.org/release/doc/tei-p5-doc/en/html/PH.html#PHHR">11.3.2.2. Hand, Responsibility, and Certainty Attributes</text:a> <text:a xlink:type="simple" xlink:href="http://www.tei-c.org/release/doc/tei-p5-doc/en/html/AI.html#AISP">17.3. Spans and Interpretations</text:a> <text:a xlink:type="simple" xlink:href="http://www.tei-c.org/release/doc/tei-p5-doc/en/html/ND.html#NDATTSnr">13.1.1. Linking Names and Their Referen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global<text:span text:style-name="Emphasis">[app availability bibl birth death geo lem licence listBibl location pubPlace publisher rdg said surname teiCorpus]</text:span></text:span></text:p>
          </table:table-cell>
        </table:table-row>
        <table:table-row>
          <table:table-cell>
            <text:p><text:span text:style-name="Highlight">Attributes</text:span></text:p>
          </table:table-cell>
          <table:table-cell>
            <text:p>Attributes</text:p>
            <table:table table:name="table300" table:style-name="Table1">
              <table:table-column table:style-name="Table1.col1"/>
              <table:table-column table:style-name="Table2.col2"/>
              <table:table-row>
                <table:table-cell>
                  <text:p>cert</text:p>
                </table:table-cell>
                <table:table-cell>
                  <text:p>(<text:span>certainty</text:span>) <text:span>signifies the degree of certainty associated with the intervention or interpretation.</text:span></text:p>
                  <table:table table:name="table30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certainty</text:p>
                      </table:table-cell>
                    </table:table-row>
                  </table:table>
                </table:table-cell>
              </table:table-row>
              <table:table-row>
                <table:table-cell>
                  <text:p>resp</text:p>
                </table:table-cell>
                <table:table-cell>
                  <text:p>(<text:span>responsible party</text:span>) <text:span>indicates the agency responsible for the intervention or interpretation, for example an editor or transcriber.</text:span></text:p>
                  <table:table table:name="table30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Note that a simple <text:span text:style-name="Emphasis">resp</text:span> pointing to a person or organization is likely to be somewhat ambiguous with regard to the nature of the responsibility. For this reason, we recommend that <text:span text:style-name="Emphasis">resp</text:span> be used to point not to an agent (&lt;person&gt; or &lt;org&gt;) but to a &lt;respStmt&gt;, &lt;author&gt;, &lt;editor&gt; or similar element which clarifies the exact role played by the agent. Pointing to multiple &lt;respStmt&gt;s allows the encoder to specify clearly each of the roles played in part of a TEI file (creating, transcribing, encoding, editing, proofing etc.).</text:p>
                      </table:table-cell>
                    </table:table-row>
                  </table:table>
                </table:table-cell>
              </table:table-row>
            </table:table>
          </table:table-cell>
        </table:table-row>
        <table:table-row>
          <table:table-cell>
            <text:p><text:span text:style-name="Highlight">Example</text:span></text:p>
          </table:table-cell>
          <table:table-cell>
            <text:p text:style-name="Preformatted_20_Text">Blessed are the</text:p>
            <text:p text:style-name="Preformatted_20_Text">&lt;choice&gt;</text:p>
            <text:p text:style-name="Preformatted_20_Text"> &lt;sic&gt;placemakers&lt;/sic&gt;</text:p>
            <text:p text:style-name="Preformatted_20_Text"> &lt;corr resp="#editor" cert="high"&gt;peacemakers&lt;/corr&gt;</text:p>
            <text:p text:style-name="Preformatted_20_Text">&lt;/choice&gt;: for they shall be called the children of God.</text:p>
          </table:table-cell>
        </table:table-row>
        <table:table-row>
          <table:table-cell>
            <text:p><text:span text:style-name="Highlight">Example</text:span></text:p>
          </table:table-cell>
          <table:table-cell>
            <text:p text:style-name="Preformatted_20_Text"/>
            <text:p text:style-name="Preformatted_20_Text">&lt;!-- in the &lt;text&gt; ... --&gt;&lt;lg&gt;</text:p>
            <text:p text:style-name="Preformatted_20_Text">&lt;!-- ... --&gt;</text:p>
            <text:p text:style-name="Preformatted_20_Text"> &lt;l&gt;Punkes, Panders, baſe extortionizing</text:p>
            <text:p text:style-name="Preformatted_20_Text">   sla&lt;choice&gt;</text:p>
            <text:p text:style-name="Preformatted_20_Text">   &lt;sic&gt;n&lt;/sic&gt;</text:p>
            <text:p text:style-name="Preformatted_20_Text">   &lt;corr resp="#JENS1_transcriber"&gt;u&lt;/corr&gt;</text:p>
            <text:p text:style-name="Preformatted_20_Text">  &lt;/choice&gt;es,&lt;/l&gt;</text:p>
            <text:p text:style-name="Preformatted_20_Text">&lt;!-- ... --&gt;</text:p>
            <text:p text:style-name="Preformatted_20_Text">&lt;/lg&gt;</text:p>
            <text:p text:style-name="Preformatted_20_Text">&lt;!-- in the &lt;teiHeader&gt; ... --&gt;</text:p>
            <text:p text:style-name="Preformatted_20_Text">&lt;!-- ... --&gt;</text:p>
            <text:p text:style-name="Preformatted_20_Text">&lt;respStmt xml:id="JENS1_transcriber"&gt;</text:p>
            <text:p text:style-name="Preformatted_20_Text"> &lt;resp when="2014"&gt;Transcriber&lt;/resp&gt;</text:p>
            <text:p text:style-name="Preformatted_20_Text"> &lt;name&gt;Janelle Jenstad&lt;/name&gt;</text:p>
            <text:p text:style-name="Preformatted_20_Text">&lt;/respStmt&gt;</text:p>
          </table:table-cell>
        </table:table-row>
      </table:table>
      <text:h text:outline-level="2"><text:bookmark text:name="TEI.att.handFeatures"/>att.handFeatures</text:h>
      <table:table table:name="table303" table:style-name="Table1">
        <table:table-column table:style-name="Table1.col1"/>
        <table:table-column table:style-name="Table2.col2"/>
        <table:table-row>
          <table:table-cell table:number-columns-spanned="2">
            <text:p><text:span text:style-name="Highlight">att.handFeatures</text:span> <text:span>provides attributes describing aspects of the hand in which a manuscript is written.</text:span> [<text:a xlink:type="simple" xlink:href="http://www.tei-c.org/release/doc/tei-p5-doc/en/html/PH.html#PHDH">11.3.2.1. Document Hand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scriptNote</text:span></text:p>
          </table:table-cell>
        </table:table-row>
        <table:table-row>
          <table:table-cell>
            <text:p><text:span text:style-name="Highlight">Attributes</text:span></text:p>
          </table:table-cell>
          <table:table-cell>
            <text:p>Attributes</text:p>
            <table:table table:name="table304" table:style-name="Table1">
              <table:table-column table:style-name="Table1.col1"/>
              <table:table-column table:style-name="Table2.col2"/>
              <table:table-row>
                <table:table-cell>
                  <text:p>scribe</text:p>
                </table:table-cell>
                <table:table-cell>
                  <text:p><text:span>gives a name or other identifier for the scribe believed to be responsible for this hand.</text:span></text:p>
                  <table:table table:name="table30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name</text:p>
                      </table:table-cell>
                    </table:table-row>
                  </table:table>
                </table:table-cell>
              </table:table-row>
              <table:table-row>
                <table:table-cell>
                  <text:p>scribeRef</text:p>
                </table:table-cell>
                <table:table-cell>
                  <text:p><text:span>points to a full description of the scribe concerned, typically supplied by a &lt;person&gt; element elsewhere in the description.</text:span></text:p>
                  <table:table table:name="table30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row>
                <table:table-cell>
                  <text:p>script</text:p>
                </table:table-cell>
                <table:table-cell>
                  <text:p><text:span>characterizes the particular script or writing style used by this hand, for example <text:span text:style-name="Emphasis">secretary</text:span>, <text:span text:style-name="Emphasis">copperplate</text:span>, <text:span text:style-name="Emphasis">Chancery</text:span>, <text:span text:style-name="Emphasis">Italian</text:span>, etc.</text:span></text:p>
                  <table:table table:name="table30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name</text:p>
                        <text:p><text:span>separated by whitespace</text:span></text:p>
                      </table:table-cell>
                    </table:table-row>
                  </table:table>
                </table:table-cell>
              </table:table-row>
              <table:table-row>
                <table:table-cell>
                  <text:p>scriptRef</text:p>
                </table:table-cell>
                <table:table-cell>
                  <text:p><text:span>points to a full description of the script or writing style used by this hand, typically supplied by a &lt;scriptNote&gt; element elsewhere in the description.</text:span></text:p>
                  <table:table table:name="table30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row>
                <table:table-cell>
                  <text:p>medium</text:p>
                </table:table-cell>
                <table:table-cell>
                  <text:p><text:span>describes the tint or type of ink, e.g. <text:span text:style-name="Emphasis">brown</text:span>, or other writing medium, e.g. <text:span text:style-name="Emphasis">pencil</text:span></text:span></text:p>
                  <table:table table:name="table30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enumerated</text:p>
                        <text:p><text:span>separated by whitespace</text:span></text:p>
                      </table:table-cell>
                    </table:table-row>
                  </table:table>
                </table:table-cell>
              </table:table-row>
              <table:table-row>
                <table:table-cell>
                  <text:p>scope</text:p>
                </table:table-cell>
                <table:table-cell>
                  <text:p><text:span>specifies how widely this hand is used in the manuscript.</text:span></text:p>
                  <table:table table:name="table31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sole</text:p>
                        <text:p text:style-name="List_20_Contents"><text:span>only this hand is used throughout the manuscript</text:span></text:p>
                        <text:p text:style-name="List_20_Heading">major</text:p>
                        <text:p text:style-name="List_20_Contents"><text:span>this hand is used through most of the manuscript</text:span></text:p>
                        <text:p text:style-name="List_20_Heading">minor</text:p>
                        <text:p text:style-name="List_20_Contents"><text:span>this hand is used occasionally in the manuscript</text:span></text:p>
                      </table:table-cell>
                    </table:table-row>
                  </table:table>
                </table:table-cell>
              </table:table-row>
            </table:table>
          </table:table-cell>
        </table:table-row>
        <table:table-row>
          <table:table-cell>
            <text:p><text:span text:style-name="Highlight">Note</text:span></text:p>
          </table:table-cell>
          <table:table-cell>
            <text:p>Usually either <text:span text:style-name="Emphasis">script</text:span> or <text:span text:style-name="Emphasis">scriptRef</text:span>, and similarly, either <text:span text:style-name="Emphasis">scribe</text:span> or <text:span text:style-name="Emphasis">scribeRef</text:span>, will be supplied.</text:p>
          </table:table-cell>
        </table:table-row>
      </table:table>
      <text:h text:outline-level="2"><text:bookmark text:name="TEI.att.internetMedia"/>att.internetMedia</text:h>
      <table:table table:name="table311" table:style-name="Table1">
        <table:table-column table:style-name="Table1.col1"/>
        <table:table-column table:style-name="Table2.col2"/>
        <table:table-row>
          <table:table-cell table:number-columns-spanned="2">
            <text:p><text:span text:style-name="Highlight">att.internetMedia</text:span> <text:span>provides attributes for specifying the type of a computer resource using a standard taxonom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ref</text:span></text:p>
          </table:table-cell>
        </table:table-row>
        <table:table-row>
          <table:table-cell>
            <text:p><text:span text:style-name="Highlight">Attributes</text:span></text:p>
          </table:table-cell>
          <table:table-cell>
            <text:p>Attributes</text:p>
            <table:table table:name="table312" table:style-name="Table1">
              <table:table-column table:style-name="Table1.col1"/>
              <table:table-column table:style-name="Table2.col2"/>
              <table:table-row>
                <table:table-cell>
                  <text:p>mimeType</text:p>
                </table:table-cell>
                <table:table-cell>
                  <text:p>(<text:span>MIME media type</text:span>) <text:span>specifies the applicable multimedia internet mail extension (MIME) media type</text:span></text:p>
                  <table:table table:name="table31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
                </table:table-cell>
              </table:table-row>
            </table:table>
          </table:table-cell>
        </table:table-row>
        <table:table-row>
          <table:table-cell>
            <text:p><text:span text:style-name="Highlight">Example</text:span></text:p>
          </table:table-cell>
          <table:table-cell>
            <text:p>In this example <text:span text:style-name="Emphasis">mimeType</text:span> is used to indicate that the URL points to a TEI XML file encoded in UTF-8.</text:p>
            <text:p text:style-name="Preformatted_20_Text">&lt;ref mimeType="application/tei+xml; charset=UTF-8"</text:p>
            <text:p text:style-name="Preformatted_20_Text"> target="http://sourceforge.net/p/tei/code/HEAD/tree/trunk/P5/Source/guidelines-en.xml"/&gt;</text:p>
          </table:table-cell>
        </table:table-row>
        <table:table-row>
          <table:table-cell>
            <text:p><text:span text:style-name="Highlight">Note</text:span></text:p>
          </table:table-cell>
          <table:table-cell>
            <text:p>This attribute class provides an attribute for describing a computer resource, typically available over the internet, using a value taken from a standard taxonomy. At present only a single taxonomy is supported, the Multipurpose Internet Mail Extensions (MIME) Media Type system. This typology of media types is defined by the Internet Engineering Task Force in <text:a xlink:type="simple" xlink:href="http://www.ietf.org/rfc/rfc2046.txt">RFC 2046</text:a>. The <text:a xlink:type="simple" xlink:href="http://www.iana.org/assignments/media-types/">list of types</text:a> is maintained by the Internet Assigned Numbers Authority (IANA). The <text:span text:style-name="Emphasis">mimeType</text:span> attribute must have a value taken from this list.</text:p>
          </table:table-cell>
        </table:table-row>
      </table:table>
      <text:h text:outline-level="2"><text:bookmark text:name="TEI.att.msExcerpt"/>att.msExcerpt</text:h>
      <table:table table:name="table314" table:style-name="Table1">
        <table:table-column table:style-name="Table1.col1"/>
        <table:table-column table:style-name="Table2.col2"/>
        <table:table-row>
          <table:table-cell table:number-columns-spanned="2">
            <text:p><text:span text:style-name="Highlight">att.msExcerpt</text:span> (<text:span>manuscript excerpt</text:span>) <text:span>provides attributes used to describe excerpts from a manuscript placed in a description thereof.</text:span> [<text:a xlink:type="simple" xlink:href="http://www.tei-c.org/release/doc/tei-p5-doc/en/html/ms.html#msco">10.6. Intellectual Content</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Members</text:span></text:p>
          </table:table-cell>
          <table:table-cell>
            <text:p><text:span text:style-name="Emphasis">explicit incipit msContents msItemStruct</text:span></text:p>
          </table:table-cell>
        </table:table-row>
        <table:table-row>
          <table:table-cell>
            <text:p><text:span text:style-name="Highlight">Attributes</text:span></text:p>
          </table:table-cell>
          <table:table-cell>
            <text:p>Attributes</text:p>
            <table:table table:name="table315" table:style-name="Table1">
              <table:table-column table:style-name="Table1.col1"/>
              <table:table-column table:style-name="Table2.col2"/>
              <table:table-row>
                <table:table-cell>
                  <text:p>defective</text:p>
                </table:table-cell>
                <table:table-cell>
                  <text:p><text:span>indicates whether the passage being quoted is defective, i.e. incomplete through loss or damage.</text:span></text:p>
                  <table:table table:name="table31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xTruthValue</text:p>
                      </table:table-cell>
                    </table:table-row>
                    <table:table-row>
                      <table:table-cell>
                        <text:p><text:span text:style-name="Highlight">Default</text:span></text:p>
                      </table:table-cell>
                      <table:table-cell>
                        <text:p>false</text:p>
                      </table:table-cell>
                    </table:table-row>
                  </table:table>
                </table:table-cell>
              </table:table-row>
            </table:table>
          </table:table-cell>
        </table:table-row>
        <table:table-row>
          <table:table-cell>
            <text:p><text:span text:style-name="Highlight">Note</text:span></text:p>
          </table:table-cell>
          <table:table-cell>
            <text:p>In the case of an incipit, indicates whether the incipit as given is defective, i.e. the first words of the text as preserved, as opposed to the first words of the work itself. In the case of an explicit, indicates whether the explicit as given is defective, i.e. the final words of the text as preserved, as opposed to what the closing words would have been had the text of the work been whole.</text:p>
          </table:table-cell>
        </table:table-row>
      </table:table>
      <text:h text:outline-level="2"><text:bookmark text:name="TEI.att.naming"/>att.naming</text:h>
      <table:table table:name="table317" table:style-name="Table1">
        <table:table-column table:style-name="Table1.col1"/>
        <table:table-column table:style-name="Table2.col2"/>
        <table:table-row>
          <table:table-cell table:number-columns-spanned="2">
            <text:p><text:span text:style-name="Highlight">att.naming</text:span> <text:span>provides attributes common to elements which refer to named persons, places, organizations etc.</text:span> [<text:a xlink:type="simple" xlink:href="http://www.tei-c.org/release/doc/tei-p5-doc/en/html/CO.html#CONARS">3.5.1. Referring Strings</text:a> <text:a xlink:type="simple" xlink:href="http://www.tei-c.org/release/doc/tei-p5-doc/en/html/ND.html#NDNYM">13.3.5. Names and Nym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personal<text:span text:style-name="Emphasis">[surname]</text:span> birth death pubPlace</text:span></text:p>
          </table:table-cell>
        </table:table-row>
        <table:table-row>
          <table:table-cell>
            <text:p><text:span text:style-name="Highlight">Attributes</text:span></text:p>
          </table:table-cell>
          <table:table-cell>
            <text:p><text:span>Attributes </text:span>att.canonical (<text:span text:style-name="Emphasis">@key</text:span>, <text:span text:style-name="Emphasis">@ref</text:span>) </text:p>
            <table:table table:name="table318" table:style-name="Table1">
              <table:table-column table:style-name="Table1.col1"/>
              <table:table-column table:style-name="Table2.col2"/>
              <table:table-row>
                <table:table-cell>
                  <text:p>role</text:p>
                </table:table-cell>
                <table:table-cell>
                  <text:p><text:span>may be used to specify further information about the entity referenced by this name in the form of a set of whitespace-separated values, for example the occupation of a person, or the status of a place.</text:span></text:p>
                  <table:table table:name="table31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enumerated</text:p>
                        <text:p><text:span>separated by whitespace</text:span></text:p>
                      </table:table-cell>
                    </table:table-row>
                  </table:table>
                </table:table-cell>
              </table:table-row>
              <table:table-row>
                <table:table-cell>
                  <text:p>nymRef</text:p>
                </table:table-cell>
                <table:table-cell>
                  <text:p>(<text:span>reference to the canonical name</text:span>) <text:span>provides a means of locating the canonical form (<text:span text:style-name="Emphasis">nym</text:span>) of the names associated with the object named by the element bearing it.</text:span></text:p>
                  <table:table table:name="table32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The value must point directly to one or more XML elements by means of one or more URIs, separated by whitespace. If more than one is supplied, the implication is that the name is associated with several distinct canonical names.</text:p>
                      </table:table-cell>
                    </table:table-row>
                  </table:table>
                </table:table-cell>
              </table:table-row>
            </table:table>
          </table:table-cell>
        </table:table-row>
      </table:table>
      <text:h text:outline-level="2"><text:bookmark text:name="TEI.att.patternReplacement"/>att.patternReplacement</text:h>
      <table:table table:name="table321" table:style-name="Table1">
        <table:table-column table:style-name="Table1.col1"/>
        <table:table-column table:style-name="Table2.col2"/>
        <table:table-row>
          <table:table-cell table:number-columns-spanned="2">
            <text:p><text:span text:style-name="Highlight">att.patternReplacement</text:span> <text:span>provides attributes for regular-expression matching and replacement.</text:span> [<text:a xlink:type="simple" xlink:href="http://www.tei-c.org/release/doc/tei-p5-doc/en/html/SA.html#SAPU">16.2.3. Using Abbreviated Pointers</text:a> <text:a xlink:type="simple" xlink:href="http://www.tei-c.org/release/doc/tei-p5-doc/en/html/HD.html#HD54M">2.3.6.3. Milestone Method</text:a> <text:a xlink:type="simple" xlink:href="http://www.tei-c.org/release/doc/tei-p5-doc/en/html/HD.html#HD54">2.3.6. The Reference System Declaration</text:a> <text:a xlink:type="simple" xlink:href="http://www.tei-c.org/release/doc/tei-p5-doc/en/html/HD.html#HD54S">2.3.6.2. Search-and-Replace Method</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Members</text:span></text:p>
          </table:table-cell>
          <table:table-cell>
            <text:p><text:span text:style-name="Emphasis">cRefPattern</text:span></text:p>
          </table:table-cell>
        </table:table-row>
        <table:table-row>
          <table:table-cell>
            <text:p><text:span text:style-name="Highlight">Attributes</text:span></text:p>
          </table:table-cell>
          <table:table-cell>
            <text:p>Attributes</text:p>
            <table:table table:name="table322" table:style-name="Table1">
              <table:table-column table:style-name="Table1.col1"/>
              <table:table-column table:style-name="Table2.col2"/>
              <table:table-row>
                <table:table-cell>
                  <text:p>matchPattern</text:p>
                </table:table-cell>
                <table:table-cell>
                  <text:p><text:span>specifies a regular expression against which the values of other attributes can be matched.</text:span></text:p>
                  <table:table table:name="table323"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pattern</text:p>
                      </table:table-cell>
                    </table:table-row>
                    <table:table-row>
                      <table:table-cell>
                        <text:p><text:span text:style-name="Highlight">Note</text:span></text:p>
                      </table:table-cell>
                      <table:table-cell>
                        <text:p>The syntax used should follow that defined by <text:a xlink:type="simple" xlink:href="http://www.w3.org/TR/xpath-functions/#regex-syntax">W3C XPath syntax</text:a>. Note that parenthesized groups are used not only for establishing order of precedence and atoms for quantification, but also for creating subpatterns to be referenced by the <text:span text:style-name="Emphasis">replacementPattern</text:span> attribute.</text:p>
                      </table:table-cell>
                    </table:table-row>
                  </table:table>
                </table:table-cell>
              </table:table-row>
              <table:table-row>
                <table:table-cell>
                  <text:p>replacementPattern</text:p>
                </table:table-cell>
                <table:table-cell>
                  <text:p><text:span>specifies a <text:span>‘replacement pattern’</text:span>, that is, the skeleton of a relative or absolute URI containing references to groups in the <text:span text:style-name="Emphasis">matchPattern</text:span> which, once subpattern substitution has been performed, complete the URI.</text:span></text:p>
                  <table:table table:name="table324"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replacement</text:p>
                      </table:table-cell>
                    </table:table-row>
                    <table:table-row>
                      <table:table-cell>
                        <text:p><text:span text:style-name="Highlight">Note</text:span></text:p>
                      </table:table-cell>
                      <table:table-cell>
                        <text:p>The strings <text:span text:style-name="Emphasis">$1</text:span>, <text:span text:style-name="Emphasis">$2</text:span> etc. are references to the corresponding group in the regular expression specified by <text:span text:style-name="Emphasis">matchPattern</text:span> (counting open parenthesis, left to right). Processors are expected to replace them with whatever matched the corresponding group in the regular expression.If a digit preceded by a dollar sign is needed in the actual replacement pattern (as opposed to being used as a back reference), the dollar sign must be written as <text:span text:style-name="User_20_Entry">%24</text:span>.</text:p>
                      </table:table-cell>
                    </table:table-row>
                  </table:table>
                </table:table-cell>
              </table:table-row>
            </table:table>
          </table:table-cell>
        </table:table-row>
      </table:table>
      <text:h text:outline-level="2"><text:bookmark text:name="TEI.att.personal"/>att.personal</text:h>
      <table:table table:name="table325" table:style-name="Table1">
        <table:table-column table:style-name="Table1.col1"/>
        <table:table-column table:style-name="Table2.col2"/>
        <table:table-row>
          <table:table-cell table:number-columns-spanned="2">
            <text:p><text:span text:style-name="Highlight">att.personal</text:span> (<text:span>attributes for components of names usually, but not necessarily, personal names</text:span>) <text:span>common attributes for those elements which form part of a name usually, but not necessarily, a personal name.</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surname</text:span></text:p>
          </table:table-cell>
        </table:table-row>
        <table:table-row>
          <table:table-cell>
            <text:p><text:span text:style-name="Highlight">Attributes</text:span></text:p>
          </table:table-cell>
          <table:table-cell>
            <text:p><text:span>Attributes </text:span>att.naming (<text:span text:style-name="Emphasis">@role</text:span>, <text:span text:style-name="Emphasis">@nymRef</text:span>)  (att.canonical (<text:span text:style-name="Emphasis">@key</text:span>, <text:span text:style-name="Emphasis">@ref</text:span>)) </text:p>
            <table:table table:name="table326" table:style-name="Table1">
              <table:table-column table:style-name="Table1.col1"/>
              <table:table-column table:style-name="Table2.col2"/>
              <table:table-row>
                <table:table-cell>
                  <text:p>full</text:p>
                </table:table-cell>
                <table:table-cell>
                  <text:p><text:span>indicates whether the name component is given in full, as an abbreviation or simply as an initial.</text:span></text:p>
                  <table:table table:name="table32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yes</text:p>
                        <text:p text:style-name="List_20_Contents"><text:span>the name component is spelled out in full.</text:span><text:span text:style-name="Emphasis">[Default]</text:span></text:p>
                        <text:p text:style-name="List_20_Heading">abb</text:p>
                        <text:p text:style-name="List_20_Contents">(<text:span>abbreviated</text:span>) <text:span>the name component is given in an abbreviated form.</text:span></text:p>
                        <text:p text:style-name="List_20_Heading">init</text:p>
                        <text:p text:style-name="List_20_Contents">(<text:span>initial letter</text:span>) <text:span>the name component is indicated only by one initial.</text:span></text:p>
                      </table:table-cell>
                    </table:table-row>
                  </table:table>
                </table:table-cell>
              </table:table-row>
              <table:table-row>
                <table:table-cell>
                  <text:p>sort</text:p>
                </table:table-cell>
                <table:table-cell>
                  <text:p><text:span>specifies the sort order of the name component in relation to others within the name.</text:span></text:p>
                  <table:table table:name="table32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count</text:p>
                      </table:table-cell>
                    </table:table-row>
                  </table:table>
                </table:table-cell>
              </table:table-row>
            </table:table>
          </table:table-cell>
        </table:table-row>
      </table:table>
      <text:h text:outline-level="2"><text:bookmark text:name="TEI.att.placement"/>att.placement</text:h>
      <table:table table:name="table329" table:style-name="Table1">
        <table:table-column table:style-name="Table1.col1"/>
        <table:table-column table:style-name="Table2.col2"/>
        <table:table-row>
          <table:table-cell table:number-columns-spanned="2">
            <text:p><text:span text:style-name="Highlight">att.placement</text:span> <text:span>provides attributes for describing where on the source page or object a textual element appears.</text:span> [<text:a xlink:type="simple" xlink:href="http://www.tei-c.org/release/doc/tei-p5-doc/en/html/CO.html#COEDADD">3.4.3. Additions, Deletions, and Omissions</text:a> <text:a xlink:type="simple" xlink:href="http://www.tei-c.org/release/doc/tei-p5-doc/en/html/PH.html#PHAD">11.3.1.4. Additions and Delet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note</text:span></text:p>
          </table:table-cell>
        </table:table-row>
        <table:table-row>
          <table:table-cell>
            <text:p><text:span text:style-name="Highlight">Attributes</text:span></text:p>
          </table:table-cell>
          <table:table-cell>
            <text:p>Attributes</text:p>
            <table:table table:name="table330" table:style-name="Table1">
              <table:table-column table:style-name="Table1.col1"/>
              <table:table-column table:style-name="Table2.col2"/>
              <table:table-row>
                <table:table-cell>
                  <text:p>place</text:p>
                </table:table-cell>
                <table:table-cell>
                  <text:p><text:span>specifies where this item is placed</text:span></text:p>
                  <table:table table:name="table331"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enumerated</text:p>
                        <text:p><text:span>separated by whitespace</text:span></text:p>
                      </table:table-cell>
                    </table:table-row>
                    <table:table-row>
                      <table:table-cell>
                        <text:p><text:span text:style-name="Highlight">Suggested values include:</text:span></text:p>
                      </table:table-cell>
                      <table:table-cell>
                        <text:p text:style-name="List_20_Heading">below</text:p>
                        <text:p text:style-name="List_20_Contents"><text:span>below the line</text:span></text:p>
                        <text:p text:style-name="List_20_Heading">bottom</text:p>
                        <text:p text:style-name="List_20_Contents"><text:span>at the foot of the page</text:span></text:p>
                        <text:p text:style-name="List_20_Heading">margin</text:p>
                        <text:p text:style-name="List_20_Contents"><text:span>in the margin (left, right, or both)</text:span></text:p>
                        <text:p text:style-name="List_20_Heading">top</text:p>
                        <text:p text:style-name="List_20_Contents"><text:span>at the top of the page</text:span></text:p>
                        <text:p text:style-name="List_20_Heading">opposite</text:p>
                        <text:p text:style-name="List_20_Contents"><text:span>on the opposite, i.e. facing, page</text:span></text:p>
                        <text:p text:style-name="List_20_Heading">overleaf</text:p>
                        <text:p text:style-name="List_20_Contents"><text:span>on the other side of the leaf</text:span></text:p>
                        <text:p text:style-name="List_20_Heading">above</text:p>
                        <text:p text:style-name="List_20_Contents"><text:span>above the line</text:span></text:p>
                        <text:p text:style-name="List_20_Heading">end</text:p>
                        <text:p text:style-name="List_20_Contents"><text:span>at the end of e.g. chapter or volume.</text:span></text:p>
                        <text:p text:style-name="List_20_Heading">inline</text:p>
                        <text:p text:style-name="List_20_Contents"><text:span>within the body of the text.</text:span></text:p>
                        <text:p text:style-name="List_20_Heading">inspace</text:p>
                        <text:p text:style-name="List_20_Contents"><text:span>in a predefined space, for example left by an earlier scribe.</text:span></text:p>
                      </table:table-cell>
                    </table:table-row>
                    <table:table-row>
                      <table:table-cell table:number-columns-spanned="2">
                        <text:p text:style-name="Preformatted_20_Text">&lt;add place="margin"&gt;[An addition written in the margin]&lt;/add&gt;</text:p>
                        <text:p text:style-name="Preformatted_20_Text">&lt;add place="bottom opposite"&gt;[An addition written at the</text:p>
                        <text:p text:style-name="Preformatted_20_Text"> foot of the current page and also on the facing page]&lt;/add&gt;</text:p>
                      </table:table-cell>
                      <table:covered-table-cell/>
                    </table:table-row>
                    <table:table-row>
                      <table:table-cell table:number-columns-spanned="2">
                        <text:p text:style-name="Preformatted_20_Text">&lt;note place="bottom"&gt;Ibid, p.7&lt;/note&gt;</text:p>
                      </table:table-cell>
                      <table:covered-table-cell/>
                    </table:table-row>
                  </table:table>
                </table:table-cell>
              </table:table-row>
            </table:table>
          </table:table-cell>
        </table:table-row>
      </table:table>
      <text:h text:outline-level="2"><text:bookmark text:name="TEI.att.pointing"/>att.pointing</text:h>
      <table:table table:name="table332" table:style-name="Table1">
        <table:table-column table:style-name="Table1.col1"/>
        <table:table-column table:style-name="Table2.col2"/>
        <table:table-row>
          <table:table-cell table:number-columns-spanned="2">
            <text:p><text:span text:style-name="Highlight">att.pointing</text:span> <text:span>defines a set of attributes used by all elements which point to other elements by means of one or more URI references.</text:span> [<text:a xlink:type="simple" xlink:href="http://www.tei-c.org/release/doc/tei-p5-doc/en/html/ST.html#STGAla">1.3.1.1.2. Language Indicators</text:a> <text:a xlink:type="simple" xlink:href="http://www.tei-c.org/release/doc/tei-p5-doc/en/html/CO.html#COXR">3.6. Simple Links and Cross-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licence ref</text:span></text:p>
          </table:table-cell>
        </table:table-row>
        <table:table-row>
          <table:table-cell>
            <text:p><text:span text:style-name="Highlight">Attributes</text:span></text:p>
          </table:table-cell>
          <table:table-cell>
            <text:p>Attributes</text:p>
            <table:table table:name="table333" table:style-name="Table1">
              <table:table-column table:style-name="Table1.col1"/>
              <table:table-column table:style-name="Table2.col2"/>
              <table:table-row>
                <table:table-cell>
                  <text:p>targetLang</text:p>
                </table:table-cell>
                <table:table-cell>
                  <text:p><text:span>specifies the language of the content to be found at the destination referenced by <text:span text:style-name="Emphasis">target</text:span>, using a <text:span>‘language tag’</text:span> generated according to <text:a xlink:type="simple" xlink:href="http://www.rfc-editor.org/rfc/bcp/bcp47.txt">BCP 47</text:a>.</text:span></text:p>
                  <table:table table:name="table33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language</text:p>
                      </table:table-cell>
                    </table:table-row>
                    <table:table-row>
                      <table:table-cell>
                        <text:p><text:span text:style-name="Highlight">Schematron</text:span></text:p>
                      </table:table-cell>
                      <table:table-cell>
                        <text:p>
&lt;sch:rule context="tei:*[not(self::tei:schemaSpec)][@targetLang]"&gt;
&lt;sch:assert test="count(@target)"&gt;@targetLang can only be used if @target is specified.&lt;/sch:assert&gt;&lt;/sch:rule&gt;</text:p>
                      </table:table-cell>
                    </table:table-row>
                    <table:table-row>
                      <table:table-cell table:number-columns-spanned="2">
                        <text:p text:style-name="Preformatted_20_Text">&lt;linkGrp xml:id="pol-swh_aln_2.1-linkGrp"&gt;</text:p>
                        <text:p text:style-name="Preformatted_20_Text"> &lt;ptr xml:id="pol-swh_aln_2.1.1-ptr"</text:p>
                        <text:p text:style-name="Preformatted_20_Text">  target="pol/UDHR/text.xml#pol_txt_1-head"</text:p>
                        <text:p text:style-name="Preformatted_20_Text">  type="tuv"</text:p>
                        <text:p text:style-name="Preformatted_20_Text">  targetLang="pl"/&gt;</text:p>
                        <text:p text:style-name="Preformatted_20_Text"> &lt;ptr xml:id="pol-swh_aln_2.1.2-ptr"</text:p>
                        <text:p text:style-name="Preformatted_20_Text">  target="swh/UDHR/text.xml#swh_txt_1-head"</text:p>
                        <text:p text:style-name="Preformatted_20_Text">  type="tuv"</text:p>
                        <text:p text:style-name="Preformatted_20_Text">  targetLang="sw"/&gt;</text:p>
                        <text:p text:style-name="Preformatted_20_Text">&lt;/linkGrp&gt;</text:p>
                        <text:p>In the example above, the &lt;linkGrp&gt; combines pointers at parallel fragments of the <text:span text:style-name="Emphasis">Universal Declaration of Human Rights</text:span>: one of them is in Polish, the other in Swahili.</text:p>
                      </table:table-cell>
                      <table:covered-table-cell/>
                    </table:table-row>
                    <table:table-row>
                      <table:table-cell>
                        <text:p><text:span text:style-name="Highlight">Note</text:span></text:p>
                      </table:table-cell>
                      <table:table-cell>
                        <text:p>The value must conform to BCP 47. If the value is a private use code (i.e., starts with <text:span text:style-name="Emphasis">x-</text:span> or contains <text:span text:style-name="Emphasis">-x-</text:span>), a &lt;language&gt; element with a matching value for its <text:span text:style-name="Emphasis">ident</text:span> attribute should be supplied in the TEI header to document this value. Such documentation may also optionally be supplied for non-private-use codes, though these must remain consistent with their <text:span> (IETF)</text:span><text:span>Internet Engineering Task Force</text:span> definitions.</text:p>
                      </table:table-cell>
                    </table:table-row>
                  </table:table>
                </table:table-cell>
              </table:table-row>
              <table:table-row>
                <table:table-cell>
                  <text:p>target</text:p>
                </table:table-cell>
                <table:table-cell>
                  <text:p><text:span>specifies the destination of the reference by supplying one or more URI References</text:span></text:p>
                  <table:table table:name="table33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One or more syntactically valid URI references, separated by whitespace. Because whitespace is used to separate URIs, no whitespace is permitted inside a single URI. If a whitespace character is required in a URI, it should be escaped with the normal mechanism, e.g. <text:span text:style-name="User_20_Entry">TEI%20Consortium</text:span>.</text:p>
                      </table:table-cell>
                    </table:table-row>
                  </table:table>
                </table:table-cell>
              </table:table-row>
              <table:table-row>
                <table:table-cell>
                  <text:p>evaluate</text:p>
                </table:table-cell>
                <table:table-cell>
                  <text:p><text:span>specifies the intended meaning when the target of a pointer is itself a pointer.</text:span></text:p>
                  <table:table table:name="table33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all</text:p>
                        <text:p text:style-name="List_20_Contents"><text:span>if the element pointed to is itself a pointer, then the target of that pointer will be taken, and so on, until an element is found which is not a pointer.</text:span></text:p>
                        <text:p text:style-name="List_20_Heading">one</text:p>
                        <text:p text:style-name="List_20_Contents"><text:span>if the element pointed to is itself a pointer, then its target (whether a pointer or not) is taken as the target of this pointer.</text:span></text:p>
                        <text:p text:style-name="List_20_Heading">none</text:p>
                        <text:p text:style-name="List_20_Contents"><text:span>no further evaluation of targets is carried out beyond that needed to find the element specified in the pointer's target.</text:span></text:p>
                      </table:table-cell>
                    </table:table-row>
                    <table:table-row>
                      <table:table-cell>
                        <text:p><text:span text:style-name="Highlight">Note</text:span></text:p>
                      </table:table-cell>
                      <table:table-cell>
                        <text:p>If no value is given, the application program is responsible for deciding (possibly on the basis of user input) how far to trace a chain of pointers.</text:p>
                      </table:table-cell>
                    </table:table-row>
                  </table:table>
                </table:table-cell>
              </table:table-row>
            </table:table>
          </table:table-cell>
        </table:table-row>
      </table:table>
      <text:h text:outline-level="2"><text:bookmark text:name="TEI.att.ranging"/>att.ranging</text:h>
      <table:table table:name="table337" table:style-name="Table1">
        <table:table-column table:style-name="Table1.col1"/>
        <table:table-column table:style-name="Table2.col2"/>
        <table:table-row>
          <table:table-cell table:number-columns-spanned="2">
            <text:p><text:span text:style-name="Highlight">att.ranging</text:span> <text:span>provides attributes for describing numerical rang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dimensions<text:span text:style-name="Emphasis">[att.editLike<text:span text:style-name="Emphasis">[birth death location]</text:span>]</text:span></text:span></text:p>
          </table:table-cell>
        </table:table-row>
        <table:table-row>
          <table:table-cell>
            <text:p><text:span text:style-name="Highlight">Attributes</text:span></text:p>
          </table:table-cell>
          <table:table-cell>
            <text:p>Attributes</text:p>
            <table:table table:name="table338" table:style-name="Table1">
              <table:table-column table:style-name="Table1.col1"/>
              <table:table-column table:style-name="Table2.col2"/>
              <table:table-row>
                <table:table-cell>
                  <text:p>atLeast</text:p>
                </table:table-cell>
                <table:table-cell>
                  <text:p><text:span>gives a minimum estimated value for the approximate measurement.</text:span></text:p>
                  <table:table table:name="table33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numeric</text:p>
                      </table:table-cell>
                    </table:table-row>
                  </table:table>
                </table:table-cell>
              </table:table-row>
              <table:table-row>
                <table:table-cell>
                  <text:p>atMost</text:p>
                </table:table-cell>
                <table:table-cell>
                  <text:p><text:span>gives a maximum estimated value for the approximate measurement.</text:span></text:p>
                  <table:table table:name="table34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numeric</text:p>
                      </table:table-cell>
                    </table:table-row>
                  </table:table>
                </table:table-cell>
              </table:table-row>
              <table:table-row>
                <table:table-cell>
                  <text:p>min</text:p>
                </table:table-cell>
                <table:table-cell>
                  <text:p><text:span>where the measurement summarizes more than one observation or a range, supplies the minimum value observed.</text:span></text:p>
                  <table:table table:name="table34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numeric</text:p>
                      </table:table-cell>
                    </table:table-row>
                  </table:table>
                </table:table-cell>
              </table:table-row>
              <table:table-row>
                <table:table-cell>
                  <text:p>max</text:p>
                </table:table-cell>
                <table:table-cell>
                  <text:p><text:span>where the measurement summarizes more than one observation or a range, supplies the maximum value observed.</text:span></text:p>
                  <table:table table:name="table34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numeric</text:p>
                      </table:table-cell>
                    </table:table-row>
                  </table:table>
                </table:table-cell>
              </table:table-row>
              <table:table-row>
                <table:table-cell>
                  <text:p>confidence</text:p>
                </table:table-cell>
                <table:table-cell>
                  <text:p><text:span>specifies the degree of statistical confidence (between zero and one) that a value falls within the range specified by <text:span text:style-name="Emphasis">min</text:span> and <text:span text:style-name="Emphasis">max</text:span>, or the proportion of observed values that fall within that range.</text:span></text:p>
                  <table:table table:name="table34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robability</text:p>
                      </table:table-cell>
                    </table:table-row>
                  </table:table>
                </table:table-cell>
              </table:table-row>
            </table:table>
          </table:table-cell>
        </table:table-row>
        <table:table-row>
          <table:table-cell>
            <text:p><text:span text:style-name="Highlight">Example</text:span></text:p>
          </table:table-cell>
          <table:table-cell>
            <text:p text:style-name="Preformatted_20_Text">The MS. was lost in transmission by mail from &lt;del rend="overstrike"&gt;</text:p>
            <text:p text:style-name="Preformatted_20_Text"> &lt;gap reason="illegible"</text:p>
            <text:p text:style-name="Preformatted_20_Text">  extent="one or two letters" atLeast="1" atMost="2" unit="chars"/&gt;</text:p>
            <text:p text:style-name="Preformatted_20_Text">&lt;/del&gt; Philadelphia to the Graphic office, New York.</text:p>
            <text:p text:style-name="Preformatted_20_Text"/>
          </table:table-cell>
        </table:table-row>
      </table:table>
      <text:h text:outline-level="2"><text:bookmark text:name="TEI.att.sortable"/>att.sortable</text:h>
      <table:table table:name="table344" table:style-name="Table1">
        <table:table-column table:style-name="Table1.col1"/>
        <table:table-column table:style-name="Table2.col2"/>
        <table:table-row>
          <table:table-cell table:number-columns-spanned="2">
            <text:p><text:span text:style-name="Highlight">att.sortable</text:span> <text:span>provides attributes for elements in lists or groups that are sortable, but whose sorting key cannot be derived mechanically from the element content.</text:span> [<text:a xlink:type="simple" xlink:href="http://www.tei-c.org/release/doc/tei-p5-doc/en/html/DI.html#DIBO">9.1. Dictionary Body and Overall Structure</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bl idno listBibl listPerson listPlace msDesc person place</text:span></text:p>
          </table:table-cell>
        </table:table-row>
        <table:table-row>
          <table:table-cell>
            <text:p><text:span text:style-name="Highlight">Attributes</text:span></text:p>
          </table:table-cell>
          <table:table-cell>
            <text:p>Attributes</text:p>
            <table:table table:name="table345" table:style-name="Table1">
              <table:table-column table:style-name="Table1.col1"/>
              <table:table-column table:style-name="Table2.col2"/>
              <table:table-row>
                <table:table-cell>
                  <text:p>sortKey</text:p>
                </table:table-cell>
                <table:table-cell>
                  <text:p><text:span>supplies the sort key for this element in an index, list or group which contains it.</text:span></text:p>
                  <table:table table:name="table34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word</text:p>
                      </table:table-cell>
                    </table:table-row>
                    <table:table-row>
                      <table:table-cell table:number-columns-spanned="2">
                        <text:p text:style-name="Preformatted_20_Text">David's other principal backer, Josiah</text:p>
                        <text:p text:style-name="Preformatted_20_Text"> ha-Kohen &lt;index indexName="NAMES"&gt;</text:p>
                        <text:p text:style-name="Preformatted_20_Text"> &lt;term sortKey="Azarya_Josiah_Kohen"&gt;Josiah ha-Kohen b. Azarya&lt;/term&gt;</text:p>
                        <text:p text:style-name="Preformatted_20_Text">&lt;/index&gt; b. Azarya, son of one of the last gaons of Sura was David's own first</text:p>
                        <text:p text:style-name="Preformatted_20_Text"> cousin.</text:p>
                      </table:table-cell>
                      <table:covered-table-cell/>
                    </table:table-row>
                    <table:table-row>
                      <table:table-cell>
                        <text:p><text:span text:style-name="Highlight">Note</text:span></text:p>
                      </table:table-cell>
                      <table:table-cell>
                        <text:p>The sort key is used to determine the sequence and grouping of entries in an index. It provides a sequence of characters which, when sorted with the other values, will produced the desired order; specifics of sort key construction are application-dependentDictionary order often differs from the collation sequence of machine-readable character sets; in English-language dictionaries, an entry for <text:span text:style-name="Emphasis">4-H</text:span> will often appear alphabetized under <text:span text:style-name="q">‘fourh’</text:span>, and <text:span text:style-name="Emphasis">McCoy</text:span> may be alphabetized under<text:span text:style-name="q">‘maccoy’</text:span>, while <text:span text:style-name="Emphasis">A1</text:span>, <text:span text:style-name="Emphasis">A4</text:span>, and <text:span text:style-name="Emphasis">A5</text:span> may all appear in numeric order <text:span>‘alphabetized’</text:span> between <text:span text:style-name="q">‘a-’</text:span> and <text:span text:style-name="q">‘AA’</text:span>. The sort key is required if the orthography of the dictionary entry does not suffice to determine its location.</text:p>
                      </table:table-cell>
                    </table:table-row>
                  </table:table>
                </table:table-cell>
              </table:table-row>
            </table:table>
          </table:table-cell>
        </table:table-row>
      </table:table>
      <text:h text:outline-level="2"><text:bookmark text:name="TEI.att.source"/>att.source</text:h>
      <table:table table:name="table347" table:style-name="Table1">
        <table:table-column table:style-name="Table1.col1"/>
        <table:table-column table:style-name="Table2.col2"/>
        <table:table-row>
          <table:table-cell table:number-columns-spanned="2">
            <text:p><text:span text:style-name="Highlight">att.source</text:span> <text:span>provides attributes for pointing to the source of a bibliographic reference.</text:span> [<text:a xlink:type="simple" xlink:href="http://www.tei-c.org/release/doc/tei-p5-doc/en/html/CO.html#COHQQ">3.3.3. Quotation</text:a> <text:a xlink:type="simple" xlink:href="http://www.tei-c.org/release/doc/tei-p5-doc/en/html/TS.html#TSBAWR">8.3.4. Writing</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editLike<text:span text:style-name="Emphasis">[birth death location]</text:span> att.textCritical<text:span text:style-name="Emphasis">[lem]</text:span> abbr note orig provenance seg sic</text:span></text:p>
          </table:table-cell>
        </table:table-row>
        <table:table-row>
          <table:table-cell>
            <text:p><text:span text:style-name="Highlight">Attributes</text:span></text:p>
          </table:table-cell>
          <table:table-cell>
            <text:p>Attributes</text:p>
            <table:table table:name="table348" table:style-name="Table1">
              <table:table-column table:style-name="Table1.col1"/>
              <table:table-column table:style-name="Table2.col2"/>
              <table:table-row>
                <table:table-cell>
                  <text:p>source</text:p>
                </table:table-cell>
                <table:table-cell>
                  <text:p><text:span>provides a pointer to the bibliographical source from which a quotation or citation is drawn.</text:span></text:p>
                  <table:table table:name="table34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Example</text:span></text:p>
          </table:table-cell>
          <table:table-cell>
            <text:p text:style-name="Preformatted_20_Text">&lt;p&gt;</text:p>
            <text:p text:style-name="Preformatted_20_Text">&lt;!-- ... --&gt;</text:p>
            <text:p text:style-name="Preformatted_20_Text"> As Willard McCarty (&lt;bibl xml:id="mcc_2012"&gt;2012, p.2&lt;/bibl&gt;)</text:p>
            <text:p text:style-name="Preformatted_20_Text"> tells us, &lt;quote source="#mcc_2012"&gt;‘Collaboration’ is a</text:p>
            <text:p text:style-name="Preformatted_20_Text">   problematic and should be a contested term.&lt;/quote&gt;</text:p>
            <text:p text:style-name="Preformatted_20_Text">&lt;!-- ... --&gt;</text:p>
            <text:p text:style-name="Preformatted_20_Text">&lt;/p&gt;</text:p>
          </table:table-cell>
        </table:table-row>
        <table:table-row>
          <table:table-cell>
            <text:p><text:span text:style-name="Highlight">Example</text:span></text:p>
          </table:table-cell>
          <table:table-cell>
            <text:p text:style-name="Preformatted_20_Text">&lt;p&gt;</text:p>
            <text:p text:style-name="Preformatted_20_Text">&lt;!-- ... --&gt;</text:p>
            <text:p text:style-name="Preformatted_20_Text"> &lt;quote source="#chicago_15_ed"&gt;Grammatical theories</text:p>
            <text:p text:style-name="Preformatted_20_Text">   are in flux, and the more we learn, the less we</text:p>
            <text:p text:style-name="Preformatted_20_Text">   seem to know.&lt;/quote&gt;</text:p>
            <text:p text:style-name="Preformatted_20_Text">&lt;!-- ... --&gt;</text:p>
            <text:p text:style-name="Preformatted_20_Text">&lt;/p&gt;</text:p>
            <text:p text:style-name="Preformatted_20_Text">&lt;!-- ... --&gt;</text:p>
            <text:p text:style-name="Preformatted_20_Text">&lt;bibl xml:id="chicago_15_ed"&gt;</text:p>
            <text:p text:style-name="Preformatted_20_Text"> &lt;title level="m"&gt;The Chicago Manual of Style&lt;/title&gt;,</text:p>
            <text:p text:style-name="Preformatted_20_Text">&lt;edition&gt;15th edition&lt;/edition&gt;.</text:p>
            <text:p text:style-name="Preformatted_20_Text">&lt;pubPlace&gt;Chicago&lt;/pubPlace&gt;:</text:p>
            <text:p text:style-name="Preformatted_20_Text">&lt;publisher&gt;University of Chicago Press&lt;/publisher&gt; </text:p>
            <text:p text:style-name="Preformatted_20_Text"> (&lt;date&gt;2003&lt;/date&gt;),</text:p>
            <text:p text:style-name="Preformatted_20_Text">&lt;biblScope unit="page"&gt;p.147&lt;/biblScope&gt;.</text:p>
            <text:p text:style-name="Preformatted_20_Text"/>
            <text:p text:style-name="Preformatted_20_Text">&lt;/bibl&gt;</text:p>
          </table:table-cell>
        </table:table-row>
      </table:table>
      <text:h text:outline-level="2"><text:bookmark text:name="TEI.att.spanning"/>att.spanning</text:h>
      <table:table table:name="table350" table:style-name="Table1">
        <table:table-column table:style-name="Table1.col1"/>
        <table:table-column table:style-name="Table2.col2"/>
        <table:table-row>
          <table:table-cell table:number-columns-spanned="2">
            <text:p><text:span text:style-name="Highlight">att.spanning</text:span> <text:span>provides attributes for elements which delimit a span of text by pointing mechanisms rather than by enclosing it.</text:span> [<text:a xlink:type="simple" xlink:href="http://www.tei-c.org/release/doc/tei-p5-doc/en/html/ST.html#STECAT">1.3.1. Attribute Cla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b lb pb</text:span></text:p>
          </table:table-cell>
        </table:table-row>
        <table:table-row>
          <table:table-cell>
            <text:p><text:span text:style-name="Highlight">Attributes</text:span></text:p>
          </table:table-cell>
          <table:table-cell>
            <text:p>Attributes</text:p>
            <table:table table:name="table351" table:style-name="Table1">
              <table:table-column table:style-name="Table1.col1"/>
              <table:table-column table:style-name="Table2.col2"/>
              <table:table-row>
                <table:table-cell>
                  <text:p>spanTo</text:p>
                </table:table-cell>
                <table:table-cell>
                  <text:p><text:span>indicates the end of a span initiated by the element bearing this attribute.</text:span></text:p>
                  <table:table table:name="table35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ext:p><text:span text:style-name="Highlight">Schematron</text:span></text:p>
                      </table:table-cell>
                      <table:table-cell>
                        <text:p><text:span>The @spanTo attribute must point to an element following the current element</text:span></text:p>
                        <text:p>
&lt;sch:rule context="tei:*[@spanTo]"&gt;
&lt;sch:assert test="id(substring(@spanTo,2)) and following::*[@xml:id=substring(current()/@spanTo,2)]"&gt;The element indicated by @spanTo (&lt;sch:value-of select="@spanTo"/&gt;) must follow the current element &lt;sch:name/&gt;&lt;/sch:assert&gt;&lt;/sch:rule&gt;</text:p>
                      </table:table-cell>
                    </table:table-row>
                  </table:table>
                </table:table-cell>
              </table:table-row>
            </table:table>
          </table:table-cell>
        </table:table-row>
        <table:table-row>
          <table:table-cell>
            <text:p><text:span text:style-name="Highlight">Note</text:span></text:p>
          </table:table-cell>
          <table:table-cell>
            <text:p>The span is defined as running in document order from the start of the content of the pointing element to the end of the content of the element pointed to by the <text:span text:style-name="Emphasis">spanTo</text:span> attribute (if any). If no value is supplied for the attribute, the assumption is that the span is coextensive with the pointing element. If no content is present, the assumption is that the starting point of the span is immediately following the element itself.</text:p>
          </table:table-cell>
        </table:table-row>
      </table:table>
      <text:h text:outline-level="2"><text:bookmark text:name="TEI.att.textCritical"/>att.textCritical</text:h>
      <table:table table:name="table353" table:style-name="Table1">
        <table:table-column table:style-name="Table1.col1"/>
        <table:table-column table:style-name="Table2.col2"/>
        <table:table-row>
          <table:table-cell table:number-columns-spanned="2">
            <text:p><text:span text:style-name="Highlight">att.textCritical</text:span> <text:span>defines a set of attributes common to all elements representing variant readings in text critical work.</text:span></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Members</text:span></text:p>
          </table:table-cell>
          <table:table-cell>
            <text:p><text:span text:style-name="Emphasis">lem</text:span></text:p>
          </table:table-cell>
        </table:table-row>
        <table:table-row>
          <table:table-cell>
            <text:p><text:span text:style-name="Highlight">Attributes</text:span></text:p>
          </table:table-cell>
          <table:table-cell>
            <text:p><text:span>Attributes </text:span>att.source (<text:span text:style-name="Emphasis">@source</text:span>) </text:p>
            <table:table table:name="table354" table:style-name="Table1">
              <table:table-column table:style-name="Table1.col1"/>
              <table:table-column table:style-name="Table2.col2"/>
              <table:table-row>
                <table:table-cell>
                  <text:p>cause</text:p>
                </table:table-cell>
                <table:table-cell>
                  <text:p><text:span>classifies the cause for the variant reading, according to any appropriate typology of possible origins.</text:span></text:p>
                  <table:table table:name="table35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ample values include:</text:span></text:p>
                      </table:table-cell>
                      <table:table-cell>
                        <text:p text:style-name="List_20_Heading">homeoteleuton</text:p>
                        <text:p text:style-name="List_20_Contents"/>
                        <text:p text:style-name="List_20_Heading">homeoarchy</text:p>
                        <text:p text:style-name="List_20_Contents"/>
                        <text:p text:style-name="List_20_Heading">paleographicConfusion</text:p>
                        <text:p text:style-name="List_20_Contents"/>
                        <text:p text:style-name="List_20_Heading">haplography</text:p>
                        <text:p text:style-name="List_20_Contents"/>
                        <text:p text:style-name="List_20_Heading">dittography</text:p>
                        <text:p text:style-name="List_20_Contents"/>
                        <text:p text:style-name="List_20_Heading">falseEmendation</text:p>
                        <text:p text:style-name="List_20_Contents"/>
                      </table:table-cell>
                    </table:table-row>
                  </table:table>
                </table:table-cell>
              </table:table-row>
            </table:table>
          </table:table-cell>
        </table:table-row>
      </table:table>
      <text:h text:outline-level="2"><text:bookmark text:name="TEI.att.typed"/>att.typed</text:h>
      <table:table table:name="table356" table:style-name="Table1">
        <table:table-column table:style-name="Table1.col1"/>
        <table:table-column table:style-name="Table2.col2"/>
        <table:table-row>
          <table:table-cell table:number-columns-spanned="2">
            <text:p><text:span text:style-name="Highlight">att.typed</text:span> <text:span>provides attributes which can be used to classify or subclassify elements in any way.</text:span> [<text:a xlink:type="simple" xlink:href="http://www.tei-c.org/release/doc/tei-p5-doc/en/html/ST.html#STECAT">1.3.1. Attribute Classes</text:a> <text:a xlink:type="simple" xlink:href="http://www.tei-c.org/release/doc/tei-p5-doc/en/html/AI.html#AILCW">17.1.1. Words and Above</text:a> <text:a xlink:type="simple" xlink:href="http://www.tei-c.org/release/doc/tei-p5-doc/en/html/CO.html#CONARS">3.5.1. Referring Strings</text:a> <text:a xlink:type="simple" xlink:href="http://www.tei-c.org/release/doc/tei-p5-doc/en/html/CO.html#COXR">3.6. Simple Links and Cross-References</text:a> <text:a xlink:type="simple" xlink:href="http://www.tei-c.org/release/doc/tei-p5-doc/en/html/CO.html#CONAAB">3.5.5. Abbreviations and Their Expansions</text:a> <text:a xlink:type="simple" xlink:href="http://www.tei-c.org/release/doc/tei-p5-doc/en/html/CO.html#COVE">3.12.1. Core Tags for Verse</text:a> <text:a xlink:type="simple" xlink:href="http://www.tei-c.org/release/doc/tei-p5-doc/en/html/DR.html#DRPAL">7.2.5. Speech Contents</text:a> <text:a xlink:type="simple" xlink:href="http://www.tei-c.org/release/doc/tei-p5-doc/en/html/DS.html#DSDIV1">4.1.1. Un-numbered Divisions</text:a> <text:a xlink:type="simple" xlink:href="http://www.tei-c.org/release/doc/tei-p5-doc/en/html/DS.html#DSDIV2">4.1.2. Numbered Divisions</text:a> <text:a xlink:type="simple" xlink:href="http://www.tei-c.org/release/doc/tei-p5-doc/en/html/DS.html#DSHD">4.2.1. Headings and Trailers</text:a> <text:a xlink:type="simple" xlink:href="http://www.tei-c.org/release/doc/tei-p5-doc/en/html/DS.html#DSVIRT">4.4. Virtual Divisions</text:a> <text:a xlink:type="simple" xlink:href="http://www.tei-c.org/release/doc/tei-p5-doc/en/html/ND.html#NDPERSREL">13.3.2.3. Personal Relationships</text:a> <text:a xlink:type="simple" xlink:href="http://www.tei-c.org/release/doc/tei-p5-doc/en/html/PH.html#PHCO">11.3.1.1. Core Elements for Transcriptional Work</text:a> <text:a xlink:type="simple" xlink:href="http://www.tei-c.org/release/doc/tei-p5-doc/en/html/SA.html#SAPTL">16.1.1. Pointers and Links</text:a> <text:a xlink:type="simple" xlink:href="http://www.tei-c.org/release/doc/tei-p5-doc/en/html/SA.html#SASE">16.3. Blocks, Segments, and Anchors</text:a> <text:a xlink:type="simple" xlink:href="http://www.tei-c.org/release/doc/tei-p5-doc/en/html/TC.html#TCAPLK">12.2. Linking the Apparatus to the Text</text:a> <text:a xlink:type="simple" xlink:href="http://www.tei-c.org/release/doc/tei-p5-doc/en/html/TD.html#TDTAGCONT">22.4.4.2. RELAX NG Content Models</text:a> <text:a xlink:type="simple" xlink:href="http://www.tei-c.org/release/doc/tei-p5-doc/en/html/TS.html#TSBA">8.3. Elements Unique to Spoken Texts</text:a> <text:a xlink:type="simple" xlink:href="http://www.tei-c.org/release/doc/tei-p5-doc/en/html/MD.html#MDMDAL">23.3.1.4. Modification of Attribute and Attribute Value Lis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bl listBibl location surname</text:span></text:p>
          </table:table-cell>
        </table:table-row>
        <table:table-row>
          <table:table-cell>
            <text:p><text:span text:style-name="Highlight">Attributes</text:span></text:p>
          </table:table-cell>
          <table:table-cell>
            <text:p>Attributes</text:p>
            <table:table table:name="table357" table:style-name="Table1">
              <table:table-column table:style-name="Table1.col1"/>
              <table:table-column table:style-name="Table2.col2"/>
              <table:table-row>
                <table:table-cell>
                  <text:p>type</text:p>
                </table:table-cell>
                <table:table-cell>
                  <text:p><text:span>characterizes the element in some sense, using any convenient classification scheme or typology.</text:span></text:p>
                  <table:table table:name="table35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able:number-columns-spanned="2">
                        <text:p text:style-name="Preformatted_20_Text">&lt;div type="verse"&gt;</text:p>
                        <text:p text:style-name="Preformatted_20_Text"> &lt;head&gt;Night in Tarras&lt;/head&gt;</text:p>
                        <text:p text:style-name="Preformatted_20_Text"> &lt;lg type="stanza"&gt;</text:p>
                        <text:p text:style-name="Preformatted_20_Text">  &lt;l&gt;At evening tramping on the hot white road&lt;/l&gt;</text:p>
                        <text:p text:style-name="Preformatted_20_Text">  &lt;l&gt;…&lt;/l&gt;</text:p>
                        <text:p text:style-name="Preformatted_20_Text"> &lt;/lg&gt;</text:p>
                        <text:p text:style-name="Preformatted_20_Text"> &lt;lg type="stanza"&gt;</text:p>
                        <text:p text:style-name="Preformatted_20_Text">  &lt;l&gt;A wind sprang up from nowhere as the sky&lt;/l&gt;</text:p>
                        <text:p text:style-name="Preformatted_20_Text">  &lt;l&gt;…&lt;/l&gt;</text:p>
                        <text:p text:style-name="Preformatted_20_Text"> &lt;/lg&gt;</text:p>
                        <text:p text:style-name="Preformatted_20_Text">&lt;/div&gt;</text:p>
                      </table:table-cell>
                      <table:covered-table-cell/>
                    </table:table-row>
                    <table:table-row>
                      <table:table-cell>
                        <text:p><text:span text:style-name="Highlight">Note</text:span></text:p>
                      </table:table-cell>
                      <table:table-cell>
                        <text:p>The <text:span text:style-name="Emphasis">type</text:span> attribute is present on a number of elements, not all of which are members of <text:span>att.typed</text:span>, usually because these elements restrict the possible values for the attribute in a specific way.</text:p>
                      </table:table-cell>
                    </table:table-row>
                  </table:table>
                </table:table-cell>
              </table:table-row>
              <table:table-row>
                <table:table-cell>
                  <text:p>subtype</text:p>
                </table:table-cell>
                <table:table-cell>
                  <text:p><text:span>provides a sub-categorization of the element, if needed</text:span></text:p>
                  <table:table table:name="table35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Note</text:span></text:p>
                      </table:table-cell>
                      <table:table-cell>
                        <text:p>The <text:span text:style-name="Emphasis">subtype</text:span> attribute may be used to provide any sub-classification for the element additional to that provided by its <text:span text:style-name="Emphasis">type</text:span> attribute.</text:p>
                      </table:table-cell>
                    </table:table-row>
                  </table:table>
                </table:table-cell>
              </table:table-row>
            </table:table>
          </table:table-cell>
        </table:table-row>
        <table:table-row>
          <table:table-cell>
            <text:p><text:span text:style-name="Highlight">Schematron</text:span></text:p>
          </table:table-cell>
          <table:table-cell>
            <text:p>
&lt;sch:rule context="*[@subtype]"&gt;
&lt;sch:assert test="@type"&gt;The &lt;sch:name/&gt; element should not be categorized in detail with @subtype
 unless also categorized in general with @type&lt;/sch:assert&gt;&lt;/sch:rule&gt;</text:p>
          </table:table-cell>
        </table:table-row>
        <table:table-row>
          <table:table-cell>
            <text:p><text:span text:style-name="Highlight">Note</text:span></text:p>
          </table:table-cell>
          <table:table-cell>
            <text:p>When appropriate, values from an established typology should be used. Alternatively a typology may be defined in the associated TEI header. If values are to be taken from a project-specific list, this should be defined using the &lt;valList&gt; element in the project-specific schema description, as described in <text:a xlink:type="simple" xlink:href="http://www.tei-c.org/release/doc/tei-p5-doc/en/html/MD.html#MDMDAL">23.3.1.4. Modification of Attribute and Attribute Value Lists</text:a> .</text:p>
          </table:table-cell>
        </table:table-row>
      </table:table>
      <text:h text:outline-level="2"><text:bookmark text:name="TEI.att.witnessed"/>att.witnessed</text:h>
      <table:table table:name="table360" table:style-name="Table1">
        <table:table-column table:style-name="Table1.col1"/>
        <table:table-column table:style-name="Table2.col2"/>
        <table:table-row>
          <table:table-cell table:number-columns-spanned="2">
            <text:p><text:span text:style-name="Highlight">att.witnessed</text:span> <text:span>supplies the attribute used to identify the witnesses supporting a particular reading in a critical apparatus.</text:span> [<text:a xlink:type="simple" xlink:href="http://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Members</text:span></text:p>
          </table:table-cell>
          <table:table-cell>
            <text:p><text:span text:style-name="Emphasis">lem</text:span></text:p>
          </table:table-cell>
        </table:table-row>
        <table:table-row>
          <table:table-cell>
            <text:p><text:span text:style-name="Highlight">Attributes</text:span></text:p>
          </table:table-cell>
          <table:table-cell>
            <text:p>Attributes</text:p>
            <table:table table:name="table361" table:style-name="Table1">
              <table:table-column table:style-name="Table1.col1"/>
              <table:table-column table:style-name="Table2.col2"/>
              <table:table-row>
                <table:table-cell>
                  <text:p>wit</text:p>
                </table:table-cell>
                <table:table-cell>
                  <text:p>(<text:span>witness or witnesses</text:span>) <text:span>contains a space-delimited list of one or more pointers indicating the witnesses which attest to a given reading.</text:span></text:p>
                  <table:table table:name="table36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If the apparatus contains readings only for a single witness, this attribute may be consistently omitted.This attribute may occur both within an apparatus gathering variant readings in the transcription of an individual witness and within an apparatus gathering readings from different witnesses.</text:p>
                        <text:line-break/>
                        <text:p>Additional descriptions or alternative versions of the sigla referenced may be supplied as the content of a child &lt;wit&gt; element.</text:p>
                      </table:table-cell>
                    </table:table-row>
                  </table:table>
                </table:table-cell>
              </table:table-row>
            </table:table>
          </table:table-cell>
        </table:table-row>
      </table:table>
      <text:h text:outline-level="1">Macros</text:h>
      <text:h text:outline-level="2"><text:bookmark text:name="TEI.data.certainty"/>data.certainty</text:h>
      <table:table table:name="table363" table:style-name="Table1">
        <table:table-column table:style-name="Table1.col1"/>
        <table:table-column table:style-name="Table2.col2"/>
        <table:table-row>
          <table:table-cell table:number-columns-spanned="2">
            <text:p><text:span text:style-name="Highlight">data.certainty</text:span> <text:span>defines the range of attribute values expressing a degree of certaint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certainty = "high" | "medium" | "low" | "unknown"</text:p>
          </table:table-cell>
        </table:table-row>
        <table:table-row>
          <table:table-cell>
            <text:p><text:span text:style-name="Highlight">Note</text:span></text:p>
          </table:table-cell>
          <table:table-cell>
            <text:p>Certainty may be expressed by one of the predefined symbolic values <text:span text:style-name="Emphasis">high</text:span>, <text:span text:style-name="Emphasis">medium</text:span>, or <text:span text:style-name="Emphasis">low</text:span>. The value <text:span text:style-name="Emphasis">unknown</text:span> should be used in cases where the encoder does not wish to assert an opinion about the matter. For more precise indication, <text:span>data.probability</text:span> may be used instead or in addition.</text:p>
          </table:table-cell>
        </table:table-row>
      </table:table>
      <text:h text:outline-level="2"><text:bookmark text:name="TEI.data.count"/>data.count</text:h>
      <table:table table:name="table364" table:style-name="Table1">
        <table:table-column table:style-name="Table1.col1"/>
        <table:table-column table:style-name="Table2.col2"/>
        <table:table-row>
          <table:table-cell table:number-columns-spanned="2">
            <text:p><text:span text:style-name="Highlight">data.count</text:span> <text:span>defines the range of attribute values used for a non-negative integer value used as a cou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layout/@columns</text:p></text:list-item><text:list-item><text:p text:style-name="P1">layout/@writtenLines</text:p></text:list-item></text:list></text:p>
          </table:table-cell>
        </table:table-row>
        <table:table-row>
          <table:table-cell>
            <text:p><text:span text:style-name="Highlight">Declaration</text:span></text:p>
          </table:table-cell>
          <table:table-cell>
            <text:p text:style-name="Preformatted_20_Text"/>
            <text:p text:style-name="Preformatted_20_Text">data.count = xsd:nonNegativeInteger</text:p>
          </table:table-cell>
        </table:table-row>
        <table:table-row>
          <table:table-cell>
            <text:p><text:span text:style-name="Highlight">Note</text:span></text:p>
          </table:table-cell>
          <table:table-cell>
            <text:p>Only positive integer values (including zero) are permitted</text:p>
          </table:table-cell>
        </table:table-row>
      </table:table>
      <text:h text:outline-level="2"><text:bookmark text:name="TEI.data.duration.iso"/>data.duration.iso</text:h>
      <table:table table:name="table365" table:style-name="Table1">
        <table:table-column table:style-name="Table1.col1"/>
        <table:table-column table:style-name="Table2.col2"/>
        <table:table-row>
          <table:table-cell table:number-columns-spanned="2">
            <text:p><text:span text:style-name="Highlight">data.duration.iso</text:span> <text:span>defines the range of attribute values available for representation of a duration in time using ISO 8601 standard forma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duration.iso = token { pattern = "[0-9.,DHMPRSTWYZ/:+\-]+" }</text:p>
          </table:table-cell>
        </table:table-row>
        <table:table-row>
          <table:table-cell>
            <text:p><text:span text:style-name="Highlight">Example</text:span></text:p>
          </table:table-cell>
          <table:table-cell>
            <text:p text:style-name="Preformatted_20_Text">&lt;time dur-iso="PT0,75H"&gt;three-quarters of an hour&lt;/time&gt;</text:p>
          </table:table-cell>
        </table:table-row>
        <table:table-row>
          <table:table-cell>
            <text:p><text:span text:style-name="Highlight">Example</text:span></text:p>
          </table:table-cell>
          <table:table-cell>
            <text:p text:style-name="Preformatted_20_Text">&lt;date dur-iso="P1,5D"&gt;a day and a half&lt;/date&gt;</text:p>
          </table:table-cell>
        </table:table-row>
        <table:table-row>
          <table:table-cell>
            <text:p><text:span text:style-name="Highlight">Example</text:span></text:p>
          </table:table-cell>
          <table:table-cell>
            <text:p text:style-name="Preformatted_20_Text">&lt;date dur-iso="P14D"&gt;a fortnight&lt;/date&gt;</text:p>
          </table:table-cell>
        </table:table-row>
        <table:table-row>
          <table:table-cell>
            <text:p><text:span text:style-name="Highlight">Example</text:span></text:p>
          </table:table-cell>
          <table:table-cell>
            <text:p text:style-name="Preformatted_20_Text">&lt;time dur-iso="PT0.02S"&gt;20 ms&lt;/time&gt;</text:p>
          </table:table-cell>
        </table:table-row>
        <table:table-row>
          <table:table-cell>
            <text:p><text:span text:style-name="Highlight">Note</text:span></text:p>
          </table:table-cell>
          <table:table-cell>
            <text:p>A duration is expressed as a sequence of number-letter pairs, preceded by the letter P; the letter gives the unit and may be Y (year), M (month), D (day), H (hour), M (minute), or S (second), in that order. The numbers are all unsigned integers, except for the last, which may have a decimal component (using either <text:span text:style-name="User_20_Entry">.</text:span> or <text:span text:style-name="User_20_Entry">,</text:span> as the decimal point; the latter is preferred). If any number is <text:span text:style-name="Emphasis">0</text:span>, then that number-letter pair may be omitted. If any of the H (hour), M (minute), or S (second) number-letter pairs are present, then the separator <text:span text:style-name="User_20_Entry">T</text:span> must precede the first <text:span>‘time’</text:span> number-letter pair.For complete details, see ISO 8601 <text:span text:style-name="Emphasis">Data elements and interchange formats — Information interchange — Representation of dates and times</text:span>.</text:p>
          </table:table-cell>
        </table:table-row>
      </table:table>
      <text:h text:outline-level="2"><text:bookmark text:name="TEI.data.duration.w3c"/>data.duration.w3c</text:h>
      <table:table table:name="table366" table:style-name="Table1">
        <table:table-column table:style-name="Table1.col1"/>
        <table:table-column table:style-name="Table2.col2"/>
        <table:table-row>
          <table:table-cell table:number-columns-spanned="2">
            <text:p><text:span text:style-name="Highlight">data.duration.w3c</text:span> <text:span>defines the range of attribute values available for representation of a duration in time using W3C datatyp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duration.w3c = xsd:duration</text:p>
          </table:table-cell>
        </table:table-row>
        <table:table-row>
          <table:table-cell>
            <text:p><text:span text:style-name="Highlight">Example</text:span></text:p>
          </table:table-cell>
          <table:table-cell>
            <text:p text:style-name="Preformatted_20_Text">&lt;time dur="PT45M"&gt;forty-five minutes&lt;/time&gt;</text:p>
          </table:table-cell>
        </table:table-row>
        <table:table-row>
          <table:table-cell>
            <text:p><text:span text:style-name="Highlight">Example</text:span></text:p>
          </table:table-cell>
          <table:table-cell>
            <text:p text:style-name="Preformatted_20_Text">&lt;date dur="P1DT12H"&gt;a day and a half&lt;/date&gt;</text:p>
          </table:table-cell>
        </table:table-row>
        <table:table-row>
          <table:table-cell>
            <text:p><text:span text:style-name="Highlight">Example</text:span></text:p>
          </table:table-cell>
          <table:table-cell>
            <text:p text:style-name="Preformatted_20_Text">&lt;date dur="P7D"&gt;a week&lt;/date&gt;</text:p>
          </table:table-cell>
        </table:table-row>
        <table:table-row>
          <table:table-cell>
            <text:p><text:span text:style-name="Highlight">Example</text:span></text:p>
          </table:table-cell>
          <table:table-cell>
            <text:p text:style-name="Preformatted_20_Text">&lt;time dur="PT0.02S"&gt;20 ms&lt;/time&gt;</text:p>
          </table:table-cell>
        </table:table-row>
        <table:table-row>
          <table:table-cell>
            <text:p><text:span text:style-name="Highlight">Note</text:span></text:p>
          </table:table-cell>
          <table:table-cell>
            <text:p>A duration is expressed as a sequence of number-letter pairs, preceded by the letter P; the letter gives the unit and may be Y (year), M (month), D (day), H (hour), M (minute), or S (second), in that order. The numbers are all unsigned integers, except for the <text:span text:style-name="User_20_Entry">S</text:span> number, which may have a decimal component (using <text:span text:style-name="User_20_Entry">.</text:span> as the decimal point). If any number is <text:span text:style-name="Emphasis">0</text:span>, then that number-letter pair may be omitted. If any of the H (hour), M (minute), or S (second) number-letter pairs are present, then the separator <text:span text:style-name="User_20_Entry">T</text:span> must precede the first <text:span>‘time’</text:span> number-letter pair.For complete details, see the <text:a xlink:type="simple" xlink:href="http://www.w3.org/TR/2004/REC-xmlschema-2-20041028/#duration">W3C specification</text:a>.</text:p>
          </table:table-cell>
        </table:table-row>
      </table:table>
      <text:h text:outline-level="2"><text:bookmark text:name="TEI.data.enumerated"/>data.enumerated</text:h>
      <table:table table:name="table367" table:style-name="Table1">
        <table:table-column table:style-name="Table1.col1"/>
        <table:table-column table:style-name="Table2.col2"/>
        <table:table-row>
          <table:table-cell table:number-columns-spanned="2">
            <text:p><text:span text:style-name="Highlight">data.enumerated</text:span> <text:span>defines the range of attribute values expressed as a single XML name taken from a list of documented possibiliti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app/@type</text:p></text:list-item><text:list-item><text:p text:style-name="P1">availability/@status</text:p></text:list-item><text:list-item><text:p text:style-name="P1">corr/@type</text:p></text:list-item><text:list-item><text:p text:style-name="P1">div/@type</text:p></text:list-item><text:list-item><text:p text:style-name="P1">height/@unit</text:p></text:list-item><text:list-item><text:p text:style-name="P1">note/@type</text:p></text:list-item><text:list-item><text:p text:style-name="P1">p/@part</text:p></text:list-item><text:list-item><text:p text:style-name="P1">pc/@part</text:p></text:list-item><text:list-item><text:p text:style-name="P1">pc/@type</text:p></text:list-item><text:list-item><text:p text:style-name="P1">placeName/@full</text:p></text:list-item><text:list-item><text:p text:style-name="P1">rdg/@cause</text:p></text:list-item><text:list-item><text:p text:style-name="P1">seg/@type</text:p></text:list-item><text:list-item><text:p text:style-name="P1">teiHeader/@type</text:p></text:list-item><text:list-item><text:p text:style-name="P1">variantEncoding/@method</text:p></text:list-item><text:list-item><text:p text:style-name="P1">variantEncoding/@location</text:p></text:list-item><text:list-item><text:p text:style-name="P1">width/@unit</text:p></text:list-item></text:list></text:p>
          </table:table-cell>
        </table:table-row>
        <table:table-row>
          <table:table-cell>
            <text:p><text:span text:style-name="Highlight">Declaration</text:span></text:p>
          </table:table-cell>
          <table:table-cell>
            <text:p text:style-name="Preformatted_20_Text"/>
            <text:p text:style-name="Preformatted_20_Text">data.enumerated = data.word</text:p>
          </table:table-cell>
        </table:table-row>
        <table:table-row>
          <table:table-cell>
            <text:p><text:span text:style-name="Highlight">Note</text:span></text:p>
          </table:table-cell>
          <table:table-cell>
            <text:p>Attributes using this datatype must contain a single word matching the pattern defined for this datatype: for example it cannot include whitespace but may begin with digits. Typically, the list of documented possibilities will be provided (or exemplified) by a value list in the associated attribute specification, expressed with a &lt;valList&gt; element.</text:p>
          </table:table-cell>
        </table:table-row>
      </table:table>
      <text:h text:outline-level="2"><text:bookmark text:name="TEI.data.language"/>data.language</text:h>
      <table:table table:name="table368" table:style-name="Table1">
        <table:table-column table:style-name="Table1.col1"/>
        <table:table-column table:style-name="Table2.col2"/>
        <table:table-row>
          <table:table-cell table:number-columns-spanned="2">
            <text:p><text:span text:style-name="Highlight">data.language</text:span> <text:span>defines the range of attribute values used to identify a particular combination of human language and writing system.</text:span> [<text:a xlink:type="simple" xlink:href="http://www.tei-c.org/release/doc/tei-p5-doc/en/html/CH.html#CHSH">6.1. Language Identific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seg/@xml:lang</text:p></text:list-item></text:list></text:p>
          </table:table-cell>
        </table:table-row>
        <table:table-row>
          <table:table-cell>
            <text:p><text:span text:style-name="Highlight">Declaration</text:span></text:p>
          </table:table-cell>
          <table:table-cell>
            <text:p text:style-name="Preformatted_20_Text"/>
            <text:p text:style-name="Preformatted_20_Text">data.language = xsd:language | ""</text:p>
          </table:table-cell>
        </table:table-row>
        <table:table-row>
          <table:table-cell>
            <text:p><text:span text:style-name="Highlight">Note</text:span></text:p>
          </table:table-cell>
          <table:table-cell>
            <text:p>The values for this attribute are language <text:span>‘tags’</text:span> as defined in <text:a xlink:type="simple" xlink:href="http://tools.ietf.org/html/bcp47">BCP 47</text:a>. Currently BCP 47 comprises RFC 4646 and RFC 4647; over time, other IETF documents may succeed these as the best current practice.A <text:span>‘language tag’</text:span>, per BCP 47, is assembled from a sequence of components or <text:span text:style-name="Emphasis">subtags</text:span> separated by the hyphen character (<text:span text:style-name="Emphasis">-</text:span>, U+002D). The tag is made of the following subtags, in the following order. Every subtag except the first is optional. If present, each occurs only once, except the fourth and fifth components (variant and extension), which are repeatable. </text:p>
            <text:p text:style-name="List_20_Heading">language</text:p>
            <text:p text:style-name="List_20_Contents">The IANA-registered code for the language. This is almost always the same as the ISO 639 2-letter language code if there is one. The list of available registered language subtags can be found at <text:a xlink:type="simple" xlink:href="http://www.iana.org/assignments/language-subtag-registry">http://www.iana.org/assignments/language-subtag-registry</text:a>. It is recommended that this code be written in lower case.</text:p>
            <text:p text:style-name="List_20_Heading">script</text:p>
            <text:p text:style-name="List_20_Contents">The ISO 15924 code for the script. These codes consist of 4 letters, and it is recommended they be written with an initial capital, the other three letters in lower case. The canonical list of codes is maintained by the Unicode Consortium, and is available at <text:a xlink:type="simple" xlink:href="http://unicode.org/iso15924/iso15924-codes.html">http://unicode.org/iso15924/iso15924-codes.html</text:a>. The IETF recommends this code be omitted unless it is necessary to make a distinction you need.</text:p>
            <text:p text:style-name="List_20_Heading">region</text:p>
            <text:p text:style-name="List_20_Contents">Either an ISO 3166 country code or a UN M.49 region code that is registered with IANA (not all such codes are registered, e.g. UN codes for economic groupings or codes for countries for which there is already an ISO 3166 2-letter code are not registered). The former consist of 2 letters, and it is recommended they be written in upper case. The list of codes can be found at <text:a xlink:type="simple" xlink:href="http://www.iso.org/iso/home/standards/country_codes/iso-3166-1_decoding_table.htm">http://www.iso.org/iso/home/standards/country_codes/iso-3166-1_decoding_table.htm</text:a>. The latter consist of 3 digits; the list of codes can be found at <text:a xlink:type="simple" xlink:href="http://unstats.un.org/unsd/methods/m49/m49.htm">http://unstats.un.org/unsd/methods/m49/m49.htm</text:a>.</text:p>
            <text:p text:style-name="List_20_Heading">variant</text:p>
            <text:p text:style-name="List_20_Contents">An IANA-registered variation. These codes are used to indicate additional, well-recognized variations that define a language or its dialects that are not covered by other available subtags.</text:p>
            <text:p text:style-name="List_20_Heading">extension</text:p>
            <text:p text:style-name="List_20_Contents">An extension has the format of a single letter followed by a hyphen followed by additional subtags. These exist to allow for future extension to BCP 47, but as of this writing no such extensions are in use.</text:p>
            <text:p text:style-name="List_20_Heading">private use</text:p>
            <text:p text:style-name="List_20_Contents">An extension that uses the initial subtag of the single letter <text:span text:style-name="Emphasis">x</text:span> (i.e., starts with <text:span text:style-name="User_20_Entry">x-</text:span>) has no meaning except as negotiated among the parties involved. These should be used with great care, since they interfere with the interoperability that use of RFC 4646 is intended to promote. In order for a document that makes use of these subtags to be TEI-conformant, a corresponding &lt;language&gt; element must be present in the TEI header.</text:p>
            <text:line-break/>
            <text:p>There are two exceptions to the above format. First, there are language tags in the <text:a xlink:type="simple" xlink:href="http://www.iana.org/assignments/language-subtag-registry">IANA registry</text:a> that do not match the above syntax, but are present because they have been <text:span>‘grandfathered’</text:span> from previous specifications.</text:p>
            <text:line-break/>
            <text:p>Second, an entire language tag can consist of only a private use subtag. These tags start with <text:span text:style-name="User_20_Entry">x-</text:span>, and do not need to follow any further rules established by the IETF and endorsed by these Guidelines. Like all language tags that make use of private use subtags, the language in question must be documented in a corresponding &lt;language&gt; element in the TEI header.</text:p>
            <text:line-break/>
            <text:p>Examples include </text:p>
            <text:p text:style-name="List_20_Heading"><text:span text:style-name="Emphasis">sn</text:span></text:p>
            <text:p text:style-name="List_20_Contents">Shona</text:p>
            <text:p text:style-name="List_20_Heading"><text:span text:style-name="Emphasis">zh-TW</text:span></text:p>
            <text:p text:style-name="List_20_Contents">Taiwanese</text:p>
            <text:p text:style-name="List_20_Heading"><text:span text:style-name="Emphasis">zh-Hant-HK</text:span></text:p>
            <text:p text:style-name="List_20_Contents">Chinese written in traditional script as used in Hong Kong</text:p>
            <text:p text:style-name="List_20_Heading"><text:span text:style-name="Emphasis">en-SL</text:span></text:p>
            <text:p text:style-name="List_20_Contents">English as spoken in Sierra Leone</text:p>
            <text:p text:style-name="List_20_Heading"><text:span text:style-name="Emphasis">pl</text:span></text:p>
            <text:p text:style-name="List_20_Contents">Polish</text:p>
            <text:p text:style-name="List_20_Heading"><text:span text:style-name="Emphasis">es-MX</text:span></text:p>
            <text:p text:style-name="List_20_Contents">Spanish as spoken in Mexico</text:p>
            <text:p text:style-name="List_20_Heading"><text:span text:style-name="Emphasis">es-419</text:span></text:p>
            <text:p text:style-name="List_20_Contents">Spanish as spoken in Latin America</text:p>
            <text:line-break/>
            <text:p>The W3C Internationalization Activity has published a useful introduction to BCP 47, <text:a xlink:type="simple" xlink:href="http://www.w3.org/International/articles/language-tags/Overview.en.php">Language tags in HTML and XML</text:a>.</text:p>
          </table:table-cell>
        </table:table-row>
      </table:table>
      <text:h text:outline-level="2"><text:bookmark text:name="TEI.data.name"/>data.name</text:h>
      <table:table table:name="table369" table:style-name="Table1">
        <table:table-column table:style-name="Table1.col1"/>
        <table:table-column table:style-name="Table2.col2"/>
        <table:table-row>
          <table:table-cell table:number-columns-spanned="2">
            <text:p><text:span text:style-name="Highlight">data.name</text:span> <text:span>defines the range of attribute values expressed as an XML Nam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name = xsd:Name</text:p>
          </table:table-cell>
        </table:table-row>
        <table:table-row>
          <table:table-cell>
            <text:p><text:span text:style-name="Highlight">Note</text:span></text:p>
          </table:table-cell>
          <table:table-cell>
            <text:p>Attributes using this datatype must contain a single word which follows the rules defining a legal XML name (see <text:a xlink:type="simple" xlink:href="http://www.w3.org/TR/REC-xml/#dt-name">http://www.w3.org/TR/REC-xml/#dt-name</text:a>): for example they cannot include whitespace or begin with digits.</text:p>
          </table:table-cell>
        </table:table-row>
      </table:table>
      <text:h text:outline-level="2"><text:bookmark text:name="TEI.data.numeric"/>data.numeric</text:h>
      <table:table table:name="table370" table:style-name="Table1">
        <table:table-column table:style-name="Table1.col1"/>
        <table:table-column table:style-name="Table2.col2"/>
        <table:table-row>
          <table:table-cell table:number-columns-spanned="2">
            <text:p><text:span text:style-name="Highlight">data.numeric</text:span> <text:span>defines the range of attribute values used for numeric valu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numeric =</text:p>
            <text:p text:style-name="Preformatted_20_Text">   xsd:double | token { pattern = "(\-?[\d]+/\-?[\d]+)" } | xsd:decimal</text:p>
          </table:table-cell>
        </table:table-row>
        <table:table-row>
          <table:table-cell>
            <text:p><text:span text:style-name="Highlight">Note</text:span></text:p>
          </table:table-cell>
          <table:table-cell>
            <text:p>Any numeric value, represented as a decimal number, in floating point format, or as a ratio.To represent a floating point number, expressed in scientific notation, <text:span>‘E notation’</text:span>, a variant of <text:span>‘exponential notation’</text:span>, may be used. In this format, the value is expressed as two numbers separated by the letter E. The first number, the significand (sometimes called the mantissa) is given in decimal format, while the second is an integer. The value is obtained by multiplying the mantissa by 10 the number of times indicated by the integer. Thus the value represented in decimal notation as 1000.0 might be represented in scientific notation as 10E3.</text:p>
            <text:line-break/>
            <text:p>A value expressed as a ratio is represented by two integer values separated by a solidus (/) character. Thus, the value represented in decimal notation as 0.5 might be represented as a ratio by the string 1/2.</text:p>
          </table:table-cell>
        </table:table-row>
      </table:table>
      <text:h text:outline-level="2"><text:bookmark text:name="TEI.data.outputMeasurement"/>data.outputMeasurement</text:h>
      <table:table table:name="table371" table:style-name="Table1">
        <table:table-column table:style-name="Table1.col1"/>
        <table:table-column table:style-name="Table2.col2"/>
        <table:table-row>
          <table:table-cell table:number-columns-spanned="2">
            <text:p><text:span text:style-name="Highlight">data.outputMeasurement</text:span> <text:span>defines a range of values for use in specifying the size of an object that is intended for displa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outputMeasurement =</text:p>
            <text:p text:style-name="Preformatted_20_Text">   token</text:p>
            <text:p text:style-name="Preformatted_20_Text">   {</text:p>
            <text:p text:style-name="Preformatted_20_Text">      pattern = "[\-+]?\d+(\.\d+)?(%|cm|mm|in|pt|pc|px|em|ex|gd|rem|vw|vh|vm)"</text:p>
            <text:p text:style-name="Preformatted_20_Text">   }</text:p>
          </table:table-cell>
        </table:table-row>
        <table:table-row>
          <table:table-cell>
            <text:p><text:span text:style-name="Highlight">Example</text:span></text:p>
          </table:table-cell>
          <table:table-cell>
            <text:p text:style-name="Preformatted_20_Text">&lt;figure&gt;</text:p>
            <text:p text:style-name="Preformatted_20_Text"> &lt;head&gt;The TEI Logo&lt;/head&gt;</text:p>
            <text:p text:style-name="Preformatted_20_Text"> &lt;figDesc&gt;Stylized yellow angle brackets with the letters &lt;mentioned&gt;TEI&lt;/mentioned&gt; in</text:p>
            <text:p text:style-name="Preformatted_20_Text">   between and &lt;mentioned&gt;text encoding initiative&lt;/mentioned&gt; underneath, all on a white</text:p>
            <text:p text:style-name="Preformatted_20_Text">   background.&lt;/figDesc&gt;</text:p>
            <text:p text:style-name="Preformatted_20_Text"> &lt;graphic height="600px" width="600px"</text:p>
            <text:p text:style-name="Preformatted_20_Text">  url="http://www.tei-c.org/logos/TEI-600.jpg"/&gt;</text:p>
            <text:p text:style-name="Preformatted_20_Text">&lt;/figure&gt;</text:p>
          </table:table-cell>
        </table:table-row>
        <table:table-row>
          <table:table-cell>
            <text:p><text:span text:style-name="Highlight">Note</text:span></text:p>
          </table:table-cell>
          <table:table-cell>
            <text:p>These values map directly onto the values used by XSL-FO and CSS. For definitions of the units see those specifications; at the time of this writing the most complete list is in the <text:a xlink:type="simple" xlink:href="http://www.w3.org/TR/2005/WD-css3-values-20050726/#numbers0">CSS3 working draft</text:a>.</text:p>
          </table:table-cell>
        </table:table-row>
      </table:table>
      <text:h text:outline-level="2"><text:bookmark text:name="TEI.data.pattern"/>data.pattern</text:h>
      <table:table table:name="table372" table:style-name="Table1">
        <table:table-column table:style-name="Table1.col1"/>
        <table:table-column table:style-name="Table2.col2"/>
        <table:table-row>
          <table:table-cell table:number-columns-spanned="2">
            <text:p><text:span text:style-name="Highlight">data.pattern</text:span> (<text:span>regular expression pattern</text:span>) <text:span>defines attribute values which are expressed as a regular express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pattern = token</text:p>
          </table:table-cell>
        </table:table-row>
        <table:table-row>
          <table:table-cell>
            <text:p><text:span text:style-name="Highlight">Note</text:span></text:p>
          </table:table-cell>
          <table:table-cell>
            <text:p text:style-name="tei_cit"><text:p text:style-name="Quote">A regular expression, often called a <text:span text:style-name="Emphasis">pattern</text:span>, is an expression that describes a set of strings. They are usually used to give a concise description of a set, without having to list all elements. For example, the set containing the three strings <text:span text:style-name="Emphasis">Handel</text:span>, <text:span text:style-name="Emphasis">Händel</text:span>, and <text:span text:style-name="Emphasis">Haendel</text:span> can be described by the pattern <text:span text:style-name="User_20_Entry">H(ä|ae?)ndel</text:span> (or alternatively, it is said that the pattern <text:span text:style-name="User_20_Entry">H(ä|ae?)ndel</text:span> <text:span text:style-name="Emphasis">matches</text:span> each of the three strings)</text:p><text:a xlink:type="simple" xlink:href="http://en.wikipedia.org/wiki/Regular_expression#Basic_concepts">Wikipedia</text:a></text:p>
          </table:table-cell>
        </table:table-row>
      </table:table>
      <text:h text:outline-level="2"><text:bookmark text:name="TEI.data.point"/>data.point</text:h>
      <table:table table:name="table373" table:style-name="Table1">
        <table:table-column table:style-name="Table1.col1"/>
        <table:table-column table:style-name="Table2.col2"/>
        <table:table-row>
          <table:table-cell table:number-columns-spanned="2">
            <text:p><text:span text:style-name="Highlight">data.point</text:span> <text:span>defines the data type used to express a point in cartesian spa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point = token { pattern = "(\-?[0-9]+\.?[0-9]*,\-?[0-9]+\.?[0-9]*)" }</text:p>
          </table:table-cell>
        </table:table-row>
        <table:table-row>
          <table:table-cell>
            <text:p><text:span text:style-name="Highlight">Example</text:span></text:p>
          </table:table-cell>
          <table:table-cell>
            <text:p text:style-name="Preformatted_20_Text">&lt;facsimile&gt;</text:p>
            <text:p text:style-name="Preformatted_20_Text"> &lt;surface ulx="0" uly="0" lrx="400" lry="280"&gt;</text:p>
            <text:p text:style-name="Preformatted_20_Text">  &lt;zone points="220,100 300,210 170,250 123,234"&gt;</text:p>
            <text:p text:style-name="Preformatted_20_Text">   &lt;graphic url="handwriting.png "/&gt;</text:p>
            <text:p text:style-name="Preformatted_20_Text">  &lt;/zone&gt;</text:p>
            <text:p text:style-name="Preformatted_20_Text"> &lt;/surface&gt;</text:p>
            <text:p text:style-name="Preformatted_20_Text">&lt;/facsimile&gt;</text:p>
          </table:table-cell>
        </table:table-row>
        <table:table-row>
          <table:table-cell>
            <text:p><text:span text:style-name="Highlight">Note</text:span></text:p>
          </table:table-cell>
          <table:table-cell>
            <text:p>A point is defined by two numeric values, which may be expressed in any notation permitted.</text:p>
          </table:table-cell>
        </table:table-row>
      </table:table>
      <text:h text:outline-level="2"><text:bookmark text:name="TEI.data.pointer"/>data.pointer</text:h>
      <table:table table:name="table374" table:style-name="Table1">
        <table:table-column table:style-name="Table1.col1"/>
        <table:table-column table:style-name="Table2.col2"/>
        <table:table-row>
          <table:table-cell table:number-columns-spanned="2">
            <text:p><text:span text:style-name="Highlight">data.pointer</text:span> <text:span>defines the range of attribute values used to provide a single URI, absolute or relative, pointing to some other resource, either within the current document or elsewher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app/@from</text:p></text:list-item><text:list-item><text:p text:style-name="P1">app/@to</text:p></text:list-item><text:list-item><text:p text:style-name="P1">pb/@facs</text:p></text:list-item><text:list-item><text:p text:style-name="P1">pc/@ana</text:p></text:list-item><text:list-item><text:p text:style-name="P1">rdg/@wit</text:p></text:list-item></text:list></text:p>
          </table:table-cell>
        </table:table-row>
        <table:table-row>
          <table:table-cell>
            <text:p><text:span text:style-name="Highlight">Declaration</text:span></text:p>
          </table:table-cell>
          <table:table-cell>
            <text:p text:style-name="Preformatted_20_Text"/>
            <text:p text:style-name="Preformatted_20_Text">data.pointer = xsd:anyURI</text:p>
          </table:table-cell>
        </table:table-row>
        <table:table-row>
          <table:table-cell>
            <text:p><text:span text:style-name="Highlight">Note</text:span></text:p>
          </table:table-cell>
          <table:table-cell>
            <text:p>The range of syntactically valid values is defined by <text:a xlink:type="simple" xlink:href="http://www.ietf.org/rfc/rfc3986.txt">RFC 3986</text:a> <text:span text:style-name="Emphasis">Uniform Resource Identifier (URI): Generic Syntax</text:span>. Note that the values themselves are encoded using <text:a xlink:type="simple" xlink:href="http://www.ietf.org/rfc/rfc3987.txt">RFC 3987</text:a> <text:span text:style-name="Emphasis">Internationalized Resource Identifiers</text:span> (IRIs) mapping to URIs. For example, <text:span text:style-name="User_20_Entry">https://secure.wikimedia.org/wikipedia/en/wiki/%</text:span> is encoded as <text:span text:style-name="User_20_Entry">https://secure.wikimedia.org/wikipedia/en/wiki/%25</text:span> while <text:span text:style-name="User_20_Entry">http://موقع.وزارة-الاتصالات.مصر/</text:span> is encoded as <text:span text:style-name="User_20_Entry">http://xn--4gbrim.xn----rmckbbajlc6dj7bxne2c.xn--wgbh1c/</text:span></text:p>
          </table:table-cell>
        </table:table-row>
      </table:table>
      <text:h text:outline-level="2"><text:bookmark text:name="TEI.data.probability"/>data.probability</text:h>
      <table:table table:name="table375" table:style-name="Table1">
        <table:table-column table:style-name="Table1.col1"/>
        <table:table-column table:style-name="Table2.col2"/>
        <table:table-row>
          <table:table-cell table:number-columns-spanned="2">
            <text:p><text:span text:style-name="Highlight">data.probability</text:span> <text:span>defines the range of attribute values expressing a probabilit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probability = xsd:double { minInclusive = "0" maxInclusive = "1" }</text:p>
          </table:table-cell>
        </table:table-row>
        <table:table-row>
          <table:table-cell>
            <text:p><text:span text:style-name="Highlight">Note</text:span></text:p>
          </table:table-cell>
          <table:table-cell>
            <text:p>Probability is expressed as a real number between 0 and 1; 0 representing <text:span text:style-name="Emphasis">certainly false</text:span> and 1 representing <text:span text:style-name="Emphasis">certainly true</text:span>.</text:p>
          </table:table-cell>
        </table:table-row>
      </table:table>
      <text:h text:outline-level="2"><text:bookmark text:name="TEI.data.replacement"/>data.replacement</text:h>
      <table:table table:name="table376" table:style-name="Table1">
        <table:table-column table:style-name="Table1.col1"/>
        <table:table-column table:style-name="Table2.col2"/>
        <table:table-row>
          <table:table-cell table:number-columns-spanned="2">
            <text:p><text:span text:style-name="Highlight">data.replacement</text:span> <text:span>defines attribute values which contain a replacement templat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replacement = text</text:p>
          </table:table-cell>
        </table:table-row>
      </table:table>
      <text:h text:outline-level="2"><text:bookmark text:name="TEI.data.temporal.iso"/>data.temporal.iso</text:h>
      <table:table table:name="table377" table:style-name="Table1">
        <table:table-column table:style-name="Table1.col1"/>
        <table:table-column table:style-name="Table2.col2"/>
        <table:table-row>
          <table:table-cell table:number-columns-spanned="2">
            <text:p><text:span text:style-name="Highlight">data.temporal.iso</text:span> <text:span>defines the range of attribute values expressing a temporal expression such as a date, a time, or a combination of them, that conform to the international standard <text:span text:style-name="Emphasis">Data elements and interchange formats – Information interchange – Representation of dates and times</text:spa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temporal.iso =</text:p>
            <text:p text:style-name="Preformatted_20_Text">   xsd:date</text:p>
            <text:p text:style-name="Preformatted_20_Text"> | xsd:gYear</text:p>
            <text:p text:style-name="Preformatted_20_Text"> | xsd:gMonth</text:p>
            <text:p text:style-name="Preformatted_20_Text"> | xsd:gDay</text:p>
            <text:p text:style-name="Preformatted_20_Text"> | xsd:gYearMonth</text:p>
            <text:p text:style-name="Preformatted_20_Text"> | xsd:gMonthDay</text:p>
            <text:p text:style-name="Preformatted_20_Text"> | xsd:time</text:p>
            <text:p text:style-name="Preformatted_20_Text"> | xsd:dateTime</text:p>
            <text:p text:style-name="Preformatted_20_Text"> | token { pattern = "[0-9.,DHMPRSTWYZ/:+\-]+" }</text:p>
          </table:table-cell>
        </table:table-row>
        <table:table-row>
          <table:table-cell>
            <text:p><text:span text:style-name="Highlight">Note</text:span></text:p>
          </table:table-cell>
          <table:table-cell>
            <text:p>If it is likely that the value used is to be compared with another, then a time zone indicator should always be included, and only the dateTime representation should be used.For all representations for which ISO 8601 describes both a <text:span text:style-name="Emphasis">basic</text:span> and an <text:span text:style-name="Emphasis">extended</text:span> format, these Guidelines recommend use of the extended format.</text:p>
            <text:line-break/>
            <text:p>While ISO 8601 permits the use of both <text:span text:style-name="User_20_Entry">00:00</text:span> and <text:span text:style-name="User_20_Entry">24:00</text:span> to represent midnight, these Guidelines strongly recommend against the use of <text:span text:style-name="User_20_Entry">24:00</text:span>.</text:p>
          </table:table-cell>
        </table:table-row>
      </table:table>
      <text:h text:outline-level="2"><text:bookmark text:name="TEI.data.temporal.w3c"/>data.temporal.w3c</text:h>
      <table:table table:name="table378" table:style-name="Table1">
        <table:table-column table:style-name="Table1.col1"/>
        <table:table-column table:style-name="Table2.col2"/>
        <table:table-row>
          <table:table-cell table:number-columns-spanned="2">
            <text:p><text:span text:style-name="Highlight">data.temporal.w3c</text:span> <text:span>defines the range of attribute values expressing a temporal expression such as a date, a time, or a combination of them, that conform to the W3C <text:span text:style-name="Emphasis">XML Schema Part 2: Datatypes Second Edition</text:span> specifica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temporal.w3c =</text:p>
            <text:p text:style-name="Preformatted_20_Text">   xsd:date</text:p>
            <text:p text:style-name="Preformatted_20_Text"> | xsd:gYear</text:p>
            <text:p text:style-name="Preformatted_20_Text"> | xsd:gMonth</text:p>
            <text:p text:style-name="Preformatted_20_Text"> | xsd:gDay</text:p>
            <text:p text:style-name="Preformatted_20_Text"> | xsd:gYearMonth</text:p>
            <text:p text:style-name="Preformatted_20_Text"> | xsd:gMonthDay</text:p>
            <text:p text:style-name="Preformatted_20_Text"> | xsd:time</text:p>
            <text:p text:style-name="Preformatted_20_Text"> | xsd:dateTime</text:p>
          </table:table-cell>
        </table:table-row>
        <table:table-row>
          <table:table-cell>
            <text:p><text:span text:style-name="Highlight">Note</text:span></text:p>
          </table:table-cell>
          <table:table-cell>
            <text:p>If it is likely that the value used is to be compared with another, then a time zone indicator should always be included, and only the dateTime representation should be used.</text:p>
          </table:table-cell>
        </table:table-row>
      </table:table>
      <text:h text:outline-level="2"><text:bookmark text:name="TEI.data.text"/>data.text</text:h>
      <table:table table:name="table379" table:style-name="Table1">
        <table:table-column table:style-name="Table1.col1"/>
        <table:table-column table:style-name="Table2.col2"/>
        <table:table-row>
          <table:table-cell table:number-columns-spanned="2">
            <text:p><text:span text:style-name="Highlight">data.text</text:span> <text:span>defines the range of attribute values used to express some kind of identifying string as a single sequence of unicode characters possibly including whitespa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cb/@n</text:p></text:list-item><text:list-item><text:p text:style-name="P1">div/@n</text:p></text:list-item><text:list-item><text:p text:style-name="P1">l/@n</text:p></text:list-item><text:list-item><text:p text:style-name="P1">lg/@n</text:p></text:list-item><text:list-item><text:p text:style-name="P1">pb/@n</text:p></text:list-item></text:list></text:p>
          </table:table-cell>
        </table:table-row>
        <table:table-row>
          <table:table-cell>
            <text:p><text:span text:style-name="Highlight">Declaration</text:span></text:p>
          </table:table-cell>
          <table:table-cell>
            <text:p text:style-name="Preformatted_20_Text"/>
            <text:p text:style-name="Preformatted_20_Text">data.text = string</text:p>
          </table:table-cell>
        </table:table-row>
        <table:table-row>
          <table:table-cell>
            <text:p><text:span text:style-name="Highlight">Note</text:span></text:p>
          </table:table-cell>
          <table:table-cell>
            <text:p>Attributes using this datatype must contain a single <text:span>‘token’</text:span> in which whitespace and other punctuation characters are permitted.</text:p>
          </table:table-cell>
        </table:table-row>
      </table:table>
      <text:h text:outline-level="2"><text:bookmark text:name="TEI.data.truthValue"/>data.truthValue</text:h>
      <table:table table:name="table380" table:style-name="Table1">
        <table:table-column table:style-name="Table1.col1"/>
        <table:table-column table:style-name="Table2.col2"/>
        <table:table-row>
          <table:table-cell table:number-columns-spanned="2">
            <text:p><text:span text:style-name="Highlight">data.truthValue</text:span> <text:span>defines the range of attribute values used to express a truth valu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note/@anchored</text:p></text:list-item><text:list-item><text:p text:style-name="P1">sourceDesc/@default</text:p></text:list-item></text:list></text:p>
          </table:table-cell>
        </table:table-row>
        <table:table-row>
          <table:table-cell>
            <text:p><text:span text:style-name="Highlight">Declaration</text:span></text:p>
          </table:table-cell>
          <table:table-cell>
            <text:p text:style-name="Preformatted_20_Text"/>
            <text:p text:style-name="Preformatted_20_Text">data.truthValue = xsd:boolean</text:p>
          </table:table-cell>
        </table:table-row>
        <table:table-row>
          <table:table-cell>
            <text:p><text:span text:style-name="Highlight">Note</text:span></text:p>
          </table:table-cell>
          <table:table-cell>
            <text:p>The possible values of this datatype are <text:span text:style-name="Emphasis">1</text:span> or <text:span text:style-name="Emphasis">true</text:span>, or <text:span text:style-name="Emphasis">0</text:span> or <text:span text:style-name="Emphasis">false</text:span>.This datatype applies only for cases where uncertainty is inappropriate; if the attribute concerned may have a value other than true or false, e.g. <text:span text:style-name="Emphasis">unknown</text:span>, or <text:span text:style-name="Emphasis">inapplicable</text:span>, it should have the extended version of this datatype: <text:span>data.xTruthValue</text:span>.</text:p>
          </table:table-cell>
        </table:table-row>
      </table:table>
      <text:h text:outline-level="2"><text:bookmark text:name="TEI.data.version"/>data.version</text:h>
      <table:table table:name="table381" table:style-name="Table1">
        <table:table-column table:style-name="Table1.col1"/>
        <table:table-column table:style-name="Table2.col2"/>
        <table:table-row>
          <table:table-cell table:number-columns-spanned="2">
            <text:p><text:span text:style-name="Highlight">data.version</text:span> <text:span>defines the range of attribute values which may be used to specify a TEI or Unicode version number.</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teiCorpus/@version</text:p></text:list-item></text:list></text:p>
          </table:table-cell>
        </table:table-row>
        <table:table-row>
          <table:table-cell>
            <text:p><text:span text:style-name="Highlight">Declaration</text:span></text:p>
          </table:table-cell>
          <table:table-cell>
            <text:p text:style-name="Preformatted_20_Text"/>
            <text:p text:style-name="Preformatted_20_Text">data.version = token { pattern = "[\d]+(\.[\d]+){0,2}" }</text:p>
          </table:table-cell>
        </table:table-row>
        <table:table-row>
          <table:table-cell>
            <text:p><text:span text:style-name="Highlight">Note</text:span></text:p>
          </table:table-cell>
          <table:table-cell>
            <text:p>The value of this attribute follows the pattern specified by the Unicode consortium for its version number (<text:a xlink:type="simple" xlink:href="http://unicode.org/versions/">http://unicode.org/versions/</text:a>). A version number contains digits and fullstop characters only. The first number supplied identifies the major version number. A second and third number, for minor and sub-minor version numbers, may also be supplied.</text:p>
          </table:table-cell>
        </table:table-row>
      </table:table>
      <text:h text:outline-level="2"><text:bookmark text:name="TEI.data.versionNumber"/>data.versionNumber</text:h>
      <table:table table:name="table382" table:style-name="Table1">
        <table:table-column table:style-name="Table1.col1"/>
        <table:table-column table:style-name="Table2.col2"/>
        <table:table-row>
          <table:table-cell table:number-columns-spanned="2">
            <text:p><text:span text:style-name="Highlight">data.versionNumber</text:span> <text:span>defines the range of attribute values used for version number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versionNumber =</text:p>
            <text:p text:style-name="Preformatted_20_Text">   token { pattern = "[\d]+[a-z]*[\d]*(\.[\d]+[a-z]*[\d]*){0,3}" }</text:p>
          </table:table-cell>
        </table:table-row>
      </table:table>
      <text:h text:outline-level="2"><text:bookmark text:name="TEI.data.word"/>data.word</text:h>
      <table:table table:name="table383" table:style-name="Table1">
        <table:table-column table:style-name="Table1.col1"/>
        <table:table-column table:style-name="Table2.col2"/>
        <table:table-row>
          <table:table-cell table:number-columns-spanned="2">
            <text:p><text:span text:style-name="Highlight">data.word</text:span> <text:span>defines the range of attribute values expressed as a single word or toke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data.enumerated<text:span>Element: </text:span><text:list text:style-name="L1"><text:list-item><text:p text:style-name="P1">app/@loc</text:p></text:list-item><text:list-item><text:p text:style-name="P1">hi/@rend</text:p></text:list-item></text:list></text:p>
          </table:table-cell>
        </table:table-row>
        <table:table-row>
          <table:table-cell>
            <text:p><text:span text:style-name="Highlight">Declaration</text:span></text:p>
          </table:table-cell>
          <table:table-cell>
            <text:p text:style-name="Preformatted_20_Text"/>
            <text:p text:style-name="Preformatted_20_Text">data.word = token { pattern = "(\p{L}|\p{N}|\p{P}|\p{S})+" }</text:p>
          </table:table-cell>
        </table:table-row>
        <table:table-row>
          <table:table-cell>
            <text:p><text:span text:style-name="Highlight">Note</text:span></text:p>
          </table:table-cell>
          <table:table-cell>
            <text:p>Attributes using this datatype must contain a single <text:span>‘word’</text:span> which contains only letters, digits, punctuation characters, or symbols: thus it cannot include whitespace.</text:p>
          </table:table-cell>
        </table:table-row>
      </table:table>
      <text:h text:outline-level="2"><text:bookmark text:name="TEI.data.xTruthValue"/>data.xTruthValue</text:h>
      <table:table table:name="table384" table:style-name="Table1">
        <table:table-column table:style-name="Table1.col1"/>
        <table:table-column table:style-name="Table2.col2"/>
        <table:table-row>
          <table:table-cell table:number-columns-spanned="2">
            <text:p><text:span text:style-name="Highlight">data.xTruthValue</text:span> (<text:span>extended truth value</text:span>) <text:span>defines the range of attribute values used to express a truth value which may be unknow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said/@aloud</text:p></text:list-item><text:list-item><text:p text:style-name="P1">said/@direct</text:p></text:list-item></text:list></text:p>
          </table:table-cell>
        </table:table-row>
        <table:table-row>
          <table:table-cell>
            <text:p><text:span text:style-name="Highlight">Declaration</text:span></text:p>
          </table:table-cell>
          <table:table-cell>
            <text:p text:style-name="Preformatted_20_Text"/>
            <text:p text:style-name="Preformatted_20_Text">data.xTruthValue = xsd:boolean | "unknown" | "inapplicable"</text:p>
          </table:table-cell>
        </table:table-row>
        <table:table-row>
          <table:table-cell>
            <text:p><text:span text:style-name="Highlight">Note</text:span></text:p>
          </table:table-cell>
          <table:table-cell>
            <text:p>In cases where where uncertainty is inappropriate, use the datatype <text:span>data.TruthValue</text:span>.</text:p>
          </table:table-cell>
        </table:table-row>
      </table:table>
      <text:h text:outline-level="2"><text:bookmark text:name="TEI.macro.paraContent"/>macro.paraContent</text:h>
      <table:table table:name="table385" table:style-name="Table1">
        <table:table-column table:style-name="Table1.col1"/>
        <table:table-column table:style-name="Table2.col2"/>
        <table:table-row>
          <table:table-cell table:number-columns-spanned="2">
            <text:p><text:span text:style-name="Highlight">macro.paraContent</text:span> (<text:span>paragraph content</text:span>) <text:span>defines the content of paragraphs and similar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corr hi l orig p ref reg seg sic title</text:p>
          </table:table-cell>
        </table:table-row>
        <table:table-row>
          <table:table-cell>
            <text:p><text:span text:style-name="Highlight">Declaration</text:span></text:p>
          </table:table-cell>
          <table:table-cell>
            <text:p text:style-name="Preformatted_20_Text"/>
            <text:p text:style-name="Preformatted_20_Text">macro.paraContent =</text:p>
            <text:p text:style-name="Preformatted_20_Text">   ( text | model.gLike | model.phrase | model.inter | model.global | lg | l )*</text:p>
          </table:table-cell>
        </table:table-row>
      </table:table>
      <text:h text:outline-level="2"><text:bookmark text:name="TEI.macro.phraseSeq"/>macro.phraseSeq</text:h>
      <table:table table:name="table386" table:style-name="Table1">
        <table:table-column table:style-name="Table1.col1"/>
        <table:table-column table:style-name="Table2.col2"/>
        <table:table-row>
          <table:table-cell table:number-columns-spanned="2">
            <text:p><text:span text:style-name="Highlight">macro.phraseSeq</text:span> (<text:span>phrase sequence</text:span>) <text:span>defines a sequence of character data and phrase-level elements.</text:span> [<text:a xlink:type="simple" xlink:href="http://www.tei-c.org/release/doc/tei-p5-doc/en/html/ST.html#STECST">1.4.1. Standard Content Model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bbr author birth country death expan explicit extent incipit persName placeName pubPlace publisher settlement surname</text:p>
          </table:table-cell>
        </table:table-row>
        <table:table-row>
          <table:table-cell>
            <text:p><text:span text:style-name="Highlight">Declaration</text:span></text:p>
          </table:table-cell>
          <table:table-cell>
            <text:p text:style-name="Preformatted_20_Text"/>
            <text:p text:style-name="Preformatted_20_Text">macro.phraseSeq = ( text | model.gLike | model.phrase | model.global )*</text:p>
          </table:table-cell>
        </table:table-row>
      </table:table>
      <text:h text:outline-level="2"><text:bookmark text:name="TEI.macro.specialPara"/>macro.specialPara</text:h>
      <table:table table:name="table387" table:style-name="Table1">
        <table:table-column table:style-name="Table1.col1"/>
        <table:table-column table:style-name="Table2.col2"/>
        <table:table-row>
          <table:table-cell table:number-columns-spanned="2">
            <text:p><text:span text:style-name="Highlight">macro.specialPara</text:span> (<text:span>'special' paragraph content</text:span>) <text:span>defines the content model of elements such as notes or list items, which either contain a series of component-level elements or else have the same structure as a paragraph, containing a series of phrase-level and inter-level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foliation layout licence note origin provenance said scriptNote support</text:p>
          </table:table-cell>
        </table:table-row>
        <table:table-row>
          <table:table-cell>
            <text:p><text:span text:style-name="Highlight">Declaration</text:span></text:p>
          </table:table-cell>
          <table:table-cell>
            <text:p text:style-name="Preformatted_20_Text"/>
            <text:p text:style-name="Preformatted_20_Text">macro.specialPara =</text:p>
            <text:p text:style-name="Preformatted_20_Text">   (</text:p>
            <text:p text:style-name="Preformatted_20_Text">      text</text:p>
            <text:p text:style-name="Preformatted_20_Text">    | model.gLike</text:p>
            <text:p text:style-name="Preformatted_20_Text">    | model.phrase</text:p>
            <text:p text:style-name="Preformatted_20_Text">    | model.inter</text:p>
            <text:p text:style-name="Preformatted_20_Text">    | model.divPart</text:p>
            <text:p text:style-name="Preformatted_20_Text">    | model.global</text:p>
            <text:p text:style-name="Preformatted_20_Text">   )*</text:p>
          </table:table-cell>
        </table:table-row>
      </table:table>
      <text:h text:outline-level="2"><text:bookmark text:name="TEI.macro.xtext"/>macro.xtext</text:h>
      <table:table table:name="table388" table:style-name="Table1">
        <table:table-column table:style-name="Table1.col1"/>
        <table:table-column table:style-name="Table2.col2"/>
        <table:table-row>
          <table:table-cell table:number-columns-spanned="2">
            <text:p><text:span text:style-name="Highlight">macro.xtext</text:span> (<text:span>extended text</text:span>) <text:span>defines a sequence of character data and gaiji elemen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ex height locus width</text:p>
          </table:table-cell>
        </table:table-row>
        <table:table-row>
          <table:table-cell>
            <text:p><text:span text:style-name="Highlight">Declaration</text:span></text:p>
          </table:table-cell>
          <table:table-cell>
            <text:p text:style-name="Preformatted_20_Text"/>
            <text:p text:style-name="Preformatted_20_Text">macro.xtext = ( text | model.gLike )*</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meta>
    <meta:generator>TEI to OpenOffice XSLT</meta:generator>
    <dc:title>Édition nativement numérique du recueil hagiographique Li Seint Confessor de Wauchier de Denain d'après le manuscrit 412 de la BnF</dc:title>
    <dc:description/>
    <dc:subject/>
    <meta:creation-date>2018-05-28</meta:creation-date>
    <dc:date>2018-05-28T10:19:55Z</dc:date>
    <dc:language>fr</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